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2C000001CC9095BB03.jp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Table37" style:family="table">
      <style:table-properties style:width="6.925in" style:rel-width="100%" table:align="left"/>
    </style:style>
    <style:style style:name="Table37.A" style:family="table-column">
      <style:table-column-properties style:column-width="6.925in" style:rel-column-width="65535*"/>
    </style:style>
    <style:style style:name="Table37.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Table41" style:family="table">
      <style:table-properties style:width="6.925in" style:rel-width="100%" table:align="left"/>
    </style:style>
    <style:style style:name="Table41.A" style:family="table-column">
      <style:table-column-properties style:column-width="6.925in" style:rel-column-width="65535*"/>
    </style:style>
    <style:style style:name="Table41.A1" style:family="table-cell">
      <style:table-cell-properties style:vertical-align="middle" fo:background-color="#ddddee">
        <style:background-image/>
      </style:table-cell-properties>
    </style:style>
    <style:style style:name="Table42" style:family="table">
      <style:table-properties style:width="6.925in" style:rel-width="100%" table:align="left"/>
    </style:style>
    <style:style style:name="Table42.A" style:family="table-column">
      <style:table-column-properties style:column-width="6.925in" style:rel-column-width="65535*"/>
    </style:style>
    <style:style style:name="Table42.A1" style:family="table-cell">
      <style:table-cell-properties style:vertical-align="middle" fo:background-color="#ddddee">
        <style:background-image/>
      </style:table-cell-properties>
    </style:style>
    <style:style style:name="Table40" style:family="table">
      <style:table-properties style:width="6.925in" style:rel-width="100%" table:align="left"/>
    </style:style>
    <style:style style:name="Table40.A" style:family="table-column">
      <style:table-column-properties style:column-width="6.925in" style:rel-column-width="65535*"/>
    </style:style>
    <style:style style:name="Table40.A1" style:family="table-cell">
      <style:table-cell-properties style:vertical-align="middle" fo:background-color="#ddddee">
        <style:background-image/>
      </style:table-cell-properties>
    </style:style>
    <style:style style:name="Table43" style:family="table">
      <style:table-properties style:width="6.925in" style:rel-width="100%" table:align="left"/>
    </style:style>
    <style:style style:name="Table43.A" style:family="table-column">
      <style:table-column-properties style:column-width="6.925in" style:rel-column-width="65535*"/>
    </style:style>
    <style:style style:name="Table43.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Preformatted_20_Text">
      <style:paragraph-properties fo:margin-left="0in" fo:margin-right="0in" fo:text-indent="0in" style:auto-text-indent="false"/>
      <style:text-properties fo:background-color="#ccccff"/>
    </style:style>
    <style:style style:name="P9" style:family="paragraph" style:parent-style-name="Preformatted_20_Text">
      <style:paragraph-properties fo:margin-left="0in" fo:margin-right="0in" fo:text-align="center" style:justify-single-word="false" fo:text-indent="0in" style:auto-text-indent="false"/>
    </style:style>
    <style:style style:name="P10" style:family="paragraph" style:parent-style-name="Text_20_body">
      <style:paragraph-properties fo:margin-left="0in" fo:margin-right="0in" fo:text-indent="0in" style:auto-text-indent="false">
        <style:tab-stops/>
      </style:paragraph-properties>
      <style:text-properties fo:color="#000000" fo:font-weight="normal" style:font-weight-asian="normal" style:font-weight-complex="normal"/>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10pt" style:font-size-asian="10pt" style:font-size-complex="10pt"/>
    </style:style>
    <style:style style:name="P14" style:family="paragraph" style:parent-style-name="Standard">
      <style:paragraph-properties fo:text-align="center" style:justify-single-word="false"/>
      <style:text-properties fo:font-size="9pt" style:font-size-asian="9pt" style:font-size-complex="9pt"/>
    </style:style>
    <style:style style:name="P15" style:family="paragraph" style:parent-style-name="Standard">
      <style:text-properties fo:font-weight="normal" style:font-weight-asian="normal" style:font-weight-complex="normal"/>
    </style:style>
    <style:style style:name="P16"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7" style:family="paragraph" style:parent-style-name="Standard">
      <style:paragraph-properties fo:break-before="page"/>
    </style:style>
    <style:style style:name="P18" style:family="paragraph" style:parent-style-name="Text_20_body">
      <style:paragraph-properties fo:margin-left="0.2917in" fo:margin-right="0in" fo:text-indent="0in" style:auto-text-indent="false"/>
    </style:style>
    <style:style style:name="P19" style:family="paragraph" style:parent-style-name="Preformatted_20_Text">
      <style:paragraph-properties fo:margin-left="0.2917in" fo:margin-right="0in" fo:text-indent="0in" style:auto-text-indent="false"/>
    </style:style>
    <style:style style:name="P20" style:family="paragraph" style:parent-style-name="Table_20_Heading">
      <style:paragraph-properties fo:text-align="start" style:justify-single-word="false"/>
      <style:text-properties fo:font-weight="normal" style:font-weight-asian="normal" style:font-weight-complex="normal"/>
    </style:style>
    <style:style style:name="P21" style:family="paragraph" style:parent-style-name="Preformatted_20_Text">
      <style:text-properties fo:color="#0000ff"/>
    </style:style>
    <style:style style:name="P22" style:family="paragraph" style:parent-style-name="Preformatted_20_Text">
      <style:text-properties fo:color="#0000ff" fo:font-weight="normal" style:font-weight-asian="normal" style:font-weight-complex="normal"/>
    </style:style>
    <style:style style:name="P23"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4" style:family="paragraph" style:parent-style-name="Preformatted_20_Text">
      <style:text-properties fo:color="#0000ff" fo:font-weight="bold" style:font-weight-asian="bold" style:font-weight-complex="bold"/>
    </style:style>
    <style:style style:name="P25" style:family="paragraph" style:parent-style-name="Preformatted_20_Text">
      <style:text-properties fo:color="#000000"/>
    </style:style>
    <style:style style:name="P26" style:family="paragraph" style:parent-style-name="Preformatted_20_Text">
      <style:text-properties fo:color="#000000" fo:background-color="#dbdbdb"/>
    </style:style>
    <style:style style:name="P27" style:family="paragraph" style:parent-style-name="Preformatted_20_Text">
      <style:text-properties fo:color="#000000" fo:font-weight="normal" style:font-weight-asian="normal" style:font-weight-complex="normal"/>
    </style:style>
    <style:style style:name="P28" style:family="paragraph" style:parent-style-name="Preformatted_20_Text">
      <style:text-properties fo:color="#000000" fo:font-weight="normal" fo:background-color="#dbdbdb" style:font-weight-asian="normal" style:font-weight-complex="normal"/>
    </style:style>
    <style:style style:name="P29" style:family="paragraph" style:parent-style-name="Preformatted_20_Text">
      <style:text-properties fo:color="#000000" fo:background-color="#e7e7ff"/>
    </style:style>
    <style:style style:name="P30" style:family="paragraph" style:parent-style-name="Preformatted_20_Text">
      <style:text-properties fo:color="#ff0000"/>
    </style:style>
    <style:style style:name="P31" style:family="paragraph" style:parent-style-name="Preformatted_20_Text">
      <style:text-properties fo:color="#ff0000" fo:font-weight="bold" style:font-weight-asian="bold" style:font-weight-complex="bold"/>
    </style:style>
    <style:style style:name="P32" style:family="paragraph" style:parent-style-name="Preformatted_20_Text">
      <style:text-properties fo:color="#00ae00"/>
    </style:style>
    <style:style style:name="P33" style:family="paragraph" style:parent-style-name="Preformatted_20_Text">
      <style:text-properties fo:background-color="#ccccff"/>
    </style:style>
    <style:style style:name="P34" style:family="paragraph" style:parent-style-name="Preformatted_20_Text">
      <style:text-properties fo:font-weight="normal" style:font-weight-asian="normal" style:font-weight-complex="normal"/>
    </style:style>
    <style:style style:name="P35" style:family="paragraph" style:parent-style-name="Preformatted_20_Text">
      <style:text-properties fo:font-weight="bold" style:font-weight-asian="bold" style:font-weight-complex="bold"/>
    </style:style>
    <style:style style:name="P36" style:family="paragraph" style:parent-style-name="Preformatted_20_Text">
      <style:paragraph-properties fo:text-align="start" style:justify-single-word="false"/>
      <style:text-properties fo:font-size="12pt" style:font-size-asian="12pt" style:font-size-complex="12pt"/>
    </style:style>
    <style:style style:name="P37" style:family="paragraph" style:parent-style-name="Preformatted_20_Text">
      <style:text-properties fo:color="#990066" fo:background-color="#dbdbdb"/>
    </style:style>
    <style:style style:name="P38" style:family="paragraph" style:parent-style-name="Preformatted_20_Text">
      <style:text-properties fo:color="#008000"/>
    </style:style>
    <style:style style:name="P39" style:family="paragraph" style:parent-style-name="Preformatted_20_Text">
      <style:text-properties fo:color="#0000cc" fo:background-color="#e7e7ff"/>
    </style:style>
    <style:style style:name="P40" style:family="paragraph" style:parent-style-name="Preformatted_20_Text">
      <style:text-properties fo:color="#0000cc" fo:font-weight="normal" fo:background-color="#e7e7ff" style:font-weight-asian="normal" style:font-weight-complex="normal"/>
    </style:style>
    <style:style style:name="P41" style:family="paragraph" style:parent-style-name="Preformatted_20_Text">
      <style:text-properties fo:color="#cc0000"/>
    </style:style>
    <style:style style:name="P42" style:family="paragraph" style:parent-style-name="Preformatted_20_Text">
      <style:text-properties fo:color="#cc0000" fo:background-color="transparent"/>
    </style:style>
    <style:style style:name="P43" style:family="paragraph" style:parent-style-name="Preformatted_20_Text">
      <style:paragraph-properties fo:margin-top="0in" fo:margin-bottom="0.1965in"/>
    </style:style>
    <style:style style:name="P44" style:family="paragraph" style:parent-style-name="Preformatted_20_Text">
      <style:paragraph-properties fo:margin-top="0in" fo:margin-bottom="0.1965in"/>
      <style:text-properties fo:color="#000000"/>
    </style:style>
    <style:style style:name="P45" style:family="paragraph" style:parent-style-name="Preformatted_20_Text">
      <style:paragraph-properties fo:margin-top="0in" fo:margin-bottom="0.1965in"/>
      <style:text-properties fo:color="#000000" fo:background-color="transparent"/>
    </style:style>
    <style:style style:name="P46" style:family="paragraph" style:parent-style-name="Preformatted_20_Text">
      <style:paragraph-properties fo:margin-top="0in" fo:margin-bottom="0.1965in"/>
      <style:text-properties fo:color="#000000" fo:font-weight="normal" fo:background-color="transparent" style:font-weight-asian="normal" style:font-weight-complex="normal"/>
    </style:style>
    <style:style style:name="P47" style:family="paragraph" style:parent-style-name="Preformatted_20_Text">
      <style:paragraph-properties fo:margin-top="0in" fo:margin-bottom="0.1965in"/>
      <style:text-properties fo:color="#0000cc" fo:font-weight="normal" fo:background-color="#e7e7ff" style:font-weight-asian="normal" style:font-weight-complex="normal"/>
    </style:style>
    <style:style style:name="P48" style:family="paragraph" style:parent-style-name="Preformatted_20_Text">
      <style:paragraph-properties fo:margin-top="0in" fo:margin-bottom="0.1965in"/>
      <style:text-properties fo:color="#0000ff"/>
    </style:style>
    <style:style style:name="P49" style:family="paragraph" style:parent-style-name="Preformatted_20_Text">
      <style:paragraph-properties fo:margin-top="0in" fo:margin-bottom="0.1965in"/>
      <style:text-properties fo:color="#0000ff" fo:font-weight="normal" style:font-weight-asian="normal" style:font-weight-complex="normal"/>
    </style:style>
    <style:style style:name="P50" style:family="paragraph" style:parent-style-name="Preformatted_20_Text">
      <style:paragraph-properties fo:margin-top="0in" fo:margin-bottom="0.1965in"/>
      <style:text-properties fo:color="#0000ff" fo:background-color="transparent"/>
    </style:style>
    <style:style style:name="P51" style:family="paragraph" style:parent-style-name="Preformatted_20_Text">
      <style:paragraph-properties fo:margin-top="0in" fo:margin-bottom="0.1965in"/>
      <style:text-properties fo:color="#0000ff" fo:background-color="#e7e7ff"/>
    </style:style>
    <style:style style:name="P52" style:family="paragraph" style:parent-style-name="Text_20_body">
      <style:paragraph-properties fo:margin-top="0in" fo:margin-bottom="0.1965in"/>
    </style:style>
    <style:style style:name="P53" style:family="paragraph" style:parent-style-name="Text_20_body">
      <style:paragraph-properties fo:margin-top="0in" fo:margin-bottom="0.1965in"/>
      <style:text-properties fo:color="#000000"/>
    </style:style>
    <style:style style:name="P54" style:family="paragraph" style:parent-style-name="Text_20_body">
      <style:paragraph-properties fo:margin-top="0in" fo:margin-bottom="0.1965in"/>
      <style:text-properties fo:color="#000000" fo:font-weight="normal" fo:background-color="transparent" style:font-weight-asian="normal" style:font-weight-complex="normal"/>
    </style:style>
    <style:style style:name="P55" style:family="paragraph" style:parent-style-name="Table_20_Contents">
      <style:text-properties fo:font-size="11pt" style:font-size-asian="11pt" style:font-size-complex="11pt"/>
    </style:style>
    <style:style style:name="P56" style:family="paragraph" style:parent-style-name="Table_20_Contents">
      <style:paragraph-properties fo:text-align="start" style:justify-single-word="false"/>
      <style:text-properties fo:font-size="11pt" style:font-size-asian="11pt" style:font-size-complex="11pt"/>
    </style:style>
    <style:style style:name="P57" style:family="paragraph" style:parent-style-name="Preformatted_20_Text">
      <style:paragraph-properties fo:margin-left="-0.0083in" fo:margin-right="0in" fo:text-indent="0in" style:auto-text-indent="false"/>
      <style:text-properties fo:background-color="#ccccff"/>
    </style:style>
    <style:style style:name="P58" style:family="paragraph" style:parent-style-name="Text_20_body">
      <style:paragraph-properties fo:text-align="center" style:justify-single-word="false"/>
    </style:style>
    <style:style style:name="P59" style:family="paragraph" style:parent-style-name="Text_20_body">
      <style:text-properties fo:font-weight="normal" style:font-weight-asian="normal" style:font-weight-complex="normal"/>
    </style:style>
    <style:style style:name="P60" style:family="paragraph" style:parent-style-name="Text_20_body">
      <style:text-properties fo:color="#000000"/>
    </style:style>
    <style:style style:name="P61" style:family="paragraph" style:parent-style-name="Text_20_body">
      <style:text-properties fo:color="#000000" fo:background-color="transparent"/>
    </style:style>
    <style:style style:name="P62" style:family="paragraph" style:parent-style-name="Text_20_body">
      <style:text-properties fo:color="#000000" fo:font-weight="normal" fo:background-color="transparent" style:font-weight-asian="normal" style:font-weight-complex="normal"/>
    </style:style>
    <style:style style:name="P63" style:family="paragraph" style:parent-style-name="Text_20_body">
      <style:text-properties fo:color="#ff0000"/>
    </style:style>
    <style:style style:name="P64" style:family="paragraph" style:parent-style-name="Text_20_body">
      <style:text-properties fo:color="#ff0000" fo:font-weight="bold" style:font-weight-asian="bold" style:font-weight-complex="bold"/>
    </style:style>
    <style:style style:name="P65" style:family="paragraph" style:parent-style-name="Text_20_body">
      <style:text-properties fo:color="#0000ff"/>
    </style:style>
    <style:style style:name="P66" style:family="paragraph" style:parent-style-name="Text_20_body">
      <style:text-properties fo:color="#0000ff" fo:font-weight="bold" style:font-weight-asian="bold" style:font-weight-complex="bold"/>
    </style:style>
    <style:style style:name="P67" style:family="paragraph" style:parent-style-name="Text_20_body">
      <style:paragraph-properties fo:margin-left="0.3083in" fo:margin-right="0in" fo:text-indent="0in" style:auto-text-indent="false"/>
    </style:style>
    <style:style style:name="P68" style:family="paragraph" style:parent-style-name="Text_20_body">
      <style:paragraph-properties fo:margin-left="0.3in" fo:margin-right="0in" fo:text-indent="0in" style:auto-text-indent="false"/>
    </style:style>
    <style:style style:name="P69" style:family="paragraph" style:parent-style-name="Text_20_body">
      <style:paragraph-properties fo:margin-left="0.3in" fo:margin-right="0in" fo:text-indent="0in" style:auto-text-indent="false"/>
      <style:text-properties fo:font-weight="bold" style:font-weight-asian="bold" style:font-weight-complex="bold"/>
    </style:style>
    <style:style style:name="P70" style:family="paragraph" style:parent-style-name="Text_20_body">
      <style:paragraph-properties fo:margin-left="0.3in" fo:margin-right="0in" fo:text-indent="0in" style:auto-text-indent="false"/>
      <style:text-properties fo:color="#0000ff"/>
    </style:style>
    <style:style style:name="P71"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72" style:family="paragraph" style:parent-style-name="Text_20_body">
      <style:paragraph-properties fo:margin-left="0.2835in" fo:margin-right="0in" fo:text-indent="0in" style:auto-text-indent="false"/>
      <style:text-properties fo:color="#0000ff"/>
    </style:style>
    <style:style style:name="P73" style:family="paragraph" style:parent-style-name="Text_20_body">
      <style:paragraph-properties fo:margin-left="0.7917in" fo:margin-right="0in" fo:text-indent="-0.4917in" style:auto-text-indent="false">
        <style:tab-stops/>
      </style:paragraph-properties>
    </style:style>
    <style:style style:name="P74" style:family="paragraph" style:parent-style-name="Text_20_body">
      <style:paragraph-properties fo:margin-left="0.8083in" fo:margin-right="0in" fo:text-indent="-0.5in" style:auto-text-indent="false">
        <style:tab-stops/>
      </style:paragraph-properties>
    </style:style>
    <style:style style:name="P75" style:family="paragraph" style:parent-style-name="Text_20_body">
      <style:paragraph-properties fo:margin-left="0.7665in" fo:margin-right="0in" fo:text-indent="-0.4583in" style:auto-text-indent="false">
        <style:tab-stops/>
      </style:paragraph-properties>
    </style:style>
    <style:style style:name="P76" style:family="paragraph" style:parent-style-name="Text_20_body">
      <style:paragraph-properties fo:margin-left="0.0102in" fo:margin-right="0in" fo:text-indent="0in" style:auto-text-indent="false">
        <style:tab-stops/>
      </style:paragraph-properties>
    </style:style>
    <style:style style:name="P77" style:family="paragraph" style:parent-style-name="Text_20_body">
      <style:paragraph-properties fo:margin-left="0.2661in" fo:margin-right="0in" fo:text-indent="0in" style:auto-text-indent="false"/>
    </style:style>
    <style:style style:name="P78" style:family="paragraph" style:parent-style-name="Preformatted_20_Text">
      <style:paragraph-properties fo:margin-left="0.7547in" fo:margin-right="0in" fo:text-indent="0in" style:auto-text-indent="false"/>
      <style:text-properties fo:color="#0000ff"/>
    </style:style>
    <style:style style:name="P79" style:family="paragraph" style:parent-style-name="Text_20_body">
      <style:paragraph-properties fo:margin-left="0.6083in" fo:margin-right="0in" fo:text-indent="-0.3752in" style:auto-text-indent="false">
        <style:tab-stops/>
      </style:paragraph-properties>
    </style:style>
    <style:style style:name="P80" style:family="paragraph" style:parent-style-name="Text_20_body">
      <style:paragraph-properties fo:margin-left="0.298in" fo:margin-right="0in" fo:text-indent="0in" style:auto-text-indent="false"/>
      <style:text-properties fo:color="#000000"/>
    </style:style>
    <style:style style:name="P81" style:family="paragraph" style:parent-style-name="Text_20_body">
      <style:paragraph-properties fo:margin-left="-0.0102in" fo:margin-right="0in" fo:text-indent="0in" style:auto-text-indent="false"/>
    </style:style>
    <style:style style:name="P82" style:family="paragraph" style:parent-style-name="Text_20_body">
      <style:paragraph-properties fo:background-color="transparent">
        <style:background-image/>
      </style:paragraph-properties>
      <style:text-properties fo:color="#000000" fo:font-weight="normal" fo:background-color="transparent" style:font-weight-asian="normal" style:font-weight-complex="normal"/>
    </style:style>
    <style:style style:name="P83" style:family="paragraph" style:parent-style-name="Text_20_body" style:list-style-name="List_20_1"/>
    <style:style style:name="P84" style:family="paragraph" style:parent-style-name="Heading_20_2">
      <style:text-properties fo:font-weight="bold" style:font-weight-asian="bold" style:font-weight-complex="bold"/>
    </style:style>
    <style:style style:name="P85" style:family="paragraph" style:parent-style-name="Heading_20_2">
      <style:text-properties fo:font-style="normal" fo:font-weight="bold" style:font-style-asian="normal" style:font-weight-asian="bold" style:font-style-complex="normal" style:font-weight-complex="bold"/>
    </style:style>
    <style:style style:name="P86" style:family="paragraph" style:parent-style-name="Heading_20_1">
      <style:paragraph-properties fo:break-before="page"/>
    </style:style>
    <style:style style:name="P87" style:family="paragraph" style:parent-style-name="Heading_20_1">
      <style:paragraph-properties fo:margin-left="0in" fo:margin-right="0in" fo:text-indent="0in" style:auto-text-indent="false"/>
    </style:style>
    <style:style style:name="P88" style:family="paragraph" style:parent-style-name="Heading_20_4">
      <style:text-properties fo:color="#000000"/>
    </style:style>
    <style:style style:name="P89" style:family="paragraph" style:parent-style-name="Heading_20_3">
      <style:text-properties fo:color="#000000"/>
    </style:style>
    <style:style style:name="P90" style:family="paragraph" style:parent-style-name="Contents_20_2">
      <style:paragraph-properties>
        <style:tab-stops>
          <style:tab-stop style:position="6.7283in" style:type="right" style:leader-style="dotted" style:leader-text="."/>
        </style:tab-stops>
      </style:paragraph-properties>
    </style:style>
    <style:style style:name="P91" style:family="paragraph" style:parent-style-name="Contents_20_3">
      <style:paragraph-properties>
        <style:tab-stops>
          <style:tab-stop style:position="6.5319in" style:type="right" style:leader-style="dotted" style:leader-text="."/>
        </style:tab-stops>
      </style:paragraph-properties>
    </style:style>
    <style:style style:name="P92" style:family="paragraph" style:parent-style-name="Contents_20_1">
      <style:paragraph-properties>
        <style:tab-stops>
          <style:tab-stop style:position="6.9252in" style:type="right" style:leader-style="dotted" style:leader-text="."/>
        </style:tab-stops>
      </style:paragraph-properties>
    </style:style>
    <style:style style:name="P93"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weight="normal" style:font-weight-asian="normal" style:font-weight-complex="normal"/>
    </style:style>
    <style:style style:name="T13" style:family="text">
      <style:text-properties fo:color="#000000" fo:font-weight="normal" fo:background-color="transparent" style:font-weight-asian="normal" style:font-weight-complex="normal"/>
    </style:style>
    <style:style style:name="T14" style:family="text">
      <style:text-properties fo:color="#009966" fo:font-weight="bold"/>
    </style:style>
    <style:style style:name="T15" style:family="text">
      <style:text-properties fo:color="#009966" fo:font-weight="bold" fo:background-color="transparent"/>
    </style:style>
    <style:style style:name="T16" style:family="text">
      <style:text-properties fo:color="#ff00cc"/>
    </style:style>
    <style:style style:name="T17" style:family="text">
      <style:text-properties fo:color="#ff00cc" fo:background-color="transparent"/>
    </style:style>
    <style:style style:name="T18" style:family="text">
      <style:text-properties fo:color="#ff00cc" fo:font-weight="bold"/>
    </style:style>
    <style:style style:name="T19" style:family="text">
      <style:text-properties fo:color="#0000ff"/>
    </style:style>
    <style:style style:name="T20" style:family="text">
      <style:text-properties fo:color="#0000ff" fo:font-weight="normal" style:font-weight-asian="normal" style:font-weight-complex="normal"/>
    </style:style>
    <style:style style:name="T21" style:family="text">
      <style:text-properties fo:color="#0000ff" fo:font-weight="bold" style:font-weight-asian="bold" style:font-weight-complex="bold"/>
    </style:style>
    <style:style style:name="T22" style:family="text">
      <style:text-properties fo:color="#0000ff" fo:background-color="#ffffff"/>
    </style:style>
    <style:style style:name="T23" style:family="text">
      <style:text-properties fo:color="#cc0000"/>
    </style:style>
    <style:style style:name="T24" style:family="text">
      <style:text-properties fo:color="#9966ff"/>
    </style:style>
    <style:style style:name="T25" style:family="text">
      <style:text-properties fo:color="#008000" fo:font-weight="bold" style:font-weight-asian="bold" style:font-weight-complex="bold"/>
    </style:style>
    <style:style style:name="T26" style:family="text">
      <style:text-properties fo:color="#02b902"/>
    </style:style>
    <style:style style:name="T27" style:family="text">
      <style:text-properties fo:background-color="#ffffff"/>
    </style:style>
    <style:style style:name="T28" style:family="text">
      <style:text-properties style:font-name="Bitstream Vera Serif1"/>
    </style:style>
    <style:style style:name="T29" style:family="text">
      <style:text-properties style:font-name="Bitstream Vera Serif1" fo:font-size="12pt" style:font-name-asian="Bitstream Vera Serif" style:font-size-asian="12pt" style:font-name-complex="Bitstream Vera Serif" style:font-size-complex="12pt"/>
    </style:style>
    <style:style style:name="T30" style:family="text">
      <style:text-properties fo:color="#006699" fo:font-weight="bold"/>
    </style:style>
    <style:style style:name="T31" style:family="text">
      <style:text-properties fo:font-style="italic" style:font-style-asian="italic" style:font-style-complex="italic"/>
    </style:style>
    <style:style style:name="T32" style:family="text">
      <style:text-properties fo:color="#cc0033" fo:font-weight="bold"/>
    </style:style>
    <style:style style:name="T33"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Introduction To Programming With MathRider And MathPiper</text:p>
          <text:p text:style-name="P2">by Ted Kosan</text:p>
        </draw:text-box>
      </draw:frame>
      <draw:frame draw:style-name="fr1" draw:name="Frame9" text:anchor-type="page" text:anchor-page-number="1" svg:x="2.5472in" svg:y="8.2402in" svg:width="3.5508in" draw:z-index="5">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2"><text:bookmark-start text:name="DDE_LINK22"/>1 Preface<text:tab/>9</text:p>
          <text:p text:style-name="P90">1.1 Dedication<text:tab/>9</text:p>
          <text:p text:style-name="P90">1.2 Acknowledgments<text:tab/>9</text:p>
          <text:p text:style-name="P90">1.3 Support Email List<text:tab/>9</text:p>
          <text:p text:style-name="P90">1.4 Recommended Weekly Sequence When Teaching A Class With This Book<text:tab/>9</text:p>
          <text:p text:style-name="P92">2 Introduction<text:tab/>10</text:p>
          <text:p text:style-name="P90">2.1 What Is A Mathematics Computing Environment?<text:tab/>10</text:p>
          <text:p text:style-name="P90">2.2 What Is MathRider?<text:tab/>11</text:p>
          <text:p text:style-name="P90">2.3 What Inspired The Creation Of Mathrider?<text:tab/>12</text:p>
          <text:p text:style-name="P92">3 Downloading And Installing MathRider<text:tab/>14</text:p>
          <text:p text:style-name="P90">3.1 Installing Sun's Java Implementation<text:tab/>14</text:p>
          <text:p text:style-name="P91">3.1.1 Installing Java On A Windows PC<text:tab/>14</text:p>
          <text:p text:style-name="P93">3.1.1.1 The 64 Bit Version Of Windows Needs The 64 Bit Version Of Java<text:tab/>14</text:p>
          <text:p text:style-name="P91">3.1.2 Installing Java On A Macintosh<text:tab/>14</text:p>
          <text:p text:style-name="P91">3.1.3 Installing Java On A Linux PC<text:tab/>14</text:p>
          <text:p text:style-name="P90">3.2 Downloading And Extracting<text:tab/>15</text:p>
          <text:p text:style-name="P91">3.2.1 Extracting The Archive File For Windows Users<text:tab/>15</text:p>
          <text:p text:style-name="P91">3.2.2 Extracting The Archive File For Unix Users<text:tab/>16</text:p>
          <text:p text:style-name="P90">3.3 MathRider's Directory Structure &amp; Execution Instructions<text:tab/>16</text:p>
          <text:p text:style-name="P91">3.3.1 Executing MathRider On Windows Systems<text:tab/>17</text:p>
          <text:p text:style-name="P91">3.3.2 Executing MathRider On Unix Systems<text:tab/>17</text:p>
          <text:p text:style-name="P93">3.3.2.1 MacOS X<text:tab/>17</text:p>
          <text:p text:style-name="P92">4 The Graphical User Interface<text:tab/>18</text:p>
          <text:p text:style-name="P90">4.1 Buffers And Text Areas<text:tab/>18</text:p>
          <text:p text:style-name="P90">4.2 The Gutter<text:tab/>18</text:p>
          <text:p text:style-name="P90">4.3 Menus<text:tab/>18</text:p>
          <text:p text:style-name="P91">4.3.1 File<text:tab/>19</text:p>
          <text:p text:style-name="P91">4.3.2 Edit<text:tab/>19</text:p>
          <text:p text:style-name="P91">4.3.3 Search<text:tab/>19</text:p>
          <text:p text:style-name="P91">4.3.4 Markers, Folding, and View<text:tab/>20</text:p>
          <text:p text:style-name="P91">4.3.5 Utilities<text:tab/>20</text:p>
          <text:p text:style-name="P91">4.3.6 Macros<text:tab/>20</text:p>
          <text:p text:style-name="P91">4.3.7 Plugins<text:tab/>20</text:p>
          <text:p text:style-name="P91">4.3.8 Help<text:tab/>20</text:p>
          <text:p text:style-name="P90">4.4 The Toolbar<text:tab/>20</text:p>
          <text:p text:style-name="P91">4.4.1 Undo And Redo<text:tab/>21</text:p>
          <text:p text:style-name="P92"><text:soft-page-break/>5 MathPiper: A Computer Algebra System For Beginners<text:tab/>22</text:p>
          <text:p text:style-name="P90">5.1 Numeric Vs. Symbolic Computations<text:tab/>22</text:p>
          <text:p text:style-name="P90">5.2 Using The MathPiper Console As A Numeric (Scientific) Calculator<text:tab/>23</text:p>
          <text:p text:style-name="P91">5.2.1 Functions<text:tab/>24</text:p>
          <text:p text:style-name="P93">5.2.1.1 The Sqrt() Square Root Function<text:tab/>24</text:p>
          <text:p text:style-name="P93">5.2.1.2 The IsEven() Function<text:tab/>25</text:p>
          <text:p text:style-name="P91">5.2.2 Accessing Previous Input And Results<text:tab/>26</text:p>
          <text:p text:style-name="P90">5.3 Saving And Restoring A Console Session<text:tab/>26</text:p>
          <text:p text:style-name="P91">5.3.1 Syntax Errors<text:tab/>26</text:p>
          <text:p text:style-name="P90">5.4 Using The MathPiper Console As A Symbolic Calculator<text:tab/>27</text:p>
          <text:p text:style-name="P91">5.4.1 Variables<text:tab/>27</text:p>
          <text:p text:style-name="P93">5.4.1.1 Calculating With Unbound Variables<text:tab/>28</text:p>
          <text:p text:style-name="P93">5.4.1.2 Variable And Function Names Are Case Sensitive<text:tab/>30</text:p>
          <text:p text:style-name="P93">5.4.1.3 Using More Than One Variable<text:tab/>30</text:p>
          <text:p text:style-name="P90">5.5 Exercises<text:tab/>31</text:p>
          <text:p text:style-name="P91">5.5.1 Exercise 1<text:tab/>31</text:p>
          <text:p text:style-name="P91">5.5.2 Exercise 2<text:tab/>31</text:p>
          <text:p text:style-name="P91">5.5.3 Exercise 3<text:tab/>31</text:p>
          <text:p text:style-name="P91">5.5.4 Exercise 4<text:tab/>32</text:p>
          <text:p text:style-name="P91">5.5.5 Exercise 5<text:tab/>32</text:p>
          <text:p text:style-name="P92">6 The MathPiper Documentation Plugin<text:tab/>33</text:p>
          <text:p text:style-name="P90">6.1 Function List<text:tab/>33</text:p>
          <text:p text:style-name="P90">6.2 Mini Web Browser Interface<text:tab/>33</text:p>
          <text:p text:style-name="P90">6.3 Exercises<text:tab/>34</text:p>
          <text:p text:style-name="P91">6.3.1 Exercise 1<text:tab/>34</text:p>
          <text:p text:style-name="P91">6.3.2 Exercise 2<text:tab/>34</text:p>
          <text:p text:style-name="P92">7 Using MathRider As A Programmer's Text Editor<text:tab/>35</text:p>
          <text:p text:style-name="P90">7.1 Creating, Opening, Saving, And Closing Text Files<text:tab/>35</text:p>
          <text:p text:style-name="P90">7.2 Editing Files<text:tab/>35</text:p>
          <text:p text:style-name="P90">7.3 File Modes<text:tab/>35</text:p>
          <text:p text:style-name="P90">7.4 Learning How To Type Properly Is An Excellent Investment Of Your Time<text:tab/>36</text:p>
          <text:p text:style-name="P90">7.5 Exercises<text:tab/>36</text:p>
          <text:p text:style-name="P91">7.5.1 Exercise 1<text:tab/>36</text:p>
          <text:p text:style-name="P92">8 MathRider Worksheet Files<text:tab/>37</text:p>
          <text:p text:style-name="P90">8.1 Code Folds<text:tab/>37</text:p>
          <text:p text:style-name="P91">8.1.1 The title Attribute<text:tab/>38</text:p>
          <text:p text:style-name="P90">8.2 Automatically Inserting Folds &amp; Removing Unpreserved Folds<text:tab/>38</text:p>
          <text:p text:style-name="P90">8.3 Placing Text Outside Of A Fold<text:tab/>39</text:p>
          <text:p text:style-name="P90">8.4 Exercises<text:tab/>39</text:p>
          <text:p text:style-name="P91">8.4.1 Exercise 1<text:tab/>40</text:p>
          <text:p text:style-name="P91">8.4.2 Exercise 2<text:tab/>40</text:p>
          <text:p text:style-name="P91"><text:soft-page-break/>8.4.3 Exercise 3<text:tab/>40</text:p>
          <text:p text:style-name="P91">8.4.4 Exercise 4<text:tab/>40</text:p>
          <text:p text:style-name="P92">9 MathPiper Programming Fundamentals<text:tab/>41</text:p>
          <text:p text:style-name="P90">9.1 Values and Expressions<text:tab/>41</text:p>
          <text:p text:style-name="P90">9.2 Operators<text:tab/>41</text:p>
          <text:p text:style-name="P90">9.3 Operator Precedence<text:tab/>42</text:p>
          <text:p text:style-name="P90">9.4 Changing The Order Of Operations In An Expression<text:tab/>43</text:p>
          <text:p text:style-name="P90">9.5 Functions &amp; Function Names<text:tab/>44</text:p>
          <text:p text:style-name="P90">9.6 Functions That Produce Side Effects<text:tab/>45</text:p>
          <text:p text:style-name="P91">9.6.1 Printing Related Functions: Echo(), Write(), And Newline()<text:tab/>45</text:p>
          <text:p text:style-name="P93">9.6.1.1 Echo()<text:tab/>45</text:p>
          <text:p text:style-name="P93">9.6.1.2 Echo Functions Are Useful For "Debugging" Programs<text:tab/>47</text:p>
          <text:p text:style-name="P93">9.6.1.3 Write()<text:tab/>48</text:p>
          <text:p text:style-name="P93">9.6.1.4 NewLine()<text:tab/>48</text:p>
          <text:p text:style-name="P90">9.7 Expressions Are Separated By Semicolons<text:tab/>49</text:p>
          <text:p text:style-name="P91">9.7.1 Placing More Than One Expression On A Line In A Fold<text:tab/>49</text:p>
          <text:p text:style-name="P91">9.7.2 Placing Multiple Expressions In A Code Block<text:tab/>50</text:p>
          <text:p text:style-name="P93">9.7.2.1 Automatic Bracket, Parentheses, And Brace Match Indicating<text:tab/>51</text:p>
          <text:p text:style-name="P90">9.8 Strings<text:tab/>52</text:p>
          <text:p text:style-name="P91">9.8.1 The MathPiper Console and MathPiper Folds Can Access The Same Variables<text:tab/>53</text:p>
          <text:p text:style-name="P91">9.8.2 Using Strings To Make Echo's Output Easier To Read<text:tab/>53</text:p>
          <text:p text:style-name="P93">9.8.2.1 Combining Strings <text:s/>With The : Operator<text:tab/>53</text:p>
          <text:p text:style-name="P93">9.8.2.2 WriteString()<text:tab/>54</text:p>
          <text:p text:style-name="P93">9.8.2.3 Nl()<text:tab/>54</text:p>
          <text:p text:style-name="P93">9.8.2.4 Space()<text:tab/>54</text:p>
          <text:p text:style-name="P91">9.8.3 Accessing The Individual Letters In A String<text:tab/>55</text:p>
          <text:p text:style-name="P93">9.8.3.1 Indexing Before The Beginning Of A String Or Past The End Of A String<text:tab/>55</text:p>
          <text:p text:style-name="P90">9.9 Comments<text:tab/>56</text:p>
          <text:p text:style-name="P90">9.10 How To Tell If MathPiper Has Crashed And What To Do If It Has<text:tab/>57</text:p>
          <text:p text:style-name="P90">9.11 Exercises<text:tab/>58</text:p>
          <text:p text:style-name="P91">9.11.1 Exercise 1<text:tab/>58</text:p>
          <text:p text:style-name="P91">9.11.2 Exercise 2<text:tab/>58</text:p>
          <text:p text:style-name="P91">9.11.3 Exercise 3<text:tab/>58</text:p>
          <text:p text:style-name="P91">9.11.4 Exercise 4<text:tab/>59</text:p>
          <text:p text:style-name="P91">9.11.5 Exercise 5<text:tab/>59</text:p>
          <text:p text:style-name="P91">9.11.6 Exercise 6<text:tab/>59</text:p>
          <text:p text:style-name="P91">9.11.7 Exercise 7<text:tab/>59</text:p>
          <text:p text:style-name="P92">10 Rectangular Selection Mode And Text Area Splitting<text:tab/>61</text:p>
          <text:p text:style-name="P90">10.1 Rectangular Selection Mode<text:tab/>61</text:p>
          <text:p text:style-name="P90"><text:soft-page-break/>10.2 Text area splitting<text:tab/>61</text:p>
          <text:p text:style-name="P90">10.3 Exercises<text:tab/>61</text:p>
          <text:p text:style-name="P91">10.3.1 Exercise 1<text:tab/>62</text:p>
          <text:p text:style-name="P92">11 Working With Random Integers<text:tab/>63</text:p>
          <text:p text:style-name="P90">11.1 Obtaining Random Integers With The RandomInteger() Function<text:tab/>63</text:p>
          <text:p text:style-name="P90">11.2 Simulating The Rolling Of Dice<text:tab/>64</text:p>
          <text:p text:style-name="P90">11.3 Exercises<text:tab/>65</text:p>
          <text:p text:style-name="P91">11.3.1 Exercise 1<text:tab/>65</text:p>
          <text:p text:style-name="P92">12 Making Decisions<text:tab/>66</text:p>
          <text:p text:style-name="P90">12.1 Conditional Operators<text:tab/>66</text:p>
          <text:p text:style-name="P90">12.2 Predicate Expressions<text:tab/>69</text:p>
          <text:p text:style-name="P90">12.3 Exercises<text:tab/>69</text:p>
          <text:p text:style-name="P91">12.3.1 Exercise 1<text:tab/>69</text:p>
          <text:p text:style-name="P91">12.3.2 Exercise 2<text:tab/>70</text:p>
          <text:p text:style-name="P91">12.3.3 Exercise 3<text:tab/>70</text:p>
          <text:p text:style-name="P90">12.4 Making Decisions With The If() Function &amp; Predicate Expressions<text:tab/>70</text:p>
          <text:p text:style-name="P91">12.4.1 If() Functions Which Include An "Else" Parameter<text:tab/>72</text:p>
          <text:p text:style-name="P90">12.5 Exercises<text:tab/>72</text:p>
          <text:p text:style-name="P91">12.5.1 Exercise 1<text:tab/>73</text:p>
          <text:p text:style-name="P91">12.5.2 Exercise 2<text:tab/>73</text:p>
          <text:p text:style-name="P90">12.6 The And(), Or(), &amp; Not() Boolean Functions &amp; Infix Notation<text:tab/>73</text:p>
          <text:p text:style-name="P91">12.6.1 And()<text:tab/>73</text:p>
          <text:p text:style-name="P91">12.6.2 Or()<text:tab/>75</text:p>
          <text:p text:style-name="P91">12.6.3 Not() &amp; Prefix Notation<text:tab/>76</text:p>
          <text:p text:style-name="P90">12.7 Exercises<text:tab/>77</text:p>
          <text:p text:style-name="P91">12.7.1 Exercise 1<text:tab/>78</text:p>
          <text:p text:style-name="P91">12.7.2 Exercise 2<text:tab/>78</text:p>
          <text:p text:style-name="P91">12.7.3 Exercise 3<text:tab/>79</text:p>
          <text:p text:style-name="P92">13 The While() Looping Function &amp; Bodied Notation<text:tab/>80</text:p>
          <text:p text:style-name="P90">13.1 Printing The Integers From 1 to 10<text:tab/>80</text:p>
          <text:p text:style-name="P90">13.2 Printing The Integers From 1 to 100<text:tab/>82</text:p>
          <text:p text:style-name="P90">13.3 Printing The Odd Integers From 1 To 99<text:tab/>82</text:p>
          <text:p text:style-name="P90">13.4 Printing The Integers From 1 To 100 In Reverse Order<text:tab/>83</text:p>
          <text:p text:style-name="P90">13.5 Expressions Inside Of Code Blocks Are Indented<text:tab/>84</text:p>
          <text:p text:style-name="P90">13.6 Long-Running Loops, Infinite Loops, &amp; Interrupting Execution<text:tab/>84</text:p>
          <text:p text:style-name="P90">13.7 A Program That Simulates Rolling Two Dice 50 Times<text:tab/>85</text:p>
          <text:p text:style-name="P90">13.8 Exercises<text:tab/>87</text:p>
          <text:p text:style-name="P91">13.8.1 Exercise 1<text:tab/>88</text:p>
          <text:p text:style-name="P91">13.8.2 Exercise 2<text:tab/>88</text:p>
          <text:p text:style-name="P91">13.8.3 Exercise 3<text:tab/>88</text:p>
          <text:p text:style-name="P91">13.8.4 Exercise 4<text:tab/>88</text:p>
          <text:p text:style-name="P92"><text:soft-page-break/>14 Predicate Functions<text:tab/>89</text:p>
          <text:p text:style-name="P90">14.1 Finding Prime Numbers With A Loop<text:tab/>90</text:p>
          <text:p text:style-name="P90">14.2 Finding The Length Of A String With The Length() Function<text:tab/>92</text:p>
          <text:p text:style-name="P90">14.3 <text:s/>Converting Numbers To Strings With The String() Function<text:tab/>93</text:p>
          <text:p text:style-name="P90">14.4 Finding Prime Numbers Which End With 7 (And Multi-line Function Calls)<text:tab/>93</text:p>
          <text:p text:style-name="P90">14.5 Exercises<text:tab/>95</text:p>
          <text:p text:style-name="P91">14.5.1 Exercise 1<text:tab/>95</text:p>
          <text:p text:style-name="P91">14.5.2 Exercise 2<text:tab/>95</text:p>
          <text:p text:style-name="P92">15 Lists: Values That Hold Sequences Of Expressions<text:tab/>96</text:p>
          <text:p text:style-name="P90">15.1 Append() &amp; Nondestructive List Operations<text:tab/>97</text:p>
          <text:p text:style-name="P90">15.2 Using While Loops With Lists <text:tab/>98</text:p>
          <text:p text:style-name="P91">15.2.1 Using A While Loop And Append() To Place Values Into A List<text:tab/>100</text:p>
          <text:p text:style-name="P90">15.3 Exercises<text:tab/>101</text:p>
          <text:p text:style-name="P91">15.3.1 Exercise 1<text:tab/>101</text:p>
          <text:p text:style-name="P91">15.3.2 Exercise 2<text:tab/>101</text:p>
          <text:p text:style-name="P91">15.3.3 Exercise 3<text:tab/>101</text:p>
          <text:p text:style-name="P90">15.4 The ForEach() Looping Function<text:tab/>102</text:p>
          <text:p text:style-name="P90">15.5 Print All The Values In A List Using A ForEach() function<text:tab/>103</text:p>
          <text:p text:style-name="P90">15.6 Calculate The Sum Of The Numbers In A List Using ForEach()<text:tab/>103</text:p>
          <text:p text:style-name="P90">15.7 The .. Range Operator<text:tab/>104</text:p>
          <text:p text:style-name="P90">15.8 Using ForEach() With The Range Operator To Print The Prime Numbers Between 1 And 100<text:tab/>105</text:p>
          <text:p text:style-name="P91">15.8.1 Using ForEach() And The Range Operator To Place The Prime Numbers Between 1 And 50 Into A List<text:tab/>106</text:p>
          <text:p text:style-name="P91">15.8.2 Exercises<text:tab/>107</text:p>
          <text:p text:style-name="P91">15.8.3 Exercise 1<text:tab/>107</text:p>
          <text:p text:style-name="P91">15.8.4 Exercise 2<text:tab/>107</text:p>
          <text:p text:style-name="P91">15.8.5 Exercise 3<text:tab/>108</text:p>
          <text:p text:style-name="P91">15.8.6 Exercise 4<text:tab/>108</text:p>
          <text:p text:style-name="P92">16 Functions &amp; Operators Which Loop Internally<text:tab/>109</text:p>
          <text:p text:style-name="P90">16.1 Functions &amp; Operators Which Loop Internally To Process Lists<text:tab/>109</text:p>
          <text:p text:style-name="P91">16.1.1 TableForm()<text:tab/>109</text:p>
          <text:p text:style-name="P91">16.1.2 Contains()<text:tab/>109</text:p>
          <text:p text:style-name="P91">16.1.3 Find()<text:tab/>110</text:p>
          <text:p text:style-name="P91">16.1.4 Count()<text:tab/>110</text:p>
          <text:p text:style-name="P91">16.1.5 Select()<text:tab/>111</text:p>
          <text:p text:style-name="P91">16.1.6 The Nth() Function &amp; The [] Operator<text:tab/>111</text:p>
          <text:p text:style-name="P91">16.1.7 The : Prepend Operator<text:tab/>112</text:p>
          <text:p text:style-name="P91">16.1.8 Concat()<text:tab/>112</text:p>
          <text:p text:style-name="P91">16.1.9 Insert(), Delete(), &amp; Replace()<text:tab/>112</text:p>
          <text:p text:style-name="P91"><text:soft-page-break/>16.1.10 Take() <text:tab/>113</text:p>
          <text:p text:style-name="P91">16.1.11 Drop()<text:tab/>114</text:p>
          <text:p text:style-name="P91">16.1.12 FillList()<text:tab/>114</text:p>
          <text:p text:style-name="P91">16.1.13 RemoveDuplicates()<text:tab/>115</text:p>
          <text:p text:style-name="P91">16.1.14 Reverse()<text:tab/>115</text:p>
          <text:p text:style-name="P91">16.1.15 Partition()<text:tab/>115</text:p>
          <text:p text:style-name="P91">16.1.16 Table() <text:tab/>116</text:p>
          <text:p text:style-name="P91">16.1.17 HeapSort()<text:tab/>117</text:p>
          <text:p text:style-name="P90">16.2 Functions That Work With Integers<text:tab/>117</text:p>
          <text:p text:style-name="P91">16.2.1 RandomIntegerVector()<text:tab/>117</text:p>
          <text:p text:style-name="P91">16.2.2 Max() &amp; Min()<text:tab/>118</text:p>
          <text:p text:style-name="P91">16.2.3 Div() &amp; Mod()<text:tab/>118</text:p>
          <text:p text:style-name="P91">16.2.4 Gcd()<text:tab/>119</text:p>
          <text:p text:style-name="P91">16.2.5 Lcm()<text:tab/>119</text:p>
          <text:p text:style-name="P91">16.2.6 Sum()<text:tab/>120</text:p>
          <text:p text:style-name="P91">16.2.7 Product()<text:tab/>120</text:p>
          <text:p text:style-name="P90">16.3 Exercises<text:tab/>120</text:p>
          <text:p text:style-name="P91">16.3.1 Exercise 1<text:tab/>121</text:p>
          <text:p text:style-name="P91">16.3.2 Exercise 2<text:tab/>121</text:p>
          <text:p text:style-name="P91">16.3.3 Exercise 3<text:tab/>121</text:p>
          <text:p text:style-name="P91">16.3.4 Exercise 4<text:tab/>121</text:p>
          <text:p text:style-name="P91">16.3.5 Exercise 5<text:tab/>122</text:p>
          <text:p text:style-name="P92">17 Nested Loops<text:tab/>123</text:p>
          <text:p text:style-name="P90">17.1 Generate All The Combinations That Can Be Entered Into A Two Digit Wheel Lock Using A Nested Loop<text:tab/>123</text:p>
          <text:p text:style-name="P90">17.2 Exercises<text:tab/>124</text:p>
          <text:p text:style-name="P91">17.2.1 Exercise 1<text:tab/>125</text:p>
          <text:p text:style-name="P92">18 User Defined Functions<text:tab/>126</text:p>
          <text:p text:style-name="P90">18.1 Global Variables, Local Variables, &amp; Local()<text:tab/>128</text:p>
          <text:p text:style-name="P90">18.2 Exercises<text:tab/>130</text:p>
          <text:p text:style-name="P91">18.2.1 Exercise 1<text:tab/>130</text:p>
          <text:p text:style-name="P91">18.2.2 Exercise 2<text:tab/>130</text:p>
          <text:p text:style-name="P92">19 Miscellaneous topics<text:tab/>132</text:p>
          <text:p text:style-name="P90">19.1 Incrementing And Decrementing Variables With The ++ And -- Operators<text:tab/>132</text:p>
          <text:p text:style-name="P91">19.1.1 Incrementing Variables With The ++ Operator<text:tab/>132</text:p>
          <text:p text:style-name="P91">19.1.2 Decrementing Variables With The -- Operator<text:tab/>133</text:p>
          <text:p text:style-name="P91">19.1.3 The Break() Function<text:tab/>134</text:p>
          <text:p text:style-name="P91">19.1.4 The Continue() Function<text:tab/>135</text:p>
          <text:p text:style-name="P91">19.1.5 The Repeat() Function<text:tab/>136</text:p>
          <text:p text:style-name="P91">19.1.6 The EchoTime() Function<text:tab/>137</text:p>
          <text:p text:style-name="P90"><text:soft-page-break/>19.2 Exercises<text:tab/>139</text:p>
          <text:p text:style-name="P91">19.2.1 Exercise 1<text:tab/>140</text:p>
          <text:p text:style-name="P91">19.2.2 Exercise 2<text:tab/>140</text:p>
          <text:p text:style-name="P91">19.2.3 Exercise 3<text:tab/>140</text:p>
          <text:p text:style-name="P91">19.2.4 Exercise 4<text:tab/>140</text:p>
          <text:p text:style-name="P91">19.2.5 Exercise 5<text:tab/>140</text:p>
        </text:index-body>
      </text:table-of-content>
      <text:p text:style-name="Standard"><text:bookmark-end text:name="DDE_LINK22"/></text:p>
      <text:h text:style-name="P86"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67">Susan Addington</text:p>
      <text:p text:style-name="P67">Matthew Moelter </text:p>
      <text:p text:style-name="P67">Sherm Ostrowsky</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504180779" text:style-name="List_20_1">
        <text:list-item>
          <text:p text:style-name="P83">Week 1: Sections 1 - 6.</text:p>
        </text:list-item>
        <text:list-item>
          <text:p text:style-name="P83">Week 2: Sections 7 - 9.</text:p>
        </text:list-item>
        <text:list-item>
          <text:p text:style-name="P83">Week 3: Sections 10 - 13.</text:p>
        </text:list-item>
        <text:list-item>
          <text:p text:style-name="P83">Week 4: Sections 14 - 15.</text:p>
        </text:list-item>
        <text:list-item>
          <text:p text:style-name="P83">Week 5: Sections 16 - 19.</text:p>
        </text:list-item>
      </text:list>
      <text:h text:style-name="P87" text:outline-level="1">Introduction</text:h>
      <text:p text:style-name="Text_20_body">MathRider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Ride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58"><draw:frame draw:style-name="fr4" draw:name="Object1" text:anchor-type="as-char" svg:width="1.4689in" svg:height="0.5244in" draw:z-index="9"><draw:object xlink:href="./Object 1" xlink:type="simple" xlink:show="embed" xlink:actuate="onLoad"/><draw:image xlink:href="./ObjectReplacements/Object 1" xlink:type="simple" xlink:show="embed" xlink:actuate="onLoad"/></draw:frame></text:p>
      <text:p text:style-name="Text_20_body"><text:soft-page-break/>and here is the same formula in text form:</text:p>
      <text:p text:style-name="P58">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Rider?</text:h>
      <text:p text:style-name="Text_20_body">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0">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0">MathRider Customizer</text:p>
          </table:table-cell>
          <table:table-cell table:style-name="Table1.B2" office:value-type="string">
            <text:p text:style-name="P20">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8">1) Math is a lot easier to pick up after you know how to program. In fact, if you're a halfway decent programmer, you'll find it's almost a snap.</text:p>
      <text:p text:style-name="P18">2) They teach math all wrong in school. Way, WAY wrong. If you teach yourself math the right way, you'll learn faster, remember it longer, and it'll be much more valuable to you as a programmer.</text:p>
      <text:p text:style-name="P18">3) The right way to learn math is breadth-first, not depth-first. You need to survey the space, learn the names of things, figure out what's what.</text:p>
      <text:p text:style-name="P18"><text:a xlink:type="simple" xlink:href="http://steve-yegge.blogspot.com/2006/03/math-for-programmers.html" office:target-frame-name="_blank" xlink:show="new">http://steve-yegge.blogspot.com/2006/03/math-for-programmers.html</text:a></text:p>
      <text:p text:style-name="Text_20_body"><text:soft-page-break/></text:p>
      <text:p text:style-name="Text_20_body">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6) must be installed on your computer before MathRider can be run. </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8"><text:a xlink:type="simple" xlink:href="http://java.com/">http://java.com/</text:a></text:p>
      <text:p text:style-name="Text_20_body">This web page contains a link called "Do I have Java?" which will check your Java version and tell you how to update it if necessary.</text:p>
      <text:h text:style-name="Heading_20_4" text:outline-level="4">The 64 Bit Version Of Windows Needs The 64 Bit Version Of Java</text:h>
      <text:p text:style-name="Text_20_body">If you are using the 64 bit version of Windows, then you will need the 64 bit version of Java. <text:s/>The 64 bit version of Java can be obtained here:</text:p>
      <text:p text:style-name="Text_20_body"><text:a xlink:type="simple" xlink:href="https://cds.sun.com/is-bin/INTERSHOP.enfinity/WFS/CDS-CDS_Developer-Site/en_US/-/USD/ViewProductDetail-Start?ProductRef=jre-6u16-oth-JPR@CDS-CDS_Developer">https://cds.sun.com/is-bin/INTERSHOP.enfinity/WFS/CDS-CDS_Developer-Site/en_US/-/USD/ViewProductDetail-Start?ProductRef=jre-6u16-oth-JPR@CDS-CDS_Developer</text:a></text:p>
      <text:h text:style-name="Heading_20_3" text:outline-level="3">Installing Java On A Macintosh</text:h>
      <text:p text:style-name="Text_20_body">Macintosh computers have Java pre-installed but you may need to upgrade to a current version of Java (at least Java 6) <text:s/>before running MathRider. <text:s/>If you need to update your version of Java, visit the following website:</text:p>
      <text:p text:style-name="P67"><text:a xlink:type="simple" xlink:href="http://developer.apple.com/java">http://developer.apple.com/java.</text:a></text:p>
      <text:h text:style-name="Heading_20_3" text:outline-level="3">Installing Java On A Linux PC</text:h>
      <text:p text:style-name="P81">Locate the Java documentation for your Linux distribution and carefully follow the instructions provided for installing a Java 6 compatible version of Java on your system. <text:s/></text:p>
      <text:h text:style-name="Heading_20_2" text:outline-level="2"><text:soft-page-break/>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8"><text:a xlink:type="simple" xlink:href="https://mathrider.dev.java.net/">http://mathrider.org</text:a></text:p>
      <text:p text:style-name="Text_20_body">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text:span text:style-name="T9">archive file</text:span> can be easily copied to a CD or USB drive if you would like to install MathRider on another computer or give it to a friend. <text:s/><text:span text:style-name="T9">However, don't try to run MathRider from a USB drive because it will not work correctly.</text:span></text:p>
      <text:p text:style-name="P64">(Note: If you already have a version of MathRider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 <text:s/><text:span text:style-name="T9">(Note: be careful </text:span><text:soft-page-break/><text:span text:style-name="T9">not to double click on the archive file by mistake when you are trying to open the mathrider folder. <text:s/>The Windows operating system will open the archive just like it opens folders and this can fool you into thinking you are opening the mathrider folder when you are not. <text:s/>You may want to move the archive file to another place on your hard drive after it has been extracted to avoid this potential confusion.)</text:span></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68">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6"><draw:text-box fo:min-height="1.0256in"><text:p text:style-name="Illustration"><draw:frame draw:style-name="fr5" draw:name="Object4" text:anchor-type="paragraph" svg:x="0.0016in" svg:y="0.0008in" svg:width="6.7835in" style:rel-width="100%" svg:height="1.0252in" style:rel-height="scale" draw:z-index="7"><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text:soft-page-break/></text:p>
      <text:p text:style-name="Text_20_body"><text:span text:style-name="T21">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7">Open the <text:span text:style-name="T6">mathrider</text:span> folder <text:span text:style-name="T9">(not the archive file!)</text:span> and double click on the <text:span text:style-name="T9">win_run</text:span> file.</text:p>
      <text:h text:style-name="Heading_20_3" text:outline-level="3">Executing MathRider On Unix Systems</text:h>
      <text:p text:style-name="Text_20_body">Open a shell, change to the <text:span text:style-name="T6">mathrider</text:span> folder, and execute the <text:span text:style-name="T9">unix_run.sh</text:span> script by typing the following:</text:p>
      <text:p text:style-name="P67">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68">cd <text:s text:c="2"/>/Applications/mathrider</text:p>
      <text:p text:style-name="Text_20_body">Run mathrider by typing:</text:p>
      <text:p text:style-name="P68">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Rider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p text:style-name="P66">As you read through the following sections, I encourage you to explore each part of MathRider that is being discussed using your own copy of MathRider.</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text:soft-page-break/>executed in alternate ways (such as keyboard shortcuts). <text:s/>The menu items (and 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ext:span><text:soft-page-break/><text:span text:style-name="T7">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text:span><text:span text:style-name="T7">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6">opened</text:span> and <text:span text:style-name="T6">closed</text:span> by clicking on their <text:span text:style-name="T6">tabs</text:span>. <text:span text:style-name="T9">Feel free to close any of these plugins which may be opened if you are not currently using them.</text:span> MathRider pPlugins are covered in more depth in a later section.</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text:soft-page-break/>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3" text:outline-level="3">Undo And Redo</text:h>
      <text:p text:style-name="Text_20_body">The <text:span text:style-name="T6">Undo</text:span> button on the toolbar is able to undo any text was entered since the current session of MathRider was launched. <text:s/>This is very handy for undoing mistakes or getting back text which was deleted. <text:s/>The <text:span text:style-name="T6">Redo</text:span> button can be used if you have selected Undo too many times and you need to "undo" one ore more Undo operations.</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Rider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6">numeric</text:span> and <text:span text:style-name="T6">symbolic</text:span> computations. <text:s/><text:span text:style-name="T6">Numeric</text:span> computations are performed exclusively with numerals and these are the type of computations that are performed by typical hand-held calculators. <text:s/></text:p>
      <text:p text:style-name="Text_20_body"><text:span text:style-name="T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only <text:span text:style-name="T6">shell</text:span> or <text:span text:style-name="T6">command line</text:span> interface to it. <text:s/>This means that you type on the keyboard to send information to the console and it prints text to send you information.</text:p>
      <text:h text:style-name="Heading_20_2" text:outline-level="2"><text:soft-page-break/>Using The MathPiper Console As A Numeric (Scientific) Calculator</text:h>
      <text:p text:style-name="Text_20_body">Open the MathPiper plugin by selecting the <text:span text:style-name="T6">MathPiper</text:span> tab in the lower left part of the MathRider application. <text:s/>The MathPiper <text:span text:style-name="T6">console</text:span> interface is a text area which is inside this plugin. <text:s/>Feel free to increase or decrease the size of the console text area if you would like by dragging on the dotted lines which are at the top side and right side of the console window. <text:s/></text:p>
      <text:p text:style-name="Text_20_body">When the MathPiper console is first launched, it prints a welcome message and then provides <text:span text:style-name="T6">In&gt;</text:span> as an input prompt:</text:p>
      <text:p text:style-name="Preformatted_20_Text"/>
      <text:p text:style-name="Preformatted_20_Text">MathPiper version ".76x".</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shift&gt;&lt;enter&gt; (or &lt;shift&gt;&lt;return&gt; on a Macintosh)</text:span>:</text:p>
      <text:p text:style-name="Preformatted_20_Text"/>
      <text:p text:style-name="Preformatted_20_Text">In&gt; 2+2</text:p>
      <text:p text:style-name="P21">Result&gt; 4</text:p>
      <text:p text:style-name="Preformatted_20_Text"/>
      <text:p text:style-name="Preformatted_20_Text">In&gt;</text:p>
      <text:p text:style-name="Preformatted_20_Text"/>
      <text:p text:style-name="Text_20_body">When <text:span text:style-name="T6">&lt;shift&gt;&lt;enter&gt; </text:span>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21">Result&gt; 3</text:p>
      <text:p text:style-name="Preformatted_20_Text"/>
      <text:p text:style-name="Preformatted_20_Text">In&gt; 3*4</text:p>
      <text:p text:style-name="P21">Result&gt; 12</text:p>
      <text:p text:style-name="P21"/>
      <text:p text:style-name="P25">In&gt; <text:bookmark-start text:name="DDE_LINK19"/>2^3<text:bookmark-end text:name="DDE_LINK19"/></text:p>
      <text:p text:style-name="P21">Result&gt; 8</text:p>
      <text:p text:style-name="Preformatted_20_Text"/>
      <text:p text:style-name="Preformatted_20_Text">In&gt; 12/6</text:p>
      <text:p text:style-name="P21">Result&gt; 2</text:p>
      <text:p text:style-name="Preformatted_20_Text"/>
      <text:p text:style-name="Text_20_body">Notice that the multiplication symbol is an asterisk (*), the exponent symbol is a caret (^), and the division symbol is a forward slash (/). <text:s/>These symbols<text:span text:style-name="T28"> </text:span><text:span text:style-name="T29">(along </text:span><text:soft-page-break/><text:span text:style-name="T29">with addtion (+) , subtraction (−), and ones we will talk about later)</text:span><text:span text:style-name="T28"> </text:span>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1">Result&gt; 1.7</text:p>
      <text:p text:style-name="Preformatted_20_Text"/>
      <text:p text:style-name="Preformatted_20_Text">In&gt; 3.7-2.6</text:p>
      <text:p text:style-name="P21">Result&gt; 1.1</text:p>
      <text:p text:style-name="Preformatted_20_Text"/>
      <text:p text:style-name="Preformatted_20_Text">In&gt; 2.2*3.9</text:p>
      <text:p text:style-name="P21">Result&gt; 8.58</text:p>
      <text:p text:style-name="P21"/>
      <text:p text:style-name="P25">In&gt; 2.2^3</text:p>
      <text:p text:style-name="P21">Result&gt; 10.648</text:p>
      <text:p text:style-name="Preformatted_20_Text"/>
      <text:p text:style-name="Preformatted_20_Text">In&gt; 9.5/3.2</text:p>
      <text:p text:style-name="P21">Result&gt; 9.5/3.2</text:p>
      <text:p text:style-name="Preformatted_20_Text"/>
      <text:p text:style-name="Text_20_body">In the last example, MathPiper returned the fraction unevaluated. <text:s/>This sometimes happens due to MathPiper's symbolic nature, but a result in <text:span text:style-name="T6">numeric form</text:span> can be obtained by using the <text:span text:style-name="T6">N()</text:span> <text:span text:style-name="T6">function</text:span>:</text:p>
      <text:p text:style-name="Preformatted_20_Text"/>
      <text:p text:style-name="Preformatted_20_Text">In&gt; <text:bookmark-start text:name="DDE_LINK17"/><text:bookmark-start text:name="DDE_LINK18"/><text:span text:style-name="T9">N(</text:span>9.5/3.2<text:span text:style-name="T9">)</text:span><text:bookmark-end text:name="DDE_LINK17"/><text:bookmark-end text:name="DDE_LINK18"/></text:p>
      <text:p text:style-name="P21">Result&gt; 2.96875</text:p>
      <text:p text:style-name="P21"/>
      <text:p text:style-name="Text_20_body">As can be seen here, when a result is given in numeric form, it means that it is given as a decimal number. <text:s/>The <text:span text:style-name="T6">N()</text:span> function is discussed in the next section.</text:p>
      <text:h text:style-name="Heading_20_3" text:outline-level="3">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has a name and in this case, the name of the function is </text:span><text:span text:style-name="T11">N</text:span><text:span text:style-name="T10"> which stands for </text:span><text:span text:style-name="T11">"numeric"</text:span><text:span text:style-name="T10">. <text:s/>To the right of a function's name there is always a </text:span><text:span text:style-name="T11">set of parentheses</text:span><text:span text:style-name="T10"> and information that is sent to the function is placed inside of them. <text:s/>The purpose of the </text:span><text:span text:style-name="T11">N()</text:span><text:span text:style-name="T10"> function is to make sure that the information that is sent to it is processed numerically instead of symbolically. <text:s/>Functions are used by </text:span><text:span text:style-name="T11">evaluating</text:span><text:span text:style-name="T10"> them and this happens when &lt;shift&gt;&lt;enter&gt; is pressed. <text:s/>Another name for evaluating a function is </text:span><text:span text:style-name="T11">calling</text:span><text:span text:style-name="T10"> it.</text:span></text:p>
      <text:h text:style-name="P88" text:outline-level="4">The Sqrt() Square Root Function</text:h>
      <text:p text:style-name="Text_20_body"><text:span text:style-name="T10">The following example show the </text:span><text:span text:style-name="T11">N()</text:span><text:span text:style-name="T10"> function being used with the square root function </text:span><text:span text:style-name="T11">Sqrt()</text:span><text:span text:style-name="T10">:</text:span></text:p>
      <text:p text:style-name="P25"><text:soft-page-break/></text:p>
      <text:p text:style-name="P25">In&gt; Sqrt(9)</text:p>
      <text:p text:style-name="P21">Result: 3</text:p>
      <text:p text:style-name="P25"/>
      <text:p text:style-name="P25">In&gt; Sqrt(8)</text:p>
      <text:p text:style-name="P21">Result: Sqrt(8)</text:p>
      <text:p text:style-name="P25"/>
      <text:p text:style-name="P25">In&gt; N(Sqrt(8))</text:p>
      <text:p text:style-name="P21">Result: 2.828427125</text:p>
      <text:p text:style-name="P25"/>
      <text:p text:style-name="Text_20_body"><text:span text:style-name="T10">Notice that Sqrt(9) returned 3 as expected but Sqrt(8) returned Sqrt(8). <text:s/>We needed to use the N() function to force the square root function to return a numeric result. <text:s/>The reason that Sqrt(8) does not appear to have done anything is because computer algebra systems like to work with expressions that are as exact as possible. <text:s/>In this case the </text:span><text:span text:style-name="T11">symbolic</text:span><text:span text:style-name="T10"> value Sqrt(8) represents the number that is the square root of 8 more accurately than any decimal number can.</text:span></text:p>
      <text:p text:style-name="Text_20_body"><text:span text:style-name="T10">For example, the following four decimal numbers all represent</text:span><text:span text:style-name="T10"><draw:frame draw:style-name="fr4" draw:name="Object2" text:anchor-type="as-char" svg:width="0.3835in" svg:height="0.2161in" draw:z-index="10"><draw:object xlink:href="./Object 3" xlink:type="simple" xlink:show="embed" xlink:actuate="onLoad"/><draw:image xlink:href="./ObjectReplacements/Object 3" xlink:type="simple" xlink:show="embed" xlink:actuate="onLoad"/></draw:frame></text:span><text:span text:style-name="T10">, but none of them represent it more accurately than Sqrt(8) does:</text:span></text:p>
      <text:p text:style-name="P80">2.828427125</text:p>
      <text:p text:style-name="P80">2.82842712474619</text:p>
      <text:p text:style-name="P80">2.82842712474619009760337744842</text:p>
      <text:p text:style-name="P80">2.8284271247461900976033774484193961571393437507539</text:p>
      <text:p text:style-name="P60">Whenever MathPiper returns a symbolic result and a numeric result is desired, simply use the N() function to obtain one. <text:s/>The ability to work with symbolic values are one of the things that make computer algebra systems so powerful and they are discussed in more depth in later sections.</text:p>
      <text:h text:style-name="P88" text:outline-level="4">The IsEven() Function</text:h>
      <text:p text:style-name="Text_20_body"><text:span text:style-name="T10">Another often used function is </text:span><text:span text:style-name="T11">IsEven()</text:span><text:span text:style-name="T10">. <text:s/>The </text:span><text:span text:style-name="T11">IsEven()</text:span><text:span text:style-name="T10"> function takes a number as input and returns </text:span><text:span text:style-name="T11">True</text:span><text:span text:style-name="T10"> if the number is even and </text:span><text:span text:style-name="T11">False</text:span><text:span text:style-name="T10"> if it is not even:</text:span></text:p>
      <text:p text:style-name="P25"/>
      <text:p text:style-name="P25">In&gt; IsEven(4)</text:p>
      <text:p text:style-name="P21">Result&gt; True</text:p>
      <text:p text:style-name="P25"/>
      <text:p text:style-name="P25">In&gt; IsEven(5)</text:p>
      <text:p text:style-name="P21">Result&gt; False</text:p>
      <text:p text:style-name="P25"/>
      <text:p text:style-name="Text_20_body"><text:span text:style-name="T10">MathPiper has a large number of functions some of which are described in more </text:span><text:span text:style-name="T10">depth in the MathPiper Documentation section and the MathPiper Programming Fundamentals section. <text:s/></text:span><text:span text:style-name="T9">A complete list of MathPiper's functions is contained in the MathPiperDocs plugin and more of these functions will be discussed soon.</text:span></text:p>
      <text:h text:style-name="Heading_20_3" text:outline-level="3"><text:soft-page-break/>Accessing Previous Input And Results</text:h>
      <text:p text:style-name="Text_20_body">The MathPiper console is like a mini text editor which means you can copy text from it, paste text into it, and edit existing text. <text:s/>You can also reevaluate previous input by simply placing the cursor on the desired <text:span text:style-name="T6">In&gt;</text:span> line and pressing <text:bookmark-start text:name="DDE_LINK42"/><text:span text:style-name="T6">&lt;shift&gt;&lt;enter&gt;</text:span><text:bookmark-end text:name="DDE_LINK42"/><text:span text:style-name="T6"> </text:span><text:span text:style-name="T7">on it again.</text:span></text:p>
      <text:p text:style-name="Text_20_body">The console also keeps a history of all input lines that have been evaluated. <text:s/>If the cursor is placed on any <text:span text:style-name="T6">In&gt;</text:span> line, pressing <text:span text:style-name="T6">&lt;ctrl&gt;&lt;up arrow&gt;</text:span> will display each previous line of input that has been entered.</text:p>
      <text:p text:style-name="Text_20_body">Finally, 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1">Result&gt; 40</text:p>
      <text:p text:style-name="Preformatted_20_Text"/>
      <text:p text:style-name="Preformatted_20_Text">In&gt; %</text:p>
      <text:p text:style-name="P21">Result&gt; 40</text:p>
      <text:p text:style-name="P21"/>
      <text:p text:style-name="P25">In&gt; %*2</text:p>
      <text:p text:style-name="P21">Result&gt; 80</text:p>
      <text:h text:style-name="Heading_20_2" text:outline-level="2">Saving And Restoring A Console Session</text:h>
      <text:p text:style-name="Text_20_body">If you need to save the contents of a console session, you can copy and paste it into a MathRider buffer and then save the buffer. <text:s/>You can also copy a console session out of a previously saved buffer and paste it into the console for further processing. <text:s/>Section 7 <text:span text:style-name="T6">Using MathRider As A Programmer's Text Editor</text:span> discusses how to use the text editor that is built into MathRider.</text:p>
      <text:h text:style-name="P89" text:outline-level="3">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5"/>
      <text:p text:style-name="P25">In&gt; 12 \ 6</text:p>
      <text:p text:style-name="P25"/>
      <text:p text:style-name="P30">Error parsing expression, near token \</text:p>
      <text:p text:style-name="P25"/>
      <text:p text:style-name="Text_20_body">The easiest way to fix this problem is to press the <text:span text:style-name="T6">up arrow</text:span> key to display the previously entered line in the console, change the \ to a /, and reevaluate the expression.</text:p>
      <text:p text:style-name="Text_20_body"><text:soft-page-break/>This section provided a short introduction to using MathPiper as a numeric calculator and the next section contains a short introduction to using MathPiper as a symbolic calculator. </text:p>
      <text:h text:style-name="Heading_20_2" text:outline-level="2">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4" draw:name="Object3" text:anchor-type="as-char" svg:width="0.4602in" svg:height="0.4264in" draw:z-index="11"><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21">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4" draw:name="Object5" text:anchor-type="as-char" svg:width="0.1992in" svg:height="0.3925in" draw:z-index="12"><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1">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ator()</text:span> function:</text:p>
      <text:p text:style-name="Preformatted_20_Text"/>
      <text:p text:style-name="Preformatted_20_Text">In&gt; Numerator(%)</text:p>
      <text:p text:style-name="P21">Result&gt; 5</text:p>
      <text:p text:style-name="Preformatted_20_Text"/>
      <text:p text:style-name="Text_20_body">Unfortunately, the % symbol cannot be used to have MathPiper determine the denominator of <draw:frame draw:style-name="fr4" draw:name="Object6" text:anchor-type="as-char" svg:width="0.1992in" svg:height="0.3925in" draw:z-index="13"><draw:object xlink:href="./Object 6" xlink:type="simple" xlink:show="embed" xlink:actuate="onLoad"/><draw:image xlink:href="./ObjectReplacements/Object 6" xlink:type="simple" xlink:show="embed" xlink:actuate="onLoad"/></draw:frame>because it only holds the result of the most recent calculation and<draw:frame draw:style-name="fr4" draw:name="Object7" text:anchor-type="as-char" svg:width="0.1992in" svg:height="0.3925in" draw:z-index="14"><draw:object xlink:href="./Object 7" xlink:type="simple" xlink:show="embed" xlink:actuate="onLoad"/><draw:image xlink:href="./ObjectReplacements/Object 7" xlink:type="simple" xlink:show="embed" xlink:actuate="onLoad"/></draw:frame>was calculated two steps back. <text:s/></text:p>
      <text:h text:style-name="Heading_20_3" text:outline-level="3">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text:soft-page-break/>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 and this consists of placing the name of a </text:span><text:span text:style-name="T21">variable</text:span><text:span text:style-name="T7"> you would like to create on the </text:span><text:span text:style-name="T21">left</text:span><text:span text:style-name="T7"> side of an assignment operator (</text:span><text:span text:style-name="T6">:=</text:span><text:span text:style-name="T7">) and an </text:span><text:span text:style-name="T9">expression</text:span><text:span text:style-name="T7"> on the </text:span><text:span text:style-name="T9">right</text:span><text:span text:style-name="T7"> side of this operator. When the expression returns a value, the value is assigned (or bound to) to the variable.</text:span></text:p>
      <text:p text:style-name="Text_20_body">Lets recalculate<draw:frame draw:style-name="fr4" draw:name="Object8" text:anchor-type="as-char" svg:width="0.4602in" svg:height="0.4264in" draw:z-index="15"><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21">Result&gt; 5/6</text:p>
      <text:p text:style-name="Preformatted_20_Text"/>
      <text:p text:style-name="Preformatted_20_Text">In&gt; a</text:p>
      <text:p text:style-name="P21">Result&gt; 5/6</text:p>
      <text:p text:style-name="Preformatted_20_Text"/>
      <text:p text:style-name="Preformatted_20_Text">In&gt; Numerator(a)<text:bookmark-end text:name="DDE_LINK21"/></text:p>
      <text:p text:style-name="P21">Result&gt; 5</text:p>
      <text:p text:style-name="Preformatted_20_Text"/>
      <text:p text:style-name="Preformatted_20_Text">In&gt; Denominator(a)</text:p>
      <text:p text:style-name="P21">Result&gt; 6</text:p>
      <text:p text:style-name="Preformatted_20_Text"/>
      <text:p text:style-name="Text_20_body">In this example, the assignment operator (<text:span text:style-name="T6">:=</text:span>) was used to assign the result (or <text:span text:style-name="T6">value</text:span>)<draw:frame draw:style-name="fr4" draw:name="Object9" text:anchor-type="as-char" svg:width="0.1992in" svg:height="0.3925in" draw:z-index="16"><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4" draw:name="Object10" text:anchor-type="as-char" svg:width="0.1992in" svg:height="0.3925in" draw:z-index="17"><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 <text:span text:style-name="T9">(Note: there can be no spaces between the : and the =)</text:span></text:p>
      <text:h text:style-name="Heading_20_4" text:outline-level="4">Calculating With Unbound Variables</text:h>
      <text:p text:style-name="Text_20_body">Here is an example which shows another value being assigned to 'a': </text:p>
      <text:p text:style-name="Preformatted_20_Text"/>
      <text:p text:style-name="Preformatted_20_Text">In&gt; a := 9</text:p>
      <text:p text:style-name="P21">Result&gt; 9</text:p>
      <text:p text:style-name="Preformatted_20_Text"/>
      <text:p text:style-name="Preformatted_20_Text">In&gt; a</text:p>
      <text:p text:style-name="P21">Result&gt; 9</text:p>
      <text:p text:style-name="P21"/>
      <text:p text:style-name="Text_20_body">and the following example shows 'a' being cleared (or <text:span text:style-name="T6">unbound</text:span>) with the <text:span text:style-name="T6">Clear()</text:span> function:</text:p>
      <text:p text:style-name="Preformatted_20_Text"><text:soft-page-break/></text:p>
      <text:p text:style-name="Preformatted_20_Text">In&gt; Clear(a)</text:p>
      <text:p text:style-name="P21">Result&gt; True</text:p>
      <text:p text:style-name="Preformatted_20_Text"/>
      <text:p text:style-name="Preformatted_20_Text">In&gt; a</text:p>
      <text:p text:style-name="P21">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text:bookmark-start text:name="DDE_LINK23"/>Factor(8)<text:bookmark-end text:name="DDE_LINK23"/></text:p>
      <text:p text:style-name="P21">Result&gt; 2^3</text:p>
      <text:p text:style-name="Preformatted_20_Text"/>
      <text:p text:style-name="Preformatted_20_Text">In&gt; Factor(14)</text:p>
      <text:p text:style-name="P21">Result&gt; 2*7</text:p>
      <text:p text:style-name="Preformatted_20_Text"/>
      <text:p text:style-name="Preformatted_20_Text">In&gt; Factor(2343)</text:p>
      <text:p text:style-name="P21">Result&gt; 3*11*71</text:p>
      <text:p text:style-name="Preformatted_20_Text"/>
      <text:p text:style-name="Text_20_body">Now lets factor an expression that contains the unbound variable 'x':</text:p>
      <text:p text:style-name="Preformatted_20_Text">In&gt; x</text:p>
      <text:p text:style-name="P21">Result&gt; x</text:p>
      <text:p text:style-name="Preformatted_20_Text"/>
      <text:p text:style-name="Preformatted_20_Text">In&gt; IsBound(x)</text:p>
      <text:p text:style-name="P21">Result&gt; False</text:p>
      <text:p text:style-name="Preformatted_20_Text"/>
      <text:p text:style-name="Preformatted_20_Text">In&gt; <text:bookmark-start text:name="DDE_LINK24"/>Factor(x^2 + 24*x + 80)<text:bookmark-end text:name="DDE_LINK24"/></text:p>
      <text:p text:style-name="P21">Result&gt; (x+20)*(x+4)</text:p>
      <text:p text:style-name="P25"/>
      <text:p text:style-name="P25">In&gt; Expand(%)</text:p>
      <text:p text:style-name="P21">Result&gt; x^2+24*x+80</text:p>
      <text:p text:style-name="P21"/>
      <text:p text:style-name="Text_20_body">Evaluating 'x' by itself shows that it does not have a value bound to it and this can also be determined by passing 'x' to the <text:span text:style-name="T6">IsBound()</text:span> function. <text:s/>I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text:soft-page-break/>expression<draw:frame draw:style-name="fr4" draw:name="Object12" text:anchor-type="as-char" svg:width="1.0634in" svg:height="0.1902in" draw:z-index="18"><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25">a</text:span>' in <text:span text:style-name="T6">F</text:span><text:span text:style-name="T25">a</text:span><text:span text:style-name="T6">ctor</text:span> can be thought of as <text:span text:style-name="T25">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h text:style-name="Heading_20_4" text:outline-level="4">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
      <text:p text:style-name="Preformatted_20_Text">In&gt; Box := 1</text:p>
      <text:p text:style-name="P21">Result&gt; 1</text:p>
      <text:p text:style-name="Preformatted_20_Text"/>
      <text:p text:style-name="Preformatted_20_Text">In&gt; box := 2</text:p>
      <text:p text:style-name="P21">Result&gt; 2</text:p>
      <text:p text:style-name="Preformatted_20_Text"/>
      <text:p text:style-name="Preformatted_20_Text">In&gt; Box</text:p>
      <text:p text:style-name="P21">Result&gt; 1</text:p>
      <text:p text:style-name="Preformatted_20_Text"/>
      <text:p text:style-name="Preformatted_20_Text">In&gt; box</text:p>
      <text:p text:style-name="P21">Result&gt; 2</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1">Result&gt; 2</text:p>
      <text:p text:style-name="Standard"/>
      <text:p text:style-name="Preformatted_20_Text">b := 3</text:p>
      <text:p text:style-name="P21">Result&gt; 3</text:p>
      <text:p text:style-name="Standard"/>
      <text:p text:style-name="Preformatted_20_Text">a + b</text:p>
      <text:p text:style-name="P21">Result&gt; 5</text:p>
      <text:p text:style-name="Standard"/>
      <text:p text:style-name="Preformatted_20_Text"><text:span text:style-name="T8">answer</text:span> := a + b</text:p>
      <text:p text:style-name="P21">Result&gt; 5</text:p>
      <text:p text:style-name="Standard"/>
      <text:p text:style-name="P30">answer</text:p>
      <text:p text:style-name="P21">Result&gt; 5</text:p>
      <text:p text:style-name="Standard"/>
      <text:p text:style-name="P60"><text:soft-page-break/>The part of an expression that is on the <text:span text:style-name="T6">right side</text:span> of an assignment operator is always evaluated first and the result is then assigned to the variable that is on the <text:span text:style-name="T6">left side</text:span> of the operator.</text:p>
      <text:p text:style-name="P60"/>
      <text:p text:style-name="P60">Now that you have seen how to use the MathPiper console as both a <text:span text:style-name="T6">symbolic</text:span> and a <text:span text:style-name="T6">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Exercises</text:h>
      <text:p text:style-name="Text_20_body">Use the MathPiper console which is at the bottom of the MathRider application to complete the following exercises.</text:p>
      <text:h text:style-name="Heading_20_3" text:outline-level="3">Exercise 1</text:h>
      <text:p text:style-name="Preformatted_20_Text">Carefully read all of section 5. <text:s/>Evaluate each one of the examples in section 5 in the MathPiper console and verify that the results match the ones in the book.</text:p>
      <text:h text:style-name="Heading_20_3" text:outline-level="3">Exercise 2</text:h>
      <text:p text:style-name="Preformatted_20_Text">Answer each one of the following questions:</text:p>
      <text:p text:style-name="Preformatted_20_Text"/>
      <text:p text:style-name="Preformatted_20_Text">a) What is the purpose of the N() function?</text:p>
      <text:p text:style-name="Preformatted_20_Text"/>
      <text:p text:style-name="Preformatted_20_Text">b) What is a variable?</text:p>
      <text:p text:style-name="Preformatted_20_Text"/>
      <text:p text:style-name="Preformatted_20_Text">c) Are the variables 'x' and 'X' the same variable?</text:p>
      <text:p text:style-name="Preformatted_20_Text"/>
      <text:p text:style-name="Preformatted_20_Text">d) What is the difference between a bound variable and an unbound variable?</text:p>
      <text:p text:style-name="Preformatted_20_Text"/>
      <text:p text:style-name="Preformatted_20_Text">e) How can you tell if a variable is bound or not?</text:p>
      <text:p text:style-name="Preformatted_20_Text"/>
      <text:p text:style-name="Preformatted_20_Text">f) How can a variable be bound to a value?</text:p>
      <text:p text:style-name="Preformatted_20_Text"/>
      <text:p text:style-name="Preformatted_20_Text">g) How can a variable be unbound from a value?</text:p>
      <text:p text:style-name="Preformatted_20_Text"/>
      <text:p text:style-name="Preformatted_20_Text">h) What does the % character do?</text:p>
      <text:h text:style-name="Heading_20_3" text:outline-level="3">Exercise 3</text:h>
      <text:p text:style-name="Preformatted_20_Text">Perform the following calculation:</text:p>
      <text:p text:style-name="Preformatted_20_Text"/>
      <text:p text:style-name="Preformatted_20_Text"><draw:frame draw:style-name="fr4" draw:name="Object16" text:anchor-type="as-char" svg:width="0.8063in" svg:height="0.4256in" draw:z-index="19"><draw:object xlink:href="./Object 16" xlink:type="simple" xlink:show="embed" xlink:actuate="onLoad"/><draw:image xlink:href="./ObjectReplacements/Object 16" xlink:type="simple" xlink:show="embed" xlink:actuate="onLoad"/></draw:frame></text:p>
      <text:h text:style-name="Heading_20_3" text:outline-level="3"><text:soft-page-break/>Exercise 4</text:h>
      <text:p text:style-name="Preformatted_20_Text">a) Assign the variable <text:bookmark-start text:name="DDE_LINK47"/><text:span text:style-name="T6">answer</text:span><text:bookmark-end text:name="DDE_LINK47"/> to the result of the calculation<draw:frame draw:style-name="fr4" draw:name="Object20" text:anchor-type="as-char" svg:width="0.8075in" svg:height="0.4256in" draw:z-index="20"><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text:span text:style-name="T6">answer</text:span> := 1/5 + 7/4 + 15/16</text:p>
      <text:p text:style-name="Preformatted_20_Text"/>
      <text:p text:style-name="Preformatted_20_Text">b) Use the Numerator() function to calculate the numerator of <text:span text:style-name="T6">answer</text:span>.</text:p>
      <text:p text:style-name="Preformatted_20_Text"/>
      <text:p text:style-name="Preformatted_20_Text">c) Use the Denominator() function to calculate the denominator of <text:span text:style-name="T6">answer</text:span>.</text:p>
      <text:p text:style-name="Preformatted_20_Text"/>
      <text:p text:style-name="Preformatted_20_Text">d) Use the N() function to calculate the numeric value of <text:span text:style-name="T6">answer</text:span>.</text:p>
      <text:p text:style-name="Preformatted_20_Text"/>
      <text:p text:style-name="Preformatted_20_Text">e) Use the Clear() function to unbind the variable <text:span text:style-name="T6">answer</text:span> and verify that <text:span text:style-name="T6">answer</text:span> is unbound by executing the following code and by using the IsBound() function:</text:p>
      <text:p text:style-name="Preformatted_20_Text"/>
      <text:p text:style-name="Preformatted_20_Text">In&gt; <text:span text:style-name="T6">answer</text:span></text:p>
      <text:h text:style-name="Heading_20_3" text:outline-level="3">Exercise 5</text:h>
      <text:p text:style-name="Preformatted_20_Text">Assign<draw:frame draw:style-name="fr4" draw:name="Object17" text:anchor-type="as-char" svg:width="0.2063in" svg:height="0.4256in" draw:z-index="1"><draw:object xlink:href="./Object 17" xlink:type="simple" xlink:show="embed" xlink:actuate="onLoad"/><draw:image xlink:href="./ObjectReplacements/Object 17" xlink:type="simple" xlink:show="embed" xlink:actuate="onLoad"/></draw:frame>to variable <text:span text:style-name="T6">x</text:span>,<draw:frame draw:style-name="fr4" draw:name="Object18" text:anchor-type="as-char" svg:width="0.1972in" svg:height="0.4256in" draw:z-index="2"><draw:object xlink:href="./Object 18" xlink:type="simple" xlink:show="embed" xlink:actuate="onLoad"/><draw:image xlink:href="./ObjectReplacements/Object 18" xlink:type="simple" xlink:show="embed" xlink:actuate="onLoad"/></draw:frame>to variable <text:span text:style-name="T6">y</text:span>, and<draw:frame draw:style-name="fr4" draw:name="Object19" text:anchor-type="as-char" svg:width="0.2835in" svg:height="0.4256in" draw:z-index="3"><draw:object xlink:href="./Object 19" xlink:type="simple" xlink:show="embed" xlink:actuate="onLoad"/><draw:image xlink:href="./ObjectReplacements/Object 19" xlink:type="simple" xlink:show="embed" xlink:actuate="onLoad"/></draw:frame>to variable <text:span text:style-name="T6">z</text:span> using the <text:span text:style-name="T6">:=</text:span> operator. <text:s/>Then perform the following calculations:</text:p>
      <text:p text:style-name="Preformatted_20_Text"/>
      <text:p text:style-name="Preformatted_20_Text">a)</text:p>
      <text:p text:style-name="Preformatted_20_Text">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e)</text:p>
      <text:p text:style-name="Preformatted_20_Text">In&gt; x + z</text:p>
      <text:p text:style-name="Preformatted_20_Text"/>
      <text:p text:style-name="Preformatted_20_Text">f)</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MathPiperDocs plugin is available in a tab called "MathPiperDocs" which is near the right side of the MathRider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text:span text:style-name="T9">Don't be intimidated by the large number of categories and functions that are in the function tree!</text:span>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6">home</text:span> <text:span text:style-name="T6">page</text:span> contains links to the <text:soft-page-break/>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Carefully read all of section 6. <text:s/>Locate the N(), IsEven(), IsOdd(), Clear(), IsBound(), Numerator(), Denominator(), and Factor() functions in the <text:span text:style-name="T9">All Functions</text:span> section of the MathPiperDocs plugin and read the information that is available on them. <text:s/>List the one line descriptions which are at the top of the documentation for each of these functions.</text:p>
      <text:h text:style-name="Heading_20_3" text:outline-level="3">Exercise 2</text:h>
      <text:p text:style-name="Preformatted_20_Text">Locate the N(), IsEven(), IsOdd(), Clear(), IsBound(), Numerator(), Denominator(), and Factor() functions in the <text:span text:style-name="T9">User Functions</text:span> section of the MathPiperDocs plugin and list which category each function is contained in. <text:s/><text:span text:style-name="T9">Don't</text:span> include the <text:span text:style-name="T6">Alphabetical</text:span> or <text:span text:style-name="T6">Built In</text:span> categories in your search. <text:s/>For example, the <text:span text:style-name="T6">N()</text:span> function is in the <text:span text:style-name="T21">Numbers (Operations)</text:span> category.</text:p>
      <text:h text:style-name="Heading_20_1" text:outline-level="1">Using MathRider As A Programmer's Text Editor</text:h>
      <text:p text:style-name="Text_20_body">We have cover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which can help them maximize their personal productivity and these tools have all kinds of capabilities that most people would not even suspect they contained.</text:p>
      <text:p text:style-name="Text_20_body">Even though this book only covers a small part of the editing capabilities that MathRider has, what is covered will enable the user to begin writing useful programs.</text:p>
      <text:h text:style-name="Heading_20_2" text:outline-level="2">Creating, Opening, Saving, And Clos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Rider will ask the use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text:span text:style-name="T6">Edit</text:span>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2" text:outline-level="2">File Modes</text:h>
      <text:p text:style-name="Text_20_body">Text file names are suppose to have a file extension which indicates what type of <text:soft-page-break/>file it is. <text:s/>For example, test.<text:span text:style-name="T6">txt</text:span> is a generic text file, test.<text:span text:style-name="T6">bat</text:span> is a Windows batch file, and test.<text:span text:style-name="T6">sh</text:span> is a Unix/Linux shell script (<text:span text:style-name="T8">unfortunately, Windows i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Rider worksheet files have a <text:span text:style-name="T6">.mrw</text:span> extension and MathRider knows what colors to highlight the various parts of a .mrw file in.</text:p>
      <text:h text:style-name="Heading_20_2" text:outline-level="2">Learning How To Type Properly Is An Excellent Investment Of Your Time</text:h>
      <text:p text:style-name="Text_20_body">This is a good place in the document to mention that learning how to type properly is an investment that will pay back dividends throughout your whole life. <text:s/>Almost any work you do on a computer (including programming) will be done <text:span text:style-name="T31">much</text:span> faster and with less errors if you know how to type properly. <text:s/>Here is what Steve Yegge has to say about this subject:</text:p>
      <text:p text:style-name="Text_20_body">"If you are a programmer, or an IT professional working with computers in <text:span text:style-name="Emphasis">any</text:span> capacity, <text:span text:style-name="T5">you need to learn to type!</text:span> I don't know how to put it any more clearly than that."</text:p>
      <text:p text:style-name="Text_20_body">A good way to learn how to type is to locate a free "learn how to type" program on the web and use it.</text:p>
      <text:h text:style-name="Heading_20_2" text:outline-level="2">Exercises</text:h>
      <text:h text:style-name="Heading_20_3" text:outline-level="3">Exercise 1</text:h>
      <text:p text:style-name="Preformatted_20_Text">Carefully read all of section 7. <text:s/>Create a text file called "<text:span text:style-name="T6">my_text_file.txt</text:span>" and place a few sentences in it. <text:s/>Save the text file somewhere on your hard drive then close it. <text:s/>Now, open the text file again using <text:span text:style-name="T6">File-&gt;Open</text:span> and verify that what you typed is still in the file.</text:p>
      <text:p text:style-name="P64"/>
      <text:h text:style-name="Heading_20_1" text:outline-level="1">MathRider Worksheet Files</text:h>
      <text:p text:style-name="Text_20_body">While MathRider's ability to execute code inside a console provides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it and pressing <text:span text:style-name="T6">&lt;shift&gt;&lt;Enter&gt;</text:span>. <text:s/>A fold always begins with a <text:span text:style-name="T6">start tag</text:span>, which starts with a percent symbol (<text:span text:style-name="T6">%)</text:span> followed by the <text:span text:style-name="T6">name of the fold type</text:span> (like this: <text:span text:style-name="T6">%&lt;foldtype&gt;</text:span><text:span text:style-name="T7">). <text:s/>The </text:span>end of a fold is marked by an <text:span text:style-name="T6">end tag</text:span> which looks like <text:span text:style-name="T6">%/&lt;foldtype&gt;</text:span>. <text:s/>The only difference between a fold's start tag and its end tag is that the end tag has a slash (/) after the %. </text:p>
      <text:p text:style-name="Text_20_body">For example, here is a MathPiper fold which will print the result of <text:span text:style-name="T6">2 + 3 </text:span>to the MathPiper console (<text:span text:style-name="T9">Note: the semicolon ';' which is at the end of the line of code is required</text:span>):</text:p>
      <text:p text:style-name="Preformatted_20_Text"/>
      <text:p text:style-name="P39">%mathpiper</text:p>
      <text:p text:style-name="P26"/>
      <text:p text:style-name="P25"><text:span text:style-name="T17">2 + 3</text:span>;</text:p>
      <text:p text:style-name="P26"/>
      <text:p text:style-name="P47">%/mathpiper</text:p>
      <text:p text:style-name="Text_20_body">The <text:span text:style-name="T6">output</text:span> generated by a fold (called the <text:span text:style-name="T6">parent fold</text:span>) is wrapped in a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6"/>
      <text:p text:style-name="P39">%mathpiper</text:p>
      <text:p text:style-name="P26"/>
      <text:p text:style-name="P25"><text:span text:style-name="T16">2 + 3</text:span>;</text:p>
      <text:p text:style-name="P26"/>
      <text:p text:style-name="P39">%/mathpiper</text:p>
      <text:p text:style-name="P26"/>
      <text:p text:style-name="P25"><text:s text:c="4"/><text:span text:style-name="T19">%output,preserve="false"</text:span></text:p>
      <text:p text:style-name="P25"><text:span text:style-name="T19"><text:s text:c="6"/>Result:</text:span> 5</text:p>
      <text:p text:style-name="P49">. <text:s text:c="2"/>%/output</text:p>
      <text:p text:style-name="Text_20_body"><text:soft-page-break/>The most common type of output fold is <text:span text:style-name="T6">%output</text:span> and 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 <text:s/>If preserve is set to <text:span text:style-name="T6">true</text:span>, the fold will not be overwritten and a new fold will be created instead.</text:p>
      <text:p text:style-name="Text_20_body">There are other kinds of child folds, but in the rest of this document they will all be referred to in general as "output" folds.</text:p>
      <text:h text:style-name="Heading_20_3" text:outline-level="3">The title Attribute</text:h>
      <text:p text:style-name="Text_20_body">Folds can also have what is called a "<text:span text:style-name="T6">title attribute</text:span>" placed after the start tag which describes what the fold contains. <text:s/>For example, the following %mathpiper fold has a title attribute which indicates that the fold adds two number together:</text:p>
      <text:p text:style-name="P26"/>
      <text:p text:style-name="P39">%mathpiper,title="Add two numbers together."</text:p>
      <text:p text:style-name="P26"/>
      <text:p text:style-name="P25"><text:span text:style-name="T17">2 + 3</text:span>;</text:p>
      <text:p text:style-name="P26"/>
      <text:p text:style-name="P47">%/mathpiper</text:p>
      <text:p text:style-name="P61"><text:span text:style-name="T7">The title attribute is added to the start tag of a fold by placing a comma after the fold's type name and then adding the text </text:span><text:span text:style-name="T6">title="&lt;text&gt;"</text:span><text:span text:style-name="T7"> after the comma. <text:s/>(</text:span><text:span text:style-name="T9">Note: no spaces can be present before or after the comma (,) or the equals sign (=) </text:span><text:span text:style-name="T7">).</text:span></text:p>
      <text:h text:style-name="Heading_20_2" text:outline-level="2">Automatically Inserting Folds &amp; Removing Unpreserved Folds</text:h>
      <text:p text:style-name="Text_20_body">Typing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Rider has a way to automatically insert them. <text:s/>Place the cursor at the beginning of a blank line in a .mrw worksheet file where you would like a fold inserted and then <text:span text:style-name="T9">press the right mouse button</text:span>. <text:s/></text:p>
      <text:p text:style-name="Text_20_body">A popup menu will be displayed and at the top of this menu are items which read "<text:span text:style-name="T6">Insert MathPiper Fold</text:span>", "<text:span text:style-name="T6">Insert Group Fold</text:span>", etc. <text:s/>If you select one of these menu items, an empty code fold of the proper type will automatically be inserted into the .mrw file at the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P84" text:outline-level="2"><text:soft-page-break/>Placing Text Outside Of A Fold</text:h>
      <text:p text:style-name="P59">Text can also be placed outside of a fold like the following example shows:</text:p>
      <text:p text:style-name="P59"/>
      <text:p text:style-name="P34">Text can be placed above folds like this.</text:p>
      <text:p text:style-name="P34"/>
      <text:p text:style-name="P34">text text text text</text:p>
      <text:p text:style-name="P34">text text text text</text:p>
      <text:p text:style-name="P34"/>
      <text:p text:style-name="P39">%mathpiper,title="Fold 1"</text:p>
      <text:p text:style-name="P26"/>
      <text:p text:style-name="P25"><text:span text:style-name="T17">2 + 3</text:span>;</text:p>
      <text:p text:style-name="P26"/>
      <text:p text:style-name="P47">%/mathpiper</text:p>
      <text:p text:style-name="Preformatted_20_Text">Text can be placed between folds like this.</text:p>
      <text:p text:style-name="Preformatted_20_Text"/>
      <text:p text:style-name="P34">text text text text</text:p>
      <text:p text:style-name="Preformatted_20_Text">text text text text</text:p>
      <text:p text:style-name="Preformatted_20_Text"/>
      <text:p text:style-name="P39">%mathpiper,title="Fold 2"</text:p>
      <text:p text:style-name="P26"/>
      <text:p text:style-name="P25"><text:span text:style-name="T17">3 + 4</text:span>;</text:p>
      <text:p text:style-name="P26"/>
      <text:p text:style-name="P47">%/mathpiper</text:p>
      <text:p text:style-name="P46">Text can be placed between folds like this.</text:p>
      <text:p text:style-name="P34">text text text text</text:p>
      <text:p text:style-name="Preformatted_20_Text">text text text text</text:p>
      <text:p text:style-name="P54"/>
      <text:p text:style-name="P52"><text:span text:style-name="T13">Placing text outside a fold is useful for describing what is being done in certain folds and it is </text:span>also good for saving work that has been done in the MathPiper console.</text:p>
      <text:h text:style-name="Heading_20_2" text:outline-level="2">Exercises</text:h>
      <text:p text:style-name="Text_20_body">A MathRider worksheet file called "<text:span text:style-name="T6">newbies_book_examples_1.mrw</text:span>" can be obtained from this website:</text:p>
      <text:p text:style-name="Text_20_body"><text:a xlink:type="simple" xlink:href="https://mathrider.dev.java.net/source/browse/mathrider/trunk/src/doc/newbies_book/examples/proposed/misc/newbies_book_examples_1.mrw">https://mathrider.dev.java.net/source/browse/mathrider/trunk/src/doc/newbies_book/examples/proposed/misc/newbies_book_examples_1.mrw</text:a></text:p>
      <text:p text:style-name="Text_20_body">It contains a number of %mathpiper folds which contain code examples from the previous sections of this book. <text:s/>Notice that all of the lines of code have a semicolon (;) placed after them. <text:s/>The reason this is needed is explained in a later <text:soft-page-break/>section.</text:p>
      <text:p text:style-name="Text_20_body">Download this worksheet file to your computer from the section on this website that contains the highest revision number and then open it in MathRider. <text:s/>Then, use the worksheet to do the following exercises.</text:p>
      <text:h text:style-name="Heading_20_3" text:outline-level="3">Exercise 1</text:h>
      <text:p text:style-name="Preformatted_20_Text">Carefully read all of section 8. <text:s/>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6"/><text:bookmark-start text:name="DDE_LINK27"/>324802984 * 2308098234<text:bookmark-end text:name="DDE_LINK26"/><text:bookmark-end text:name="DDE_LINK27"/></text:p>
      <text:p text:style-name="Preformatted_20_Text"/>
      <text:p text:style-name="Preformatted_20_Text">e) Factor the result which was calculated in d).</text:p>
      <text:p text:style-name="Text_20_body"/>
      <text:p text:style-name="Text_20_body"/>
      <text:h text:style-name="Heading_20_1" text:outline-level="1">MathPiper Programming Fundamentals</text:h>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68"><text:span text:style-name="T19">3</text:span> </text:p>
      <text:p text:style-name="Text_20_body">represents the number three, the value:</text:p>
      <text:p text:style-name="P69"><text:span text:style-name="T20">0.5</text:span> </text:p>
      <text:p text:style-name="Text_20_body">represents the number one half, and the value: </text:p>
      <text:p text:style-name="P72">"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70">3</text:p>
      <text:p text:style-name="P70">2 + 3</text:p>
      <text:p text:style-name="P70"><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1">Result&gt; 5</text:p>
      <text:h text:style-name="Heading_20_2" text:outline-level="2">Operators</text:h>
      <text:p text:style-name="Text_20_body">In the above expressions, the characters +, −, *, /, ^ are called <text:span text:style-name="T6">operators</text:span> and their purpose is to tell MathPiper what <text:span text:style-name="T6">operations</text:span> to perform on the <text:span text:style-name="T6">values</text:span> in an <text:span text:style-name="T6">expression</text:span>. <text:s/>For example, in the expression <text:span text:style-name="T6">2 + 3</text:span>, the <text:span text:style-name="T6">addition</text:span> operator <text:span text:style-name="T6">+</text:span> tells MathPiper to add the integer <text:span text:style-name="T6">2</text:span> to the integer <text:span text:style-name="T6">3</text:span>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which is also used as the <text:soft-page-break/>"result of the last calculation" symbol),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1">Result&gt; 3</text:p>
      <text:p text:style-name="Standard"/>
      <text:p text:style-name="Preformatted_20_Text">In&gt; 3*4</text:p>
      <text:p text:style-name="P21">Result&gt; 12</text:p>
      <text:p text:style-name="Standard"/>
      <text:p text:style-name="Preformatted_20_Text">In&gt; 30/3</text:p>
      <text:p text:style-name="P21">Result&gt; 10</text:p>
      <text:p text:style-name="Standard"/>
      <text:p text:style-name="Preformatted_20_Text">In&gt; 8%5</text:p>
      <text:p text:style-name="P21">Result&gt; 3</text:p>
      <text:p text:style-name="Standard"/>
      <text:p text:style-name="Preformatted_20_Text">In&gt; 2^3</text:p>
      <text:p text:style-name="P21">Result&gt; 8</text:p>
      <text:p text:style-name="Standard"/>
      <text:p text:style-name="Text_20_body">The <text:span text:style-name="T6">−</text:span> character can also be used to indicate a negative number:</text:p>
      <text:p text:style-name="Preformatted_20_Text">In&gt; -3</text:p>
      <text:p text:style-name="P21">Result&gt; -3</text:p>
      <text:p text:style-name="Standard"/>
      <text:p text:style-name="Text_20_body">Subtracting a negative number results in a positive number (Note: there must be a space between the two negative signs):</text:p>
      <text:p text:style-name="Preformatted_20_Text">In&gt; - -3</text:p>
      <text:p text:style-name="P21">Result&gt; 3</text:p>
      <text:p text:style-name="P21"/>
      <text:p text:style-name="Text_20_body">In MathPiper, <text:span text:style-name="T6">operators</text:span> are symbols (or groups of symbols) which are implemented with <text:span text:style-name="T6">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text:soft-page-break/></text:p>
      <text:p text:style-name="P68">^<text:tab/>Exponents are evaluated right to left.</text:p>
      <text:p text:style-name="P74">*,%,/<text:tab/>Then multiplication, remainder, and division operations are evaluated left to right.</text:p>
      <text:p text:style-name="P68">+, −<text:tab/>Finally, addition and subtraction are evaluated left to right.</text:p>
      <text:p text:style-name="P68"/>
      <text:p text:style-name="Text_20_body">Lets manually apply these precedence rules to the multi-operator expression we used earlier. <text:s/>Here is the expression in source code form:</text:p>
      <text:p text:style-name="P19"/>
      <text:p text:style-name="P9">5 + 6*21/18 - 2^3</text:p>
      <text:p text:style-name="P19"/>
      <text:p text:style-name="Text_20_body">And here it is in traditional form:</text:p>
      <text:p text:style-name="P58"><draw:frame draw:style-name="fr4" draw:name="Object15" text:anchor-type="as-char" svg:width="0.9874in" svg:height="0.4256in" draw:z-index="4"><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6">5 + 6*21/18 - 2<text:span text:style-name="T9">^</text:span>3</text:p>
      <text:p text:style-name="P36">5 + 6<text:span text:style-name="T9">*</text:span>21/18 - <text:span text:style-name="T21">8</text:span></text:p>
      <text:p text:style-name="P36">5 + <text:span text:style-name="T21">126</text:span><text:span text:style-name="T9">/</text:span>18 - 8</text:p>
      <text:p text:style-name="P36">5 <text:span text:style-name="T9">+</text:span> <text:span text:style-name="T21">7</text:span> - 8</text:p>
      <text:p text:style-name="P36"><text:span text:style-name="T21">12</text:span> <text:span text:style-name="T9">-</text:span> 8</text:p>
      <text:p text:style-name="P23">4</text:p>
      <text:p text:style-name="P23"/>
      <text:p text:style-name="Text_20_body">Starting with the first expression, MathPiper evaluates the <text:span text:style-name="T9">^</text:span> operator first which results in the <text:span text:style-name="T21">8</text:span> in the expression below it. <text:s/>In the second expression, the <text:span text:style-name="T9">*</text:span> operator is executed next, and so on. <text:s/>The last expression shows that the final result after all of the operators have been evaluated is <text:span text:style-name="T21">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1">Result&gt; 22</text:p>
      <text:p text:style-name="Standard"/>
      <text:p text:style-name="Text_20_body">If parentheses are placed around 2 + 4, however, the addition operator is forced <text:soft-page-break/>to be evaluated before the multiplication operator and the result is 30:</text:p>
      <text:p text:style-name="Standard"/>
      <text:p text:style-name="Preformatted_20_Text">In&gt; (2 + 4)*5</text:p>
      <text:p text:style-name="P21">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1">Result&g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75">()<text:tab/>Parentheses are evaluated from the inside out.</text:p>
      <text:p text:style-name="P75">^<text:tab/>Then exponents are evaluated right to left.</text:p>
      <text:p text:style-name="P75">*,%,/ Then multiplication, remainder, and division operations are evaluated left to right.</text:p>
      <text:p text:style-name="P75">+, − Finally, addition and subtraction are evaluated left to right.</text:p>
      <text:p text:style-name="P60"/>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text:span text:style-name="T6">can have values passed to them</text:span> from the calling code and they <text:span text:style-name="T6">always return a value</text:span>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or </text:span><text:span text:style-name="T6">methods</text:span><text:span text:style-name="T7">.</text:span></text:p>
      <text:p text:style-name="Text_20_body">The functions that come with MathPiper have names which consist of either a single word (such as <text:span text:style-name="T6">Sum()</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text:soft-page-break/>Functions That Produce Side Effects</text:h>
      <text:p text:style-name="Text_20_body">Most functions are executed to obtain the <text:span text:style-name="T6">results</text:span> they produce but some functions are executed in order to <text:span text:style-name="T6">have them perform work that is not in the </text:span><text:span text:style-name="T6">form of a result</text:span>. <text:s/>Functions that perform work that is not in the form of a result are said to produce <text:span text:style-name="T6">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6">Side Effects:</text:span> placed before it in the output instead of the word <text:span text:style-name="T6">Result:</text:span>. <text:s/>The <text:span text:style-name="T6">Echo()</text:span> and <text:span text:style-name="T6">Write()</text:span> functions are examples of functions that produce side effects and they are covered in the next section.</text:p>
      <text:h text:style-name="Heading_20_3" text:outline-level="3">Printing Related Functions: Echo(), Write(), And Newline()</text:h>
      <text:p text:style-name="Text_20_body"><text:span text:style-name="T7">The printing</text:span> related functions send text information to the user and this is usually referred to as "printing" in this document. <text:s/>However, 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1">Result&gt; True</text:p>
      <text:p text:style-name="P32">Side Effects&gt;</text:p>
      <text:p text:style-name="P32">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DDE_LINK28"/>Echo(1,1+2,2*3)<text:bookmark-end text:name="DDE_LINK28"/></text:p>
      <text:p text:style-name="P21">Result&gt; True</text:p>
      <text:p text:style-name="P32">Side Effects&gt;</text:p>
      <text:p text:style-name="P32">1 3 6 </text:p>
      <text:p text:style-name="Standard"/>
      <text:p text:style-name="Text_20_body"><text:soft-page-break/>The expressions were each evaluated and their results were returned (separated by spaces) as side effect output. <text:s/>If it is desired that commas be printed between the numbers in the output, simply place three commas between the expressions that are passed to Echo():</text:p>
      <text:p text:style-name="Preformatted_20_Text"/>
      <text:p text:style-name="Preformatted_20_Text">In&gt; <text:bookmark-start text:name="DDE_LINK281"/>Echo(1,,,1+2,,,2*3)<text:bookmark-end text:name="DDE_LINK281"/></text:p>
      <text:p text:style-name="P21">Result&gt; True</text:p>
      <text:p text:style-name="P32">Side Effects&gt;</text:p>
      <text:p text:style-name="P32">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39"><text:bookmark-start text:name="DDE_LINK50"/>%mathpiper</text:p>
      <text:p text:style-name="P26"/>
      <text:p text:style-name="P25"><text:span text:style-name="T14">Echo</text:span><text:span text:style-name="T5">(</text:span><text:span text:style-name="T8">1</text:span><text:span text:style-name="T5">)</text:span>;</text:p>
      <text:p text:style-name="P26"/>
      <text:p text:style-name="P25"><text:span text:style-name="T14">Echo</text:span><text:span text:style-name="T5">(</text:span><text:span text:style-name="T8">1</text:span><text:span text:style-name="T5">+</text:span><text:span text:style-name="T8">2</text:span><text:span text:style-name="T5">)</text:span>;</text:p>
      <text:p text:style-name="P26"/>
      <text:p text:style-name="P25"><text:span text:style-name="T14">Echo</text:span><text:span text:style-name="T5">(</text:span><text:span text:style-name="T8">2</text:span><text:span text:style-name="T5">*</text:span><text:span text:style-name="T8">3</text:span><text:span text:style-name="T5">)</text:span>;</text:p>
      <text:p text:style-name="P26"/>
      <text:p text:style-name="P39">%/mathpiper<text:bookmark-end text:name="DDE_LINK50"/></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3 </text:p>
      <text:p text:style-name="P25"><text:s text:c="6"/>6</text:p>
      <text:p text:style-name="P49">. <text:s text:c="2"/>%/output</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39">%mathpiper</text:p>
      <text:p text:style-name="P26"/>
      <text:p text:style-name="P25">a <text:span text:style-name="T5">:=</text:span> <text:span text:style-name="T8">1</text:span>;</text:p>
      <text:p text:style-name="P25">b <text:span text:style-name="T5">:=</text:span> <text:span text:style-name="T8">2</text:span>;</text:p>
      <text:p text:style-name="P25">c <text:span text:style-name="T5">:=</text:span> <text:span text:style-name="T8">3</text:span>;</text:p>
      <text:p text:style-name="P26"/>
      <text:p text:style-name="P39">%/mathpiper</text:p>
      <text:p text:style-name="P26"><text:soft-page-break/></text:p>
      <text:p text:style-name="P25"><text:s text:c="4"/><text:span text:style-name="T19">%output,preserve="false"</text:span></text:p>
      <text:p text:style-name="P25"><text:s text:c="6"/><text:span text:style-name="T19">Result:</text:span> 3</text:p>
      <text:p text:style-name="P49">. <text:s text:c="2"/>%/output</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to display the contents of all three variables:</text:p>
      <text:p text:style-name="Preformatted_20_Text"/>
      <text:p text:style-name="P39"><text:bookmark-start text:name="DDE_LINK29"/><text:bookmark-start text:name="DDE_LINK32"/>%mathpiper</text:p>
      <text:p text:style-name="P26"/>
      <text:p text:style-name="P25">a <text:span text:style-name="T5">:=</text:span> <text:span text:style-name="T8">1</text:span>;</text:p>
      <text:p text:style-name="P25"><text:span text:style-name="T14">Echo</text:span><text:span text:style-name="T5">(</text:span>a<text:span text:style-name="T5">)</text:span>;</text:p>
      <text:p text:style-name="P26"/>
      <text:p text:style-name="P25">b <text:span text:style-name="T5">:=</text:span> <text:span text:style-name="T8">2</text:span>;</text:p>
      <text:p text:style-name="P25"><text:span text:style-name="T14">Echo</text:span><text:span text:style-name="T5">(</text:span>b<text:span text:style-name="T5">)</text:span>;</text:p>
      <text:p text:style-name="P26"/>
      <text:p text:style-name="P25">c <text:span text:style-name="T5">:=</text:span> <text:span text:style-name="T8">3</text:span>;</text:p>
      <text:p text:style-name="P25"><text:span text:style-name="T14">Echo</text:span><text:span text:style-name="T5">(</text:span>c<text:span text:style-name="T5">)</text:span>;</text:p>
      <text:p text:style-name="P26"/>
      <text:p text:style-name="P39">%/mathpiper<text:bookmark-end text:name="DDE_LINK29"/><text:bookmark-end text:name="DDE_LINK32"/></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 text:c="6"/>3</text:p>
      <text:p text:style-name="P49">. <text:s text:c="2"/>%/output</text:p>
      <text:h text:style-name="Heading_20_4" text:outline-level="4">Echo Functions Are Useful For "Debugging" Programs</text:h>
      <text:p text:style-name="Text_20_body">The errors that are in a program are often called "bugs". <text:s/>This name came from the days when computers were the size of large rooms and were made using electromechanical parts. <text:s/>Periodically, bugs would crawl into the machines and interfere with its moving mechanical parts and this would cause the machine to malfunction. <text:s/>The bugs needed to be located and removed before the machine would run properly again. <text:s/></text:p>
      <text:p text:style-name="Text_20_body">Of course, even back then most program errors were produced by programmers entering wrong programs or entering programs wrong, but they liked to say that all of the errors were caused by bugs and not by themselves! <text:s/>The process of <text:soft-page-break/>fixing errors in a program became known as <text:span text:style-name="T6">debugging</text:span> and the names "bugs" and "debugging" are still used by programmers today.</text:p>
      <text:p text:style-name="Text_20_body">One of the standard ways to locate bugs in a program is to place <text:span text:style-name="T6">Echo() </text:span>function calls in the code at strategic places which <text:span text:style-name="T6">print the contents of variables and display messages</text:span>. <text:s/>These Echo() functions will enable you to see what your program is doing while it is running. <text:s/>After you have found and fixed the bugs in your program, you can remove the debugging Echo() function calls or comment them out if you think they may be needed later.</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39"><text:bookmark-start text:name="DDE_LINK52"/>%mathpiper</text:p>
      <text:p text:style-name="P26"/>
      <text:p text:style-name="P25"><text:span text:style-name="T14">Write</text:span><text:span text:style-name="T5">(</text:span><text:span text:style-name="T8">1,,</text:span><text:span text:style-name="T5">)</text:span>;</text:p>
      <text:p text:style-name="P26"/>
      <text:p text:style-name="P25"><text:span text:style-name="T14">Write</text:span><text:span text:style-name="T5">(</text:span><text:span text:style-name="T8">1</text:span><text:span text:style-name="T5">+</text:span><text:span text:style-name="T8">2,,</text:span><text:span text:style-name="T5">)</text:span>;</text:p>
      <text:p text:style-name="P26"/>
      <text:p text:style-name="P25"><text:span text:style-name="T14">Echo</text:span><text:span text:style-name="T5">(</text:span><text:span text:style-name="T8">2</text:span><text:span text:style-name="T5">*</text:span><text:span text:style-name="T8">3</text:span><text:span text:style-name="T5">)</text:span>;</text:p>
      <text:p text:style-name="P26"/>
      <text:p text:style-name="P39">%/mathpiper<text:bookmark-end text:name="DDE_LINK52"/></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3,6</text:p>
      <text:p text:style-name="P49">. <text:s text:c="2"/>%/output</text:p>
      <text:p text:style-name="P53">Write() and Echo() have other differences besides the one discussed here and more information about them can be found in the documentation for these functions.</text:p>
      <text:h text:style-name="Heading_20_4" text:outline-level="4">NewLine()</text:h>
      <text:p text:style-name="P53">The <text:span text:style-name="T6">NewLine()</text:span> function simply prints a blank line in the side effects output. <text:s/>It is useful for placing vertical space between printed lines:</text:p>
      <text:p text:style-name="P39"><text:bookmark-start text:name="DDE_LINK321"/><text:bookmark-start text:name="DDE_LINK292"/>%mathpiper</text:p>
      <text:p text:style-name="P26"/>
      <text:p text:style-name="P25">a <text:span text:style-name="T5">:=</text:span> <text:span text:style-name="T8">1</text:span>;</text:p>
      <text:p text:style-name="P25"><text:span text:style-name="T14">Echo</text:span><text:span text:style-name="T5">(</text:span>a<text:span text:style-name="T5">)</text:span>;</text:p>
      <text:p text:style-name="P25"><text:span text:style-name="T15">NewLine</text:span><text:span text:style-name="T5">()</text:span>;</text:p>
      <text:p text:style-name="P26"/>
      <text:p text:style-name="P25"><text:soft-page-break/>b <text:span text:style-name="T5">:=</text:span> <text:span text:style-name="T8">2</text:span>;</text:p>
      <text:p text:style-name="P25"><text:span text:style-name="T14">Echo</text:span><text:span text:style-name="T5">(</text:span>b<text:span text:style-name="T5">)</text:span>;</text:p>
      <text:p text:style-name="P25"><text:span text:style-name="T15">NewLine</text:span><text:span text:style-name="T5">()</text:span>;</text:p>
      <text:p text:style-name="P26"/>
      <text:p text:style-name="P25">c <text:span text:style-name="T5">:=</text:span> <text:span text:style-name="T8">3</text:span>;</text:p>
      <text:p text:style-name="P25"><text:span text:style-name="T14">Echo</text:span><text:span text:style-name="T5">(</text:span>c<text:span text:style-name="T5">)</text:span>;</text:p>
      <text:p text:style-name="P26"/>
      <text:p text:style-name="P39">%/mathpiper<text:bookmark-end text:name="DDE_LINK321"/><text:bookmark-end text:name="DDE_LINK292"/></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6"/>
      <text:p text:style-name="P25"><text:s text:c="6"/>2 </text:p>
      <text:p text:style-name="P26"/>
      <text:p text:style-name="P25"><text:s text:c="6"/>3</text:p>
      <text:p text:style-name="P48">. <text:s text:c="2"/>%/output</text:p>
      <text:h text:style-name="Heading_20_2" text:outline-level="2">Expressions Are Separated By Semicolons</text:h>
      <text:p text:style-name="Text_20_body">As discussed earlier, all of the expressions that are inside of a <text:span text:style-name="T6">%mathpiper </text:span><text:span text:style-name="T7">fold</text:span> must have a semicolon (;) after them. <text:s/>However,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text:span text:style-name="T6">because </text:span><text:span text:style-name="T6">the console adds it automatically</text:span> when the expression is executed.</text:p>
      <text:h text:style-name="Heading_20_3" text:outline-level="3">Placing More Than One Expression On A Line In A Fold</text:h>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39">%mathpiper</text:p>
      <text:p text:style-name="P26"/>
      <text:p text:style-name="P25"><text:bookmark-start text:name="DDE_LINK30"/>a <text:span text:style-name="T5">:=</text:span> <text:span text:style-name="T8">1</text:span>; <text:span text:style-name="T14">Echo</text:span><text:span text:style-name="T5">(</text:span>a<text:span text:style-name="T5">)</text:span>; b <text:span text:style-name="T5">:=</text:span> <text:span text:style-name="T8">2</text:span>; <text:span text:style-name="T14">Echo</text:span><text:span text:style-name="T5">(</text:span>b<text:span text:style-name="T5">)</text:span>; c <text:span text:style-name="T5">:=</text:span> <text:span text:style-name="T8">3</text:span>; <text:span text:style-name="T14">Echo</text:span><text:span text:style-name="T5">(</text:span>c<text:span text:style-name="T5">)</text:span>;<text:bookmark-end text:name="DDE_LINK30"/></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oft-page-break/><text:s text:c="6"/>3</text:p>
      <text:p text:style-name="P48">. <text:s text:c="2"/>%/output</text:p>
      <text:p text:style-name="Text_20_body">The spaces that are in the code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39">%mathpiper</text:p>
      <text:p text:style-name="P26"/>
      <text:p text:style-name="P25">a<text:span text:style-name="T5">:=</text:span><text:span text:style-name="T8">1</text:span>;<text:span text:style-name="T14">Echo</text:span><text:span text:style-name="T5">(</text:span>a<text:span text:style-name="T5">)</text:span>;b<text:span text:style-name="T5">:=</text:span><text:span text:style-name="T8">2</text:span>;<text:span text:style-name="T14">Echo</text:span><text:span text:style-name="T5">(</text:span>b<text:span text:style-name="T5">)</text:span>;c<text:span text:style-name="T5">:=</text:span> <text:span text:style-name="T8">3</text:span>;<text:span text:style-name="T14">Echo</text:span><text:span text:style-name="T5">(</text:span>c<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 text:c="6"/>3</text:p>
      <text:p text:style-name="P48">. <text:s text:c="2"/>%/output</text:p>
      <text:h text:style-name="Heading_20_3" text:outline-level="3"><text:bookmark-start text:name="DDE_LINK33"/>Placing Multiple Expressions In A Code Block<text:bookmark-end text:name="DDE_LINK33"/></text:h>
      <text:p text:style-name="Text_20_body">A <text:span text:style-name="T6">code block</text:span> (which is also called a <text:span text:style-name="T6">compound expression</text:span>) consists of one or more expressions which are separated by semicolons and placed within an open bracket (<text:span text:style-name="T6">[</text:span>) and close bracket (<text:span text:style-name="T6">]</text:span>) pair. <text:s/>When a code block is evaluated, each expression in the block will be executed from left to right. <text:s/>The following example shows expressions being executed within of a code block inside the MathPiper console:</text:p>
      <text:p text:style-name="Preformatted_20_Text"/>
      <text:p text:style-name="Preformatted_20_Text">In&gt; [a := 1; Echo(a); b := 2; Echo(b); c := 3; Echo(c);]</text:p>
      <text:p text:style-name="P21">Result&gt; True</text:p>
      <text:p text:style-name="P32">Side Effects&gt;</text:p>
      <text:p text:style-name="P32">1 </text:p>
      <text:p text:style-name="P32">2 </text:p>
      <text:p text:style-name="P32">3</text:p>
      <text:p text:style-name="P32"/>
      <text:p text:style-name="Text_20_body">Notice that all of the expressions were executed and 1-3 was printed as a side effect. <text:s/>Code blocks <text:span text:style-name="T6">always return the result of the last expression executed as the result of the whole block</text:span>. <text:s/>In this case, <text:span text:style-name="T6">True</text:span> was returned as the result because the last <text:span text:style-name="T6">Echo(c)</text:span> function returned <text:span text:style-name="T6">True</text:span>. <text:s/>If we place <text:span text:style-name="T6">another expression</text:span> <text:span text:style-name="T6">after the Echo(c) function</text:span>, however, <text:span text:style-name="T6">the block will execute this new expression last</text:span> and <text:span text:style-name="T6">its result will be the one returned by the block</text:span>:</text:p>
      <text:p text:style-name="Preformatted_20_Text"/>
      <text:p text:style-name="Preformatted_20_Text"><text:bookmark-start text:name="DDE_LINK43"/><text:bookmark-start text:name="DDE_LINK51"/><text:soft-page-break/>In&gt; [a := 1; Echo(a); b := 2; Echo(b); c := 3; Echo(c); 2 + 2;]<text:bookmark-end text:name="DDE_LINK51"/></text:p>
      <text:p text:style-name="P21">Result&gt; 4</text:p>
      <text:p text:style-name="P32">Side Effects&gt;</text:p>
      <text:p text:style-name="P32">1 </text:p>
      <text:p text:style-name="P32">2 </text:p>
      <text:p text:style-name="P32">3</text:p>
      <text:p text:style-name="P32"/>
      <text:p text:style-name="Text_20_body"><text:bookmark-end text:name="DDE_LINK43"/>Finally, code blocks can have their contents placed on separate lines if desired:</text:p>
      <text:p text:style-name="P39"/>
      <text:p text:style-name="P39">%mathpiper</text:p>
      <text:p text:style-name="P25">[ <text:s text:c="2"/></text:p>
      <text:p text:style-name="P25"><text:s text:c="4"/>a <text:span text:style-name="T32">:=</text:span> <text:span text:style-name="T8">1</text:span>; </text:p>
      <text:p text:style-name="P25"><text:s text:c="4"/></text:p>
      <text:p text:style-name="P25"><text:s text:c="4"/><text:span text:style-name="T14">Echo</text:span><text:span text:style-name="T5">(</text:span>a<text:span text:style-name="T5">)</text:span>;</text:p>
      <text:p text:style-name="P25"><text:s text:c="4"/></text:p>
      <text:p text:style-name="P25"><text:s text:c="4"/>b <text:span text:style-name="T32">:=</text:span> <text:span text:style-name="T8">2</text:span>; </text:p>
      <text:p text:style-name="P25"><text:s text:c="4"/></text:p>
      <text:p text:style-name="P25"><text:s text:c="4"/><text:span text:style-name="T14">Echo</text:span><text:span text:style-name="T5">(</text:span>b<text:span text:style-name="T5">)</text:span>; </text:p>
      <text:p text:style-name="P25"><text:s text:c="4"/></text:p>
      <text:p text:style-name="P25"><text:s text:c="4"/>c <text:span text:style-name="T32">:=</text:span> <text:span text:style-name="T8">3</text:span>; </text:p>
      <text:p text:style-name="P25"><text:s text:c="4"/></text:p>
      <text:p text:style-name="P25"><text:s text:c="4"/><text:span text:style-name="T14">Echo</text:span><text:span text:style-name="T5">(</text:span>c<text:span text:style-name="T5">)</text:span>;</text:p>
      <text:p text:style-name="P25">];</text:p>
      <text:p text:style-name="Preformatted_20_Text"/>
      <text:p text:style-name="P39">%/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 text:c="6"/>3</text:p>
      <text:p text:style-name="P44">. <text:s text:c="2"/><text:span text:style-name="T19">%/output</text:span></text:p>
      <text:p text:style-name="P60">Code blocks are very powerful and we will be discussing them further in later sections.</text:p>
      <text:h text:style-name="Heading_20_4" text:outline-level="4">Automatic Bracket, Parentheses, And Brace Match Indicating</text:h>
      <text:p text:style-name="Text_20_body">In programming, most open brackets '<text:span text:style-name="T6">[</text:span>' have a close bracket '<text:span text:style-name="T6">]</text:span>', most open parentheses '<text:span text:style-name="T6">(</text:span>' have a close parentheses '<text:span text:style-name="T6">)</text:span>', and most open braces '<text:span text:style-name="T6">{</text:span>' have a close brace '<text:span text:style-name="T6">}</text:span>'. <text:s/>It is often difficult to make sure that each "open" character has a matching "close" character and if any of these characters don't have a match, then an error will be produced.</text:p>
      <text:p text:style-name="Text_20_body">Thankfully, most programming text editors have a character match indicating tool that will help locate problems. <text:s/>To try this tool, paste the following code into <text:soft-page-break/>a .mrw file and following the directions that are present in its comments:</text:p>
      <text:p text:style-name="P39"/>
      <text:p text:style-name="P39">%mathpiper</text:p>
      <text:p text:style-name="Preformatted_20_Text"/>
      <text:p text:style-name="P41">/*</text:p>
      <text:p text:style-name="P41"><text:s text:c="4"/>Copy this code into a .mrw file. <text:s/>Then, place the cursor </text:p>
      <text:p text:style-name="P41"><text:s text:c="4"/>to the immediate right of any {, }, [, ], (, or ) character.</text:p>
      <text:p text:style-name="P41"><text:s text:c="4"/>You should notice that the match to this character is </text:p>
      <text:p text:style-name="P41"><text:s text:c="4"/>indicated by a rectangle being drawing around it.</text:p>
      <text:p text:style-name="P41">*/</text:p>
      <text:p text:style-name="Preformatted_20_Text"/>
      <text:p text:style-name="Preformatted_20_Text"/>
      <text:p text:style-name="P25">list <text:span text:style-name="T32">:=</text:span> <text:span text:style-name="T5">{</text:span><text:span text:style-name="T8">1</text:span>,<text:span text:style-name="T8">2</text:span>,<text:span text:style-name="T8">3</text:span><text:span text:style-name="T5">}</text:span>;</text:p>
      <text:p text:style-name="Preformatted_20_Text"/>
      <text:p text:style-name="P25">[</text:p>
      <text:p text:style-name="P25"><text:s text:c="4"/><text:span text:style-name="T14">Echo</text:span><text:span text:style-name="T5">(</text:span><text:span text:style-name="T16">"Hello"</text:span><text:span text:style-name="T5">)</text:span>;</text:p>
      <text:p text:style-name="Preformatted_20_Text"/>
      <text:p text:style-name="P25"><text:s text:c="4"/><text:span text:style-name="T14">Echo</text:span><text:span text:style-name="T5">(</text:span>list<text:span text:style-name="T5">)</text:span>;</text:p>
      <text:p text:style-name="P25">];</text:p>
      <text:p text:style-name="Preformatted_20_Text"/>
      <text:p text:style-name="P39">%/mathpiper</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text:span><text:span text:style-name="T6">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39">%mathpiper</text:p>
      <text:p text:style-name="P26"/>
      <text:p text:style-name="P25"><text:bookmark-start text:name="DDE_LINK3"/>a <text:span text:style-name="T5">:=</text:span> <text:span text:style-name="T16">"Hello, I am a string."</text:span>;<text:bookmark-end text:name="DDE_LINK3"/></text:p>
      <text:p text:style-name="P25"><text:span text:style-name="T14">Echo</text:span><text:span text:style-name="T5">(</text:span>a<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Hello, I am a string.</text:p>
      <text:p text:style-name="P44">. <text:s text:c="2"/><text:span text:style-name="T19">%/output</text:span></text:p>
      <text:h text:style-name="Heading_20_3" text:outline-level="3"><text:soft-page-break/>The MathPiper Console and MathPiper Folds Can Access The Same Variables</text:h>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1">Result&gt; "Hello, I am a string."</text:p>
      <text:h text:style-name="Heading_20_3" text:outline-level="3">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39"><text:bookmark-start text:name="DDE_LINK291"/>%mathpiper</text:p>
      <text:p text:style-name="P26"/>
      <text:p text:style-name="P25">a <text:span text:style-name="T5">:=</text:span> <text:span text:style-name="T8">1</text:span>;</text:p>
      <text:p text:style-name="P25"><text:span text:style-name="T14">Echo</text:span><text:span text:style-name="T5">(</text:span><text:span text:style-name="T18">"Variable a: "</text:span><text:span text:style-name="T5">, </text:span>a<text:span text:style-name="T5">)</text:span>;</text:p>
      <text:p text:style-name="P26"/>
      <text:p text:style-name="P25">b <text:span text:style-name="T5">:=</text:span> <text:span text:style-name="T8">2</text:span>;</text:p>
      <text:p text:style-name="P25"><text:span text:style-name="T14">Echo</text:span><text:span text:style-name="T5">(</text:span><text:span text:style-name="T18">"Variable b: "</text:span><text:span text:style-name="T5">, </text:span>b<text:span text:style-name="T5">)</text:span>;</text:p>
      <text:p text:style-name="P26"/>
      <text:p text:style-name="P25">c <text:span text:style-name="T5">:=</text:span> <text:span text:style-name="T8">3</text:span>;</text:p>
      <text:p text:style-name="P25"><text:span text:style-name="T14">Echo</text:span><text:span text:style-name="T5">(</text:span><text:span text:style-name="T18">"Variable c: "</text:span><text:span text:style-name="T5">, </text:span>c<text:span text:style-name="T5">)</text:span>;</text:p>
      <text:p text:style-name="P26"/>
      <text:p text:style-name="P39">%/mathpiper<text:bookmark-end text:name="DDE_LINK291"/></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Variable a: 1 </text:p>
      <text:p text:style-name="P25"><text:s text:c="6"/>Variable b: 2 </text:p>
      <text:p text:style-name="P25"><text:s text:c="6"/>Variable c: 3</text:p>
      <text:p text:style-name="P43"><text:span text:style-name="T10">. <text:s text:c="2"/></text:span><text:span text:style-name="T19">%/output</text:span></text:p>
      <text:h text:style-name="Heading_20_4" text:outline-level="4">Combining Strings <text:s/>With The : Operator</text:h>
      <text:p text:style-name="Text_20_body">If you need to combine two or more strings into one string, you can use the <text:span text:style-name="T6">:</text:span> <text:soft-page-break/>operator like this:</text:p>
      <text:p text:style-name="Preformatted_20_Text"/>
      <text:p text:style-name="Preformatted_20_Text">In&gt; "A" : "B" : "C"</text:p>
      <text:p text:style-name="P21">Result: "ABC"</text:p>
      <text:p text:style-name="Preformatted_20_Text"/>
      <text:p text:style-name="Preformatted_20_Text">In&gt; "Hello " : "there!"</text:p>
      <text:p text:style-name="P21">Result: "Hello there!"</text:p>
      <text:h text:style-name="Heading_20_4" text:outline-level="4">WriteString()</text:h>
      <text:p text:style-name="Text_20_body">The <text:span text:style-name="T6">WriteString()</text:span> function prints a string without showing the double quotes that are around it.. <text:s/>For example, here is the Write() function being used to print the string "Hello":</text:p>
      <text:p text:style-name="Preformatted_20_Text"/>
      <text:p text:style-name="Preformatted_20_Text">In&gt; Write("Hello")</text:p>
      <text:p text:style-name="P21">Result: True</text:p>
      <text:p text:style-name="P38">Side Effects:</text:p>
      <text:p text:style-name="P38">"Hello"</text:p>
      <text:p text:style-name="P38"/>
      <text:p text:style-name="Text_20_body">Notice the double quotes? <text:s/>Here is how the WriteString() function prints "Hello":</text:p>
      <text:p text:style-name="Preformatted_20_Text"/>
      <text:p text:style-name="Preformatted_20_Text">In&gt; WriteString("Hello")</text:p>
      <text:p text:style-name="P21">Result: True</text:p>
      <text:p text:style-name="P38">Side Effects:</text:p>
      <text:p text:style-name="P38">Hello</text:p>
      <text:h text:style-name="Heading_20_4" text:outline-level="4">Nl()</text:h>
      <text:p text:style-name="Text_20_body"><text:span text:style-name="T10">The </text:span><text:span text:style-name="T11">Nl()</text:span><text:span text:style-name="T10"> (New Line) function is used with the : function to place newline </text:span>characters<text:span text:style-name="T10"> inside of strings:</text:span></text:p>
      <text:p text:style-name="Preformatted_20_Text"/>
      <text:p text:style-name="Preformatted_20_Text">In&gt; WriteString("A": Nl() : "B")</text:p>
      <text:p text:style-name="P21">Result: True</text:p>
      <text:p text:style-name="P38">Side Effects:</text:p>
      <text:p text:style-name="P38">A</text:p>
      <text:p text:style-name="P38">B</text:p>
      <text:h text:style-name="Heading_20_4" text:outline-level="4">Space()</text:h>
      <text:p text:style-name="Text_20_body">The Space() function is used to add spaces to printed output:</text:p>
      <text:p text:style-name="Preformatted_20_Text"/>
      <text:p text:style-name="P25"><text:bookmark-start text:name="DDE_LINK49"/>In&gt; WriteString("A"); Space(5); WriteString("B")<text:bookmark-end text:name="DDE_LINK49"/></text:p>
      <text:p text:style-name="P21">Result: True</text:p>
      <text:p text:style-name="P38">Side Effects:</text:p>
      <text:p text:style-name="P38">A <text:s text:c="4"/>B</text:p>
      <text:p text:style-name="P38"/>
      <text:p text:style-name="P25">In&gt; WriteString("A"); Space(10); WriteString("B")</text:p>
      <text:p text:style-name="P21"><text:soft-page-break/>Result: True</text:p>
      <text:p text:style-name="P38">Side Effects:</text:p>
      <text:p text:style-name="P38">A <text:s text:c="9"/>B</text:p>
      <text:p text:style-name="P38"/>
      <text:p text:style-name="P25">In&gt; WriteString("A"); Space(20); WriteString("B")</text:p>
      <text:p text:style-name="P21">Result: True</text:p>
      <text:p text:style-name="P38">Side Effects:</text:p>
      <text:p text:style-name="P38">A <text:s text:c="19"/>B</text:p>
      <text:h text:style-name="Heading_20_3" text:outline-level="3">Accessing The Individual Letters In A String</text:h>
      <text:p text:style-name="Text_20_body">Individual letters in a string (which are also called <text:span text:style-name="T6">characters</text:span>) can be accessed by placing the character's position number (also called an <text:span text:style-name="T6">index</text:span>) inside of brackets <text:span text:style-name="T6">[]</text:span> after the variable it is boun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In&gt; a := "Hello<text:span text:style-name="T10">, I am a string.</text:span>"</text:p>
      <text:p text:style-name="P21">Result&gt; "Hello, I am a string."</text:p>
      <text:p text:style-name="Preformatted_20_Text"/>
      <text:p text:style-name="Preformatted_20_Text">In&gt; a[1]</text:p>
      <text:p text:style-name="P21">Result&gt; "H"</text:p>
      <text:p text:style-name="Preformatted_20_Text"/>
      <text:p text:style-name="Preformatted_20_Text">In&gt; a[2]</text:p>
      <text:p text:style-name="P21">Result&gt; "e"</text:p>
      <text:p text:style-name="Preformatted_20_Text"/>
      <text:p text:style-name="Preformatted_20_Text">In&gt; a[3]</text:p>
      <text:p text:style-name="P21">Result&gt; "l"</text:p>
      <text:p text:style-name="Preformatted_20_Text"/>
      <text:p text:style-name="Preformatted_20_Text">In&gt; a[4]</text:p>
      <text:p text:style-name="P21">Result&gt; "l"</text:p>
      <text:p text:style-name="Preformatted_20_Text"/>
      <text:p text:style-name="Preformatted_20_Text">In&gt; a[5]</text:p>
      <text:p text:style-name="P21">Result&gt; "o"</text:p>
      <text:h text:style-name="Heading_20_4" text:outline-level="4">Indexing Before The Beginning Of A String Or Past The End Of A String</text:h>
      <text:p text:style-name="Text_20_body">Lets see what happens if an index is used that is less than <text:span text:style-name="T6">1</text:span> or greater than the length of a given string. <text:s/>First, we will bind the string "Hello" to the variable 'a':</text:p>
      <text:p text:style-name="Preformatted_20_Text"/>
      <text:p text:style-name="Preformatted_20_Text">In&gt; a := "Hello"</text:p>
      <text:p text:style-name="P21">Result: "Hello"</text:p>
      <text:p text:style-name="Preformatted_20_Text"/>
      <text:p text:style-name="Text_20_body">Then, we'll index the character at position <text:span text:style-name="T6">1</text:span> and then the character at position <text:span text:style-name="T6">0</text:span>:</text:p>
      <text:p text:style-name="Preformatted_20_Text"/>
      <text:p text:style-name="Preformatted_20_Text">In&gt; a[1]</text:p>
      <text:p text:style-name="P21">Result: "H"</text:p>
      <text:p text:style-name="Preformatted_20_Text"><text:soft-page-break/></text:p>
      <text:p text:style-name="Preformatted_20_Text">In&gt; a[0]</text:p>
      <text:p text:style-name="P21">Result: </text:p>
      <text:p text:style-name="P30">Exception: In function "StringMidGet" : </text:p>
      <text:p text:style-name="P30">bad argument number 1(counting from 1) : </text:p>
      <text:p text:style-name="P30"/>
      <text:p text:style-name="P30">The offending argument aindex evaluated to 0</text:p>
      <text:p text:style-name="Preformatted_20_Text"/>
      <text:p text:style-name="Text_20_body">Notice that using an index of <text:span text:style-name="T6">0</text:span> resulted in an error.</text:p>
      <text:p text:style-name="Text_20_body">Next, lets access the character at position <text:span text:style-name="T6">5</text:span> (which is the 'o'), then the character at position <text:span text:style-name="T6">6</text:span> and finally the character at position <text:span text:style-name="T6">7</text:span>:</text:p>
      <text:p text:style-name="Preformatted_20_Text"/>
      <text:p text:style-name="Preformatted_20_Text">In&gt; a[5]</text:p>
      <text:p text:style-name="P21">Result: "o"</text:p>
      <text:p text:style-name="Preformatted_20_Text"/>
      <text:p text:style-name="Preformatted_20_Text">In&gt; a[6]</text:p>
      <text:p text:style-name="P21">Result: """</text:p>
      <text:p text:style-name="Preformatted_20_Text"/>
      <text:p text:style-name="Preformatted_20_Text">In&gt; a[7]</text:p>
      <text:p text:style-name="P21">Result: </text:p>
      <text:p text:style-name="P30">Exception: String index out of range: 8</text:p>
      <text:p text:style-name="Preformatted_20_Text"/>
      <text:p text:style-name="Text_20_body">The 'o' at position <text:span text:style-name="T6">5</text:span> was returned correctly, but accessing position <text:span text:style-name="T6">6</text:span> returned a double quote character (") and accessing position 7 resulted in an error. <text:s/>What you can see in this section is that errors are usually produced if an index is not set to the position of an actual character in a string.</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39">%mathpiper</text:p>
      <text:p text:style-name="P41">//This is a comment.</text:p>
      <text:p text:style-name="P26"/>
      <text:p text:style-name="P25">x <text:span text:style-name="T5">:=</text:span> <text:span text:style-name="T8">2</text:span>; <text:span text:style-name="T23">//Set the variable x equal to 2.</text:span></text:p>
      <text:p text:style-name="P26"/>
      <text:p text:style-name="P26"/>
      <text:p text:style-name="P39"><text:soft-page-break/>%/mathpiper</text:p>
      <text:p text:style-name="P26"/>
      <text:p text:style-name="P25"><text:s text:c="4"/><text:span text:style-name="T19">%output,preserve="false"</text:span></text:p>
      <text:p text:style-name="P25"><text:s text:c="6"/><text:span text:style-name="T19">Result:</text:span> 2</text:p>
      <text:p text:style-name="P43"><text:span text:style-name="T10">. <text:s text:c="2"/></text:span><text:span text:style-name="T19">%/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39">%mathpiper</text:p>
      <text:p text:style-name="P26"/>
      <text:p text:style-name="P41">/*</text:p>
      <text:p text:style-name="P25"><text:span text:style-name="T22"><text:s/></text:span><text:span text:style-name="T23">This is a longer comment and it uses</text:span></text:p>
      <text:p text:style-name="P25"><text:span text:style-name="T22"><text:s/></text:span><text:span text:style-name="T23">more than one line. The following</text:span></text:p>
      <text:p text:style-name="P25"><text:span text:style-name="T22"><text:s/></text:span><text:span text:style-name="T23">code assigns the number 3 to variable</text:span></text:p>
      <text:p text:style-name="P25"><text:span text:style-name="T22"><text:s/></text:span><text:span text:style-name="T23">x and then returns it as a result.</text:span></text:p>
      <text:p text:style-name="P41">*/</text:p>
      <text:p text:style-name="P26"/>
      <text:p text:style-name="P25">x <text:span text:style-name="T5">:=</text:span> <text:span text:style-name="T8">3</text:span>;</text:p>
      <text:p text:style-name="P26"/>
      <text:p text:style-name="P39">%/mathpiper</text:p>
      <text:p text:style-name="P26"/>
      <text:p text:style-name="P25"><text:s text:c="4"/><text:span text:style-name="T19">%output,preserve="false"</text:span></text:p>
      <text:p text:style-name="P25"><text:s text:c="6"/><text:span text:style-name="T19">Result:</text:span> 3</text:p>
      <text:p text:style-name="P48"><text:span text:style-name="T10">.</text:span> <text:s text:c="2"/>%/output</text:p>
      <text:h text:style-name="Heading_20_2" text:outline-level="2">How To Tell If MathPiper Has Crashed And What To Do If It Has</text:h>
      <text:p text:style-name="Text_20_body">Sometimes code will be evaluated which has one or more unusual errors in it and the errors will cause MathPiper to "crash". <text:s/>Unfortunately, beginners are more likely to crash MathPiper than more experienced programmers are because a beginner's program is more likely to have errors in it. <text:s/>When MathPiper crashes, no harm is done but it will not work correctly after that. <text:s/><text:span text:style-name="T9">The only way to recover from a MathPiper crash is to exit MathRider and then relaunch it.</text:span> <text:s/>All the information in your buffers will be saved and preserved <text:span text:style-name="T9">but the contents of the console will not be</text:span>. <text:s/>Be sure to copy the contents of the console into a buffer and then save it before restarting.</text:p>
      <text:p text:style-name="Text_20_body">The main way to tell if MathRider has crashed is that it will indicate that <text:span text:style-name="T6">there are errors in lines of code that are actually fine</text:span>. <text:s/>If you are receiving an error in code that looks okay to you, simply restarting MathRider may fix the problem. <text:s/>If you restart MathRider and the error is still present, this usually <text:soft-page-break/>means that there really is an error in the code.</text:p>
      <text:h text:style-name="Heading_20_2" text:outline-level="2">Exercises</text:h>
      <text:p text:style-name="Text_20_body">For the following exercises, create a new MathRider worksheet file called <text:span text:style-name="T6">book_1_section_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P82">If an exercise uses the MathPiper console instead of a fold, copy the work you did in the console into the worksheet so it can be saved.</text:p>
      <text:h text:style-name="Heading_20_3" text:outline-level="3">Exercise 1</text:h>
      <text:p text:style-name="Preformatted_20_Text">Carefully read all of section 9. <text:s/>Evaluate each one of the examples in section 9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3</text:h>
      <text:p text:style-name="Preformatted_20_Text">Place the following calculations into a fold and then use one Echo() function per variable to print the results of the calculations. <text:s/>Put strings in the Echo() functions which indicate which variable each calculated value is bound to:</text:p>
      <text:p text:style-name="Preformatted_20_Text"/>
      <text:p text:style-name="Preformatted_20_Text">a := 1+2+3+4+5;</text:p>
      <text:p text:style-name="Preformatted_20_Text"><text:soft-page-break/>b := 1-2-3-4-5;</text:p>
      <text:p text:style-name="Preformatted_20_Text">c := 1*2*3*4*5;</text:p>
      <text:p text:style-name="Preformatted_20_Text">d := 1/2/3/4/5;</text:p>
      <text:h text:style-name="Heading_20_3" text:outline-level="3">Exercise 4</text:h>
      <text:p text:style-name="Preformatted_20_Text">Place the following calculations into a fold and then use one Echo() function to print the results of all the calculations on a single line (Remember, the Echo() function can print multiple values if they are separated by commas.):</text:p>
      <text:p text:style-name="Preformatted_20_Text"/>
      <text:p text:style-name="Preformatted_20_Text">Clear(x);</text:p>
      <text:p text:style-name="Preformatted_20_Text">a := 2*2*2*2*2;</text:p>
      <text:p text:style-name="Preformatted_20_Text">b := 2^5;</text:p>
      <text:p text:style-name="Preformatted_20_Text">c := x^2 * x^3;</text:p>
      <text:p text:style-name="Preformatted_20_Text">d := 2^2 * 2^3;</text:p>
      <text:h text:style-name="Heading_20_3" text:outline-level="3">Exercise 5</text:h>
      <text:p text:style-name="Preformatted_20_Text">The following code assigns a string which contains all of the upper case letters of the alphabet to the variable <text:span text:style-name="T6">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upper := "ABCDEFGHIJKLMNOPQRSTUVWXYZ";</text:p>
      <text:p text:style-name="Preformatted_20_Text"/>
      <text:p text:style-name="Preformatted_20_Text">Echo(1,upper[1]);</text:p>
      <text:p text:style-name="Preformatted_20_Text">Echo(2,upper[2]);</text:p>
      <text:p text:style-name="Preformatted_20_Text">Echo(3,upper[3]);</text:p>
      <text:h text:style-name="Heading_20_3" text:outline-level="3">Exercise 6</text:h>
      <text:p text:style-name="Preformatted_20_Text">Use Echo() functions to print an index number and the character at this position for the following string (this is similar to what was done in the previous exercise.):</text:p>
      <text:p text:style-name="Preformatted_20_Text"/>
      <text:p text:style-name="Preformatted_20_Text">extra := ".!@#$%^&amp;*() _+&lt;&gt;,?/{}[]|\-=;";</text:p>
      <text:p text:style-name="Preformatted_20_Text"/>
      <text:p text:style-name="Preformatted_20_Text">Echo(1,extra[1]);</text:p>
      <text:p text:style-name="Preformatted_20_Text">Echo(2,extra[2]);</text:p>
      <text:p text:style-name="Preformatted_20_Text">Echo(3,extra[3]);</text:p>
      <text:h text:style-name="Heading_20_3" text:outline-level="3">Exercise 7</text:h>
      <text:p text:style-name="Preformatted_20_Text">The following program uses strings and index numbers to print a person's name. <text:s/>Create a program which uses the three strings from this program to print the names of three of your favorite musical bands.</text:p>
      <text:p text:style-name="Preformatted_20_Text"/>
      <text:p text:style-name="Preformatted_20_Text"><text:bookmark-start text:name="DDE_LINK2"/>%mathpiper</text:p>
      <text:p text:style-name="Preformatted_20_Text"><text:soft-page-break/>/*</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Print "Mary Smith.".</text:p>
      <text:p text:style-name="Preformatted_20_Text">Echo(upper[13],lower[1],lower[18],lower[25],extra[12],upper[19],lower[13],lower[9],lower[20],lower[8],extra[1]);</text:p>
      <text:p text:style-name="Preformatted_20_Text"/>
      <text:p text:style-name="Preformatted_20_Text"/>
      <text:p text:style-name="Preformatted_20_Text">%/mathpiper<text:bookmark-end text:name="DDE_LINK2"/></text:p>
      <text:p text:style-name="Preformatted_20_Text"/>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p text:style-name="Preformatted_20_Text"/>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Rider has that a word processor may not have is the ability to select rectangular sections of text. <text:s/>To see how this works, do the following:</text:p>
      <text:p text:style-name="P68">1) <text:s/>Type three or four lines of text into a text area.</text:p>
      <text:p text:style-name="P68">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selection is </text:span><text:span text:style-name="T9">on</text:span> and <text:span text:style-name="T6">Rectangular selection is </text:span><text:span text:style-name="T9">off</text:span>. </text:p>
      <text:p text:style-name="P71"><text:span text:style-name="T12">3) Turn rectangular selection on and then select some text in order to see how this is different than normal selection mode. <text:s/></text:span>When you are done experimenting, set rectangular selection mode to off.</text:p>
      <text:p text:style-name="P10">Most of the time normal selection mode is what you want to use but in certain situations rectangular selection mode is bett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Rider worksheet contained a list of index numbers and letters which was useful for completing a later exercise.</text:p>
      <text:p text:style-name="Text_20_body">MathRider has this ability and it is called <text:span text:style-name="T6">splitting</text:span>. <text:s/>If you look just to the right of the toolbar there is an icon which looks like a blank window, an icon to the right of it which looks like a window which was split horizontally, and an icon to the right of the horizontal one which is split vertically. <text:s/>If you let your mouse hover over these icons, a short description will be displayed for each of them. </text:p>
      <text:p text:style-name="Text_20_body">Select a text area and then experiment with splitting it by pressing the horizontal and vertical splitting buttons. <text:s/>Move around these split text areas with their scroll bars and when you want to unsplit the document, just press the "<text:span text:style-name="T6">Unsplit All</text:span>" icon.</text:p>
      <text:h text:style-name="Heading_20_2" text:outline-level="2">Exercises</text:h>
      <text:p text:style-name="Text_20_body">For the following exercises, create a new MathRider worksheet file called <text:soft-page-break/><text:span text:style-name="T6">book_1_section_10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0_exercises_</text:span><text:span text:style-name="T9">john</text:span><text:span text:style-name="T6">_</text:span><text:span text:style-name="T9">smith</text:span><text:span text:style-name="T6">.mrw</text:span>.</text:p>
      <text:p text:style-name="P62">For the following exercises, simply type your answers anywhere in the worksheet.</text:p>
      <text:h text:style-name="Heading_20_3" text:outline-level="3">Exercise 1</text:h>
      <text:p text:style-name="Preformatted_20_Text">Carefully read all of section 10 then answer the following questions:</text:p>
      <text:p text:style-name="Preformatted_20_Text"/>
      <text:p text:style-name="Preformatted_20_Text">a) Give two examples where rectangular selection mode may be more useful than regular selection mode.</text:p>
      <text:p text:style-name="Preformatted_20_Text"/>
      <text:p text:style-name="Preformatted_20_Text">b) How can windows that have been split be unsplit?</text:p>
      <text:h text:style-name="Heading_20_1" text:outline-level="1">Working With Random Integers</text:h>
      <text:p text:style-name="Text_20_body">It is often useful to use random integers in a program. <text:s/>For example, a program may need to simulate the rolling of dice in a game. <text:s/>In this section, a function for obtaining nonnegative integers is discussed along with how to use it to simulate the rolling of dice.</text:p>
      <text:h text:style-name="Heading_20_2" text:outline-level="2">Obtaining Random Integers With The RandomInteger() Function</text:h>
      <text:p text:style-name="Text_20_body">One way that a MathPiper program can generate random integers is with the <text:span text:style-name="T6">RandomInteger()</text:span> function. <text:s/>The <text:span text:style-name="T7">RandomInteger()</text:span> function takes an integer as a parameter and it returns a random integer between 1 and the passed in integer. <text:s/>The following example shows random integers between 1 and 5 <text:span text:style-name="T6">inclusive</text:span> being obtained from RandomInteger(). <text:s/><text:span text:style-name="T6">Inclusive</text:span> here means that both 1 and 5 are included in the range of random integers that may be returned. <text:s/>If the word <text:span text:style-name="T6">exclusive</text:span> was used instead, this would mean that neither 1 nor 5 would be in the range.</text:p>
      <text:p text:style-name="Text_20_body"/>
      <text:p text:style-name="Preformatted_20_Text">In&gt; RandomInteger(5)</text:p>
      <text:p text:style-name="P21">Result&gt; 4</text:p>
      <text:p text:style-name="Preformatted_20_Text">In&gt; RandomInteger(5)</text:p>
      <text:p text:style-name="P21">Result&gt; 5</text:p>
      <text:p text:style-name="Preformatted_20_Text">In&gt; RandomInteger(5)</text:p>
      <text:p text:style-name="P21">Result&gt; 4</text:p>
      <text:p text:style-name="Preformatted_20_Text">In&gt; RandomInteger(5)</text:p>
      <text:p text:style-name="P21">Result&gt; 2</text:p>
      <text:p text:style-name="Preformatted_20_Text">In&gt; RandomInteger(5)</text:p>
      <text:p text:style-name="P21">Result&gt; 3</text:p>
      <text:p text:style-name="Preformatted_20_Text">In&gt; RandomInteger(5)</text:p>
      <text:p text:style-name="P21">Result&gt; 5</text:p>
      <text:p text:style-name="Preformatted_20_Text">In&gt; RandomInteger(5)</text:p>
      <text:p text:style-name="P21">Result&gt; 2</text:p>
      <text:p text:style-name="Preformatted_20_Text">In&gt; RandomInteger(5)</text:p>
      <text:p text:style-name="P21">Result&gt; 2</text:p>
      <text:p text:style-name="Preformatted_20_Text">In&gt; RandomInteger(5)</text:p>
      <text:p text:style-name="P21">Result&gt; 1</text:p>
      <text:p text:style-name="Preformatted_20_Text">In&gt; RandomInteger(5)</text:p>
      <text:p text:style-name="P21">Result&gt; 2</text:p>
      <text:p text:style-name="Preformatted_20_Text"/>
      <text:p text:style-name="Text_20_body">Random integers between 1 and 100 can be generated by passing 100 to RandomInteger():</text:p>
      <text:p text:style-name="Preformatted_20_Text"/>
      <text:p text:style-name="Preformatted_20_Text">In&gt; RandomInteger(100)</text:p>
      <text:p text:style-name="P21">Result&gt; 15</text:p>
      <text:p text:style-name="Preformatted_20_Text">In&gt; RandomInteger(100)</text:p>
      <text:p text:style-name="P21"><text:soft-page-break/>Result&gt; 14</text:p>
      <text:p text:style-name="Preformatted_20_Text">In&gt; RandomInteger(100)</text:p>
      <text:p text:style-name="P21">Result&gt; 82</text:p>
      <text:p text:style-name="Preformatted_20_Text">In&gt; RandomInteger(100)</text:p>
      <text:p text:style-name="P21">Result&gt; 93</text:p>
      <text:p text:style-name="Preformatted_20_Text">In&gt; RandomInteger(100)</text:p>
      <text:p text:style-name="P21">Result&gt; 32</text:p>
      <text:p text:style-name="Preformatted_20_Text"/>
      <text:p text:style-name="Text_20_body">A range of random integers that does not start with 1 can also be generated by using the <text:span text:style-name="T6">two argument</text:span> version of <text:span text:style-name="T6">RandomInteger()</text:span>. <text:s/>For example, random integers between 25 and 75 can be obtained by passing RandomInteger() the lowest integer in the range and the highest one:</text:p>
      <text:p text:style-name="Preformatted_20_Text"/>
      <text:p text:style-name="Preformatted_20_Text">In&gt; RandomInteger(25, 75)</text:p>
      <text:p text:style-name="P21">Result: 28</text:p>
      <text:p text:style-name="Preformatted_20_Text">In&gt; RandomInteger(25, 75)</text:p>
      <text:p text:style-name="P21">Result: 37</text:p>
      <text:p text:style-name="Preformatted_20_Text">In&gt; RandomInteger(25, 75)</text:p>
      <text:p text:style-name="P21">Result: 58</text:p>
      <text:p text:style-name="Preformatted_20_Text">In&gt; RandomInteger(25, 75)</text:p>
      <text:p text:style-name="P21">Result: 50</text:p>
      <text:p text:style-name="Preformatted_20_Text">In&gt; RandomInteger(25, 75)</text:p>
      <text:p text:style-name="P21">Result: 70</text:p>
      <text:h text:style-name="Heading_20_2" text:outline-level="2">Simulating The Rolling Of Dice</text:h>
      <text:p text:style-name="Text_20_body">The following example shows the simulated rolling of a single six sided die using the RandomInteger() function:</text:p>
      <text:p text:style-name="Preformatted_20_Text"/>
      <text:p text:style-name="Preformatted_20_Text">In&gt; RandomInteger(6)</text:p>
      <text:p text:style-name="P21">Result&gt; 5</text:p>
      <text:p text:style-name="Preformatted_20_Text">In&gt; RandomInteger(6)</text:p>
      <text:p text:style-name="P21">Result&gt; 6</text:p>
      <text:p text:style-name="Preformatted_20_Text">In&gt; RandomInteger(6)</text:p>
      <text:p text:style-name="P21">Result&gt; 3</text:p>
      <text:p text:style-name="Preformatted_20_Text">In&gt; RandomInteger(6)</text:p>
      <text:p text:style-name="P21">Result&gt; 2</text:p>
      <text:p text:style-name="Preformatted_20_Text">In&gt; RandomInteger(6)</text:p>
      <text:p text:style-name="P21">Result&gt; 5</text:p>
      <text:p text:style-name="P21"/>
      <text:p text:style-name="Text_20_body">Code that simulates the rolling of two 6 sided dice can be evaluated in the MathPiper console by placing it within a <text:span text:style-name="T6">code block</text:span>. <text:s/>The following code outputs the sum of the two simulated dice:</text:p>
      <text:p text:style-name="Preformatted_20_Text"/>
      <text:p text:style-name="Preformatted_20_Text">In&gt; [a := RandomInteger(6); b := RandomInteger(6); a + b;]</text:p>
      <text:p text:style-name="P21">Result&gt; 6</text:p>
      <text:p text:style-name="Preformatted_20_Text">In&gt; <text:bookmark-start text:name="DDE_LINK46"/>[a := RandomInteger(6); b := RandomInteger(6); a + b;]<text:bookmark-end text:name="DDE_LINK46"/></text:p>
      <text:p text:style-name="P21">Result&gt; 12</text:p>
      <text:p text:style-name="Preformatted_20_Text"><text:soft-page-break/>In&gt; [a := RandomInteger(6); b := RandomInteger(6); a + b;]</text:p>
      <text:p text:style-name="P21">Result&gt; 6</text:p>
      <text:p text:style-name="Preformatted_20_Text">In&gt; [a := RandomInteger(6); b := RandomInteger(6); a + b;]</text:p>
      <text:p text:style-name="P21">Result&gt; 4</text:p>
      <text:p text:style-name="Preformatted_20_Text">In&gt; [a := RandomInteger(6); b := RandomInteger(6); a + b;]</text:p>
      <text:p text:style-name="P21">Result&gt; 3</text:p>
      <text:p text:style-name="Preformatted_20_Text">In&gt; [a := RandomInteger(6); b := RandomInteger(6); a + b;]</text:p>
      <text:p text:style-name="P21">Result&gt; 8</text:p>
      <text:p text:style-name="P21"/>
      <text:p text:style-name="Text_20_body">Now that we have the ability to simulate the rolling of two 6 sided dice, it would be interesting to determine if some sums of these dice occur more frequently than other sums. <text:s/>What we would like to do is to roll these simulated dice hundreds (or even thousands) of times and then analyze the sums that were produced. <text:s text:c="2"/>We don't have the programming capability to easily do this yet, but after we finish the section on <text:span text:style-name="T6">While loops</text:span>, we will.</text:p>
      <text:h text:style-name="Heading_20_2" text:outline-level="2">Exercises</text:h>
      <text:p text:style-name="Text_20_body">For the following exercises, create a new MathRider worksheet file called <text:span text:style-name="T6">book_1_section_11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1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1. <text:s/>Evaluate each one of the examples in section 11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which have the ability to make decisions are able to solve a wider range of problems than programs that can't make decisions. </text:p>
      <text:h text:style-name="Heading_20_2" text:outline-level="2">Conditional Operators</text:h>
      <text:p text:style-name="Text_20_body">A program's decision making ability is based on a set of special operators which are called <text:span text:style-name="T6">conditional operators</text:span>. <text:s/>A <text:span text:style-name="T6">conditional operator</text:span> is an operator that is used to <text:span text:style-name="T6">compare two values</text:span>. <text:s/>Expressions that contain conditional operators return a <text:span text:style-name="T6">boolean value</text:span> and a <text:span text:style-name="T6">boolean value</text:span> is one that can only be <text:span text:style-name="T6">True</text:span> or <text:span text:style-name="T6">False</text:span>. <text:s/>In case you are curious about the strange name, boolean values come from the area of mathematics called <text:span text:style-name="T6">boolean logic</text:span>. <text:s/>This logic was created by a mathematician named <text:span text:style-name="T6">George Boole</text:span> and this is where the name boolean came from. <text:s text:c="2"/><text:sequence-ref text:reference-format="category-and-value" text:ref-name="refTable1">Table 2</text:sequence-ref> shows the conditional operators that MathPiper uses:</text:p>
      <text:p text:style-name="Standard"/>
      <text:p text:style-name="P15"/>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56"><text:s text:c="2"/>x = y</text:p>
          </table:table-cell>
          <table:table-cell table:style-name="Table2.B2" office:value-type="string">
            <text:p text:style-name="P56">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56"><text:s text:c="2"/>x != y</text:p>
          </table:table-cell>
          <table:table-cell table:style-name="Table2.B2" office:value-type="string">
            <text:p text:style-name="P55">Returns <text:span text:style-name="T6">True</text:span> if the values are not equal and <text:span text:style-name="T6">False</text:span> if they are equal.</text:p>
          </table:table-cell>
        </table:table-row>
        <table:table-row>
          <table:table-cell table:style-name="Table2.A2" office:value-type="string">
            <text:p text:style-name="P56"><text:s text:c="2"/>x &lt; y</text:p>
          </table:table-cell>
          <table:table-cell table:style-name="Table2.B4" office:value-type="string">
            <text:p text:style-name="P55">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56"><text:s text:c="2"/>x &lt;= y</text:p>
          </table:table-cell>
          <table:table-cell table:style-name="Table2.B4" office:value-type="string">
            <text:p text:style-name="P55">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56"><text:s text:c="2"/>x &gt; y</text:p>
          </table:table-cell>
          <table:table-cell table:style-name="Table2.B4" office:value-type="string">
            <text:p text:style-name="P55">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56"><text:s text:c="2"/>x &gt;= y</text:p>
          </table:table-cell>
          <table:table-cell table:style-name="Table2.B4" office:value-type="string">
            <text:p text:style-name="P55">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is example shows some of these conditional operators being evaluated in the MathPiper console:</text:p>
      <text:p text:style-name="Preformatted_20_Text"/>
      <text:p text:style-name="Preformatted_20_Text">In&gt; 1 &lt; 2</text:p>
      <text:p text:style-name="P21">Result&gt; True</text:p>
      <text:p text:style-name="Preformatted_20_Text"><text:soft-page-break/></text:p>
      <text:p text:style-name="Preformatted_20_Text">In&gt; 4 &gt; 5</text:p>
      <text:p text:style-name="P21">Result&gt; False</text:p>
      <text:p text:style-name="Preformatted_20_Text"/>
      <text:p text:style-name="Preformatted_20_Text">In&gt; 8 &gt;= 8</text:p>
      <text:p text:style-name="P21">Result&gt; True</text:p>
      <text:p text:style-name="Preformatted_20_Text"/>
      <text:p text:style-name="Preformatted_20_Text">In&gt; 5 &lt;= 10</text:p>
      <text:p text:style-name="P21">Result&gt; True</text:p>
      <text:p text:style-name="P21"/>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39">%mathpiper</text:p>
      <text:p text:style-name="P26"/>
      <text:p text:style-name="P41">// Example 1.</text:p>
      <text:p text:style-name="P25">x <text:span text:style-name="T5">:=</text:span> <text:span text:style-name="T8">2</text:span>;</text:p>
      <text:p text:style-name="P25">y <text:span text:style-name="T5">:=</text:span> <text:span text:style-name="T8">3</text:span>; </text:p>
      <text:p text:style-name="P26"/>
      <text:p text:style-name="P25"><text:span text:style-name="T14">Echo</text:span><text:span text:style-name="T5">(</text:span>x, <text:span text:style-name="T16">"= "</text:span>, y, <text:span text:style-name="T16">":"</text:span>, x <text:span text:style-name="T5">=</text:span> y<text:span text:style-name="T5">)</text:span>;</text:p>
      <text:p text:style-name="P25"><text:span text:style-name="T14">Echo</text:span><text:span text:style-name="T5">(</text:span>x, <text:span text:style-name="T16">"!= "</text:span>, y, <text:span text:style-name="T16">":"</text:span>, x <text:span text:style-name="T5">!=</text:span> y);</text:p>
      <text:p text:style-name="P25"><text:span text:style-name="T14">Echo</text:span><text:span text:style-name="T5">(</text:span>x, <text:span text:style-name="T16">"&lt; "</text:span>, y, <text:span text:style-name="T16">":"</text:span>, x <text:span text:style-name="T5">&lt;</text:span> y);</text:p>
      <text:p text:style-name="P25"><text:span text:style-name="T14">Echo</text:span><text:span text:style-name="T5">(</text:span>x, <text:span text:style-name="T16">"&lt;= "</text:span>, y, <text:span text:style-name="T16">":"</text:span>, x <text:span text:style-name="T5">&lt;=</text:span> y);</text:p>
      <text:p text:style-name="P25"><text:span text:style-name="T14">Echo</text:span><text:span text:style-name="T5">(</text:span>x, <text:span text:style-name="T16">"&gt; "</text:span>, y, <text:span text:style-name="T16">":"</text:span>, x <text:span text:style-name="T5">&gt;</text:span> y);</text:p>
      <text:p text:style-name="P25"><text:span text:style-name="T14">Echo</text:span><text:span text:style-name="T5">(</text:span>x, <text:span text:style-name="T16">"&gt;= "</text:span>, y, <text:span text:style-name="T16">":"</text:span>, x <text:span text:style-name="T5">&gt;=</text:span> y);</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2 = 3 :False </text:p>
      <text:p text:style-name="P25"><text:s text:c="6"/>2 != 3 :True </text:p>
      <text:p text:style-name="P25"><text:s text:c="6"/>2 &lt; 3 :True </text:p>
      <text:p text:style-name="P25"><text:s text:c="6"/>2 &lt;= 3 :True </text:p>
      <text:p text:style-name="P25"><text:s text:c="6"/>2 &gt; 3 :False </text:p>
      <text:p text:style-name="P25"><text:s text:c="6"/>2 &gt;= 3 :False</text:p>
      <text:p text:style-name="P44"><text:bookmark-start text:name="DDE_LINK4"/>.<text:bookmark-end text:name="DDE_LINK4"/> <text:s text:c="2"/><text:span text:style-name="T19">%/output</text:span></text:p>
      <text:p text:style-name="Standard"/>
      <text:p text:style-name="P39">%mathpiper</text:p>
      <text:p text:style-name="P26"/>
      <text:p text:style-name="P25"><text:span text:style-name="T22"><text:s text:c="4"/></text:span><text:span text:style-name="T23">// Example 2.</text:span></text:p>
      <text:p text:style-name="P25"><text:span text:style-name="T22"><text:s text:c="4"/></text:span>x <text:span text:style-name="T5">:=</text:span> <text:span text:style-name="T8">2</text:span>;</text:p>
      <text:p text:style-name="P25"><text:span text:style-name="T22"><text:s text:c="4"/></text:span>y <text:span text:style-name="T5">:=</text:span> <text:span text:style-name="T8">2</text:span>; <text:s/></text:p>
      <text:p text:style-name="P26"/>
      <text:p text:style-name="P25"><text:span text:style-name="T22"><text:s text:c="4"/></text:span><text:span text:style-name="T14">Echo</text:span><text:span text:style-name="T5">(</text:span>x, <text:span text:style-name="T16">"= "</text:span>, y, <text:span text:style-name="T16">":"</text:span>, x <text:span text:style-name="T5">=</text:span> y<text:span text:style-name="T6">)</text:span>;</text:p>
      <text:p text:style-name="P25"><text:span text:style-name="T22"><text:s text:c="4"/></text:span><text:span text:style-name="T14">Echo</text:span><text:span text:style-name="T5">(</text:span>x, <text:span text:style-name="T16">"!= "</text:span>, y, <text:span text:style-name="T16">":"</text:span>, x <text:span text:style-name="T5">!=</text:span> y<text:span text:style-name="T6">)</text:span>;</text:p>
      <text:p text:style-name="P25"><text:soft-page-break/><text:span text:style-name="T22"><text:s text:c="4"/></text:span><text:span text:style-name="T14">Echo</text:span><text:span text:style-name="T5">(</text:span>x, <text:span text:style-name="T16">"&lt; "</text:span>, y, <text:span text:style-name="T16">":"</text:span>, x <text:span text:style-name="T5">&lt;</text:span> y<text:span text:style-name="T6">)</text:span>;</text:p>
      <text:p text:style-name="P25"><text:span text:style-name="T22"><text:s text:c="4"/></text:span><text:span text:style-name="T14">Echo</text:span><text:span text:style-name="T5">(</text:span>x, <text:span text:style-name="T16">"&lt;= "</text:span>, y, <text:span text:style-name="T16">":"</text:span>, x <text:span text:style-name="T5">&lt;=</text:span> y<text:span text:style-name="T6">)</text:span>;</text:p>
      <text:p text:style-name="P25"><text:span text:style-name="T22"><text:s text:c="4"/></text:span><text:span text:style-name="T14">Echo</text:span><text:span text:style-name="T5">(</text:span>x, <text:span text:style-name="T16">"&gt; "</text:span>, y, <text:span text:style-name="T16">":"</text:span>, x <text:span text:style-name="T5">&gt;</text:span> y<text:span text:style-name="T6">)</text:span>;</text:p>
      <text:p text:style-name="P25"><text:span text:style-name="T22"><text:s text:c="4"/></text:span><text:span text:style-name="T14">Echo</text:span><text:span text:style-name="T5">(</text:span>x, <text:span text:style-name="T16">"&gt;= "</text:span>, y, <text:span text:style-name="T16">":"</text:span>, x <text:span text:style-name="T5">&gt;=</text:span> y<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2 = 2 :True </text:p>
      <text:p text:style-name="P25"><text:s text:c="6"/>2 != 2 :False </text:p>
      <text:p text:style-name="P25"><text:s text:c="6"/>2 &lt; 2 :False </text:p>
      <text:p text:style-name="P25"><text:s text:c="6"/>2 &lt;= 2 :True </text:p>
      <text:p text:style-name="P25"><text:s text:c="6"/>2 &gt; 2 :False </text:p>
      <text:p text:style-name="P25"><text:s text:c="6"/>2 &gt;= 2 :True</text:p>
      <text:p text:style-name="P44">. <text:s text:c="2"/><text:span text:style-name="T19">%/output</text:span></text:p>
      <text:p text:style-name="Standard"/>
      <text:p text:style-name="P39">%mathpiper</text:p>
      <text:p text:style-name="P26"/>
      <text:p text:style-name="P41">// Example 3.</text:p>
      <text:p text:style-name="P25">x <text:span text:style-name="T5">:=</text:span> <text:span text:style-name="T8">3</text:span>;</text:p>
      <text:p text:style-name="P25">y <text:span text:style-name="T5">:=</text:span> <text:span text:style-name="T8">2</text:span>; </text:p>
      <text:p text:style-name="P26"/>
      <text:p text:style-name="P25"><text:span text:style-name="T14">Echo</text:span><text:span text:style-name="T5">(</text:span>x, <text:span text:style-name="T16">"= "</text:span>, y, <text:span text:style-name="T16">":"</text:span>, x <text:span text:style-name="T5">=</text:span> y<text:span text:style-name="T5">)</text:span>;</text:p>
      <text:p text:style-name="P25"><text:span text:style-name="T14">Echo</text:span><text:span text:style-name="T5">(</text:span>x, <text:span text:style-name="T16">"!= "</text:span>, y, <text:span text:style-name="T16">":"</text:span>, x <text:span text:style-name="T5">!=</text:span> y<text:span text:style-name="T5">)</text:span>;</text:p>
      <text:p text:style-name="P25"><text:span text:style-name="T14">Echo</text:span><text:span text:style-name="T5">(</text:span>x, <text:span text:style-name="T16">"&lt; "</text:span>, y, <text:span text:style-name="T16">":"</text:span>, x <text:span text:style-name="T5">&lt;</text:span> y<text:span text:style-name="T5">)</text:span>;</text:p>
      <text:p text:style-name="P25"><text:span text:style-name="T14">Echo</text:span><text:span text:style-name="T5">(</text:span>x, <text:span text:style-name="T16">"&lt;= "</text:span>, y, <text:span text:style-name="T16">":"</text:span>, x <text:span text:style-name="T5">&lt;=</text:span> y<text:span text:style-name="T5">)</text:span>;</text:p>
      <text:p text:style-name="P25"><text:span text:style-name="T14">Echo</text:span><text:span text:style-name="T5">(</text:span>x, <text:span text:style-name="T16">"&gt; "</text:span>, y, <text:span text:style-name="T16">":"</text:span>, x <text:span text:style-name="T5">&gt;</text:span> y<text:span text:style-name="T5">)</text:span>;</text:p>
      <text:p text:style-name="P25"><text:span text:style-name="T14">Echo</text:span><text:span text:style-name="T5">(</text:span>x, <text:span text:style-name="T16">"&gt;= "</text:span>, y, <text:span text:style-name="T16">":"</text:span>, x <text:span text:style-name="T5">&gt;=</text:span> y<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3 = 2 :False </text:p>
      <text:p text:style-name="P25"><text:s text:c="6"/>3 != 2 :True </text:p>
      <text:p text:style-name="P25"><text:s text:c="6"/>3 &lt; 2 :False </text:p>
      <text:p text:style-name="P25"><text:s text:c="6"/>3 &lt;= 2 :False </text:p>
      <text:p text:style-name="P25"><text:s text:c="6"/>3 &gt; 2 :True </text:p>
      <text:p text:style-name="P25"><text:s text:c="6"/>3 &gt;= 2 :True</text:p>
      <text:p text:style-name="P43"><text:bookmark-start text:name="DDE_LINK5"/><text:span text:style-name="T10">.</text:span><text:bookmark-end text:name="DDE_LINK5"/><text:span text:style-name="T10"> <text:s text:c="2"/></text:span><text:span text:style-name="T19">%/output</text:span></text:p>
      <text:p text:style-name="Text_20_body">Conditional operators are placed at a lower level of precedence than the other operators we have covered to this point:</text:p>
      <text:p text:style-name="Preformatted_20_Text"><text:soft-page-break/></text:p>
      <text:p text:style-name="P73">()<text:tab/>Parentheses are evaluated from the inside out.</text:p>
      <text:p text:style-name="P73">^<text:tab/>Then exponents are evaluated right to left.</text:p>
      <text:p text:style-name="P73">*,%,/ Then multiplication, remainder, and division operations are evaluated left to right.</text:p>
      <text:p text:style-name="P73">+, − Then addition and subtraction are evaluated left to right.</text:p>
      <text:p text:style-name="P73">=,!=,&lt;,&lt;=,&gt;,&gt;= <text:s/>Finally, conditional operators are evaluated.</text:p>
      <text:p text:style-name="P76"/>
      <text:h text:style-name="Heading_20_2" text:outline-level="2">Predicate Expressions</text:h>
      <text:p text:style-name="P76">Expressions which return either <text:span text:style-name="T6">True</text:span> or <text:span text:style-name="T6">False</text:span><text:span text:style-name="T7"> are called "</text:span><text:span text:style-name="T6">predicate</text:span><text:span text:style-name="T7">" expressions.</text:span> <text:s/>By themselves, predicate expressions are not very useful and they only become so when they are used with special decision making functions, like the If() function (which is discussed in the next section).</text:p>
      <text:h text:style-name="Heading_20_2" text:outline-level="2">Exercises</text:h>
      <text:p text:style-name="Text_20_body">For the following exercises, create a new MathRider worksheet file called <text:span text:style-name="T6">book_1_section_12a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2a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2 up to this point. <text:s/>Evaluate each one of the examples in the sections you read in the MathPiper worksheet you created or in the MathPiper console and verify that the results match the <text:soft-page-break/>ones in the book. <text:s/>Copy all of the console examples you evaluated into your worksheet so they will be saved but do not put them in a fold.</text:p>
      <text:h text:style-name="Heading_20_3" text:outline-level="3">Exercise 2</text:h>
      <text:p text:style-name="Text_20_body">Open a MathPiper session and evaluate the following predicate expressions:</text:p>
      <text:p text:style-name="Preformatted_20_Text"/>
      <text:p text:style-name="Preformatted_20_Text">In&gt; 3 = 3</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converted to a numerical value first.*/</text:p>
      <text:p text:style-name="Preformatted_20_Text"/>
      <text:p text:style-name="Preformatted_20_Text">In&gt; 1/2 <text:s/>= .5</text:p>
      <text:p text:style-name="Preformatted_20_Text"/>
      <text:p text:style-name="Preformatted_20_Text">In&gt; N(1/2) = .5</text:p>
      <text:h text:style-name="Heading_20_3" text:outline-level="3">Exercise 3</text:h>
      <text:p text:style-name="Text_20_body">Come up with 10 predicate expressions of your own and evaluate them in the MathPiper console.</text:p>
      <text:h text:style-name="Heading_20_2" text:outline-level="2">Making Decisions With The If() Function &amp; Predicate Expressions</text:h>
      <text:p text:style-name="Text_20_body">All programming languages hav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43">If(predicate, then, else)</text:p>
          </table:table-cell>
        </table:table-row>
      </table:table>
      <text:p text:style-name="Standard"/>
      <text:p text:style-name="Text_20_body">The way the first form of the If() function works is that it evaluates the first expression in its argument list (which is the "<text:span text:style-name="T6">predicate</text:span>" expression) and then <text:soft-page-break/>looks at the value that is returned. <text:s/>If this value is <text:span text:style-name="T6">True</text:span>, the "<text:span text:style-name="T6">then</text:span>" expression that is listed second in the argument list is executed. <text:s/>If the predicate expression evaluates to <text:span text:style-name="T6">False</text:span>, the "<text:span text:style-name="T6">then</text:span>" expression is not executed. <text:s/>(Note: any function that accepts a predicate expression as a parameter can also accept the boolean values True and False).</text:p>
      <text:p text:style-name="Text_20_body">The following program uses an <text:span text:style-name="T6">If()</text:span> function to determine if the value in variable <text:span text:style-name="T6">number</text:span> is greater than 5. <text:s/>If number is greater than 5, the program will echo "<text:span text:style-name="T7">Greater</text:span>" and then "<text:span text:style-name="T7">End of program</text:span>":</text:p>
      <text:p text:style-name="Standard"/>
      <text:p text:style-name="P39">%mathpiper</text:p>
      <text:p text:style-name="P26"/>
      <text:p text:style-name="P25">number <text:span text:style-name="T5">:=</text:span> <text:span text:style-name="T8">6</text:span>;</text:p>
      <text:p text:style-name="P26"/>
      <text:p text:style-name="P25"><text:span text:style-name="T14">If</text:span><text:span text:style-name="T5">(</text:span><text:span text:style-name="T7">number</text:span> <text:span text:style-name="T5">&gt;</text:span> <text:span text:style-name="T8">5</text:span>, <text:span text:style-name="T14">Echo</text:span><text:span text:style-name="T5">(</text:span><text:span text:style-name="T7">number</text:span>, <text:span text:style-name="T16">"is greater than 5."</text:span><text:span text:style-name="T5">))</text:span>;</text:p>
      <text:p text:style-name="P26"/>
      <text:p text:style-name="P25"><text:span text:style-name="T14">Echo</text:span><text:span text:style-name="T5">(</text:span><text:span text:style-name="T16">"End of program."</text:span><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6 is greater than 5.</text:p>
      <text:p text:style-name="P25"><text:s text:c="6"/>End of program.</text:p>
      <text:p text:style-name="P43"><text:bookmark-start text:name="DDE_LINK6"/><text:span text:style-name="T10">.</text:span><text:bookmark-end text:name="DDE_LINK6"/><text:span text:style-name="T10"> <text:s text:c="2"/></text:span><text:span text:style-name="T19">%/output</text:span></text:p>
      <text:p text:style-name="Text_20_body">In this program, number has been set to 6 and therefore the expression number &gt; 5 is <text:span text:style-name="T6">True</text:span>. <text:s/>When the <text:span text:style-name="T6">If()</text:span> functions evaluates the <text:span text:style-name="T6">predicate expression</text:span> and determines it is <text:span text:style-name="T6">True</text:span>, it then executes the <text:span text:style-name="T6">first Echo()</text:span> function. <text:s/>The <text:span text:style-name="T6">second Echo()</text:span> function at the bottom of the program prints "End of program" regardless of what the If() function does. (<text:span text:style-name="T9">Note: semicolons cannot be placed after expressions which are in function calls.</text:span>)</text:p>
      <text:p text:style-name="Text_20_body">Here is the same program except that <text:span text:style-name="T6">number</text:span> has been set to <text:span text:style-name="T6">4</text:span> instead of <text:span text:style-name="T6">6</text:span>:</text:p>
      <text:p text:style-name="Preformatted_20_Text"/>
      <text:p text:style-name="P39">%mathpiper</text:p>
      <text:p text:style-name="P26"/>
      <text:p text:style-name="P25">number <text:span text:style-name="T5">:=</text:span> <text:span text:style-name="T8">4</text:span>;</text:p>
      <text:p text:style-name="P26"/>
      <text:p text:style-name="P25"><text:span text:style-name="T14">If</text:span><text:span text:style-name="T5">(</text:span><text:span text:style-name="T7">number</text:span> <text:span text:style-name="T5">&gt;</text:span> <text:span text:style-name="T8">5</text:span>, <text:span text:style-name="T14">Echo</text:span><text:span text:style-name="T5">(</text:span>number, <text:span text:style-name="T16">"is greater than 5."</text:span><text:span text:style-name="T5">))</text:span>;</text:p>
      <text:p text:style-name="P26"/>
      <text:p text:style-name="P25"><text:span text:style-name="T14">Echo</text:span><text:span text:style-name="T5">(</text:span><text:span text:style-name="T16">"End of program."</text:span><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oft-page-break/><text:s text:c="6"/></text:p>
      <text:p text:style-name="P25"><text:s text:c="6"/><text:span text:style-name="T26">Side Effects:</text:span></text:p>
      <text:p text:style-name="P25"><text:s text:c="6"/>End of program.</text:p>
      <text:p text:style-name="P43"><text:span text:style-name="T10">. <text:s text:c="2"/></text:span><text:span text:style-name="T19">%/output</text:span></text:p>
      <text:p text:style-name="Text_20_body">This time the expression <text:span text:style-name="T11">number</text:span><text:span text:style-name="T6"> &gt; 4</text:span> returns a value of <text:span text:style-name="T6">False</text:span> which causes the <text:span text:style-name="T6">If()</text:span> function to not execute the "<text:span text:style-name="T6">then</text:span>" expression that was passed to it.</text:p>
      <text:h text:style-name="Heading_20_3" text:outline-level="3">If() Functions Which Include An "Else" Parameter</text:h>
      <text:p text:style-name="Text_20_body">The second form of the If() function takes a third "<text:span text:style-name="T6">else</text:span>" expression which is executed only if the predicate expression is <text:span text:style-name="T6">False</text:span>. <text:s/>This program is similar to the previous one except an "<text:span text:style-name="T6">else</text:span>" expression has been added to it:</text:p>
      <text:p text:style-name="Preformatted_20_Text"/>
      <text:p text:style-name="P39"><text:bookmark-start text:name="DDE_LINK31"/>%mathpiper</text:p>
      <text:p text:style-name="P26"/>
      <text:p text:style-name="P25">x <text:span text:style-name="T5">:=</text:span> <text:span text:style-name="T8">4</text:span>;</text:p>
      <text:p text:style-name="P26"/>
      <text:p text:style-name="P25"><text:bookmark-start text:name="DDE_LINK34"/><text:span text:style-name="T14">If</text:span><text:span text:style-name="T5">(</text:span>x <text:span text:style-name="T5">&gt;</text:span> <text:span text:style-name="T8">5</text:span>,<text:span text:style-name="T14">Echo</text:span><text:span text:style-name="T5">(</text:span>x,<text:span text:style-name="T16">"is greater than 5."</text:span><text:span text:style-name="T5">)</text:span>,<text:span text:style-name="T14">Echo</text:span><text:span text:style-name="T5">(</text:span>x,<text:span text:style-name="T16">"is NOT greater than 5."</text:span><text:span text:style-name="T5">))</text:span>;<text:bookmark-end text:name="DDE_LINK34"/></text:p>
      <text:p text:style-name="P26"/>
      <text:p text:style-name="P25"><text:span text:style-name="T14">Echo</text:span><text:span text:style-name="T5">(</text:span><text:span text:style-name="T16">"End of program."</text:span><text:span text:style-name="T5">)</text:span>;</text:p>
      <text:p text:style-name="P26"/>
      <text:p text:style-name="P39">%/mathpiper<text:bookmark-end text:name="DDE_LINK31"/></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4 is NOT greater than 5.</text:p>
      <text:p text:style-name="P25"><text:s text:c="6"/>End of program.</text:p>
      <text:p text:style-name="P44">. <text:s text:c="2"/><text:span text:style-name="T19">%/output</text:span></text:p>
      <text:h text:style-name="Heading_20_2" text:outline-level="2">Exercises</text:h>
      <text:p text:style-name="Text_20_body">For the following exercises, create a new MathRider worksheet file called <text:span text:style-name="T6">book_1_section_12b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2b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text:soft-page-break/></text:p>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25">Write a program which uses the RandomInteger() function to simulate the flipping of a coin (Hint: you can use 1 to represent a head and 2 to represent a tail.). <text:s/>Use predicate expressions, the If() function, and the Echo() function to print the string "<text:span text:style-name="T6">The coin came up heads.</text:span>" or the string "<text:span text:style-name="T6">The coin came up tails.</text:span>", depending on what the simulated coin flip came up as when the code was executed.</text:p>
      <text:h text:style-name="Heading_20_2" text:outline-level="2">The And(), Or(), &amp; Not() Boolean Functions &amp; Infix Notation</text:h>
      <text:h text:style-name="Heading_20_3" text:outline-level="3">And()</text:h>
      <text:p text:style-name="Text_20_body">Sometimes a programmer needs to check if two or more expressions are all <text:span text:style-name="T6">True</text:span> and one way to do this is with the <text:span text:style-name="T6">And()</text:span> function. <text:s/>The And() function has <text:span text:style-name="T6">two calling formats</text:span> (or <text:span text:style-name="T6">notations</text:span>) and this is the first one:</text:p>
      <text:p text:style-name="Preformatted_20_Text"/>
      <table:table table:name="Table4" table:style-name="Table4">
        <table:table-column table:style-name="Table4.A"/>
        <table:table-row>
          <table:table-cell table:style-name="Table4.A1" office:value-type="string">
            <text:p text:style-name="P43">And(expression1, expression2, expression3, ..., expressionN)</text:p>
          </table:table-cell>
        </table:table-row>
      </table:table>
      <text:p text:style-name="Preformatted_20_Text"/>
      <text:p text:style-name="Text_20_body">This calling format is able to accept one or more predicate expressions as input. <text:s/>If <text:span text:style-name="T6">all</text:span> of these expressions returns a value of <text:span text:style-name="T6">True</text:span>, the And() function will also return a <text:span text:style-name="T6">True</text:span>. <text:s/>However, if <text:span text:style-name="T6">any</text:span> of the expressions return a <text:span text:style-name="T6">False</text:span>, then the And() function will return a <text:span text:style-name="T6">False</text:span>. <text:s/>This can be seen in the following example:</text:p>
      <text:p text:style-name="Preformatted_20_Text"/>
      <text:p text:style-name="Preformatted_20_Text">In&gt; And(True, True)</text:p>
      <text:p text:style-name="P21">Result&gt; True</text:p>
      <text:p text:style-name="Preformatted_20_Text"/>
      <text:p text:style-name="Preformatted_20_Text">In&gt; And(True, False)</text:p>
      <text:p text:style-name="P21"><text:soft-page-break/>Result&gt; False</text:p>
      <text:p text:style-name="Preformatted_20_Text"/>
      <text:p text:style-name="Preformatted_20_Text">In&gt; And(False, True)</text:p>
      <text:p text:style-name="P21">Result&gt; False</text:p>
      <text:p text:style-name="P21"/>
      <text:p text:style-name="P25">In&gt; And(True, True, True, True)</text:p>
      <text:p text:style-name="P21">Result&gt; True</text:p>
      <text:p text:style-name="P21"/>
      <text:p text:style-name="P25">In&gt; And(True, True, False, True)</text:p>
      <text:p text:style-name="P21">Result&gt; False</text:p>
      <text:p text:style-name="Standard"/>
      <text:p text:style-name="Text_20_body">The second format (or notatio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43">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1">Result&gt; True</text:p>
      <text:p text:style-name="Preformatted_20_Text"/>
      <text:p text:style-name="Preformatted_20_Text">In&gt; True And False</text:p>
      <text:p text:style-name="P21">Result&gt; False</text:p>
      <text:p text:style-name="Preformatted_20_Text"/>
      <text:p text:style-name="Preformatted_20_Text">In&gt; False And True</text:p>
      <text:p text:style-name="P21">Result&gt; False</text:p>
      <text:p text:style-name="P21"/>
      <text:p text:style-name="P25">In&gt; True And True And True And True</text:p>
      <text:p text:style-name="P21">Result: True</text:p>
      <text:p text:style-name="Preformatted_20_Text"/>
      <text:p text:style-name="Text_20_body">Infix notation can only accept <text:span text:style-name="T6">two</text:span> expressions at a time, but it is often more convenient to use than function calling notation. <text:s/>The following program also demonstrates the infix version of the And() function being used:</text:p>
      <text:p text:style-name="Preformatted_20_Text"/>
      <text:p text:style-name="P39">%mathpiper</text:p>
      <text:p text:style-name="P26"/>
      <text:p text:style-name="P25">a <text:span text:style-name="T5">:=</text:span> <text:span text:style-name="T8">7</text:span>;</text:p>
      <text:p text:style-name="P25">b <text:span text:style-name="T5">:=</text:span> <text:span text:style-name="T8">9</text:span>;</text:p>
      <text:p text:style-name="P26"/>
      <text:p text:style-name="P25"><text:span text:style-name="T14">Echo</text:span><text:span text:style-name="T5">(</text:span><text:span text:style-name="T16">"1: "</text:span>, a <text:span text:style-name="T5">&lt;</text:span> <text:span text:style-name="T8">5</text:span> And b <text:span text:style-name="T5">&lt;</text:span> <text:span text:style-name="T8">10</text:span><text:span text:style-name="T6">)</text:span>;</text:p>
      <text:p text:style-name="P25"><text:span text:style-name="T14">Echo</text:span><text:span text:style-name="T5">(</text:span><text:span text:style-name="T16">"2: "</text:span>, a <text:span text:style-name="T5">&gt;</text:span> <text:span text:style-name="T8">5</text:span> And b <text:span text:style-name="T5">&gt;</text:span> <text:span text:style-name="T8">10</text:span><text:span text:style-name="T5">)</text:span>;</text:p>
      <text:p text:style-name="P25"><text:span text:style-name="T14">Echo</text:span><text:span text:style-name="T5">(</text:span><text:span text:style-name="T16">"3: "</text:span>, a <text:span text:style-name="T5">&lt;</text:span> <text:span text:style-name="T8">5</text:span> And b <text:span text:style-name="T5">&gt;</text:span> <text:span text:style-name="T8">10</text:span><text:span text:style-name="T5">)</text:span>;</text:p>
      <text:p text:style-name="P25"><text:span text:style-name="T14">Echo</text:span><text:span text:style-name="T5">(</text:span><text:span text:style-name="T16">"4: "</text:span>, a <text:span text:style-name="T5">&gt;</text:span> <text:span text:style-name="T8">5</text:span> And b <text:span text:style-name="T5">&lt;</text:span> <text:span text:style-name="T8">10</text:span><text:span text:style-name="T5">)</text:span>;</text:p>
      <text:p text:style-name="P26"/>
      <text:p text:style-name="P25"><text:span text:style-name="T14">If</text:span><text:span text:style-name="T5">(</text:span>a <text:span text:style-name="T5">&gt;</text:span> <text:span text:style-name="T8">5</text:span> And b <text:span text:style-name="T5">&lt;</text:span> <text:span text:style-name="T8">10</text:span>, <text:span text:style-name="T14">Echo</text:span><text:span text:style-name="T5">(</text:span><text:span text:style-name="T16">"These expressions are both true."</text:span><text:span text:style-name="T5">))</text:span>;</text:p>
      <text:p text:style-name="P26"/>
      <text:p text:style-name="P39"><text:soft-page-break/>%/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False </text:p>
      <text:p text:style-name="P25"><text:s text:c="6"/>2: False </text:p>
      <text:p text:style-name="P25"><text:s text:c="6"/>3: False </text:p>
      <text:p text:style-name="P25"><text:s text:c="6"/>4: True </text:p>
      <text:p text:style-name="P25"><text:s text:c="6"/>These expressions are both true.</text:p>
      <text:p text:style-name="P44"><text:bookmark-start text:name="DDE_LINK7"/>.<text:bookmark-end text:name="DDE_LINK7"/> <text:s text:c="2"/>%/output</text:p>
      <text:h text:style-name="Heading_20_3" text:outline-level="3">Or()</text:h>
      <text:p text:style-name="Text_20_body">The Or() function is similar to the And() function in that it has both a function calling format and an infix calling format and it only works with predicate expression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43">Or(expression1, expression2, expression3, ..., expressionN)</text:p>
          </table:table-cell>
        </table:table-row>
      </table:table>
      <text:p text:style-name="Preformatted_20_Text"/>
      <text:p text:style-name="Text_20_body">and this example shows Or() being used with function calling format:</text:p>
      <text:p text:style-name="Preformatted_20_Text"/>
      <text:p text:style-name="Preformatted_20_Text">In&gt; Or(True, False)</text:p>
      <text:p text:style-name="P21">Result&gt; True</text:p>
      <text:p text:style-name="Preformatted_20_Text"/>
      <text:p text:style-name="Preformatted_20_Text">In&gt; Or(False, True)</text:p>
      <text:p text:style-name="P21">Result&gt; True</text:p>
      <text:p text:style-name="Preformatted_20_Text"/>
      <text:p text:style-name="Preformatted_20_Text">In&gt; Or(False, False)</text:p>
      <text:p text:style-name="P21">Result&gt; False</text:p>
      <text:p text:style-name="Preformatted_20_Text"/>
      <text:p text:style-name="Preformatted_20_Text">In&gt; Or(False, False, False, False)</text:p>
      <text:p text:style-name="P21">Result&gt; False</text:p>
      <text:p text:style-name="Preformatted_20_Text"/>
      <text:p text:style-name="Preformatted_20_Text">In&gt; Or(False, True, False, False)</text:p>
      <text:p text:style-name="P21">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43">expression1 Or expression2</text:p>
          </table:table-cell>
        </table:table-row>
      </table:table>
      <text:p text:style-name="Standard"/>
      <text:p text:style-name="Text_20_body"><text:soft-page-break/>and this example shows infix notation being used:</text:p>
      <text:p text:style-name="Preformatted_20_Text"/>
      <text:p text:style-name="Preformatted_20_Text">In&gt; True Or False</text:p>
      <text:p text:style-name="P21">Result&gt; True</text:p>
      <text:p text:style-name="Preformatted_20_Text"/>
      <text:p text:style-name="Preformatted_20_Text">In&gt; False Or True</text:p>
      <text:p text:style-name="P21">Result&gt; True</text:p>
      <text:p text:style-name="Preformatted_20_Text"/>
      <text:p text:style-name="Preformatted_20_Text">In&gt; False Or False</text:p>
      <text:p text:style-name="P21">Result&gt; False</text:p>
      <text:p text:style-name="Preformatted_20_Text"/>
      <text:p text:style-name="Text_20_body">The following program also demonstrates the infix version of the Or() function being used:</text:p>
      <text:p text:style-name="Standard"/>
      <text:p text:style-name="P39">%mathpiper</text:p>
      <text:p text:style-name="P26"/>
      <text:p text:style-name="P25">a <text:span text:style-name="T5">:=</text:span> <text:span text:style-name="T8">7</text:span>;</text:p>
      <text:p text:style-name="P25">b <text:span text:style-name="T5">:=</text:span> <text:span text:style-name="T8">9</text:span>;</text:p>
      <text:p text:style-name="P26"/>
      <text:p text:style-name="P25"><text:span text:style-name="T14">Echo</text:span><text:span text:style-name="T5">(</text:span><text:span text:style-name="T16">"1: "</text:span>, a <text:span text:style-name="T5">&lt;</text:span> <text:span text:style-name="T8">5</text:span> Or b <text:span text:style-name="T5">&lt;</text:span> <text:span text:style-name="T8">10</text:span><text:span text:style-name="T5">)</text:span>;</text:p>
      <text:p text:style-name="P25"><text:span text:style-name="T14">Echo</text:span><text:span text:style-name="T5">(</text:span><text:span text:style-name="T16">"2: "</text:span>, a <text:span text:style-name="T5">&gt;</text:span> <text:span text:style-name="T8">5</text:span> Or b <text:span text:style-name="T5">&gt;</text:span> <text:span text:style-name="T8">10</text:span><text:span text:style-name="T5">)</text:span>;</text:p>
      <text:p text:style-name="P25"><text:span text:style-name="T14">Echo</text:span><text:span text:style-name="T5">(</text:span><text:span text:style-name="T16">"3: "</text:span>, a <text:span text:style-name="T5">&gt;</text:span> <text:span text:style-name="T8">5</text:span> Or b <text:span text:style-name="T5">&lt;</text:span> <text:span text:style-name="T8">10</text:span><text:span text:style-name="T5">)</text:span>;</text:p>
      <text:p text:style-name="P25"><text:span text:style-name="T14">Echo</text:span><text:span text:style-name="T5">(</text:span><text:span text:style-name="T16">"4: "</text:span>, a <text:span text:style-name="T5">&lt;</text:span> <text:span text:style-name="T8">5</text:span> Or b <text:span text:style-name="T5">&gt;</text:span> <text:span text:style-name="T8">10</text:span><text:span text:style-name="T5">)</text:span>;</text:p>
      <text:p text:style-name="P26"/>
      <text:p text:style-name="P25"><text:span text:style-name="T14">If</text:span><text:span text:style-name="T5">(</text:span>a <text:span text:style-name="T5">&lt;</text:span> <text:span text:style-name="T8">5</text:span> Or b <text:span text:style-name="T5">&lt;</text:span> <text:span text:style-name="T8">10</text:span>,<text:span text:style-name="T14">Echo</text:span><text:span text:style-name="T5">(</text:span><text:span text:style-name="T16">"At least one of these expressions is true."</text:span><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rue </text:p>
      <text:p text:style-name="P25"><text:s text:c="6"/>2: True </text:p>
      <text:p text:style-name="P25"><text:s text:c="6"/>3: True </text:p>
      <text:p text:style-name="P25"><text:s text:c="6"/>4: False </text:p>
      <text:p text:style-name="P25"><text:s text:c="6"/>At least one of these expressions is true.</text:p>
      <text:p text:style-name="P43"><text:span text:style-name="T10">. <text:s text:c="2"/></text:span><text:span text:style-name="T19">%/output</text:span></text:p>
      <text:h text:style-name="Heading_20_3" text:outline-level="3">Not() &amp; Prefix Notation</text:h>
      <text:p text:style-name="Text_20_body">The <text:span text:style-name="T6">Not()</text:span> function works with predicate expressions like the And() and Or() functions do, except it can only accept <text:span text:style-name="T6">one</text:span> expression as input. <text:s/>The way Not() works is that it changes a <text:span text:style-name="T6">True</text:span> value to a <text:span text:style-name="T6">False</text:span> value and a <text:span text:style-name="T6">False</text:span> value to a <text:span text:style-name="T6">True</text:span> value. <text:s/>Here is the Not()'s function calling format:</text:p>
      <text:p text:style-name="Standard"/>
      <table:table table:name="Table8" table:style-name="Table8">
        <table:table-column table:style-name="Table8.A"/>
        <text:soft-page-break/>
        <table:table-row>
          <table:table-cell table:style-name="Table8.A1" office:value-type="string">
            <text:p text:style-name="P43">Not(expression)</text:p>
          </table:table-cell>
        </table:table-row>
      </table:table>
      <text:p text:style-name="Preformatted_20_Text"/>
      <text:p text:style-name="Standard">and this example shows Not() being used with function calling format:</text:p>
      <text:p text:style-name="Preformatted_20_Text"/>
      <text:p text:style-name="Preformatted_20_Text">In&gt; Not(True)</text:p>
      <text:p text:style-name="P21">Result&gt; False</text:p>
      <text:p text:style-name="Preformatted_20_Text"/>
      <text:p text:style-name="Preformatted_20_Text">In&gt; Not(False)</text:p>
      <text:p text:style-name="P21">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43">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1">Result&gt; False</text:p>
      <text:p text:style-name="Preformatted_20_Text"/>
      <text:p text:style-name="Preformatted_20_Text">In&gt; Not False</text:p>
      <text:p text:style-name="P21">Result&gt; True</text:p>
      <text:p text:style-name="Preformatted_20_Text"/>
      <text:p text:style-name="Text_20_body">Finally, here is a program that also uses the prefix version of Not():</text:p>
      <text:p text:style-name="Preformatted_20_Text"/>
      <text:p text:style-name="P39">%mathpiper</text:p>
      <text:p text:style-name="P26"/>
      <text:p text:style-name="P25"><text:span text:style-name="T14">Echo</text:span><text:span text:style-name="T5">(</text:span><text:span text:style-name="T16">"3 = 3 is "</text:span>, <text:span text:style-name="T8">3</text:span> <text:span text:style-name="T5">=</text:span> <text:span text:style-name="T8">3</text:span><text:span text:style-name="T5">)</text:span>;</text:p>
      <text:p text:style-name="P26"/>
      <text:p text:style-name="P25"><text:span text:style-name="T14">Echo</text:span><text:span text:style-name="T5">(</text:span><text:span text:style-name="T16">"Not 3 = 3 is "</text:span>, <text:span text:style-name="T14">Not</text:span> <text:span text:style-name="T8">3</text:span> <text:span text:style-name="T5">=</text:span> <text:span text:style-name="T8">3</text:span><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3 = 3 is True </text:p>
      <text:p text:style-name="P25"><text:s text:c="6"/>Not 3 = 3 is False</text:p>
      <text:p text:style-name="P43"><text:span text:style-name="T10">. <text:s text:c="2"/></text:span><text:span text:style-name="T19">%/output</text:span></text:p>
      <text:h text:style-name="Heading_20_2" text:outline-level="2">Exercises</text:h>
      <text:p text:style-name="Text_20_body">For the following exercises, create a new MathRider worksheet file called <text:soft-page-break/><text:span text:style-name="T6">book_1_section_12c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2c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The following program simulates the rolling of two dice and prints a message if <text:span text:style-name="T6">both</text:span> of the two dice come up less than or equal to 3. <text:s/>Create a similar program which simulates the flipping of two coins and print the message "Both coins came up heads." if both coins come up heads.</text:p>
      <text:p text:style-name="Preformatted_20_Text"/>
      <text:p text:style-name="Preformatted_20_Text">%mathpiper</text:p>
      <text:p text:style-name="Preformatted_20_Text">/*</text:p>
      <text:p text:style-name="Preformatted_20_Text"><text:s text:c="2"/>This program simulates the rolling of two dice and prints a message if </text:p>
      <text:p text:style-name="Preformatted_20_Text"><text:s text:c="2"/>both of the two dice come up less than or equal to 3.</text:p>
      <text:p text:style-name="Preformatted_20_Text">*/</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reformatted_20_Text">If( die1 &lt;= 3 And die2 &lt;= 3, Echo("Both dice came up &lt;= to 3.") );</text:p>
      <text:p text:style-name="Preformatted_20_Text"><text:soft-page-break/></text:p>
      <text:p text:style-name="Preformatted_20_Text">%/mathpiper</text:p>
      <text:h text:style-name="Heading_20_3" text:outline-level="3">Exercise 3</text:h>
      <text:p text:style-name="Preformatted_20_Text">The following program simulates the rolling of two dice and prints a message if <text:span text:style-name="T6">either</text:span> of the two dice come up less than or equal to 3. <text:s/>Create a similar program which simulates the flipping of two coins and print the message "At least one coin came up heads." if at least one coin comes up heads.</text:p>
      <text:p text:style-name="Preformatted_20_Text"/>
      <text:p text:style-name="Preformatted_20_Text">%mathpiper</text:p>
      <text:p text:style-name="Preformatted_20_Text">/*</text:p>
      <text:p text:style-name="Preformatted_20_Text"><text:s text:c="2"/>This program simulates the rolling of two dice and prints a message if</text:p>
      <text:p text:style-name="Preformatted_20_Text"><text:s text:c="2"/>either of the two dice come up less than or equal to 3.</text:p>
      <text:p text:style-name="Preformatted_20_Text">*/</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reformatted_20_Text">If( die1 &lt;= 3 Or die2 &lt;= 3, Echo("At least one die came up &lt;= 3.") );</text:p>
      <text:p text:style-name="Preformatted_20_Text"/>
      <text:p text:style-name="Preformatted_20_Text">%/mathpiper</text:p>
      <text:h text:style-name="Heading_20_1" text:outline-level="1">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MathPiper program means to execute one or more expressions over and over again and this process is called "<text:span text:style-name="T6">looping</text:span>". <text:s/>MathPiper provides a number of ways to implement <text:span text:style-name="T6">loops</text:span>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3">While(predicate)<text:tab/><text:tab/><text:tab/><text:tab/><text:tab/><text:tab/><text:tab/><text:tab/><text:tab/><text:tab/><text:tab/></text:p>
      <text:p text:style-name="P33">[ <text:tab/><text:tab/><text:tab/><text:tab/><text:tab/><text:tab/><text:tab/><text:tab/><text:tab/><text:tab/><text:tab/><text:tab/><text:tab/></text:p>
      <text:p text:style-name="P8"><text:s text:c="4"/>body_expressions<text:tab/><text:tab/><text:tab/><text:tab/><text:tab/><text:tab/><text:tab/><text:tab/><text:tab/><text:tab/></text:p>
      <text:p text:style-name="P57">];<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expressions it contains as long as its "predicate" expression is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a <text:span text:style-name="T6">code block</text:span> (code blocks were discussed in an earlier section). <text:s/>What a function's body is will become clearer after studying some example programs.</text:p>
      <text:h text:style-name="Heading_20_2" text:outline-level="2">Printing The Integers From 1 to 10</text:h>
      <text:p text:style-name="Text_20_body">The following program uses a While() function to print the integers from 1 to 10:</text:p>
      <text:p text:style-name="Preformatted_20_Text"/>
      <text:p text:style-name="P39">%mathpiper</text:p>
      <text:p text:style-name="P26"/>
      <text:p text:style-name="P41">// This program prints the integers from 1 to 10.</text:p>
      <text:p text:style-name="P26"/>
      <text:p text:style-name="P26"/>
      <text:p text:style-name="P41">/*</text:p>
      <text:p text:style-name="P41"><text:s text:c="4"/>Initialize the variable count to 1</text:p>
      <text:p text:style-name="P41"><text:s text:c="4"/>outside of the While "loop".</text:p>
      <text:p text:style-name="P41">*/</text:p>
      <text:p text:style-name="P25">count <text:span text:style-name="T5">:=</text:span> <text:span text:style-name="T8">1</text:span>;</text:p>
      <text:p text:style-name="P26"/>
      <text:p text:style-name="P25"><text:span text:style-name="T14">While</text:span><text:span text:style-name="T5">(</text:span><text:span text:style-name="T7">count</text:span> <text:span text:style-name="T5">&lt;=</text:span> <text:span text:style-name="T8">10</text:span><text:span text:style-name="T5">)</text:span></text:p>
      <text:p text:style-name="P25">[</text:p>
      <text:p text:style-name="P25"><text:soft-page-break/><text:s text:c="4"/><text:span text:style-name="T14">Echo</text:span><text:span text:style-name="T5">(</text:span><text:span text:style-name="T7">count</text:span><text:span text:style-name="T5">)</text:span>;</text:p>
      <text:p text:style-name="P25"><text:s text:c="4"/></text:p>
      <text:p text:style-name="P25"><text:s text:c="4"/>count <text:span text:style-name="T5">:=</text:span> count <text:span text:style-name="T5">+</text:span> <text:span text:style-name="T8">1</text:span>; <text:s/><text:span text:style-name="T23">//Increment count by 1.</text:span></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 text:c="6"/>3 </text:p>
      <text:p text:style-name="P25"><text:s text:c="6"/>4 </text:p>
      <text:p text:style-name="P25"><text:s text:c="6"/>5 </text:p>
      <text:p text:style-name="P25"><text:s text:c="6"/>6 </text:p>
      <text:p text:style-name="P25"><text:s text:c="6"/>7 </text:p>
      <text:p text:style-name="P25"><text:s text:c="6"/>8 </text:p>
      <text:p text:style-name="P25"><text:s text:c="6"/>9 </text:p>
      <text:p text:style-name="P25"><text:s text:c="6"/>10</text:p>
      <text:p text:style-name="P44"><text:bookmark-start text:name="DDE_LINK8"/>.<text:bookmark-end text:name="DDE_LINK8"/> <text:s text:c="2"/><text:span text:style-name="T19">%/output</text:span></text:p>
      <text:p text:style-name="Text_20_body">In this program, a single variable called <text:span text:style-name="T6">count</text:span> is created. <text:s/>It is used to tell the Echo() function which <text:span text:style-name="T7">integer</text:span> to print and it is also used in the predicate expression that determines if the While() function should continue to <text:span text:style-name="T6">loop</text:span> or not. <text:s/></text:p>
      <text:p text:style-name="Text_20_body">When the program is executed, <text:span text:style-name="T6">1</text:span> is placed into <text:span text:style-name="T6">count</text:span> and then the While() function is <text:s/>called. <text:s/>Notice that <text:span text:style-name="T6">count</text:span> is bound to the value <text:span text:style-name="T7">1</text:span> <text:span text:style-name="T6">above the While loop</text:span>. <text:s/>Setting a variable to an initial value is called <text:span text:style-name="T6">initializing</text:span> the variable and in this case, count needs to be initialized before it is used in the While() function. <text:s/>The predicate expression <text:span text:style-name="T21">count</text:span><text:span text:style-name="T6"> &lt;= 10</text:span> becomes <text:span text:style-name="T21">1</text:span><text:span text:style-name="T6"> &lt;= 10</text:span> and, since 1 is indeed less than or equal to 10, a value of <text:span text:style-name="T6">True</text:span> is returned by the predicate expression.</text:p>
      <text:p text:style-name="Text_20_body">The While() function sees that the predicate expression returned a <text:span text:style-name="T6">True</text:span> and therefore it executes all of the expressions inside of its <text:span text:style-name="T6">body</text:span> from top to bottom. <text:s/></text:p>
      <text:p text:style-name="Text_20_body">The Echo() function prints the current contents of count (which is 1) and then the expression count<text:span text:style-name="T10"> := count + 1</text:span> is executed. <text:s/></text:p>
      <text:p text:style-name="Text_20_body">The expression <text:span text:style-name="T6">count := count + 1</text:span> is a standard expression form that is used in many programming languages. <text:s/>Each time an expression in this form is evaluated, it <text:span text:style-name="T6">increases the variable it contains by 1</text:span>. <text:s/>Another way to describe the effect this expression has on <text:span text:style-name="T6">count</text:span> is to say that it <text:span text:style-name="T6">increments</text:span> <text:span text:style-name="T6">count</text:span> by <text:span text:style-name="T6">1</text:span>.</text:p>
      <text:p text:style-name="Text_20_body">In this case <text:span text:style-name="T6">count</text:span> contains <text:span text:style-name="T6">1</text:span> and, after the expression is evaluated, <text:span text:style-name="T6">count</text:span> contains <text:span text:style-name="T6">2</text:span>.</text:p>
      <text:p text:style-name="Text_20_body">After the last expression inside the body of the While() function is executed, the While() function reevaluates its predicate expression to determine whether it <text:soft-page-break/>should continue looping or not. <text:s/>Since <text:span text:style-name="T6">count</text:span> is <text:span text:style-name="T6">2</text:span> at this point, the predicate expression returns <text:span text:style-name="T6">True</text:span> and the code inside the body of the While() function is executed again. <text:s/>This loop will be repeated until <text:span text:style-name="T6">count</text:span> is incremented to <text:span text:style-name="T6">11</text:span> and the predicate expression returns <text:span text:style-name="T6">False</text:span>.</text:p>
      <text:h text:style-name="Heading_20_2" text:outline-level="2">Printing The Integers From 1 to 100</text:h>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text:span text:style-name="T6">wrap margin</text:span> in MathRider (which can be set in Utilities -&gt; Buffer Options...).</text:p>
      <text:p text:style-name="Preformatted_20_Text"/>
      <text:p text:style-name="P39"><text:bookmark-start text:name="DDE_LINK41"/>%mathpiper</text:p>
      <text:p text:style-name="P26"/>
      <text:p text:style-name="P41">// Print the integers from 1 to 100.</text:p>
      <text:p text:style-name="P26"/>
      <text:p text:style-name="P25">count <text:span text:style-name="T5">:=</text:span> <text:span text:style-name="T8">1</text:span>;</text:p>
      <text:p text:style-name="P26"/>
      <text:p text:style-name="P25"><text:span text:style-name="T14">While</text:span><text:span text:style-name="T5">(</text:span><text:span text:style-name="T7">count</text:span> <text:span text:style-name="T5">&lt;=</text:span> <text:span text:style-name="T8">100</text:span><text:span text:style-name="T5">)</text:span></text:p>
      <text:p text:style-name="P25">[</text:p>
      <text:p text:style-name="P25"><text:s text:c="4"/><text:span text:style-name="T14">Write</text:span><text:span text:style-name="T5">(</text:span><text:span text:style-name="T7">count</text:span>,,<text:span text:style-name="T5">)</text:span>;</text:p>
      <text:p text:style-name="P25"><text:s text:c="4"/></text:p>
      <text:p text:style-name="P25"><text:s text:c="4"/>count <text:span text:style-name="T5">:=</text:span> count <text:span text:style-name="T5">+</text:span> <text:span text:style-name="T8">1</text:span>; <text:s/><text:span text:style-name="T23">//Increment count by 1.</text:span></text:p>
      <text:p text:style-name="P25">];</text:p>
      <text:p text:style-name="P26"/>
      <text:p text:style-name="P39">%/mathpiper<text:bookmark-end text:name="DDE_LINK41"/></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2,3,4,5,6,7,8,9,10,11,12,13,14,15,16,17,18,19,20,21,22,23,</text:p>
      <text:p text:style-name="P25"><text:s text:c="6"/>24,25,26,27,28,29,30,31,32,33,34,35,36,37,38,39,40,41,42,43,</text:p>
      <text:p text:style-name="P25"><text:s text:c="6"/>44,45,46,47,48,49,50,51,52,53,54,55,56,57,58,59,60,61,62,63,</text:p>
      <text:p text:style-name="P25"><text:s text:c="6"/>64,65,66,67,68,69,70,71,72,73,74,75,76,77,78,79,80,81,82,83,</text:p>
      <text:p text:style-name="P25"><text:s text:c="6"/>84,85,86,87,88,89,90,91,92,93,94,95,96,97,98,99,100</text:p>
      <text:p text:style-name="P43"><text:bookmark-start text:name="DDE_LINK9"/><text:span text:style-name="T10">.</text:span><text:bookmark-end text:name="DDE_LINK9"/><text:span text:style-name="T10"> <text:s text:c="2"/></text:span><text:span text:style-name="T19">%/output</text:span></text:p>
      <text:p text:style-name="P63">(Note: In MathRider, the above numbers will all be on a single line.)</text:p>
      <text:h text:style-name="Heading_20_2" text:outline-level="2">Printing The Odd Integers From 1 To 99</text:h>
      <text:p text:style-name="Text_20_body">The following program prints the odd integers from 1 to 99 by changing the <text:span text:style-name="T6">increment value</text:span> in the increment expression from <text:span text:style-name="T6">1</text:span> to <text:span text:style-name="T6">2</text:span>:</text:p>
      <text:p text:style-name="Preformatted_20_Text"/>
      <text:p text:style-name="P39"><text:soft-page-break/>%mathpiper</text:p>
      <text:p text:style-name="P26"/>
      <text:p text:style-name="P41">//Print the odd integers from 1 to 99.</text:p>
      <text:p text:style-name="P26"/>
      <text:p text:style-name="P25">x <text:span text:style-name="T5">:=</text:span> <text:span text:style-name="T8">1</text:span>; </text:p>
      <text:p text:style-name="P26"/>
      <text:p text:style-name="P25"><text:span text:style-name="T14">While</text:span><text:span text:style-name="T5">(</text:span>x <text:span text:style-name="T5">&lt;=</text:span> <text:span text:style-name="T8">100</text:span><text:span text:style-name="T5">)</text:span></text:p>
      <text:p text:style-name="P25">[</text:p>
      <text:p text:style-name="P25"><text:s text:c="4"/><text:span text:style-name="T14">Write</text:span><text:span text:style-name="T5">(</text:span>x,,<text:span text:style-name="T5">)</text:span>;</text:p>
      <text:p text:style-name="P25"><text:s text:c="4"/>x <text:span text:style-name="T5">:=</text:span> x <text:span text:style-name="T5">+</text:span> <text:span text:style-name="T8">2</text:span>; <text:s/><text:span text:style-name="T23">//Increment x by 2.</text:span></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3,5,7,9,11,13,15,17,19,21,23,25,27,29,31,33,35,37,39,41,43,</text:p>
      <text:p text:style-name="P25"><text:s text:c="6"/>45,47,49,51,53,55,57,59,61,63,65,67,69,71,73,75,77,79,81,83,</text:p>
      <text:p text:style-name="P25"><text:s text:c="6"/>85,87,89,91,93,95,97,99</text:p>
      <text:p text:style-name="P43"><text:bookmark-start text:name="DDE_LINK11"/><text:span text:style-name="T10">.</text:span><text:bookmark-end text:name="DDE_LINK11"/><text:span text:style-name="T10"> <text:s text:c="2"/></text:span><text:span text:style-name="T19">%/output</text:span></text:p>
      <text:h text:style-name="Heading_20_2" text:outline-level="2">Printing The Integers From 1 To 100 In Reverse Order</text:h>
      <text:p text:style-name="Text_20_body">Finally, the following program prints the integers from 1 to 100 in reverse order:</text:p>
      <text:p text:style-name="Preformatted_20_Text"/>
      <text:p text:style-name="P39">%mathpiper</text:p>
      <text:p text:style-name="P26"/>
      <text:p text:style-name="P41">//Print the integers from 1 to 100 in reverse order.</text:p>
      <text:p text:style-name="P26"/>
      <text:p text:style-name="P25">x <text:span text:style-name="T5">:=</text:span> <text:span text:style-name="T8">100</text:span>; </text:p>
      <text:p text:style-name="P26"/>
      <text:p text:style-name="P25"><text:span text:style-name="T14">While</text:span><text:span text:style-name="T5">(</text:span>x <text:span text:style-name="T5">&gt;=</text:span> <text:span text:style-name="T8">1</text:span><text:span text:style-name="T5">)</text:span></text:p>
      <text:p text:style-name="P25">[</text:p>
      <text:p text:style-name="P25"><text:s text:c="4"/><text:span text:style-name="T14">Write</text:span><text:span text:style-name="T5">(</text:span>x,,<text:span text:style-name="T5">)</text:span>;</text:p>
      <text:p text:style-name="P25"><text:s text:c="4"/>x <text:span text:style-name="T5">:=</text:span> x <text:span text:style-name="T5">-</text:span> <text:span text:style-name="T8">1</text:span>; <text:s/><text:span text:style-name="T23">//Decrement x by 1.</text:span></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7"/>100,99,98,97,96,95,94,93,92,91,90,89,88,87,86,85,84,83,82,</text:p>
      <text:p text:style-name="P25"><text:s text:c="7"/>81,80,79,78,77,76,75,74,73,72,71,70,69,68,67,66,65,64,63,</text:p>
      <text:p text:style-name="P25"><text:s text:c="7"/>62,61,60,59,58,57,56,55,54,53,52,51,50,49,48,47,46,45,44,</text:p>
      <text:p text:style-name="P25"><text:soft-page-break/><text:s text:c="7"/>43,42,41,40,39,38,37,36,35,34,33,32,31,30,29,28,27,26,25,</text:p>
      <text:p text:style-name="P25"><text:s text:c="7"/>24,23,22,21,20,19,18,17,16,15,14,13,12,11,10,9,8,7,6,5,4,</text:p>
      <text:p text:style-name="P25"><text:s text:c="7"/>3,2,1</text:p>
      <text:p text:style-name="P43"><text:bookmark-start text:name="DDE_LINK10"/><text:span text:style-name="T10">.</text:span><text:bookmark-end text:name="DDE_LINK10"/><text:span text:style-name="T10"> <text:s text:c="2"/></text:span><text:span text:style-name="T19">%/output</text:span></text:p>
      <text:p text:style-name="Text_20_body">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Expressions Inside Of Code Blocks Are Indented</text:h>
      <text:p text:style-name="Text_20_body">In the programs in the previous sections which use While loops, notice that the expressions which are inside of the While() function's code block are <text:span text:style-name="T6">indented</text:span>. <text:s/>These expressions do not need to be indented to execute properly, but doing so makes the program easier to read.</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opening the MathPiper <text:span text:style-name="T21">console</text:span> and then pressing the <text:s/>"<text:span text:style-name="T9">Halt Calculation</text:span>" button which in the upper left corner of the console.</text:p>
      <text:p text:style-name="Text_20_body">Lets experiment with the <text:span text:style-name="T6">Halt Calculation</text:span> button by executing a program that contains an infinite loop and then stopping it:</text:p>
      <text:p text:style-name="Standard"/>
      <text:p text:style-name="P39">%mathpiper</text:p>
      <text:p text:style-name="P26"/>
      <text:p text:style-name="P41">//Infinite loop example program.</text:p>
      <text:p text:style-name="P26"/>
      <text:p text:style-name="P25">x <text:span text:style-name="T5">:=</text:span> <text:span text:style-name="T8">1</text:span>;</text:p>
      <text:p text:style-name="P25"><text:span text:style-name="T14">While</text:span><text:span text:style-name="T5">(</text:span>x <text:span text:style-name="T5">&lt;</text:span> <text:span text:style-name="T8">10</text:span><text:span text:style-name="T5">)</text:span></text:p>
      <text:p text:style-name="P25">[</text:p>
      <text:p text:style-name="P25"><text:s text:c="4"/>x := <text:span text:style-name="T8">3</text:span>; <text:span text:style-name="T23">//Oops, x is not being incremented!.</text:span> </text:p>
      <text:p text:style-name="P25">];</text:p>
      <text:p text:style-name="P26"/>
      <text:p text:style-name="P39">%/mathpiper</text:p>
      <text:p text:style-name="P26"/>
      <text:p text:style-name="P25"><text:s text:c="4"/><text:span text:style-name="T19">%output,preserve="false"</text:span></text:p>
      <text:p text:style-name="P25"><text:s text:c="6"/>Processing...</text:p>
      <text:p text:style-name="P44"><text:bookmark-start text:name="DDE_LINK12"/>.<text:bookmark-end text:name="DDE_LINK12"/> <text:s text:c="2"/><text:span text:style-name="T19">%/output</text:span></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ext:soft-page-break/>the %output fold contains the word "<text:span text:style-name="T6">Processing...</text:span>" to indicate that the program is still running the code.</text:p>
      <text:p text:style-name="Text_20_body">Execute this program now and then interrupt it using the <text:span text:style-name="T9">Halt Calculation</text:span> button. <text:s/>When the program is interrupted, the %output fold will display the message "<text:span text:style-name="T9">User interrupted calculation</text:span>" to indicate that the program was interrupted. <text:s/>After a program has been interrupted, the program can be edited and then rerun.</text:p>
      <text:h text:style-name="Heading_20_2" text:outline-level="2">A Program That Simulates Rolling Two Dice 50 Times</text:h>
      <text:p text:style-name="Text_20_body">The following program is larger than the previous programs that have been discussed in this book, but it is also more interesting and more useful. <text:s/>It uses a While() loop to simulate the rolling of two dice 50 times and it records how many times each possible sum has been rolled so that this data can be printed. <text:s/>The comments in the code explain what each part of the program does. (Remember, if you copy this program to a MathRider worksheet, you can use <text:span text:style-name="T6">rectangular selection mode</text:span> to easily remove the line numbers).</text:p>
      <text:p text:style-name="P26"/>
      <text:p text:style-name="P39"><text:bookmark-start text:name="DDE_LINK44"/>%mathpiper</text:p>
      <text:p text:style-name="P41">/*</text:p>
      <text:p text:style-name="P41"><text:s text:c="2"/>This program simulates rolling two dice 50 times.</text:p>
      <text:p text:style-name="P41">*/</text:p>
      <text:p text:style-name="P37"/>
      <text:p text:style-name="P26"/>
      <text:p text:style-name="P41">/*</text:p>
      <text:p text:style-name="P41"><text:s text:c="2"/>These variables are used to record how many times</text:p>
      <text:p text:style-name="P41"><text:s text:c="2"/>a possible sum of two dice has been rolled. <text:s/>They are</text:p>
      <text:p text:style-name="P41"><text:s text:c="2"/>all initialized to 0 before the simulation begins.</text:p>
      <text:p text:style-name="P41">*/</text:p>
      <text:p text:style-name="P25">numberOfTwosRolled <text:span text:style-name="T5">:=</text:span> <text:span text:style-name="T8">0</text:span>;</text:p>
      <text:p text:style-name="P25">numberOfThreesRolled <text:span text:style-name="T5">:=</text:span> <text:span text:style-name="T8">0</text:span>;</text:p>
      <text:p text:style-name="P25">numberOfFoursRolled <text:span text:style-name="T5">:=</text:span> <text:span text:style-name="T8">0</text:span>;</text:p>
      <text:p text:style-name="P25">numberOfFivesRolled <text:span text:style-name="T5">:=</text:span> <text:span text:style-name="T8">0</text:span>;</text:p>
      <text:p text:style-name="P25">numberOfSixesRolled <text:span text:style-name="T5">:=</text:span> <text:span text:style-name="T8">0</text:span>;</text:p>
      <text:p text:style-name="P25">numberOfSevensRolled <text:span text:style-name="T5">:=</text:span> <text:span text:style-name="T8">0</text:span>;</text:p>
      <text:p text:style-name="P25">numberOfEightsRolled <text:span text:style-name="T5">:=</text:span> <text:span text:style-name="T8">0</text:span>;</text:p>
      <text:p text:style-name="P25">numberOfNinesRolled <text:span text:style-name="T5">:=</text:span> <text:span text:style-name="T8">0</text:span>;</text:p>
      <text:p text:style-name="P25">numberOfTensRolled <text:span text:style-name="T5">:=</text:span> <text:span text:style-name="T8">0</text:span>;</text:p>
      <text:p text:style-name="P25">numberOfElevensRolled <text:span text:style-name="T5">:=</text:span> <text:span text:style-name="T8">0</text:span>;</text:p>
      <text:p text:style-name="P25">numberOfTwelvesRolled <text:span text:style-name="T5">:=</text:span> <text:span text:style-name="T8">0</text:span>;</text:p>
      <text:p text:style-name="P26"/>
      <text:p text:style-name="P26"/>
      <text:p text:style-name="P41">//This variable keeps track of the number of the current roll.</text:p>
      <text:p text:style-name="P25">roll <text:span text:style-name="T5">:=</text:span> <text:span text:style-name="T8">1</text:span>;</text:p>
      <text:p text:style-name="P26"/>
      <text:p text:style-name="P26"/>
      <text:p text:style-name="P25"><text:span text:style-name="T14">Echo</text:span><text:span text:style-name="T5">(</text:span><text:span text:style-name="T16">"These are the rolls:"</text:span><text:span text:style-name="T5">)</text:span>;</text:p>
      <text:p text:style-name="P37"/>
      <text:p text:style-name="P26"><text:soft-page-break/></text:p>
      <text:p text:style-name="P41">/*</text:p>
      <text:p text:style-name="P41"><text:s/>The simulation is performed inside of this While loop. <text:s/>The number of</text:p>
      <text:p text:style-name="P41"><text:s/>times the dice will be rolled can be changed by changing the number 50</text:p>
      <text:p text:style-name="P41"><text:s/>which is in the While function's predicate expression.</text:p>
      <text:p text:style-name="P41">*/</text:p>
      <text:p text:style-name="P25"><text:span text:style-name="T30">While</text:span><text:span text:style-name="T5">(</text:span>roll <text:span text:style-name="T5">&lt;=</text:span> <text:span text:style-name="T8">50</text:span><text:span text:style-name="T5">)</text:span></text:p>
      <text:p text:style-name="P25">[</text:p>
      <text:p text:style-name="P25"><text:s text:c="4"/><text:span text:style-name="T23">//Roll the dice.</text:span></text:p>
      <text:p text:style-name="P25"><text:s text:c="4"/>die1 <text:span text:style-name="T5">:=</text:span> <text:span text:style-name="T24">RandomInteger</text:span><text:span text:style-name="T5">(</text:span><text:span text:style-name="T8">6</text:span><text:span text:style-name="T5">)</text:span>;</text:p>
      <text:p text:style-name="P25"><text:s text:c="4"/>die2 <text:span text:style-name="T5">:=</text:span> <text:span text:style-name="T24">RandomInteger</text:span><text:span text:style-name="T5">(</text:span><text:span text:style-name="T8">6</text:span><text:span text:style-name="T5">)</text:span>;</text:p>
      <text:p text:style-name="P25"><text:s text:c="4"/></text:p>
      <text:p text:style-name="P25"><text:s text:c="4"/></text:p>
      <text:p text:style-name="P25"><text:s text:c="4"/><text:span text:style-name="T23">//Calculate the sum of the two dice.</text:span></text:p>
      <text:p text:style-name="P25"><text:s text:c="4"/>rollSum <text:span text:style-name="T5">:=</text:span> die1 <text:span text:style-name="T5">+</text:span> die2;</text:p>
      <text:p text:style-name="P25"><text:s text:c="4"/></text:p>
      <text:p text:style-name="P25"><text:s text:c="4"/></text:p>
      <text:p text:style-name="P25"><text:s text:c="4"/><text:span text:style-name="T23">/*</text:span></text:p>
      <text:p text:style-name="P41"><text:s text:c="5"/>Print the sum that was rolled. <text:s/>Note: if a large number of rolls </text:p>
      <text:p text:style-name="P41"><text:s text:c="5"/>is going to be performed (say &gt; 1000), it would be best to comment</text:p>
      <text:p text:style-name="P41"><text:s text:c="5"/>out this Write() function so that it does not put too much text</text:p>
      <text:p text:style-name="P41"><text:s text:c="5"/>into the output fold.</text:p>
      <text:p text:style-name="P41"><text:s text:c="4"/>*/</text:p>
      <text:p text:style-name="P25"><text:s text:c="4"/><text:span text:style-name="T30">Write</text:span><text:span text:style-name="T5">(</text:span>rollSum,,<text:span text:style-name="T5">)</text:span>;</text:p>
      <text:p text:style-name="P25"><text:s text:c="4"/></text:p>
      <text:p text:style-name="P25"><text:s text:c="4"/></text:p>
      <text:p text:style-name="P25"><text:s text:c="4"/><text:span text:style-name="T23">/*</text:span></text:p>
      <text:p text:style-name="P41"><text:s text:c="5"/>These If() functions determine which sum was rolled and then add</text:p>
      <text:p text:style-name="P41"><text:s text:c="5"/>1 to the variable which is keeping track of the number of times</text:p>
      <text:p text:style-name="P41"><text:s text:c="5"/>that sum was rolled.</text:p>
      <text:p text:style-name="P41"><text:s text:c="4"/>*/</text:p>
      <text:p text:style-name="P25"><text:s text:c="4"/><text:span text:style-name="T30">If</text:span><text:span text:style-name="T5">(</text:span>rollSum <text:span text:style-name="T5">= </text:span><text:span text:style-name="T8">2</text:span>, numberOfTwosRolled <text:span text:style-name="T5">:=</text:span> numberOfTwosRolled <text:span text:style-name="T5">+</text:span> <text:span text:style-name="T8">1</text:span><text:span text:style-name="T5">)</text:span>;</text:p>
      <text:p text:style-name="P25"><text:s text:c="4"/><text:span text:style-name="T30">If</text:span><text:span text:style-name="T5">(</text:span>rollSum <text:span text:style-name="T5">=</text:span> <text:span text:style-name="T8">3</text:span>, numberOfThreesRolled <text:span text:style-name="T5">:=</text:span> numberOfThreesRolled <text:span text:style-name="T5">+</text:span> <text:span text:style-name="T8">1</text:span><text:span text:style-name="T5">)</text:span>;</text:p>
      <text:p text:style-name="P25"><text:s text:c="4"/><text:span text:style-name="T30">If</text:span><text:span text:style-name="T5">(</text:span>rollSum <text:span text:style-name="T5">=</text:span> <text:span text:style-name="T8">4</text:span>, numberOfFoursRolled <text:span text:style-name="T5">:=</text:span> numberOfFoursRolled <text:span text:style-name="T5">+</text:span> <text:span text:style-name="T8">1</text:span><text:span text:style-name="T5">)</text:span>;</text:p>
      <text:p text:style-name="P25"><text:s text:c="4"/><text:span text:style-name="T30">If</text:span><text:span text:style-name="T5">(</text:span>rollSum <text:span text:style-name="T5">=</text:span> <text:span text:style-name="T8">5</text:span>, numberOfFivesRolled <text:span text:style-name="T5">:=</text:span> numberOfFivesRolled <text:span text:style-name="T5">+</text:span> <text:span text:style-name="T8">1</text:span><text:span text:style-name="T5">)</text:span>;</text:p>
      <text:p text:style-name="P25"><text:s text:c="4"/><text:span text:style-name="T30">If</text:span><text:span text:style-name="T5">(</text:span>rollSum <text:span text:style-name="T5">=</text:span> <text:span text:style-name="T8">6</text:span>, numberOfSixesRolled <text:span text:style-name="T5">:=</text:span> numberOfSixesRolled <text:span text:style-name="T5">+</text:span> <text:span text:style-name="T8">1</text:span><text:span text:style-name="T5">)</text:span>;</text:p>
      <text:p text:style-name="P25"><text:s text:c="4"/><text:span text:style-name="T30">If</text:span><text:span text:style-name="T5">(</text:span>rollSum <text:span text:style-name="T5">=</text:span> <text:span text:style-name="T8">7</text:span>, numberOfSevensRolled <text:span text:style-name="T5">:=</text:span> numberOfSevensRolled <text:span text:style-name="T5">+</text:span> <text:span text:style-name="T8">1</text:span><text:span text:style-name="T5">)</text:span>;</text:p>
      <text:p text:style-name="P25"><text:s text:c="4"/><text:span text:style-name="T30">If</text:span><text:span text:style-name="T5">(</text:span>rollSum <text:span text:style-name="T5">=</text:span> <text:span text:style-name="T8">8</text:span>, numberOfEightsRolled <text:span text:style-name="T5">:=</text:span> numberOfEightsRolled <text:span text:style-name="T5">+</text:span> <text:span text:style-name="T8">1</text:span><text:span text:style-name="T5">)</text:span>;</text:p>
      <text:p text:style-name="P25"><text:s text:c="4"/><text:span text:style-name="T30">If</text:span><text:span text:style-name="T5">(</text:span>rollSum <text:span text:style-name="T5">=</text:span> <text:span text:style-name="T8">9</text:span>, numberOfNinesRolled <text:span text:style-name="T5">:=</text:span> numberOfNinesRolled <text:span text:style-name="T5">+</text:span> <text:span text:style-name="T8">1</text:span><text:span text:style-name="T5">)</text:span>;</text:p>
      <text:p text:style-name="P25"><text:s text:c="4"/><text:span text:style-name="T30">If</text:span><text:span text:style-name="T5">(</text:span>rollSum <text:span text:style-name="T5">=</text:span> <text:span text:style-name="T8">10</text:span>, numberOfTensRolled <text:span text:style-name="T5">:=</text:span> numberOfTensRolled <text:span text:style-name="T5">+</text:span> <text:span text:style-name="T8">1</text:span><text:span text:style-name="T5">)</text:span>;</text:p>
      <text:p text:style-name="P25"><text:s text:c="4"/><text:span text:style-name="T30">If</text:span><text:span text:style-name="T5">(</text:span>rollSum <text:span text:style-name="T5">=</text:span> <text:span text:style-name="T8">11</text:span>, numberOfElevensRolled <text:span text:style-name="T5">:=</text:span> numberOfElevensRolled<text:span text:style-name="T5">+</text:span><text:span text:style-name="T8">1</text:span><text:span text:style-name="T5">)</text:span>;</text:p>
      <text:p text:style-name="P25"><text:s text:c="4"/><text:span text:style-name="T30">If</text:span><text:span text:style-name="T5">(</text:span>rollSum <text:span text:style-name="T5">=</text:span> <text:span text:style-name="T8">12</text:span>, numberOfTwelvesRolled <text:span text:style-name="T5">:=</text:span> numberOfTwelvesRolled<text:span text:style-name="T5">+</text:span><text:span text:style-name="T8">1</text:span><text:span text:style-name="T5">)</text:span>;</text:p>
      <text:p text:style-name="P25"><text:s text:c="4"/></text:p>
      <text:p text:style-name="P25"><text:s text:c="4"/></text:p>
      <text:p text:style-name="P25"><text:s text:c="4"/><text:span text:style-name="T23">//Increment the roll variable to the next roll number.</text:span></text:p>
      <text:p text:style-name="P25"><text:s text:c="4"/>roll <text:span text:style-name="T5">:=</text:span> roll <text:span text:style-name="T5">+</text:span> <text:span text:style-name="T8">1</text:span>;</text:p>
      <text:p text:style-name="P25">];</text:p>
      <text:p text:style-name="P26"/>
      <text:p text:style-name="P26"/>
      <text:p text:style-name="P41">//Print the contents of the sum count variables for visual analysis.</text:p>
      <text:p text:style-name="P25"><text:soft-page-break/><text:span text:style-name="T14">NewLine</text:span><text:span text:style-name="T5">()</text:span>;</text:p>
      <text:p text:style-name="P25"><text:span text:style-name="T14">NewLine</text:span><text:span text:style-name="T5">()</text:span>;</text:p>
      <text:p text:style-name="P25"><text:span text:style-name="T14">Echo</text:span><text:span text:style-name="T5">(</text:span><text:span text:style-name="T16">"Number of Twos rolled: "</text:span>, numberOfTwosRolled<text:span text:style-name="T5">)</text:span>;</text:p>
      <text:p text:style-name="P25"><text:span text:style-name="T14">Echo</text:span><text:span text:style-name="T5">(</text:span><text:span text:style-name="T16">"Number of Threes rolled: "</text:span>, numberOfThreesRolled<text:span text:style-name="T5">)</text:span>;</text:p>
      <text:p text:style-name="P25"><text:span text:style-name="T14">Echo</text:span><text:span text:style-name="T5">(</text:span><text:span text:style-name="T16">"Number of Fours rolled: "</text:span>, numberOfFoursRolled<text:span text:style-name="T5">)</text:span>;</text:p>
      <text:p text:style-name="P25"><text:span text:style-name="T14">Echo</text:span><text:span text:style-name="T5">(</text:span><text:span text:style-name="T16">"Number of Fives rolled: "</text:span>, numberOfFivesRolled<text:span text:style-name="T5">)</text:span>;</text:p>
      <text:p text:style-name="P25"><text:span text:style-name="T14">Echo</text:span><text:span text:style-name="T5">(</text:span><text:span text:style-name="T16">"Number of Sixes rolled: "</text:span>, numberOfSixesRolled<text:span text:style-name="T5">)</text:span>;</text:p>
      <text:p text:style-name="P25"><text:span text:style-name="T14">Echo</text:span><text:span text:style-name="T5">(</text:span><text:span text:style-name="T16">"Number of Sevens rolled: "</text:span>, numberOfSevensRolled<text:span text:style-name="T5">)</text:span>;</text:p>
      <text:p text:style-name="P25"><text:span text:style-name="T14">Echo</text:span><text:span text:style-name="T5">(</text:span><text:span text:style-name="T16">"Number of Eights rolled: "</text:span>, numberOfEightsRolled<text:span text:style-name="T5">)</text:span>;</text:p>
      <text:p text:style-name="P25"><text:span text:style-name="T14">Echo</text:span><text:span text:style-name="T5">(</text:span><text:span text:style-name="T16">"Number of Nines rolled: "</text:span>, numberOfNinesRolled<text:span text:style-name="T5">)</text:span>;</text:p>
      <text:p text:style-name="P25"><text:span text:style-name="T14">Echo</text:span><text:span text:style-name="T5">(</text:span><text:span text:style-name="T16">"Number of Tens rolled: "</text:span>, numberOfTensRolled<text:span text:style-name="T5">)</text:span>;</text:p>
      <text:p text:style-name="P25"><text:span text:style-name="T14">Echo</text:span><text:span text:style-name="T5">(</text:span><text:span text:style-name="T16">"Number of Elevens rolled: "</text:span>, numberOfElevensRolled<text:span text:style-name="T5">)</text:span>;</text:p>
      <text:p text:style-name="P25"><text:span text:style-name="T14">Echo</text:span><text:span text:style-name="T5">(</text:span><text:span text:style-name="T16">"Number of Twelves rolled: "</text:span>, numberOfTwelvesRolled<text:span text:style-name="T5">)</text:span>;</text:p>
      <text:p text:style-name="P26"/>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These are the rolls:</text:p>
      <text:p text:style-name="P25"><text:s text:c="6"/>4,8,6,4,6,9,7,11,9,3,11,6,11,7,11,4,7,7,8,7,3,6,7,7,7,12,4,</text:p>
      <text:p text:style-name="P25"><text:tab/> 12,7,8,12,6,8,10,10,5,9,8,4,5,3,5,7,7,4,6,7,7,5,8,</text:p>
      <text:p text:style-name="P25"><text:s text:c="6"/></text:p>
      <text:p text:style-name="P25"><text:s text:c="6"/>Number of Twos rolled: 0 </text:p>
      <text:p text:style-name="P25"><text:s text:c="6"/>Number of Threes rolled: 3 </text:p>
      <text:p text:style-name="P25"><text:s text:c="6"/>Number of Fours rolled: 6 </text:p>
      <text:p text:style-name="P25"><text:s text:c="6"/>Number of Fives rolled: 4 </text:p>
      <text:p text:style-name="P25"><text:s text:c="6"/>Number of Sixes rolled: 6 </text:p>
      <text:p text:style-name="P25"><text:s text:c="6"/>Number of Sevens rolled: 13 </text:p>
      <text:p text:style-name="P25"><text:s text:c="6"/>Number of Eights rolled: 6 </text:p>
      <text:p text:style-name="P25"><text:s text:c="6"/>Number of Nines rolled: 3 </text:p>
      <text:p text:style-name="P25"><text:s text:c="6"/>Number of Tens rolled: 2 </text:p>
      <text:p text:style-name="P25"><text:s text:c="6"/>Number of Elevens rolled: 4 </text:p>
      <text:p text:style-name="P25"><text:s text:c="6"/>Number of Twelves rolled: 3</text:p>
      <text:p text:style-name="P48">. <text:s text:c="2"/>%/output<text:bookmark-end text:name="DDE_LINK44"/></text:p>
      <text:h text:style-name="Heading_20_2" text:outline-level="2">Exercises</text:h>
      <text:p text:style-name="Text_20_body">For the following exercises, create a new MathRider worksheet file called <text:span text:style-name="T6">book_1_section_13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3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text:soft-page-break/>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3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which uses a While loop to print the even integers from 2 to 50 inclusive.</text:p>
      <text:h text:style-name="Heading_20_3" text:outline-level="3">Exercise 3</text:h>
      <text:p text:style-name="Preformatted_20_Text">Create a program which prints all the multiples of 5 between 5 and 50 inclusive.</text:p>
      <text:h text:style-name="Heading_20_3" text:outline-level="3">Exercise 4</text:h>
      <text:p text:style-name="Preformatted_20_Text">Create a program which simulates the flipping of a <text:span text:style-name="T9">single coin</text:span> 500 times. <text:s/>Print the number of times the coin came up heads and the number of times it came up tails after the loop is finished executing.</text:p>
      <text:p text:style-name="P64"/>
      <text:h text:style-name="Heading_20_1" text:outline-level="1">Predicate Functions</text:h>
      <text:p text:style-name="Text_20_body">A <text:span text:style-name="T6">predicate function</text:span> is a function that either returns <text:span text:style-name="T11">True</text:span> or <text:span text:style-name="T11">False</text:span>. <text:s/>Most predicate functions in MathPiper have names which begin with "<text:span text:style-name="T6">Is</text:span>". <text:s/>For example, <text:span text:style-name="T6">IsEven()</text:span>, <text:span text:style-name="T6">IsOdd()</text:span>, <text:span text:style-name="T6">IsInteger()</text:span>, etc. <text:s/>The following examples show some of the predicate functions that are in MathPiper:</text:p>
      <text:p text:style-name="Preformatted_20_Text"/>
      <text:p text:style-name="Preformatted_20_Text">In&gt; IsEven(4)</text:p>
      <text:p text:style-name="P21">Result&gt; True</text:p>
      <text:p text:style-name="Preformatted_20_Text"/>
      <text:p text:style-name="Preformatted_20_Text">In&gt; IsEven(5)</text:p>
      <text:p text:style-name="P21">Result&gt; False</text:p>
      <text:p text:style-name="Preformatted_20_Text"/>
      <text:p text:style-name="Preformatted_20_Text">In&gt; IsZero(0)</text:p>
      <text:p text:style-name="P21">Result&gt; True</text:p>
      <text:p text:style-name="Preformatted_20_Text"/>
      <text:p text:style-name="Preformatted_20_Text">In&gt; IsZero(1)</text:p>
      <text:p text:style-name="P21">Result&gt; False</text:p>
      <text:p text:style-name="Preformatted_20_Text"/>
      <text:p text:style-name="Preformatted_20_Text">In&gt; IsNegativeInteger(-1)</text:p>
      <text:p text:style-name="P21">Result&gt; True</text:p>
      <text:p text:style-name="Preformatted_20_Text"/>
      <text:p text:style-name="Preformatted_20_Text">In&gt; IsNegativeInteger(1)</text:p>
      <text:p text:style-name="P21">Result&gt; False</text:p>
      <text:p text:style-name="Preformatted_20_Text"/>
      <text:p text:style-name="Preformatted_20_Text">In&gt; IsPrime(7)</text:p>
      <text:p text:style-name="P21">Result&gt; True</text:p>
      <text:p text:style-name="P21"/>
      <text:p text:style-name="Preformatted_20_Text">In&gt; IsPrime(100)</text:p>
      <text:p text:style-name="P21">Result&gt; False</text:p>
      <text:p text:style-name="Preformatted_20_Text"/>
      <text:p text:style-name="Text_20_body">There is also an <text:span text:style-name="T6">IsBound() </text:span><text:span text:style-name="T7">predicate</text:span><text:span text:style-name="T6"> </text:span>function that can be used to determine whether or not a value is bound to a given variable:</text:p>
      <text:p text:style-name="Preformatted_20_Text"/>
      <text:p text:style-name="Preformatted_20_Text">In&gt; a</text:p>
      <text:p text:style-name="P21">Result&gt; a</text:p>
      <text:p text:style-name="Preformatted_20_Text"/>
      <text:p text:style-name="Preformatted_20_Text">In&gt; IsBound(a)</text:p>
      <text:p text:style-name="P21">Result&gt; False</text:p>
      <text:p text:style-name="Preformatted_20_Text"/>
      <text:p text:style-name="Preformatted_20_Text">In&gt; a := 1</text:p>
      <text:p text:style-name="P21">Result&gt; 1</text:p>
      <text:p text:style-name="Preformatted_20_Text"/>
      <text:p text:style-name="Preformatted_20_Text">In&gt; IsBound(a)</text:p>
      <text:p text:style-name="P21">Result&gt; True</text:p>
      <text:p text:style-name="Preformatted_20_Text"/>
      <text:p text:style-name="Preformatted_20_Text">In&gt; Clear(a)</text:p>
      <text:p text:style-name="P21"><text:soft-page-break/>Result&gt; True</text:p>
      <text:p text:style-name="Preformatted_20_Text"/>
      <text:p text:style-name="Preformatted_20_Text">In&gt; a</text:p>
      <text:p text:style-name="P21">Result&gt; a</text:p>
      <text:p text:style-name="P21"/>
      <text:p text:style-name="Preformatted_20_Text">In&gt; IsBound(a)</text:p>
      <text:p text:style-name="P21">Result&gt; False</text:p>
      <text:p text:style-name="P21"/>
      <text:p text:style-name="Text_20_body">The complete list of predicate functions is contained in the <text:span text:style-name="T6">User Functions/Predicates</text:span> node in the MathPiperDocs plugin.</text:p>
      <text:h text:style-name="Heading_20_2" text:outline-level="2">Finding Prime Numbers With A Loop</text:h>
      <text:p text:style-name="Text_20_body">Predicate functions are very powerful when they are combined with loops because they can be used to automatically make numerous checks. <text:s/>The following program uses a While loop to pass the integers 1 through 20 (one at a time) to the <text:span text:style-name="T6">IsPrime()</text:span> function in order to determine which integers are prime and which integers are not prime: </text:p>
      <text:p text:style-name="P26"/>
      <text:p text:style-name="P39">%mathpiper</text:p>
      <text:p text:style-name="P26"/>
      <text:p text:style-name="P41">//Determine which numbers between 1 and 20 (inclusive) are prime.</text:p>
      <text:p text:style-name="P26"/>
      <text:p text:style-name="P25">x <text:span text:style-name="T5">:=</text:span> <text:span text:style-name="T8">1</text:span>;</text:p>
      <text:p text:style-name="P26"/>
      <text:p text:style-name="P25"><text:span text:style-name="T30">While</text:span><text:span text:style-name="T5">(</text:span>x <text:span text:style-name="T5">&lt;=</text:span> <text:span text:style-name="T8">20</text:span><text:span text:style-name="T5">)</text:span></text:p>
      <text:p text:style-name="P25">[</text:p>
      <text:p text:style-name="P25"><text:s text:c="4"/>primeStatus <text:span text:style-name="T5">:=</text:span> <text:span text:style-name="T14">IsPrime</text:span><text:span text:style-name="T5">(</text:span>x<text:span text:style-name="T5">)</text:span>;</text:p>
      <text:p text:style-name="P25"><text:s text:c="4"/></text:p>
      <text:p text:style-name="P25"><text:s text:c="4"/><text:span text:style-name="T14">Echo</text:span><text:span text:style-name="T5">(</text:span>x, <text:span text:style-name="T16">"is prime: "</text:span>, primeStatus<text:span text:style-name="T5">)</text:span>;</text:p>
      <text:p text:style-name="P25"><text:s text:c="4"/></text:p>
      <text:p text:style-name="P25"><text:s text:c="4"/>x <text:span text:style-name="T5">:=</text:span> x <text:span text:style-name="T5">+</text:span> <text:span text:style-name="T8">1</text:span>;</text:p>
      <text:p text:style-name="P25">];</text:p>
      <text:p text:style-name="P37"/>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is prime: False </text:p>
      <text:p text:style-name="P25"><text:s text:c="6"/>2 is prime: True </text:p>
      <text:p text:style-name="P25"><text:s text:c="6"/>3 is prime: True </text:p>
      <text:p text:style-name="P25"><text:s text:c="6"/>4 is prime: False </text:p>
      <text:p text:style-name="P25"><text:s text:c="6"/>5 is prime: True </text:p>
      <text:p text:style-name="P25"><text:s text:c="6"/>6 is prime: False </text:p>
      <text:p text:style-name="P25"><text:s text:c="6"/>7 is prime: True </text:p>
      <text:p text:style-name="P25"><text:s text:c="6"/>8 is prime: False </text:p>
      <text:p text:style-name="P25"><text:soft-page-break/><text:s text:c="6"/>9 is prime: False </text:p>
      <text:p text:style-name="P25"><text:s text:c="6"/>10 is prime: False </text:p>
      <text:p text:style-name="P25"><text:s text:c="6"/>11 is prime: True </text:p>
      <text:p text:style-name="P25"><text:s text:c="6"/>12 is prime: False </text:p>
      <text:p text:style-name="P25"><text:s text:c="6"/>13 is prime: True </text:p>
      <text:p text:style-name="P25"><text:s text:c="6"/>14 is prime: False </text:p>
      <text:p text:style-name="P25"><text:s text:c="6"/>15 is prime: False </text:p>
      <text:p text:style-name="P25"><text:s text:c="6"/>16 is prime: False </text:p>
      <text:p text:style-name="P25"><text:s text:c="6"/>17 is prime: True </text:p>
      <text:p text:style-name="P25"><text:s text:c="6"/>18 is prime: False </text:p>
      <text:p text:style-name="P25"><text:s text:c="6"/>19 is prime: True </text:p>
      <text:p text:style-name="P25"><text:s text:c="6"/>20 is prime: False</text:p>
      <text:p text:style-name="P44">. <text:s text:c="2"/><text:span text:style-name="T19">%/output</text:span></text:p>
      <text:p text:style-name="P60">This program worked fairly well, but it is limited because it prints a line for each prime number and also each non-prime number. <text:s/>This means that if large ranges of integers were processed, enormous amounts of output would be produced. <text:s/>The following program solves this problem by using an If() function to only print a number if it is prime:</text:p>
      <text:p text:style-name="Preformatted_20_Text"/>
      <text:p text:style-name="P39"><text:bookmark-start text:name="DDE_LINK35"/>%mathpiper</text:p>
      <text:p text:style-name="P26"/>
      <text:p text:style-name="P41">//Print the prime numbers between 1 and 50 (inclusive).</text:p>
      <text:p text:style-name="P26"/>
      <text:p text:style-name="P25">x <text:span text:style-name="T5">:=</text:span> <text:span text:style-name="T8">1</text:span>;</text:p>
      <text:p text:style-name="P26"/>
      <text:p text:style-name="P25"><text:span text:style-name="T30">While</text:span><text:span text:style-name="T5">(</text:span>x <text:span text:style-name="T5">&lt;=</text:span> <text:span text:style-name="T8">50</text:span><text:span text:style-name="T5">)</text:span></text:p>
      <text:p text:style-name="P25">[</text:p>
      <text:p text:style-name="P25"><text:s text:c="4"/>primeStatus <text:span text:style-name="T5">:=</text:span> <text:span text:style-name="T14">IsPrime</text:span><text:span text:style-name="T5">(</text:span>x<text:span text:style-name="T5">)</text:span>;</text:p>
      <text:p text:style-name="P25"><text:s text:c="4"/></text:p>
      <text:p text:style-name="P25"><text:s text:c="4"/><text:span text:style-name="T30">If</text:span><text:span text:style-name="T5">(</text:span>primeStatus <text:span text:style-name="T5">=</text:span> <text:span text:style-name="T16">True</text:span>, <text:span text:style-name="T30">Write</text:span><text:span text:style-name="T5">(</text:span>x,,<text:span text:style-name="T5">)</text:span> <text:span text:style-name="T5">)</text:span>;</text:p>
      <text:p text:style-name="P25"><text:s text:c="4"/></text:p>
      <text:p text:style-name="P25"><text:s text:c="4"/>x <text:span text:style-name="T5">:=</text:span> x <text:span text:style-name="T5">+</text:span> <text:span text:style-name="T8">1</text:span>;</text:p>
      <text:p text:style-name="P26"/>
      <text:p text:style-name="P25">];</text:p>
      <text:p text:style-name="P26"/>
      <text:p text:style-name="P39">%/mathpiper<text:bookmark-end text:name="DDE_LINK35"/></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2,3,5,7,11,13,17,19,23,29,31,37,41,43,47,</text:p>
      <text:p text:style-name="P48"><text:span text:style-name="T10">.</text:span> <text:s text:c="2"/>%/output</text:p>
      <text:p text:style-name="Text_20_body">This program is able to process a much larger range of numbers than the previous one without having its output fill up the text area. <text:s/>However, the program itself can be shortened by moving the <text:span text:style-name="T6">IsPrime()</text:span> function <text:span text:style-name="T6">inside</text:span> of the <text:soft-page-break/><text:span text:style-name="T6">If()</text:span> function instead of using the <text:span text:style-name="T6">primeStatus</text:span> variable to communicate with it:</text:p>
      <text:p text:style-name="P26"/>
      <text:p text:style-name="P39">%mathpiper</text:p>
      <text:p text:style-name="P26"/>
      <text:p text:style-name="P41">/*</text:p>
      <text:p text:style-name="P41"><text:s text:c="4"/>Print the prime numbers between 1 and 50 (inclusive).</text:p>
      <text:p text:style-name="P41"><text:s text:c="4"/>This is a shorter version which places the IsPrime() function</text:p>
      <text:p text:style-name="P41"><text:s text:c="4"/>inside of the If() function instead of using a variable.</text:p>
      <text:p text:style-name="P41">*/</text:p>
      <text:p text:style-name="P26"/>
      <text:p text:style-name="P25">x <text:span text:style-name="T5">:=</text:span> <text:span text:style-name="T8">1</text:span>;</text:p>
      <text:p text:style-name="P26"/>
      <text:p text:style-name="P25"><text:span text:style-name="T30">While</text:span><text:span text:style-name="T5">(</text:span>x <text:span text:style-name="T5">&lt;=</text:span> <text:span text:style-name="T8">50</text:span><text:span text:style-name="T5">)</text:span></text:p>
      <text:p text:style-name="P25">[</text:p>
      <text:p text:style-name="P26"/>
      <text:p text:style-name="P25"><text:s text:c="4"/><text:span text:style-name="T30">If</text:span><text:span text:style-name="T5">(</text:span><text:span text:style-name="T14">IsPrime</text:span><text:span text:style-name="T5">(</text:span>x<text:span text:style-name="T5">)</text:span>, <text:span text:style-name="T30">Write</text:span><text:span text:style-name="T5">(</text:span>x,,<text:span text:style-name="T5">)</text:span> <text:span text:style-name="T5">)</text:span>;</text:p>
      <text:p text:style-name="P25"><text:s text:c="4"/></text:p>
      <text:p text:style-name="P25"><text:s text:c="4"/>x <text:span text:style-name="T5">:=</text:span> x <text:span text:style-name="T5">+</text:span> <text:span text:style-name="T8">1</text:span>;</text:p>
      <text:p text:style-name="P26"/>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2,3,5,7,11,13,17,19,23,29,31,37,41,43,47,</text:p>
      <text:p text:style-name="P44">. <text:s text:c="2"/><text:span text:style-name="T19">%/output</text:span></text:p>
      <text:h text:style-name="Heading_20_2" text:outline-level="2">Finding The Length Of A String With The Length() Function</text:h>
      <text:p text:style-name="Text_20_body">Strings can contain zero or more characters and the <text:span text:style-name="T6">Length()</text:span> function can be used to determine how many characters a string holds:</text:p>
      <text:p text:style-name="Preformatted_20_Text"/>
      <text:p text:style-name="Preformatted_20_Text">In&gt; s := "Red"</text:p>
      <text:p text:style-name="P21">Result&gt; "Red"</text:p>
      <text:p text:style-name="Preformatted_20_Text"/>
      <text:p text:style-name="Preformatted_20_Text">In&gt; Length(s)</text:p>
      <text:p text:style-name="P21">Result&gt; 3</text:p>
      <text:p text:style-name="Preformatted_20_Text"/>
      <text:p text:style-name="Text_20_body">In this example, the string "Red" is assigned to the variable <text:span text:style-name="T6">s</text:span> and then <text:span text:style-name="T6">s</text:span> is passed to the <text:span text:style-name="T6">Length()</text:span> function. <text:s/>The <text:span text:style-name="T6">Length()</text:span> function returned a <text:span text:style-name="T6">3</text:span> which means the string contained <text:span text:style-name="T6">3 characters</text:span>. <text:s/></text:p>
      <text:p text:style-name="Text_20_body">The following example shows that strings can also be passed to functions directly:</text:p>
      <text:p text:style-name="Preformatted_20_Text"><text:soft-page-break/></text:p>
      <text:p text:style-name="Preformatted_20_Text">In&gt; Length("Red")</text:p>
      <text:p text:style-name="P21">Result&gt; 3</text:p>
      <text:p text:style-name="Preformatted_20_Text"/>
      <text:p text:style-name="Text_20_body">An <text:span text:style-name="T6">empty string</text:span> is represented by <text:span text:style-name="T6">two double quote marks with no space in between them</text:span><text:span text:style-name="T7">.</text:span> <text:s/>The <text:span text:style-name="T6">length</text:span> of an empty string is <text:span text:style-name="T6">0</text:span>:</text:p>
      <text:p text:style-name="Preformatted_20_Text"/>
      <text:p text:style-name="Preformatted_20_Text">In&gt; Length("")</text:p>
      <text:p text:style-name="P21">Result&gt; 0</text:p>
      <text:h text:style-name="Heading_20_2" text:outline-level="2"><text:s/>Converting Numbers To Strings With The String() Function</text:h>
      <text:p text:style-name="Text_20_body">Sometimes it is useful to convert a number to a string so that the individual digits in the number can be analyzed or manipulated. <text:s/>The following example shows a <text:span text:style-name="T6">number</text:span> being converted to a <text:span text:style-name="T6">string</text:span> with the <text:span text:style-name="T6">String()</text:span> function so that its <text:span text:style-name="T6">leftmost</text:span> and <text:span text:style-name="T6">rightmost</text:span> digits can be placed into <text:span text:style-name="T6">variables</text:span>:</text:p>
      <text:p text:style-name="Preformatted_20_Text"/>
      <text:p text:style-name="Preformatted_20_Text">In&gt; number := 523</text:p>
      <text:p text:style-name="P21">Result&gt; 523</text:p>
      <text:p text:style-name="Preformatted_20_Text"/>
      <text:p text:style-name="Preformatted_20_Text">In&gt; stringNumber := String(number)</text:p>
      <text:p text:style-name="P21">Result&gt; "523"</text:p>
      <text:p text:style-name="Preformatted_20_Text"/>
      <text:p text:style-name="Preformatted_20_Text">In&gt; <text:span text:style-name="T9">left</text:span>mostDigit := <text:span text:style-name="T21">stringNumber</text:span>[<text:span text:style-name="T9">1</text:span>]</text:p>
      <text:p text:style-name="P21">Result&gt; "5"</text:p>
      <text:p text:style-name="Preformatted_20_Text"/>
      <text:p text:style-name="Preformatted_20_Text">In&gt; <text:span text:style-name="T9">right</text:span>mostDigit := <text:span text:style-name="T21">stringNumber</text:span>[ <text:span text:style-name="T9">Length(stringNumber)</text:span> ]</text:p>
      <text:p text:style-name="P21">Result&gt; "3"</text:p>
      <text:p text:style-name="Text_20_body"/>
      <text:p text:style-name="Text_20_body">Notice that the Length() function is used here to determine which character in <text:span text:style-name="T6">stringNumber</text:span> held the <text:span text:style-name="T6">rightmost</text:span> digit. <text:s/>Also, keep in mind that when numbers are in string form, operations such as +, -, *, and / <text:span text:style-name="T9">cannot</text:span> be performed on them.</text:p>
      <text:h text:style-name="Heading_20_2" text:outline-level="2">Finding Prime Numbers Which End With 7 (And Multi-line Function Calls)</text:h>
      <text:p text:style-name="Text_20_body">Now that we have covered how to turn a number into a string, lets use this ability inside a loop. <text:s/>The following program finds all the <text:span text:style-name="T6">prime numbers</text:span> between <text:span text:style-name="T6">1</text:span> and <text:span text:style-name="T6">500</text:span> which have a <text:span text:style-name="T6">7 as their rightmost digit</text:span>. <text:s/>There are three important things which are shown in this program:</text:p>
      <text:p text:style-name="P77">1) Function calls <text:span text:style-name="T6">can have their parameters placed on more than one line</text:span> if the parameters are too long to fit on a <text:span text:style-name="T6">single line</text:span>. <text:s/>In this case, a long code block is being placed inside of an If() function.</text:p>
      <text:p text:style-name="P77"><text:soft-page-break/>2) Code blocks (which are considered to be compound expressions) <text:span text:style-name="T6">cannot have a semicolon placed after them if they are in a function call</text:span>. <text:s/>If a semicolon is placed after this code block, an error will be produced.</text:p>
      <text:p text:style-name="P77">3) If() functions can be placed inside of other If() functions in order to make more complex decisions. <text:s/>This is referred to as <text:span text:style-name="T6">nesting</text:span> functions.</text:p>
      <text:p text:style-name="Text_20_body">When the program is executed, it finds 24 prime numbers which have 7 as their rightmost digit:</text:p>
      <text:p text:style-name="P26"/>
      <text:p text:style-name="P39">%mathpiper</text:p>
      <text:p text:style-name="P26"/>
      <text:p text:style-name="P41">/*</text:p>
      <text:p text:style-name="P41"><text:s text:c="4"/>Find all the prime numbers between 1 and 500 which have a 7</text:p>
      <text:p text:style-name="P41"><text:s text:c="4"/>as their rightmost digit.</text:p>
      <text:p text:style-name="P41">*/</text:p>
      <text:p text:style-name="P26"/>
      <text:p text:style-name="P25">x <text:span text:style-name="T5">:=</text:span> <text:span text:style-name="T8">1</text:span>;</text:p>
      <text:p text:style-name="P26"/>
      <text:p text:style-name="P25"><text:span text:style-name="T30">While</text:span><text:span text:style-name="T5">(</text:span>x <text:span text:style-name="T5">&lt;=</text:span> <text:span text:style-name="T8">500</text:span><text:span text:style-name="T5">)</text:span></text:p>
      <text:p text:style-name="P25">[</text:p>
      <text:p text:style-name="P25"><text:s text:c="4"/><text:span text:style-name="T23">//Notice how function parameters can be put on more than one line.</text:span></text:p>
      <text:p text:style-name="P25"><text:s text:c="4"/><text:span text:style-name="T30">If</text:span><text:span text:style-name="T5">(</text:span><text:span text:style-name="T14">IsPrime</text:span><text:span text:style-name="T5">(</text:span>x<text:span text:style-name="T5">)</text:span>,</text:p>
      <text:p text:style-name="P25"><text:s text:c="8"/>[</text:p>
      <text:p text:style-name="P25"><text:s text:c="12"/>stringVersionOfNumber <text:span text:style-name="T5">:=</text:span> <text:span text:style-name="T30">String</text:span><text:span text:style-name="T5">(</text:span>x<text:span text:style-name="T5">)</text:span>;</text:p>
      <text:p text:style-name="P25"><text:s text:c="12"/></text:p>
      <text:p text:style-name="P25"><text:s text:c="12"/>stringLength <text:span text:style-name="T5">:=</text:span> <text:span text:style-name="T30">Length</text:span><text:span text:style-name="T5">(</text:span>stringVersionOfNumber<text:span text:style-name="T5">)</text:span>;</text:p>
      <text:p text:style-name="P25"><text:s text:c="12"/></text:p>
      <text:p text:style-name="P25"><text:s text:c="12"/><text:span text:style-name="T23">//Notice that If() functions can be placed inside of other </text:span></text:p>
      <text:p text:style-name="P25"><text:s text:c="12"/><text:span text:style-name="T23">// If() functions.</text:span></text:p>
      <text:p text:style-name="P25"><text:s text:c="12"/><text:span text:style-name="T30">If</text:span><text:span text:style-name="T5">(</text:span>stringVersionOfNumber[stringLength] <text:span text:style-name="T5">=</text:span> <text:span text:style-name="T16">"7"</text:span>, <text:span text:style-name="T30">Write</text:span><text:span text:style-name="T5">(</text:span>x,,<text:span text:style-name="T5">)</text:span> <text:span text:style-name="T5">)</text:span>;</text:p>
      <text:p text:style-name="P25"><text:s text:c="12"/></text:p>
      <text:p text:style-name="P25"><text:s text:c="8"/>] <text:span text:style-name="T23">//Notice that semicolons cannot be placed after code blocks </text:span></text:p>
      <text:p text:style-name="P25"><text:s text:c="10"/><text:span text:style-name="T23">//which are in function calls.</text:span></text:p>
      <text:p text:style-name="P25"><text:s text:c="10"/></text:p>
      <text:p text:style-name="P25"><text:s text:c="4"/><text:span text:style-name="T5">)</text:span>; <text:span text:style-name="T23">//This is the close parentheses for the outer If() function.</text:span></text:p>
      <text:p text:style-name="P25"><text:s text:c="4"/></text:p>
      <text:p text:style-name="P25"><text:s text:c="4"/>x <text:span text:style-name="T5">:=</text:span> x <text:span text:style-name="T5">+</text:span> <text:span text:style-name="T8">1</text:span>;</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7,17,37,47,67,97,107,127,137,157,167,197,227,257,277,307,317,</text:p>
      <text:p text:style-name="P25"><text:s text:c="6"/>337,347,367,397,457,467,487,</text:p>
      <text:p text:style-name="P45">. <text:s text:c="2"/><text:span text:style-name="T19">%/output</text:span></text:p>
      <text:p text:style-name="Text_20_body"><text:soft-page-break/>It would be nice if we had the ability to store these numbers someplace so that they could be processed further and this is discussed in the next section.</text:p>
      <text:h text:style-name="Heading_20_2" text:outline-level="2">Exercises</text:h>
      <text:p text:style-name="Text_20_body"><text:bookmark-start text:name="DDE_LINK48"/>For the following exercises, create a new MathRider worksheet file called <text:span text:style-name="T6">book_1_section_14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4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bookmark-end text:name="DDE_LINK48"/></text:p>
      <text:h text:style-name="Heading_20_3" text:outline-level="3">Exercise 1</text:h>
      <text:p text:style-name="Preformatted_20_Text">Write a program which uses a While loop to determine how many prime numbers there are between 1 and 1000. <text:s/>You do not need to print the numbers themselves, just how many there are.</text:p>
      <text:h text:style-name="Heading_20_3" text:outline-level="3">Exercise 2</text:h>
      <text:p text:style-name="Preformatted_20_Text">Write a program which uses a While loop to print all of the prime numbers between 10 and 99 which contain the digit 3 in either their 1's place or their 10's place.</text:p>
      <text:h text:style-name="Heading_20_1" text:outline-level="1">Lists: Values That Hold Sequences Of Expressions</text:h>
      <text:p text:style-name="Text_20_body">The <text:span text:style-name="T6">list</text:span> value type is designed to hold expressions in an <text:span text:style-name="T6">ordered collection</text:span> or <text:span text:style-name="T6">sequence</text:span>. <text:s/>Lists are very flexible and they are one of the most heavily used value types in MathPiper. <text:s/>Lists can <text:span text:style-name="T6">hold expressions of any type</text:span>, they can be made to <text:span text:style-name="T6">grow and shrink as needed</text:span>, and they can be <text:span text:style-name="T6">nested</text:span>. <text:s/>Expressions in a list can be <text:span text:style-name="T6">accessed by their position</text:span> in the list (similar to the way that characters in a string are accessed) and they can also be <text:span text:style-name="T6">replaced by other expressions</text:span>.</text:p>
      <text:p text:style-name="Text_20_body">One way to create a list is by placing zero or more expressions separated by commas inside of a <text:span text:style-name="T6">pair of braces {}</text:span>. <text:s/>In the following example, a list is created that contains various expressions and then it is assigned to the variable <text:span text:style-name="T6">x</text:span>:</text:p>
      <text:p text:style-name="Preformatted_20_Text"/>
      <text:p text:style-name="Preformatted_20_Text">In&gt; exampleList<text:bookmark-start text:name="DDE_LINK15"/> := {7,42,"Hello",1/2,var}<text:bookmark-end text:name="DDE_LINK15"/></text:p>
      <text:p text:style-name="P21">Result&gt; {7,42,"Hello",1/2,var}</text:p>
      <text:p text:style-name="Preformatted_20_Text"/>
      <text:p text:style-name="Preformatted_20_Text">In&gt; <text:s/>exampleList</text:p>
      <text:p text:style-name="P21">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1">Result&gt; 5</text:p>
      <text:p text:style-name="Preformatted_20_Text"/>
      <text:p text:style-name="Text_20_body">A single expression in a list can be accessed by placing a set of <text:span text:style-name="T6">brackets </text:span><text:span text:style-name="T11">[]</text:span> to the right of the variable that is bound to the list and then putting the expression's position number inside of the brackets (<text:span text:style-name="T9">Note: the first expression in the list is at position 1 counting from the left end of the list</text:span>): </text:p>
      <text:p text:style-name="Preformatted_20_Text"/>
      <text:p text:style-name="Preformatted_20_Text">In&gt; exampleList[1]</text:p>
      <text:p text:style-name="P21">Result&gt; 7</text:p>
      <text:p text:style-name="Preformatted_20_Text"/>
      <text:p text:style-name="Preformatted_20_Text">In&gt; exampleList[2]</text:p>
      <text:p text:style-name="P21">Result&gt; 42</text:p>
      <text:p text:style-name="Preformatted_20_Text"/>
      <text:p text:style-name="Preformatted_20_Text">In&gt; exampleList[3]</text:p>
      <text:p text:style-name="P21">Result&gt; "Hello"</text:p>
      <text:p text:style-name="Preformatted_20_Text"/>
      <text:p text:style-name="Preformatted_20_Text">In&gt; exampleList[4]</text:p>
      <text:p text:style-name="P21">Result&gt; 1/2</text:p>
      <text:p text:style-name="Preformatted_20_Text"/>
      <text:p text:style-name="Preformatted_20_Text">In&gt; exampleList[5]</text:p>
      <text:p text:style-name="P21">Result&gt; var</text:p>
      <text:p text:style-name="Preformatted_20_Text"/>
      <text:p text:style-name="Text_20_body"><text:soft-page-break/>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n <text:span text:style-name="T6">unbound</text:span> <text:span text:style-name="T6">variable</text:span>. <text:s/></text:p>
      <text:p text:style-name="Text_20_body">Lists can also hold other lists as shown in the following example:</text:p>
      <text:p text:style-name="Preformatted_20_Text"/>
      <text:p text:style-name="Preformatted_20_Text">In&gt; exampleList := {20, 30, <text:span text:style-name="T6">{31, 32, 33}</text:span>, 40}</text:p>
      <text:p text:style-name="P21">Result&gt; {20,30,{31,32,33},40}</text:p>
      <text:p text:style-name="Preformatted_20_Text"/>
      <text:p text:style-name="Preformatted_20_Text">In&gt; exampleList[1]</text:p>
      <text:p text:style-name="P21">Result&gt; 20</text:p>
      <text:p text:style-name="Preformatted_20_Text"/>
      <text:p text:style-name="Preformatted_20_Text">In&gt; exampleList[2]</text:p>
      <text:p text:style-name="P21">Result&gt; 30</text:p>
      <text:p text:style-name="Preformatted_20_Text"/>
      <text:p text:style-name="Preformatted_20_Text">In&gt; exampleList[3]</text:p>
      <text:p text:style-name="P21">Result&gt; {31,32,33}</text:p>
      <text:p text:style-name="Preformatted_20_Text"/>
      <text:p text:style-name="Preformatted_20_Text">In&gt; exampleList[4]</text:p>
      <text:p text:style-name="P21">Result&gt; 40</text:p>
      <text:p text:style-name="Preformatted_20_Text"><text:s/></text:p>
      <text:p text:style-name="Text_20_body">The expression in the <text:span text:style-name="T6">3rd</text:span> position in the list is another <text:span text:style-name="T6">list</text:span> which contains the integers <text:span text:style-name="T6">31</text:span>, <text:span text:style-name="T6">32</text:span>, and <text:span text:style-name="T6">33</text:span>. <text:s/></text:p>
      <text:p text:style-name="Text_20_body">An expression in this second list can be accessed by two <text:span text:style-name="T6">two sets of brackets</text:span>:</text:p>
      <text:p text:style-name="Preformatted_20_Text"/>
      <text:p text:style-name="Preformatted_20_Text">In&gt; exampleList[3][2]</text:p>
      <text:p text:style-name="P21">Result&gt; 32</text:p>
      <text:p text:style-name="Preformatted_20_Text"/>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43">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1">Result&gt; {21,22,23}</text:p>
      <text:p text:style-name="Preformatted_20_Text"/>
      <text:p text:style-name="Preformatted_20_Text">In&gt; Append(testList, 24)</text:p>
      <text:p text:style-name="P21">Result&gt; {21,22,23,24}</text:p>
      <text:p text:style-name="Preformatted_20_Text"/>
      <text:p text:style-name="Text_20_body">However, instead of changing the <text:span text:style-name="T6">original</text:span> list, <text:span text:style-name="T6">Append()</text:span> creates a <text:span text:style-name="T6">copy</text:span> of the <text:soft-page-break/><text:span text:style-name="T6">original</text:span> list and appends the expression to the <text:span text:style-name="T6">copy</text:span>. <text:s/>This can be confirmed by evaluating the variable <text:span text:style-name="T6">testList</text:span> after the <text:span text:style-name="T6">Append()</text:span> function has been called:</text:p>
      <text:p text:style-name="Preformatted_20_Text"/>
      <text:p text:style-name="Preformatted_20_Text">In&gt; testList</text:p>
      <text:p text:style-name="P21">Result&gt; {21,22,23}</text:p>
      <text:p text:style-name="Preformatted_20_Text"/>
      <text:p text:style-name="Text_20_body">Notice that the list that is bound to <text:span text:style-name="T6">testList</text:span> was not modified by the <text:span text:style-name="T6">Append()</text:span> function. <text:s/>This is called a <text:span text:style-name="T6">nondestructive list operation</text:span> and <text:span text:style-name="T6">most MathPiper functions that manipulate lists do so nondestructively</text:span>. <text:s/>To have the new list bound to the variable that is being used, the following technique can be employed:</text:p>
      <text:p text:style-name="Preformatted_20_Text"/>
      <text:p text:style-name="Preformatted_20_Text">In&gt; testList := {21,22,23}</text:p>
      <text:p text:style-name="P21">Result&gt; {21,22,23}</text:p>
      <text:p text:style-name="Preformatted_20_Text"/>
      <text:p text:style-name="Preformatted_20_Text">In&gt; testList := Append(testList, 24)</text:p>
      <text:p text:style-name="P21">Result&gt; {21,22,23,24}</text:p>
      <text:p text:style-name="Preformatted_20_Text"/>
      <text:p text:style-name="Preformatted_20_Text">In&gt; testList</text:p>
      <text:p text:style-name="P21">Result&gt; {21,22,23,24}</text:p>
      <text:p text:style-name="Preformatted_20_Text"/>
      <text:p text:style-name="Text_20_body">After this code has been executed, the new list has indeed been bound to <text:span text:style-name="T6">testList</text:span> as desired.</text:p>
      <text:p text:style-name="Text_20_body">There are some functions, such as DestructiveAppend(), which <text:span text:style-name="T6">do</text:span> change the original list and most of them begin with the word "Destructive". <text:s/>These are called "destructive functions" and they are advanced functions which are not covered in this book. <text:s/></text:p>
      <text:h text:style-name="Heading_20_2" text:outline-level="2">Using While Loops With Lists </text:h>
      <text:p text:style-name="Text_20_body">Functions that loop can be used to <text:span text:style-name="T6">select each expression in a list in turn</text:span> so that an operation can be performed on these expressions. <text:s/>The following program uses a While loop to print each of the expressions in a list:</text:p>
      <text:p text:style-name="Preformatted_20_Text"/>
      <text:p text:style-name="P39"><text:bookmark-start text:name="DDE_LINK37"/>%mathpiper</text:p>
      <text:p text:style-name="P26"/>
      <text:p text:style-name="P41">//Print each number in the list.</text:p>
      <text:p text:style-name="P26"/>
      <text:p text:style-name="P25">testList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5"/>
      <text:p text:style-name="P25">index <text:span text:style-name="T5">:=</text:span> <text:span text:style-name="T8">1</text:span>;</text:p>
      <text:p text:style-name="P26"/>
      <text:p text:style-name="P25"><text:span text:style-name="T14">While</text:span><text:span text:style-name="T5">(</text:span><text:span text:style-name="T7">index</text:span> <text:span text:style-name="T5">&lt;=</text:span> <text:span text:style-name="T14">Length</text:span>(testList)<text:span text:style-name="T5">)</text:span></text:p>
      <text:p text:style-name="P25">[</text:p>
      <text:p text:style-name="P25"><text:s text:c="4"/><text:span text:style-name="T14">Echo</text:span><text:span text:style-name="T5">(</text:span><text:span text:style-name="T7">index</text:span>, <text:span text:style-name="T16">"- "</text:span>, testList[index]<text:span text:style-name="T5">)</text:span>;</text:p>
      <text:p text:style-name="P25"/>
      <text:p text:style-name="P25"><text:soft-page-break/><text:s text:c="4"/>index <text:span text:style-name="T5">:=</text:span> index <text:span text:style-name="T5">+</text:span> <text:span text:style-name="T8">1</text:span>;</text:p>
      <text:p text:style-name="P25">];</text:p>
      <text:p text:style-name="P26"/>
      <text:p text:style-name="P39">%/mathpiper<text:bookmark-end text:name="DDE_LINK37"/></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 55 </text:p>
      <text:p text:style-name="P25"><text:s text:c="6"/>2 - 93 </text:p>
      <text:p text:style-name="P25"><text:s text:c="6"/>3 - 40 </text:p>
      <text:p text:style-name="P25"><text:s text:c="6"/>4 - 21 </text:p>
      <text:p text:style-name="P25"><text:s text:c="6"/>5 - 7 </text:p>
      <text:p text:style-name="P25"><text:s text:c="6"/>6 - 24 </text:p>
      <text:p text:style-name="P25"><text:s text:c="6"/>7 - 15 </text:p>
      <text:p text:style-name="P25"><text:s text:c="6"/>8 - 14 </text:p>
      <text:p text:style-name="P25"><text:s text:c="6"/>9 - 82</text:p>
      <text:p text:style-name="P50"><text:span text:style-name="T10">.</text:span> <text:s text:c="2"/>%/output</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Preformatted_20_Text"/>
      <text:p text:style-name="P39">%mathpiper</text:p>
      <text:p text:style-name="P26"/>
      <text:p text:style-name="P41">//Determine if 53 is in the list.</text:p>
      <text:p text:style-name="P26"/>
      <text:p text:style-name="P25"><text:span text:style-name="T27">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5"/>
      <text:p text:style-name="P25"><text:span text:style-name="T27">index</text:span> <text:span text:style-name="T5">:=</text:span> <text:span text:style-name="T8">1</text:span>;</text:p>
      <text:p text:style-name="P26"/>
      <text:p text:style-name="P25"><text:span text:style-name="T14">While</text:span><text:span text:style-name="T5">(</text:span><text:span text:style-name="T7">index</text:span> <text:span text:style-name="T5">&lt;=</text:span> <text:span text:style-name="T14">Length</text:span>(testList)<text:span text:style-name="T5">)</text:span></text:p>
      <text:p text:style-name="P25">[</text:p>
      <text:p text:style-name="P25"><text:s text:c="4"/><text:span text:style-name="T14">If</text:span><text:span text:style-name="T5">(</text:span><text:span text:style-name="T7">testList</text:span>[index] <text:span text:style-name="T5">=</text:span> <text:span text:style-name="T8">53</text:span>,</text:p>
      <text:p text:style-name="P25"><text:s text:c="8"/><text:span text:style-name="T14">Echo</text:span><text:span text:style-name="T5">(</text:span><text:span text:style-name="T16">"53 was found in the list at position"</text:span>, index<text:span text:style-name="T5">))</text:span>;</text:p>
      <text:p text:style-name="P25"><text:s text:c="8"/></text:p>
      <text:p text:style-name="P25"><text:s text:c="4"/>index <text:span text:style-name="T5">:=</text:span> index <text:span text:style-name="T5">+</text:span> <text:span text:style-name="T8">1</text:span>;</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53 was found in the list at position 5</text:p>
      <text:p text:style-name="P44"><text:bookmark-start text:name="DDE_LINK13"/>.<text:bookmark-end text:name="DDE_LINK13"/> <text:s text:c="2"/><text:span text:style-name="T19">%/output</text:span></text:p>
      <text:p text:style-name="Text_20_body"><text:soft-page-break/>When this program was executed, it determined that <text:span text:style-name="T11">53</text:span> was present in the list at position <text:span text:style-name="T6">5</text:span>.</text:p>
      <text:h text:style-name="Heading_20_3" text:outline-level="3">Using A While Loop And Append() To Place Values Into A List</text:h>
      <text:p text:style-name="Text_20_body">In an earlier section it was mentioned that it would be nice if we could store a set of values for later processing and this can be done with a <text:span text:style-name="T6">While loop</text:span> and the <text:span text:style-name="T6">Append()</text:span> function. <text:s/>The following program creates an empty list and assigned it to the variable <text:span text:style-name="T6">primes</text:span>. <text:s/>The <text:span text:style-name="T6">While loop</text:span> and the <text:span text:style-name="T6">IsPrime()</text:span> function is then used to locate the prime integers between 1 and 50 and the <text:span text:style-name="T6">Append()</text:span> function is used to place them in the list. <text:s/>The last part of the program then prints some information about the numbers that were placed into the list:</text:p>
      <text:p text:style-name="P26"/>
      <text:p text:style-name="P39"><text:bookmark-start text:name="DDE_LINK53"/>%mathpiper</text:p>
      <text:p text:style-name="P26"/>
      <text:p text:style-name="P41">//Place the prime numbers between 1 and 50 (inclusive) into a list.</text:p>
      <text:p text:style-name="P26"/>
      <text:p text:style-name="P41">//Create an empty list.</text:p>
      <text:p text:style-name="P25">primesList <text:span text:style-name="T5">:=</text:span> <text:span text:style-name="T5">{}</text:span>;</text:p>
      <text:p text:style-name="P26"/>
      <text:p text:style-name="P25">index <text:span text:style-name="T5">:=</text:span> <text:span text:style-name="T8">1</text:span>;</text:p>
      <text:p text:style-name="P26"/>
      <text:p text:style-name="P25"><text:span text:style-name="T30">While</text:span><text:span text:style-name="T5">(</text:span><text:span text:style-name="T7">index</text:span> <text:span text:style-name="T5">&lt;=</text:span> <text:span text:style-name="T8">50</text:span><text:span text:style-name="T5">)</text:span></text:p>
      <text:p text:style-name="P25">[</text:p>
      <text:p text:style-name="P25"><text:s text:c="4"/><text:span text:style-name="T23">/*</text:span></text:p>
      <text:p text:style-name="P41"><text:s text:c="8"/>If x is prime, append it to the end of the list and then assign</text:p>
      <text:p text:style-name="P41"><text:s text:c="8"/>the new list that is created to the variable 'primes'.</text:p>
      <text:p text:style-name="P41"><text:s text:c="4"/>*/</text:p>
      <text:p text:style-name="P25"><text:s text:c="4"/><text:span text:style-name="T30">If</text:span><text:span text:style-name="T5">(</text:span><text:span text:style-name="T14">IsPrime</text:span><text:span text:style-name="T5">(</text:span><text:span text:style-name="T7">index</text:span><text:span text:style-name="T5">)</text:span>, primesList <text:span text:style-name="T5">:=</text:span> <text:span text:style-name="T14">Append</text:span><text:span text:style-name="T5">(</text:span>primesList, index <text:span text:style-name="T5">)</text:span> <text:span text:style-name="T5">)</text:span>;</text:p>
      <text:p text:style-name="P25"><text:s text:c="4"/></text:p>
      <text:p text:style-name="P25"><text:s text:c="4"/>index <text:span text:style-name="T5">:=</text:span> index <text:span text:style-name="T5">+</text:span> <text:span text:style-name="T8">1</text:span>;</text:p>
      <text:p text:style-name="P25">];</text:p>
      <text:p text:style-name="P26"/>
      <text:p text:style-name="P41">//Print information about the primes that were found.</text:p>
      <text:p text:style-name="P25"><text:span text:style-name="T14">Echo</text:span><text:span text:style-name="T5">(</text:span><text:span text:style-name="T16">"Primes "</text:span>, primesList<text:span text:style-name="T5">)</text:span>;</text:p>
      <text:p text:style-name="P25"><text:span text:style-name="T14">Echo</text:span><text:span text:style-name="T5">(</text:span><text:span text:style-name="T16">"The number of primes in the list = "</text:span>, <text:span text:style-name="T30">Length</text:span><text:span text:style-name="T5">(</text:span>primesList<text:span text:style-name="T5">)</text:span> <text:span text:style-name="T5">)</text:span>;</text:p>
      <text:p text:style-name="P25"><text:span text:style-name="T14">Echo</text:span><text:span text:style-name="T5">(</text:span><text:span text:style-name="T16">"The first number in the list = "</text:span>, primesList[<text:span text:style-name="T8">1</text:span>] <text:span text:style-name="T5">)</text:span>;</text:p>
      <text:p text:style-name="P26"/>
      <text:p text:style-name="P39">%/mathpiper<text:bookmark-end text:name="DDE_LINK53"/></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Primes {2,3,5,7,11,13,17,19,23,29,31,37,41,43,47} </text:p>
      <text:p text:style-name="P25"><text:s text:c="6"/>The number of primes in the list = 15 </text:p>
      <text:p text:style-name="P25"><text:s text:c="6"/>The first number in the list = 2</text:p>
      <text:p text:style-name="P45">. <text:s text:c="2"/><text:span text:style-name="T19">%/output</text:span></text:p>
      <text:p text:style-name="Text_20_body"><text:soft-page-break/>The ability to place values into a list with a loop is very powerful and we will be using this ability throughout the rest of the book.</text:p>
      <text:h text:style-name="Heading_20_2" text:outline-level="2">Exercises</text:h>
      <text:p text:style-name="Text_20_body">For the following exercises, create a new MathRider worksheet file called <text:span text:style-name="T6">book_1_section_15a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5a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reate a program that uses a While loop and an IsOdd() predicate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2</text:h>
      <text:p text:style-name="Preformatted_20_Text">Create a program that uses a While loop and an IsNegativeNumber() function to copy all of the negative numbers in the following list into a new list. <text:s/>Use the variable <text:span text:style-name="T6">negativeNumbersList</text:span> to hold the new list. <text:s/>Print the contents of the list after it has been created.</text:p>
      <text:p text:style-name="Preformatted_20_Text"/>
      <text:p text:style-name="Preformatted_20_Text">{36,-29,-33,-6,14,7,-16,-3,-14,37,-38,-8,-45,-21,-26,6,6,38,-20,33,41,-4,24,37,40,29}</text:p>
      <text:h text:style-name="Heading_20_3" text:outline-level="3">Exercise 3</text:h>
      <text:p text:style-name="Preformatted_20_Text">Create one program that uses a single While loop to analyze the following list and then print the following information about it:</text:p>
      <text:p text:style-name="Preformatted_20_Text"><text:soft-page-break/></text:p>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12,80,37,56,94,40,21,7,24,15,14,82,93,32,74,22,68,65,52,85,61,46,86,25}</text:p>
      <text:p text:style-name="Preformatted_20_Text"/>
      <text:p text:style-name="Preformatted_20_Text"/>
      <text:p text:style-name="Preformatted_20_Text">Hint: the following program finds the largest number in a list and it can be used as a starting point for solving this exercise.</text:p>
      <text:p text:style-name="Preformatted_20_Text"/>
      <text:p text:style-name="Preformatted_20_Text">%mathpiper</text:p>
      <text:p text:style-name="Preformatted_20_Text"/>
      <text:p text:style-name="Preformatted_20_Text">/*</text:p>
      <text:p text:style-name="Preformatted_20_Text"><text:s/>The variable that keeps track of the largest number encountered so</text:p>
      <text:p text:style-name="Preformatted_20_Text"><text:s/>far needs to be initialized to the lowest possible value it may</text:p>
      <text:p text:style-name="Preformatted_20_Text"><text:s/>hold. <text:s/>Why?</text:p>
      <text:p text:style-name="Preformatted_20_Text">*/</text:p>
      <text:p text:style-name="Preformatted_20_Text"/>
      <text:p text:style-name="Preformatted_20_Text">largest := 0;</text:p>
      <text:p text:style-name="Preformatted_20_Text"/>
      <text:p text:style-name="Preformatted_20_Text">numbersList := {4,6,7,9,2,1,3};</text:p>
      <text:p text:style-name="Preformatted_20_Text"/>
      <text:p text:style-name="Preformatted_20_Text">index := 1;</text:p>
      <text:p text:style-name="Preformatted_20_Text"/>
      <text:p text:style-name="Preformatted_20_Text">While(index &lt;= Length(numbersList) )</text:p>
      <text:p text:style-name="Preformatted_20_Text">[</text:p>
      <text:p text:style-name="Preformatted_20_Text"><text:s text:c="4"/>Echo("Largest: ", largest);</text:p>
      <text:p text:style-name="Preformatted_20_Text"><text:s text:c="4"/></text:p>
      <text:p text:style-name="Preformatted_20_Text"><text:s text:c="4"/>If(numbersList[index] &gt; largest, largest := numbersList[index]);</text:p>
      <text:p text:style-name="Preformatted_20_Text"><text:s text:c="4"/></text:p>
      <text:p text:style-name="Preformatted_20_Text"><text:s text:c="4"/>index := index + 1;</text:p>
      <text:p text:style-name="Preformatted_20_Text">];</text:p>
      <text:p text:style-name="Preformatted_20_Text"/>
      <text:p text:style-name="Preformatted_20_Text">Echo("The largest number in the list is: ", largest);</text:p>
      <text:p text:style-name="Preformatted_20_Text"/>
      <text:p text:style-name="Preformatted_20_Text">%/mathpiper</text:p>
      <text:h text:style-name="Heading_20_2" text:outline-level="2">The ForEach() Looping Function</text:h>
      <text:p text:style-name="Text_20_body">The <text:span text:style-name="T6">ForEach()</text:span> function uses a <text:span text:style-name="T6">loop</text:span> to index through a list like the While() function does, but it is more flexible and automatic. <text:s/>ForEach() also uses bodied notation like the While() function and here is its calling format:</text:p>
      <text:p text:style-name="Preformatted_20_Text"/>
      <table:table table:name="Table20" table:style-name="Table20">
        <table:table-column table:style-name="Table20.A"/>
        <table:table-row>
          <table:table-cell table:style-name="Table20.A1" office:value-type="string">
            <text:p text:style-name="P43">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ext:soft-page-break/>Therefore, body is <text:span text:style-name="T6">executed once for each expression in the list</text:span>. <text:s/></text:p>
      <text:h text:style-name="Heading_20_2" text:outline-level="2">Print All The Values In A List Using A ForEach() function</text:h>
      <text:p text:style-name="Text_20_body">This example shows how ForEach() can be used to print all of the items in a list:</text:p>
      <text:p text:style-name="Standard"/>
      <text:p text:style-name="P39">%mathpiper</text:p>
      <text:p text:style-name="P26"/>
      <text:p text:style-name="P41">//Print all values in a list.</text:p>
      <text:p text:style-name="P26"/>
      <text:p text:style-name="P25"><text:span text:style-name="T14">ForEach</text:span><text:span text:style-name="T5">(</text:span><text:span text:style-name="T7">value</text:span>,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5">[</text:p>
      <text:p text:style-name="P25"><text:s text:c="4"/><text:span text:style-name="T14">Echo</text:span><text:span text:style-name="T5">(</text:span><text:span text:style-name="T7">value</text:span><text:span text:style-name="T5">)</text:span>; </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50 </text:p>
      <text:p text:style-name="P25"><text:s text:c="6"/>51 </text:p>
      <text:p text:style-name="P25"><text:s text:c="6"/>52 </text:p>
      <text:p text:style-name="P25"><text:s text:c="6"/>53 </text:p>
      <text:p text:style-name="P25"><text:s text:c="6"/>54 </text:p>
      <text:p text:style-name="P25"><text:s text:c="6"/>55 </text:p>
      <text:p text:style-name="P25"><text:s text:c="6"/>56 </text:p>
      <text:p text:style-name="P25"><text:s text:c="6"/>57 </text:p>
      <text:p text:style-name="P25"><text:s text:c="6"/>58 </text:p>
      <text:p text:style-name="P25"><text:s text:c="6"/>59</text:p>
      <text:p text:style-name="P43"><text:span text:style-name="T10">. <text:s text:c="2"/></text:span><text:span text:style-name="T19">%/output</text:span></text:p>
      <text:h text:style-name="Heading_20_2" text:outline-level="2">Calculate The Sum Of The Numbers In A List Using ForEach()</text:h>
      <text:p text:style-name="Text_20_body">In previous examples, counting code in the form <text:span text:style-name="T6">x := x + 1</text:span> was used to count how many times a While loop was executed. <text:s/>The following program uses a <text:span text:style-name="T6">ForEach()</text:span> function and a line of code similar to this counter to calculate the <text:span text:style-name="T6">sum of the numbers in a list</text:span>:</text:p>
      <text:p text:style-name="P26"/>
      <text:p text:style-name="P39">%mathpiper</text:p>
      <text:p text:style-name="P26"/>
      <text:p text:style-name="P41">/*</text:p>
      <text:p text:style-name="P41"><text:s text:c="2"/>This program calculates the sum of the numbers</text:p>
      <text:p text:style-name="P41"><text:s text:c="2"/>in a list.</text:p>
      <text:p text:style-name="P41">*/</text:p>
      <text:p text:style-name="P26"/>
      <text:p text:style-name="P41"><text:soft-page-break/>//This variable is used to accumulate the sum.</text:p>
      <text:p text:style-name="P25">sum <text:span text:style-name="T5">:=</text:span> <text:span text:style-name="T8">0</text:span>;</text:p>
      <text:p text:style-name="P26"/>
      <text:p text:style-name="P25"><text:span text:style-name="T14">ForEach</text:span><text:span text:style-name="T5">(</text:span><text:span text:style-name="T7">number</text:span>, <text:span text:style-name="T5">{</text:span><text:span text:style-name="T8">1</text:span>,<text:span text:style-name="T8">2</text:span>,<text:span text:style-name="T8">3</text:span>,<text:span text:style-name="T8">4</text:span>,<text:span text:style-name="T8">5</text:span>,<text:span text:style-name="T8">6</text:span>,<text:span text:style-name="T8">7</text:span>,<text:span text:style-name="T8">8</text:span>,<text:span text:style-name="T8">9</text:span>,<text:span text:style-name="T8">10</text:span><text:span text:style-name="T5">}</text:span> <text:span text:style-name="T5">)</text:span></text:p>
      <text:p text:style-name="P25">[</text:p>
      <text:p text:style-name="P25"><text:s text:c="4"/><text:span text:style-name="T23">/*</text:span></text:p>
      <text:p text:style-name="P41"><text:s text:c="6"/>Add the contents of x to the contents of sum</text:p>
      <text:p text:style-name="P41"><text:s text:c="6"/>and place the result back into sum.</text:p>
      <text:p text:style-name="P41"><text:s text:c="4"/>*/</text:p>
      <text:p text:style-name="P25"><text:s text:c="4"/>sum <text:span text:style-name="T5">:=</text:span> sum <text:span text:style-name="T5">+</text:span> number;</text:p>
      <text:p text:style-name="P25"><text:s text:c="4"/></text:p>
      <text:p text:style-name="P25"><text:s text:c="4"/><text:span text:style-name="T23">//Print the sum as it is being accumulated.</text:span></text:p>
      <text:p text:style-name="P25"><text:s text:c="4"/><text:span text:style-name="T30">Write</text:span><text:span text:style-name="T5">(</text:span>sum,,<text:span text:style-name="T5">)</text:span>;</text:p>
      <text:p text:style-name="P25">];</text:p>
      <text:p text:style-name="P26"/>
      <text:p text:style-name="P25"><text:span text:style-name="T14">NewLine</text:span><text:span text:style-name="T5">()</text:span>; <text:span text:style-name="T14">NewLine</text:span><text:span text:style-name="T5">()</text:span>;</text:p>
      <text:p text:style-name="P26"/>
      <text:p text:style-name="P25"><text:span text:style-name="T14">Echo</text:span><text:span text:style-name="T5">(</text:span><text:span text:style-name="T16">"The sum of the numbers in the list = "</text:span>, sum<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3,6,10,15,21,28,36,45,55,</text:p>
      <text:p text:style-name="P25"><text:s text:c="6"/></text:p>
      <text:p text:style-name="P25"><text:s text:c="6"/>The sum of the numbers in the list = 55</text:p>
      <text:p text:style-name="P44">. <text:s text:c="2"/><text:span text:style-name="T19">%/output</text:span></text:p>
      <text:p text:style-name="Text_20_body">In the above program, the integers <text:span text:style-name="T6">1</text:span> through <text:span text:style-name="T6">10</text:span> were manually placed into a list by typing them individually. <text:s/>This method is limited because only a relatively small number of integers can be placed into a list this way. <text:s/>The following section discusses an operator which can be used to automatically place a large number of integers into a list with very little typing.</text:p>
      <text:h text:style-name="Heading_20_2" text:outline-level="2">The .. Range Operator</text:h>
      <table:table table:name="Table14" table:style-name="Table14">
        <table:table-column table:style-name="Table14.A"/>
        <table:table-row>
          <table:table-cell table:style-name="Table14.A1" office:value-type="string">
            <text:p text:style-name="P43">first .. last</text:p>
          </table:table-cell>
        </table:table-row>
      </table:table>
      <text:p text:style-name="Preformatted_20_Text"/>
      <text:p text:style-name="Text_20_body">A programmer often needs to create a list which contains <text:span text:style-name="T6">consecutive integers</text:span> and the <text:span text:style-name="T6">..</text:span> "<text:span text:style-name="T6">range"</text:span> operator can be used to do this. <text:s/>The <text:span text:style-name="T6">first</text:span> integer in the list is placed before the <text:span text:style-name="T6">..</text:span> operator and the <text:span text:style-name="T6">last</text:span> integer in the list is placed after it (<text:span text:style-name="T9">Note: there must be a space immediately to the left of the .. operator and a space immediately to the right of it or an error will be generated.</text:span>). <text:s/>Here are some examples:</text:p>
      <text:p text:style-name="Preformatted_20_Text"/>
      <text:p text:style-name="Preformatted_20_Text"><text:soft-page-break/>In&gt; 1 .. 10</text:p>
      <text:p text:style-name="P21">Result&gt; {1,2,3,4,5,6,7,8,9,10}</text:p>
      <text:p text:style-name="Preformatted_20_Text"/>
      <text:p text:style-name="Preformatted_20_Text">In&gt; 10 .. 1</text:p>
      <text:p text:style-name="P21">Result&gt; {10,9,8,7,6,5,4,3,2,1}</text:p>
      <text:p text:style-name="Preformatted_20_Text"/>
      <text:p text:style-name="Preformatted_20_Text">In&gt; 1 .. 100</text:p>
      <text:p text:style-name="P21">Result&gt; {1,2,3,4,5,6,7,8,9,10,11,12,13,14,15,16,17,18,19,20,</text:p>
      <text:p text:style-name="P78">21,22,23,24,25,26,27,28,29,30,31,32,33,34,35,36,37,</text:p>
      <text:p text:style-name="P78">38,39,40,41,42,43,44,45,46,47,48,49,50,51,52,53,54,</text:p>
      <text:p text:style-name="P78">55,56,57,58,59,60,61,62,63,64,65,66,67,68,69,70,71,</text:p>
      <text:p text:style-name="P78">72,73,74,75,76,77,78,79,80,81,82,83,84,85,86,87,88,</text:p>
      <text:p text:style-name="P78">89,90,91,92,93,94,95,96,97,98,99,100}</text:p>
      <text:p text:style-name="Preformatted_20_Text"/>
      <text:p text:style-name="Preformatted_20_Text">In&gt; -10 .. 10</text:p>
      <text:p text:style-name="P21">Result&gt; {-10,-9,-8,-7,-6,-5,-4,-3,-2,-1,0,1,2,3,4,5,6,7,8,9,10}</text:p>
      <text:p text:style-name="P21"/>
      <text:p text:style-name="Text_20_body">As these examples show, the .. operator can generate lists of integers in ascending order and descending order. <text:s/>It can also generate lists that are very large and ones that contain negative integers.</text:p>
      <text:p text:style-name="Text_20_body">Remember, though, if one or both of the spaces around the .. are omitted, an error is generated:</text:p>
      <text:p text:style-name="Preformatted_20_Text"/>
      <text:p text:style-name="Preformatted_20_Text">In&gt; 1..3</text:p>
      <text:p text:style-name="P21">Result&gt; </text:p>
      <text:p text:style-name="P30">Error parsing expression, near token .3.</text:p>
      <text:h text:style-name="Heading_20_2" text:outline-level="2">Using ForEach() With The Range Operator To Print The Prime Numbers Between 1 And 100</text:h>
      <text:p text:style-name="Text_20_body">The following program shows how to use a <text:span text:style-name="T6">ForEach()</text:span> function instead of a <text:span text:style-name="T6">While()</text:span> function to print the prime numbers between 1 and 100. <text:s/>Notice that loops that are implemented with <text:span text:style-name="T6">ForEach()</text:span> <text:span text:style-name="T6">often require less typing</text:span> than their <text:span text:style-name="T6">While()</text:span> based equivalents:</text:p>
      <text:p text:style-name="P26"/>
      <text:p text:style-name="P39">%mathpiper</text:p>
      <text:p text:style-name="P26"/>
      <text:p text:style-name="P41">/*</text:p>
      <text:p text:style-name="P41"><text:s text:c="2"/>This program prints the prime integers between 1 and 100 using</text:p>
      <text:p text:style-name="P41"><text:s text:c="2"/>a ForEach() function instead of a While() function. <text:s/>Notice that</text:p>
      <text:p text:style-name="P41"><text:s text:c="2"/>the ForEach() version requires less typing than the While()</text:p>
      <text:p text:style-name="P41"><text:s text:c="2"/>version.</text:p>
      <text:p text:style-name="P41">*/</text:p>
      <text:p text:style-name="P26"/>
      <text:p text:style-name="P25"><text:span text:style-name="T14">ForEach</text:span><text:span text:style-name="T5">(</text:span><text:span text:style-name="T7">number</text:span>, <text:span text:style-name="T8">1</text:span> .. <text:span text:style-name="T8">100</text:span><text:span text:style-name="T5">)</text:span></text:p>
      <text:p text:style-name="P25">[</text:p>
      <text:p text:style-name="P25"><text:s text:c="4"/><text:span text:style-name="T30">If</text:span><text:span text:style-name="T5">(</text:span><text:span text:style-name="T14">IsPrime</text:span><text:span text:style-name="T5">(</text:span><text:span text:style-name="T7">number</text:span><text:span text:style-name="T5">)</text:span>, <text:span text:style-name="T30">Write</text:span><text:span text:style-name="T5">(</text:span><text:span text:style-name="T7">number</text:span>,,<text:span text:style-name="T5">)</text:span> <text:span text:style-name="T5">)</text:span>;</text:p>
      <text:p text:style-name="P25"><text:soft-page-break/>];</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2,3,5,7,11,13,17,19,23,29,31,37,41,43,47,53,59,61,67,71,</text:p>
      <text:p text:style-name="P25"><text:s text:c="6"/>73,79,83,89,97,</text:p>
      <text:p text:style-name="P44">. <text:s text:c="2"/><text:span text:style-name="T19">%/output</text:span></text:p>
      <text:h text:style-name="Heading_20_3" text:outline-level="3">Using ForEach() And The Range Operator To Place The Prime Numbers Between 1 And 50 Into A List</text:h>
      <text:p text:style-name="Text_20_body">A ForEach() function can also be used to place values in a list, just the While() function can:</text:p>
      <text:p text:style-name="P26"/>
      <text:p text:style-name="P39"><text:bookmark-start text:name="DDE_LINK54"/>%mathpiper</text:p>
      <text:p text:style-name="P26"/>
      <text:p text:style-name="P41">/*</text:p>
      <text:p text:style-name="P41"><text:s text:c="2"/>Place the prime numbers between 1 and 50 into </text:p>
      <text:p text:style-name="P41"><text:s text:c="2"/>a list using a ForEach() function.</text:p>
      <text:p text:style-name="P41">*/</text:p>
      <text:p text:style-name="P26"/>
      <text:p text:style-name="P41">//Create a new list.</text:p>
      <text:p text:style-name="P25">primesList <text:span text:style-name="T5">:=</text:span> <text:span text:style-name="T5">{}</text:span>;</text:p>
      <text:p text:style-name="P26"/>
      <text:p text:style-name="P25"><text:span text:style-name="T14">ForEach</text:span><text:span text:style-name="T5">(</text:span>number, <text:span text:style-name="T8">1</text:span> .. <text:span text:style-name="T8">50</text:span><text:span text:style-name="T5">)</text:span></text:p>
      <text:p text:style-name="P25">[</text:p>
      <text:p text:style-name="P25"><text:s text:c="4"/><text:span text:style-name="T23">/*</text:span></text:p>
      <text:p text:style-name="P41"><text:s text:c="6"/>If number is prime, append it to the end of the list and </text:p>
      <text:p text:style-name="P41"><text:s text:c="6"/>then assign the new list that is created to the variable </text:p>
      <text:p text:style-name="P41"><text:s text:c="6"/>'primes'.</text:p>
      <text:p text:style-name="P41"><text:s text:c="4"/>*/</text:p>
      <text:p text:style-name="P25"><text:s text:c="4"/><text:span text:style-name="T30">If</text:span><text:span text:style-name="T5">(</text:span><text:span text:style-name="T14">IsPrime</text:span><text:span text:style-name="T5">(</text:span>number<text:span text:style-name="T5">)</text:span>, primesList <text:span text:style-name="T5">:=</text:span> <text:span text:style-name="T14">Append</text:span><text:span text:style-name="T5">(</text:span>primesList, number <text:span text:style-name="T5">)</text:span> <text:span text:style-name="T5">)</text:span>;</text:p>
      <text:p text:style-name="P25">];</text:p>
      <text:p text:style-name="P26"/>
      <text:p text:style-name="P41">//Print information about the primes that were found.</text:p>
      <text:p text:style-name="P25"><text:span text:style-name="T14">Echo</text:span><text:span text:style-name="T5">(</text:span><text:span text:style-name="T16">"Primes "</text:span>, primesList<text:span text:style-name="T5">)</text:span>;</text:p>
      <text:p text:style-name="P25"><text:span text:style-name="T14">Echo</text:span><text:span text:style-name="T5">(</text:span><text:span text:style-name="T16">"The number of primes in the list = "</text:span>, <text:span text:style-name="T30">Length</text:span><text:span text:style-name="T5">(</text:span>primesList<text:span text:style-name="T5">)</text:span> <text:span text:style-name="T5">)</text:span>;</text:p>
      <text:p text:style-name="P25"><text:span text:style-name="T14">Echo</text:span><text:span text:style-name="T5">(</text:span><text:span text:style-name="T16">"The first number in the list = "</text:span>, primesList[<text:span text:style-name="T8">1</text:span>] <text:span text:style-name="T5">)</text:span>;</text:p>
      <text:p text:style-name="P26"/>
      <text:p text:style-name="P39">%/mathpiper<text:bookmark-end text:name="DDE_LINK54"/></text:p>
      <text:p text:style-name="P26"/>
      <text:p text:style-name="P25"><text:s text:c="4"/><text:span text:style-name="T19">%output,preserve="false"</text:span></text:p>
      <text:p text:style-name="P25"><text:s text:c="6"/><text:span text:style-name="T19">Result:</text:span> True</text:p>
      <text:p text:style-name="P25"><text:s text:c="6"/></text:p>
      <text:p text:style-name="P25"><text:soft-page-break/><text:s text:c="6"/><text:span text:style-name="T26">Side Effects:</text:span></text:p>
      <text:p text:style-name="P25"><text:s text:c="6"/>Primes {2,3,5,7,11,13,17,19,23,29,31,37,41,43,47} </text:p>
      <text:p text:style-name="P25"><text:s text:c="6"/>The number of primes in the list = 15 </text:p>
      <text:p text:style-name="P25"><text:s text:c="6"/>The first number in the list = 2</text:p>
      <text:p text:style-name="P44">. <text:s text:c="2"/><text:span text:style-name="T19">%/output</text:span></text:p>
      <text:p text:style-name="Text_20_body">As can be seen from the above examples, the <text:span text:style-name="T6">ForEach()</text:span> function and the <text:span text:style-name="T6">range operator</text:span> can do a significant amount of work with very little typing. <text:s/>You will discover in the next section that MathPiper has functions which are even more powerful than these two.</text:p>
      <text:h text:style-name="Heading_20_3" text:outline-level="3">Exercises</text:h>
      <text:p text:style-name="Text_20_body">For the following exercises, create a new MathRider worksheet file called <text:span text:style-name="T6">book_1_section_15b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5b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reate a program that uses a <text:span text:style-name="T6">ForEach()</text:span> function and an <text:span text:style-name="T6">IsOdd()</text:span> predicate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2</text:h>
      <text:p text:style-name="Preformatted_20_Text">Create a program that uses a <text:span text:style-name="T6">ForEach()</text:span> function and an <text:span text:style-name="T6">IsNegativeNumber()</text:span> function to copy all of the negative numbers in the following list into a new list. <text:s/>Use the variable <text:span text:style-name="T6">negativeNumbersList</text:span> to hold the new list. <text:s text:c="3"/>Print the contents of the list after it has been created.</text:p>
      <text:p text:style-name="Preformatted_20_Text"><text:soft-page-break/></text:p>
      <text:p text:style-name="Preformatted_20_Text">{36,-29,-33,-6,14,7,-16,-3,-14,37,-38,-8,-45,-21,-26,6,6,38,-20,33,41,-4,24,37,40,29}</text:p>
      <text:h text:style-name="Heading_20_3" text:outline-level="3">Exercise 3</text:h>
      <text:p text:style-name="Preformatted_20_Text">Create one program that uses a single <text:span text:style-name="T6">ForEach()</text:span> function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3" text:outline-level="3">Exercise 4</text:h>
      <text:p text:style-name="Preformatted_20_Text">Create one program that does the following: 1) uses a <text:span text:style-name="T6">While loop</text:span> to make a list that contains <text:span text:style-name="T6">1000</text:span> <text:span text:style-name="T6">random integers</text:span> between <text:span text:style-name="T6">1</text:span> and <text:span text:style-name="T6">100</text:span> inclusive. <text:s/>2) uses a <text:span text:style-name="T6">ForEach()</text:span> function to determine how many integers in the list are <text:span text:style-name="T6">prime</text:span> and use an <text:span text:style-name="T6">Echo()</text:span> function to print this total.</text:p>
      <text:h text:style-name="Heading_20_1" text:outline-level="1"><text:bookmark-start text:name="DDE_LINK39"/>Functions &amp; Operators Which Loop Internally<text:bookmark-end text:name="DDE_LINK39"/></text:h>
      <text:p text:style-name="Text_20_body">Looping is such a useful capability that MathPiper has many functions which loop internally. <text:s/>Now that you have some experience with loops, you can use this experience to help you imagine how these functions use loops to process the information that is passed to them.</text:p>
      <text:h text:style-name="Heading_20_2" text:outline-level="2">Functions &amp; Operators Which Loop Internally To Process Lists</text:h>
      <text:p text:style-name="Text_20_body">This section discusses a number of functions that use loops to process lists. <text:s/></text:p>
      <text:h text:style-name="Heading_20_3" text:outline-level="3">TableForm()</text:h>
      <table:table table:name="Table39" table:style-name="Table39">
        <table:table-column table:style-name="Table39.A"/>
        <table:table-row>
          <table:table-cell table:style-name="Table39.A1" office:value-type="string">
            <text:p text:style-name="P43">TableForm(list)</text:p>
          </table:table-cell>
        </table:table-row>
      </table:table>
      <text:p text:style-name="Preformatted_20_Text"/>
      <text:p text:style-name="Text_20_body">The <text:span text:style-name="T6">TableForm()</text:span> function prints the contents of a list in the form of a table. <text:s/>Each member in the list is printed on its own line and this sometimes makes the contents of the list easier to read:</text:p>
      <text:p text:style-name="Preformatted_20_Text"/>
      <text:p text:style-name="Preformatted_20_Text">In&gt; testList := {<text:span text:style-name="T10">2,4,6,8,10,12,14,16,18,20}</text:span></text:p>
      <text:p text:style-name="P21">Result&gt; {2,4,6,8,10,12,14,16,18,20}</text:p>
      <text:p text:style-name="Preformatted_20_Text"/>
      <text:p text:style-name="Preformatted_20_Text">In&gt; TableForm(testList)</text:p>
      <text:p text:style-name="P21">Result&gt; True</text:p>
      <text:p text:style-name="P32">Side Effects&gt;</text:p>
      <text:p text:style-name="P32">2</text:p>
      <text:p text:style-name="P32">4</text:p>
      <text:p text:style-name="P32">6</text:p>
      <text:p text:style-name="P32">8</text:p>
      <text:p text:style-name="P32">10</text:p>
      <text:p text:style-name="P32">12</text:p>
      <text:p text:style-name="P32">14</text:p>
      <text:p text:style-name="P32">16</text:p>
      <text:p text:style-name="P32">18</text:p>
      <text:p text:style-name="P32">20</text:p>
      <text:h text:style-name="Heading_20_3" text:outline-level="3">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43">Contains(list, expression)</text:p>
          </table:table-cell>
        </table:table-row>
      </table:table>
      <text:p text:style-name="Standard"><text:soft-page-break/></text:p>
      <text:p text:style-name="Text_20_body">The following code shows Contains() being used to locate a number in a list:</text:p>
      <text:p text:style-name="Preformatted_20_Text"/>
      <text:p text:style-name="Preformatted_20_Text">In&gt; Contains({50,51,52,53,54,55,56,57,58,59}, <text:span text:style-name="T7">53</text:span>)</text:p>
      <text:p text:style-name="P21">Result&gt; True</text:p>
      <text:p text:style-name="Preformatted_20_Text"/>
      <text:p text:style-name="Preformatted_20_Text">In&gt; Contains({50,51,52,53,54,55,56,57,58,59}, 75)</text:p>
      <text:p text:style-name="P21">Result&gt; False</text:p>
      <text:p text:style-name="Preformatted_20_Text"/>
      <text:p text:style-name="Text_20_body">The <text:span text:style-name="T6">Not()</text:span> function can also be used with predicate functions like Contains() to change their results to the opposite truth value:</text:p>
      <text:p text:style-name="Preformatted_20_Text"/>
      <text:p text:style-name="Preformatted_20_Text">In&gt; Not Contains({50,51,52,53,54,55,56,57,58,59}, 75)</text:p>
      <text:p text:style-name="P21">Result&gt; True</text:p>
      <text:h text:style-name="Heading_20_3" text:outline-level="3">Find()</text:h>
      <table:table table:name="Table11" table:style-name="Table11">
        <table:table-column table:style-name="Table11.A"/>
        <table:table-row>
          <table:table-cell table:style-name="Table11.A1" office:value-type="string">
            <text:p text:style-name="P43">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text:span text:style-name="T6">position of its first occurrence</text:span> is returned and if it is not found, <text:span text:style-name="T6">-1</text:span> is returned:</text:p>
      <text:p text:style-name="Preformatted_20_Text"/>
      <text:p text:style-name="Preformatted_20_Text">In&gt; <text:bookmark-start text:name="DDE_LINK16"/>Find({23, 15, 67, 98, 64}, 15)<text:bookmark-end text:name="DDE_LINK16"/></text:p>
      <text:p text:style-name="P21">Result&gt; 2</text:p>
      <text:p text:style-name="P25"/>
      <text:p text:style-name="P25">In&gt; Find({23, 15, 67, 98, 64}, 8)</text:p>
      <text:p text:style-name="P21">Result&gt; -1</text:p>
      <text:h text:style-name="Heading_20_3" text:outline-level="3">Count()</text:h>
      <table:table table:name="Table12" table:style-name="Table12">
        <table:table-column table:style-name="Table12.A"/>
        <table:table-row>
          <table:table-cell table:style-name="Table12.A1" office:value-type="string">
            <text:p text:style-name="P43">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1">Result&gt; {a,b,b,c,c,c,d,d,d,d,e,e,e,e,e}</text:p>
      <text:p text:style-name="Preformatted_20_Text"/>
      <text:p text:style-name="Preformatted_20_Text">In&gt; Count(testList, c)</text:p>
      <text:p text:style-name="P21">Result&gt; 3</text:p>
      <text:p text:style-name="Preformatted_20_Text"/>
      <text:p text:style-name="Preformatted_20_Text">In&gt; Count(testList, e)</text:p>
      <text:p text:style-name="P21">Result&gt; 5</text:p>
      <text:p text:style-name="P21"/>
      <text:p text:style-name="P25">In&gt; Count(testList, z)</text:p>
      <text:p text:style-name="P21"><text:soft-page-break/>Result&gt; 0</text:p>
      <text:h text:style-name="Heading_20_3" text:outline-level="3">Select()</text:h>
      <table:table table:name="Table13" table:style-name="Table13">
        <table:table-column table:style-name="Table13.A"/>
        <table:table-row>
          <table:table-cell table:style-name="Table13.A1" office:value-type="string">
            <text:p text:style-name="P43">Select(predicate_function, list)</text:p>
          </table:table-cell>
        </table:table-row>
      </table:table>
      <text:p text:style-name="Text_20_body"/>
      <text:p text:style-name="Text_20_body"><text:span text:style-name="T6">Select()</text:span> returns a list that contains all the expressions in a list which make a given predicate function return <text:span text:style-name="T6">True</text:span>:</text:p>
      <text:p text:style-name="Preformatted_20_Text"/>
      <text:p text:style-name="Preformatted_20_Text">In&gt; Select("IsPositiveInteger",{46,87,59,-27,11,86,-21,-58,-86,-52})</text:p>
      <text:p text:style-name="P21">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1">Result&gt; {33,99,67,65}</text:p>
      <text:p text:style-name="Preformatted_20_Text"/>
      <text:p text:style-name="Preformatted_20_Text">In&gt; Select("IsEven", {16,14,82,92,33,74,99,67,65,52})</text:p>
      <text:p text:style-name="P21">Result&gt; {16,14,82,92,74,52}</text:p>
      <text:p text:style-name="Preformatted_20_Text"/>
      <text:p text:style-name="Preformatted_20_Text">In&gt; Select("IsPrime", 1 .. 75)</text:p>
      <text:p text:style-name="P21">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43">Nth(list, index)</text:p>
          </table:table-cell>
        </table:table-row>
      </table:table>
      <text:p text:style-name="Text_20_body"/>
      <text:p text:style-name="Text_20_body">The <text:span text:style-name="T6">Nth()</text:span> function simply returns the expression which is at a given position in a list. <text:s/>This example shows the <text:span text:style-name="T6">third</text:span> expression in a list being obtained:</text:p>
      <text:p text:style-name="Preformatted_20_Text"/>
      <text:p text:style-name="Preformatted_20_Text">In&gt; testList := {a,b,c,d,e,f,g}</text:p>
      <text:p text:style-name="P21">Result&gt; {a,b,c,d,e,f,g}</text:p>
      <text:p text:style-name="Preformatted_20_Text"/>
      <text:p text:style-name="Preformatted_20_Text">In&gt; Nth(testList, 3)</text:p>
      <text:p text:style-name="P21">Result&gt; c</text:p>
      <text:p text:style-name="Preformatted_20_Text"/>
      <text:p text:style-name="Text_20_body"><text:soft-page-break/>As discussed earlier, the <text:span text:style-name="T6">[]</text:span> operator can also be used to obtain a single expression from a list:</text:p>
      <text:p text:style-name="Preformatted_20_Text"/>
      <text:p text:style-name="Preformatted_20_Text">In&gt; testList[3]</text:p>
      <text:p text:style-name="P21">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1">Result&gt; c</text:p>
      <text:h text:style-name="Heading_20_3" text:outline-level="3">The : Prepend Operator</text:h>
      <table:table table:name="Table28" table:style-name="Table28">
        <table:table-column table:style-name="Table28.A"/>
        <table:table-row>
          <table:table-cell table:style-name="Table28.A1" office:value-type="string">
            <text:p text:style-name="P43">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1">Result&gt; {b,c,d}</text:p>
      <text:p text:style-name="Preformatted_20_Text"/>
      <text:p text:style-name="Preformatted_20_Text">In&gt; testList := a:testList</text:p>
      <text:p text:style-name="P21">Result&gt; {a,b,c,d}</text:p>
      <text:h text:style-name="Heading_20_3" text:outline-level="3">Concat()</text:h>
      <table:table table:name="Table27" table:style-name="Table27">
        <table:table-column table:style-name="Table27.A"/>
        <table:table-row table:style-name="Table27.1">
          <table:table-cell table:style-name="Table27.A1" office:value-type="string">
            <text:p text:style-name="P43">Concat(list1, list2, ...)</text:p>
          </table:table-cell>
        </table:table-row>
      </table:table>
      <text:p text:style-name="Preformatted_20_Text"/>
      <text:p text:style-name="Text_20_body">The Concat() function is short for "concatenate" which means to join together sequentially. <text:s/>It takes two or more lists and joins them together into a single larger list:</text:p>
      <text:p text:style-name="Preformatted_20_Text"/>
      <text:p text:style-name="Preformatted_20_Text">In&gt; Concat({a,b,c}, {1,2,3}, {x,y,z})</text:p>
      <text:p text:style-name="P21">Result&gt; {a,b,c,1,2,3,x,y,z}</text:p>
      <text:h text:style-name="Heading_20_3" text:outline-level="3">Insert(), Delete(), &amp; Replace()</text:h>
      <table:table table:name="Table17" table:style-name="Table17">
        <table:table-column table:style-name="Table17.A"/>
        <table:table-row>
          <table:table-cell table:style-name="Table17.A1" office:value-type="string">
            <text:p text:style-name="P43">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43">Delete(list, index)</text:p>
          </table:table-cell>
        </table:table-row>
      </table:table>
      <text:p text:style-name="Text_20_body"/>
      <table:table table:name="Table23" table:style-name="Table23">
        <table:table-column table:style-name="Table23.A"/>
        <text:soft-page-break/>
        <table:table-row>
          <table:table-cell table:style-name="Table23.A1" office:value-type="string">
            <text:p text:style-name="P43">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1">Result&gt; {a,b,c,d,e,f,g}</text:p>
      <text:p text:style-name="Preformatted_20_Text"/>
      <text:p text:style-name="Preformatted_20_Text">In&gt; testList := Insert(testList, 4, 123)</text:p>
      <text:p text:style-name="P21">Result&gt; {a,b,c,123,d,e,f,g}</text:p>
      <text:p text:style-name="Preformatted_20_Text"/>
      <text:p text:style-name="Preformatted_20_Text">In&gt; testList := Delete(testList, 4)</text:p>
      <text:p text:style-name="P21">Result&gt; {a,b,c,d,e,f,g}</text:p>
      <text:p text:style-name="Preformatted_20_Text"/>
      <text:p text:style-name="Preformatted_20_Text">In&gt; testList := Replace(testList, 4, xxx)</text:p>
      <text:p text:style-name="P21">Result&gt; {a,b,c,xxx,e,f,g}</text:p>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43">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1">Result&gt; {a,b,c,d,e,f,g}</text:p>
      <text:p text:style-name="Preformatted_20_Text"/>
      <text:p text:style-name="Preformatted_20_Text">In&gt; Take(testList, 3)</text:p>
      <text:p text:style-name="P21">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1">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text:soft-page-break/>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1">Result&gt; {c,d,e}</text:p>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43">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1">Result&gt; {a,b,c,d,e,f,g}</text:p>
      <text:p text:style-name="Preformatted_20_Text"/>
      <text:p text:style-name="P25">In&gt; Drop(testList, 3)</text:p>
      <text:p text:style-name="P21">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5">In&gt; Drop(testList, -3)</text:p>
      <text:p text:style-name="P21">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5">In&gt; Drop(testList, {3,5})</text:p>
      <text:p text:style-name="P21">Result&gt; {a,b,f,g}</text:p>
      <text:h text:style-name="Heading_20_3" text:outline-level="3">FillList()</text:h>
      <table:table table:name="Table21" table:style-name="Table21">
        <table:table-column table:style-name="Table21.A"/>
        <table:table-row>
          <table:table-cell table:style-name="Table21.A1" office:value-type="string">
            <text:p text:style-name="P43">FillList(expression, length)</text:p>
          </table:table-cell>
        </table:table-row>
      </table:table>
      <text:p text:style-name="Text_20_body"/>
      <text:p text:style-name="Text_20_body"><text:soft-page-break/>The FillList() function simply creates a list which is of size "length" and fills it with "length" copies of the given expression:</text:p>
      <text:p text:style-name="Preformatted_20_Text"/>
      <text:p text:style-name="Preformatted_20_Text">In&gt; FillList(a, 5)</text:p>
      <text:p text:style-name="P21">Result&gt; {a,a,a,a,a}</text:p>
      <text:p text:style-name="Preformatted_20_Text"/>
      <text:p text:style-name="Preformatted_20_Text">In&gt; FillList(42,8)</text:p>
      <text:p text:style-name="P21">Result&gt; {42,42,42,42,42,42,42,42}</text:p>
      <text:h text:style-name="Heading_20_3" text:outline-level="3">RemoveDuplicates()</text:h>
      <table:table table:name="Table22" table:style-name="Table22">
        <table:table-column table:style-name="Table22.A"/>
        <table:table-row>
          <table:table-cell table:style-name="Table22.A1" office:value-type="string">
            <text:p text:style-name="P43">RemoveDuplicates(list)</text:p>
          </table:table-cell>
        </table:table-row>
      </table:table>
      <text:p text:style-name="Text_20_body"/>
      <text:p text:style-name="Text_20_body"><text:span text:style-name="T6">RemoveDuplicates()</text:span> removes any duplicate expressions that are contained in a list:</text:p>
      <text:p text:style-name="Preformatted_20_Text"/>
      <text:p text:style-name="Preformatted_20_Text">In&gt; testList := {a,a,b,c,c,b,b,a,b,c,c}</text:p>
      <text:p text:style-name="P21">Result&gt; {a,a,b,c,c,b,b,a,b,c,c}</text:p>
      <text:p text:style-name="Preformatted_20_Text"/>
      <text:p text:style-name="Preformatted_20_Text">In&gt; RemoveDuplicates(testList)</text:p>
      <text:p text:style-name="P21">Result&gt; {a,b,c}</text:p>
      <text:h text:style-name="Heading_20_3" text:outline-level="3">Reverse()</text:h>
      <table:table table:name="Table24" table:style-name="Table24">
        <table:table-column table:style-name="Table24.A"/>
        <table:table-row>
          <table:table-cell table:style-name="Table24.A1" office:value-type="string">
            <text:p text:style-name="P43">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1">Result&gt; {a,b,c,d,e,f,g,h}</text:p>
      <text:p text:style-name="Preformatted_20_Text"/>
      <text:p text:style-name="Preformatted_20_Text">In&gt; Reverse(testList)</text:p>
      <text:p text:style-name="P21">Result&gt; {h,g,f,e,d,c,b,a}</text:p>
      <text:h text:style-name="Heading_20_3" text:outline-level="3">Partition()</text:h>
      <table:table table:name="Table26" table:style-name="Table26">
        <table:table-column table:style-name="Table26.A"/>
        <table:table-row>
          <table:table-cell table:style-name="Table26.A1" office:value-type="string">
            <text:p text:style-name="P43">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xt:bookmark-start text:name="DDE_LINK38"/><text:bookmark-start text:name="DDE_LINK56"/>testList := {a,b,c,d,e,f,g,h}<text:bookmark-end text:name="DDE_LINK38"/><text:bookmark-end text:name="DDE_LINK56"/></text:p>
      <text:p text:style-name="P21">Result&gt; {a,b,c,d,e,f,g,h}</text:p>
      <text:p text:style-name="Preformatted_20_Text"><text:soft-page-break/></text:p>
      <text:p text:style-name="Preformatted_20_Text">In&gt; Partition(testList, 2)</text:p>
      <text:p text:style-name="P21">Result&gt; {{a,b},{c,d},{e,f},{g,h}}</text:p>
      <text:p text:style-name="Preformatted_20_Text"/>
      <text:p text:style-name="Text_20_body">If the partition_size does not divide the length of the list <text:span text:style-name="T6">evenly</text:span>, the remaining elements are discarded:</text:p>
      <text:p text:style-name="Preformatted_20_Text"/>
      <text:p text:style-name="Preformatted_20_Text"><text:bookmark-start text:name="DDE_LINK36"/>In&gt; Partition(testList, 3)</text:p>
      <text:p text:style-name="P21">Result&gt; {{a,b,c},{d,e,f}}</text:p>
      <text:p text:style-name="Preformatted_20_Text"/>
      <text:p text:style-name="Text_20_body">The number of elements that Partition() will discard can be calculated by dividing the length of a list by the partition size and obtaining the <text:span text:style-name="T6">remainder</text:span>:</text:p>
      <text:p text:style-name="Preformatted_20_Text"/>
      <text:p text:style-name="P25"><text:bookmark-end text:name="DDE_LINK36"/>In&gt; Length(testList) % 3</text:p>
      <text:p text:style-name="P21">Result&gt; 2</text:p>
      <text:p text:style-name="Preformatted_20_Text"/>
      <text:p text:style-name="P60">Remember that <text:span text:style-name="T6">%</text:span> is the remainder operator. <text:s/>It divides two integers and returns their remainder.</text:p>
      <text:h text:style-name="Heading_20_3" text:outline-level="3">Table() </text:h>
      <table:table table:name="Table38" table:style-name="Table38">
        <table:table-column table:style-name="Table38.A"/>
        <table:table-row>
          <table:table-cell table:style-name="Table38.A1" office:value-type="string">
            <text:p text:style-name="P43">Table(expression, variable, begin_value, end_value, step_amount)</text:p>
          </table:table-cell>
        </table:table-row>
      </table:table>
      <text:p text:style-name="Preformatted_20_Text"/>
      <text:p text:style-name="Text_20_body">The Table() function creates a list of values by doing the following:</text:p>
      <text:p text:style-name="P79">1) <text:s/>Generating a sequence of values between a "begin_value" and an "end_value" with each value being incremented by the "step_amount".</text:p>
      <text:p text:style-name="P79">2) <text:s/>Placing each value in the sequence into the specified "variable", one value at a time.</text:p>
      <text:p text:style-name="P79">3) <text:s/>Evaluating the defined "expression" (which contains the defined "variable") for each value, one at a time.</text:p>
      <text:p text:style-name="P79">4) <text:s/>Placing the result of each "expression" evaluation into the result list.</text:p>
      <text:p text:style-name="P79"/>
      <text:p text:style-name="Text_20_body">This example generates a list which contains the integers 1 through 10:</text:p>
      <text:p text:style-name="Preformatted_20_Text"/>
      <text:p text:style-name="Preformatted_20_Text">In&gt; Table(x, x, 1, 10, 1)</text:p>
      <text:p text:style-name="P21">Result&gt; {1,2,3,4,5,6,7,8,9,10}</text:p>
      <text:p text:style-name="Preformatted_20_Text"/>
      <text:p text:style-name="Text_20_body">Notice that the expression in this example is simply the variable 'x' itself with no other operations performed on it.</text:p>
      <text:p text:style-name="Text_20_body">The following example is similar to the previous one except that its expression multiplies 'x' by 2:</text:p>
      <text:p text:style-name="Preformatted_20_Text"><text:soft-page-break/></text:p>
      <text:p text:style-name="Preformatted_20_Text">In&gt; <text:bookmark-start text:name="DDE_LINK40"/>Table(x*2, x, 1, 10, 1)<text:bookmark-end text:name="DDE_LINK40"/></text:p>
      <text:p text:style-name="P21">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1">Result&gt; {0,0.1,0.2,0.3,0.4,0.5,0.6,0.7,0.8,0.9,1}</text:p>
      <text:h text:style-name="Heading_20_3" text:outline-level="3">HeapSort()</text:h>
      <table:table table:name="Table37" table:style-name="Table37">
        <table:table-column table:style-name="Table37.A"/>
        <table:table-row>
          <table:table-cell table:style-name="Table37.A1" office:value-type="string">
            <text:p text:style-name="Preformatted_20_Text">HeapSort(list, compare)</text:p>
          </table:table-cell>
        </table:table-row>
      </table:table>
      <text:p text:style-name="Preformatted_20_Text"/>
      <text:p text:style-name="Text_20_body"><text:span text:style-name="T6">HeapSort()</text:span> sorts the elements of <text:span text:style-name="T6">list</text:span> into the order indicated by <text:span text:style-name="T6">compare</text:span> with compare typically being the <text:span text:style-name="T6">less than</text:span> operator "<text:span text:style-name="T6">&lt;</text:span>" or the <text:span text:style-name="T6">greater than</text:span> operator "<text:span text:style-name="T6">&gt;</text:span>":</text:p>
      <text:p text:style-name="Preformatted_20_Text"/>
      <text:p text:style-name="Preformatted_20_Text">In&gt; HeapSort({4,7,23,53,-2,1}, "&lt;");</text:p>
      <text:p text:style-name="P21">Result: {-2,1,4,7,23,53}</text:p>
      <text:p text:style-name="Preformatted_20_Text"/>
      <text:p text:style-name="Preformatted_20_Text">In&gt; HeapSort({4,7,23,53,-2,1}, "&gt;");</text:p>
      <text:p text:style-name="P21">Result: {53,23,7,4,1,-2}</text:p>
      <text:p text:style-name="Preformatted_20_Text"/>
      <text:p text:style-name="Preformatted_20_Text">In&gt; HeapSort({1/2,3/5,7/8,5/16,3/32}, "&lt;")</text:p>
      <text:p text:style-name="P21">Result: {3/32,5/16,1/2,3/5,7/8}</text:p>
      <text:p text:style-name="Preformatted_20_Text"/>
      <text:p text:style-name="Preformatted_20_Text">In&gt; HeapSort({.5,3/5,.76,5/16,3/32}, "&lt;")</text:p>
      <text:p text:style-name="P21">Result: {3/32,5/16,.5,3/5,.76}</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43">RandomIntegerVector(length, lowest_possible, highest_possible)</text:p>
          </table:table-cell>
        </table:table-row>
      </table:table>
      <text:p text:style-name="Preformatted_20_Text"/>
      <text:p text:style-name="Text_20_body">A vector i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1"><text:soft-page-break/>Result&gt; {73,93,80,37,55,93,40,21,7,24}</text:p>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43">Max(list)</text:p>
          </table:table-cell>
        </table:table-row>
      </table:table>
      <text:p text:style-name="Preformatted_20_Text"/>
      <text:p text:style-name="P59">If two values are passed to Max(), it determines which one is larger:</text:p>
      <text:p text:style-name="Preformatted_20_Text"/>
      <text:p text:style-name="Preformatted_20_Text">In&gt; Max(10, 20)</text:p>
      <text:p text:style-name="P21">Result&gt; 20</text:p>
      <text:p text:style-name="Preformatted_20_Text"/>
      <text:p text:style-name="P59">If a list of values are passed to Max(), it finds the largest value in the list:</text:p>
      <text:p text:style-name="Preformatted_20_Text"/>
      <text:p text:style-name="Preformatted_20_Text">In&gt; testList := RandomIntegerVector(10, 1, 99)</text:p>
      <text:p text:style-name="P21">Result&gt; {73,93,80,37,55,93,40,21,7,24}</text:p>
      <text:p text:style-name="Preformatted_20_Text"/>
      <text:p text:style-name="Preformatted_20_Text">In&gt; Max(testList)</text:p>
      <text:p text:style-name="P21">Result&gt; 93</text:p>
      <text:p text:style-name="P25"/>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43">Min(list)</text:p>
          </table:table-cell>
        </table:table-row>
      </table:table>
      <text:p text:style-name="Preformatted_20_Text"/>
      <text:p text:style-name="P59">If two values are passed to Min(), it determines which one is smaller:</text:p>
      <text:p text:style-name="Preformatted_20_Text"/>
      <text:p text:style-name="Preformatted_20_Text">In&gt; Min(10, 20)</text:p>
      <text:p text:style-name="P21">Result&gt; 10</text:p>
      <text:p text:style-name="Preformatted_20_Text"/>
      <text:p text:style-name="P59">If a list of values are passed to Min(), it finds the smallest value in the list:</text:p>
      <text:p text:style-name="Preformatted_20_Text"/>
      <text:p text:style-name="Preformatted_20_Text">In&gt; testList := RandomIntegerVector(10, 1, 99)</text:p>
      <text:p text:style-name="P21">Result&gt; {73,93,80,37,55,93,40,21,7,24}</text:p>
      <text:p text:style-name="Preformatted_20_Text"/>
      <text:p text:style-name="Preformatted_20_Text">In&gt; Min(testList)</text:p>
      <text:p text:style-name="P22">Result&gt; 7</text:p>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43">Mod(dividend, divisor)</text:p>
          </table:table-cell>
        </table:table-row>
      </table:table>
      <text:p text:style-name="Text_20_body"/>
      <text:p text:style-name="Text_20_body"><text:soft-page-break/><text:span text:style-name="T6">Div()</text:span> stands for "divide" and determines the whole number of times a divisor goes into a dividend:</text:p>
      <text:p text:style-name="Preformatted_20_Text"/>
      <text:p text:style-name="Preformatted_20_Text">In&gt; Div(7, 3)</text:p>
      <text:p text:style-name="P21">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1">Result&gt; 1</text:p>
      <text:p text:style-name="P21"/>
      <text:p text:style-name="Text_20_body">The remainder/modulo operator <text:span text:style-name="T6">%</text:span> can also be used to calculate a remainder:</text:p>
      <text:p text:style-name="Preformatted_20_Text"/>
      <text:p text:style-name="Preformatted_20_Text">In&gt; 7 % 2</text:p>
      <text:p text:style-name="P21">Result&gt; 1</text:p>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43">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59">If two integers are passed to Gcd(), it calculates their greatest common divisor:</text:p>
      <text:p text:style-name="P34"/>
      <text:p text:style-name="P34">In&gt; Gcd(21, 56)</text:p>
      <text:p text:style-name="P22">Result&gt; 7</text:p>
      <text:p text:style-name="P34"/>
      <text:p text:style-name="P59">If a list of integers are passed to Gcd(), it finds the greatest common divisor of all the integers in the list:</text:p>
      <text:p text:style-name="P34"/>
      <text:p text:style-name="P34">In&gt; Gcd({9, 66, 123})</text:p>
      <text:p text:style-name="P22">Result&gt; 3</text:p>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43">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59">If two integers are passed to Lcm(), it calculates their least common multiple:</text:p>
      <text:p text:style-name="P34"><text:soft-page-break/></text:p>
      <text:p text:style-name="P27">In&gt; Lcm(14, 8)</text:p>
      <text:p text:style-name="P22">Result&gt; 56</text:p>
      <text:p text:style-name="P34"/>
      <text:p text:style-name="P59">If a list of integers are passed to Lcm(), it finds the least common multiple of all the integers in the list:</text:p>
      <text:p text:style-name="P34"/>
      <text:p text:style-name="P27">In&gt; Lcm({3,7,9,11})</text:p>
      <text:p text:style-name="P22">Result&gt; 693</text:p>
      <text:h text:style-name="Heading_20_3" text:outline-level="3">Sum()</text:h>
      <table:table table:name="Table35" table:style-name="Table35">
        <table:table-column table:style-name="Table35.A"/>
        <table:table-row>
          <table:table-cell table:style-name="Table35.A1" office:value-type="string">
            <text:p text:style-name="P43">Sum(list)</text:p>
          </table:table-cell>
        </table:table-row>
      </table:table>
      <text:p text:style-name="P35"/>
      <text:p text:style-name="Text_20_body"><text:span text:style-name="T6">Sum()</text:span> can find the sum of a list that is passed to it:</text:p>
      <text:p text:style-name="Text_20_body">In&gt; testList := RandomIntegerVector(10,1,99)</text:p>
      <text:p text:style-name="P21">Result&gt; {73,93,80,37,55,93,40,21,7,24}</text:p>
      <text:p text:style-name="Preformatted_20_Text"/>
      <text:p text:style-name="Preformatted_20_Text">In&gt; Sum(testList)</text:p>
      <text:p text:style-name="P21">Result&gt; 523</text:p>
      <text:p text:style-name="P21"/>
      <text:p text:style-name="Preformatted_20_Text"/>
      <text:p text:style-name="Preformatted_20_Text">In&gt; testList := 1 .. 10</text:p>
      <text:p text:style-name="P21">Result&gt; {1,2,3,4,5,6,7,8,9,10}</text:p>
      <text:p text:style-name="Preformatted_20_Text"/>
      <text:p text:style-name="Preformatted_20_Text">In&gt; Sum(testList)</text:p>
      <text:p text:style-name="P21">Result&gt; 55</text:p>
      <text:h text:style-name="Heading_20_3" text:outline-level="3">Product()</text:h>
      <table:table table:name="Table36" table:style-name="Table36">
        <table:table-column table:style-name="Table36.A"/>
        <table:table-row>
          <table:table-cell table:style-name="Table36.A1" office:value-type="string">
            <text:p text:style-name="P43">Product(list)</text:p>
          </table:table-cell>
        </table:table-row>
      </table:table>
      <text:p text:style-name="Preformatted_20_Text"/>
      <text:p text:style-name="Text_20_body">This function has two calling formats, only one of which is discussed here. <text:s/>Product<text:span text:style-name="T6">(list)</text:span> multiplies all the expressions in a list together and returns their product:</text:p>
      <text:p text:style-name="Preformatted_20_Text"/>
      <text:p text:style-name="Preformatted_20_Text">In&gt; Product({1,2,3})</text:p>
      <text:p text:style-name="P21">Result&gt; 6</text:p>
      <text:h text:style-name="Heading_20_2" text:outline-level="2">Exercises</text:h>
      <text:p text:style-name="Text_20_body">For the following exercises, create a new MathRider worksheet file called <text:span text:style-name="T6">book_1_section_16_exercises_&lt;your first name&gt;_&lt;your last name&gt;.mrw</text:span><text:span text:style-name="T7">. </text:span><text:s/>(<text:span text:style-name="T9">Note: there are no spaces in this file name</text:span>). <text:s/>For example, John Smith's <text:soft-page-break/>worksheet would be called:</text:p>
      <text:p text:style-name="Text_20_body"><text:span text:style-name="T6">book_1_section_16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reate a program that uses <text:span text:style-name="T6">RandomIntegerVector()</text:span> to create a 100 member list that contains random integers between 1 and 5 inclusive. <text:s/>Use one <text:span text:style-name="T6">Count()</text:span> call in a loop to determine how many of each digit 1-5 are in the list and then print this information. <text:s/>Hint: you can use the HeapSort() function to sort the generated list to make it easier to check if your program is counting correctly.</text:p>
      <text:h text:style-name="Heading_20_3" text:outline-level="3">Exercise 2</text:h>
      <text:p text:style-name="Preformatted_20_Text">Create a program that uses <text:span text:style-name="T6">RandomIntegerVector()</text:span> to create a 100 member list that contains random integers between 1 and 50 inclusive and use <text:span text:style-name="T6">Contains()</text:span> to determine if the number 25 is in the list. <text:s/>Print "25 was in the list." if 25 was found in the list and "25 was not in the list." if it wasn't found.</text:p>
      <text:h text:style-name="Heading_20_3" text:outline-level="3">Exercise 3</text:h>
      <text:p text:style-name="Preformatted_20_Text">Create a program that uses <text:span text:style-name="T6">RandomIntegerVector()</text:span> to create a 100 member list that contains random integers between 1 and 50 inclusive and use <text:span text:style-name="T6">Find()</text:span> to determine if the number 10 is in the list. <text:s/>Print the position of 10 if it was found in the list and "10 was not in the list." if it wasn't found.</text:p>
      <text:h text:style-name="Heading_20_3" text:outline-level="3">Exercise 4</text:h>
      <text:p text:style-name="Preformatted_20_Text">Create a program that uses <text:span text:style-name="T6">RandomIntegerVector()</text:span> to create a 100 member list that contains random integers between 0 and 3 inclusive.<text:span text:style-name="T6"> <text:s/></text:span><text:span text:style-name="T7">Use </text:span><text:span text:style-name="T6">Select()</text:span><text:span text:style-name="T7"> with the </text:span><text:span text:style-name="T6">IsNonZeroInteger()</text:span><text:span text:style-name="T7"> predicate function to obtain all of the nonzero integers in this list.</text:span></text:p>
      <text:h text:style-name="Heading_20_3" text:outline-level="3"><text:soft-page-break/>Exercise 5</text:h>
      <text:p text:style-name="Preformatted_20_Text">Create a program that uses <text:span text:style-name="T6">Table()</text:span> to obtain a list which contains the squares of the integers between 1 and 10 inclusive. </text:p>
      <text:h text:style-name="Heading_20_1" text:outline-level="1">Nested Loops</text:h>
      <text:p text:style-name="Text_20_body">Now that you have seen how to solve problems with single loops, it is time to discuss what can be done when a loop is placed inside of another loop. <text:s/>A loop that is placed <text:span text:style-name="T6">inside</text:span> of another loop it is called a <text:span text:style-name="T6">nested loop </text:span><text:span text:style-name="T7">and this nesting can be extended to numerous levels if needed. <text:s/>This means that loop 1 can have loop 2 placed inside of it, loop 2 can have loop 3 placed inside of it, loop 3 can have loop 4 placed inside of it, and so on.</text:span></text:p>
      <text:p text:style-name="P59">Nesting loops allows the programmer to accomplish an enormous amount of work with very little typing. </text:p>
      <text:h text:style-name="P85" text:outline-level="2">Generate All The Combinations That Can Be Entered Into A Two Digit Wheel Lock Using A Nested Loop</text:h>
      <text:p text:style-name="Text_20_body"><draw:frame draw:style-name="fr3" draw:name="graphics1" text:anchor-type="paragraph" svg:x="2.2028in" svg:y="0.0402in" svg:width="1.8819in" svg:height="2.8854in" draw:z-index="8"><draw:image xlink:href="Pictures/100000000000012C000001CC9095BB03.jpg" xlink:type="simple" xlink:show="embed" xlink:actuate="onLoad"/></draw:frame></text:p>
      <text:p text:style-name="Text_20_body"><text:span text:style-name="T7">The following program generates all the combinations that can be entered into a two digit wheel lock. <text:s/>It uses a nested loop to accomplish this with the "</text:span><text:span text:style-name="T6">inside</text:span><text:span text:style-name="T7">" nested loop being used to generate </text:span><text:span text:style-name="T6">one's place</text:span><text:span text:style-name="T7"> digits and the "</text:span><text:span text:style-name="T6">outside</text:span><text:span text:style-name="T7">" loop being used to generate </text:span><text:span text:style-name="T6">ten's place</text:span><text:span text:style-name="T7"> digits.</text:span></text:p>
      <text:p text:style-name="P28"/>
      <text:p text:style-name="P39"><text:bookmark-start text:name="DDE_LINK55"/>%mathpiper</text:p>
      <text:p text:style-name="P26"/>
      <text:p text:style-name="P41">/*</text:p>
      <text:p text:style-name="P41"><text:s text:c="2"/>Generate all the combinations can be entered into a two </text:p>
      <text:p text:style-name="P41"><text:s text:c="2"/>digit wheel lock.</text:p>
      <text:p text:style-name="P41">*/</text:p>
      <text:p text:style-name="P26"/>
      <text:p text:style-name="P25">combinationsList <text:span text:style-name="T5">:=</text:span> <text:span text:style-name="T5">{}</text:span>;</text:p>
      <text:p text:style-name="P26"/>
      <text:p text:style-name="P25"><text:soft-page-break/><text:span text:style-name="T14">ForEach</text:span><text:span text:style-name="T5">(</text:span>digit1, <text:span text:style-name="T8">0</text:span> .. <text:span text:style-name="T8">9</text:span><text:span text:style-name="T5">)</text:span> <text:span text:style-name="T23">//This loop is called the "outside" loop.</text:span></text:p>
      <text:p text:style-name="P25">[</text:p>
      <text:p text:style-name="P25"><text:s text:c="4"/><text:span text:style-name="T14">ForEach</text:span><text:span text:style-name="T5">(</text:span>digit2, <text:span text:style-name="T8">0</text:span> .. <text:span text:style-name="T8">9</text:span><text:span text:style-name="T5">)</text:span><text:span text:style-name="T23">//This loop is called the "inside" loop.</text:span></text:p>
      <text:p text:style-name="P25"><text:s text:c="4"/>[</text:p>
      <text:p text:style-name="P25"><text:s text:c="8"/>combinationsList <text:span text:style-name="T5">:=</text:span> <text:span text:style-name="T14">Append</text:span><text:span text:style-name="T5">(</text:span>combinationsList, <text:span text:style-name="T5">{</text:span>digit1, digit2<text:span text:style-name="T5">})</text:span>;</text:p>
      <text:p text:style-name="P25"><text:s text:c="4"/>];</text:p>
      <text:p text:style-name="P25">];</text:p>
      <text:p text:style-name="P26"/>
      <text:p text:style-name="P25"><text:span text:style-name="T14">Echo</text:span><text:span text:style-name="T5">(</text:span><text:span text:style-name="T14">TableForm</text:span><text:span text:style-name="T5">(</text:span>combinationsList<text:span text:style-name="T5">))</text:span>;</text:p>
      <text:p text:style-name="P26"/>
      <text:p text:style-name="P39">%/mathpiper<text:bookmark-end text:name="DDE_LINK55"/></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0,0}</text:p>
      <text:p text:style-name="P25"><text:s text:c="6"/>{0,1}</text:p>
      <text:p text:style-name="P25"><text:s text:c="6"/>{0,2}</text:p>
      <text:p text:style-name="P25"><text:s text:c="6"/>{0,3}</text:p>
      <text:p text:style-name="P25"><text:s text:c="6"/>{0,4}</text:p>
      <text:p text:style-name="P25"><text:s text:c="6"/>{0,5}</text:p>
      <text:p text:style-name="P25"><text:s text:c="6"/>{0,6}</text:p>
      <text:p text:style-name="P25"><text:s text:c="8"/>.</text:p>
      <text:p text:style-name="P25"><text:s text:c="8"/>. <text:s/>//The middle of the list has not been shown.</text:p>
      <text:p text:style-name="P25"><text:s text:c="8"/>.</text:p>
      <text:p text:style-name="P25"><text:s text:c="6"/>{9,3}</text:p>
      <text:p text:style-name="P25"><text:s text:c="6"/>{9,4}</text:p>
      <text:p text:style-name="P25"><text:s text:c="6"/>{9,5}</text:p>
      <text:p text:style-name="P25"><text:s text:c="6"/>{9,6}</text:p>
      <text:p text:style-name="P25"><text:s text:c="6"/>{9,7}</text:p>
      <text:p text:style-name="P25"><text:s text:c="6"/>{9,8}</text:p>
      <text:p text:style-name="P25"><text:s text:c="6"/>{9,9}</text:p>
      <text:p text:style-name="P25"><text:s text:c="6"/>True</text:p>
      <text:p text:style-name="P44"><text:span text:style-name="T7">. <text:s text:c="2"/></text:span><text:span text:style-name="T20">%/output</text:span></text:p>
      <text:p text:style-name="Text_20_body">The relationship between the outside loop and the inside loop is interesting because each time the <text:span text:style-name="T6">outside loop cycles once</text:span>, the <text:span text:style-name="T6">inside loop cycles 10 times</text:span>. <text:s/>Study this program carefully because nested loops can be used to solve a wide range of problems and therefore understanding how they work is important.</text:p>
      <text:h text:style-name="Heading_20_2" text:outline-level="2">Exercises</text:h>
      <text:p text:style-name="Text_20_body">For the following exercises, create a new MathRider worksheet file called <text:span text:style-name="T6">book_1_section_17_exercises_&lt;your first name&gt;_&lt;your last name&gt;.mrw</text:span><text:span text:style-name="T7">. </text:span><text:s/>(<text:span text:style-name="T9">Note: there are no spaces in this file name</text:span>). <text:s/>For example, John Smith's worksheet would be called:</text:p>
      <text:p text:style-name="Text_20_body"><text:soft-page-break/><text:span text:style-name="T6">book_1_section_17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reate a program that will generate all of the combinations that can be entered into a three digit wheel lock. <text:s/>(Hint: a triple nested loop can be used to accomplish this.)</text:p>
      <text:h text:style-name="Heading_20_1" text:outline-level="1">User Defined Functions</text:h>
      <text:p text:style-name="Text_20_body">In computer programming, a <text:span text:style-name="T6">function</text:span> is a named section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A function can also generate side effects when it is called and side effects have been covered in earlier sections. <text:s/></text:p>
      <text:p text:style-name="Text_20_body">The values that are sent to a function when it is called are called <text:span text:style-name="T6">arguments</text:span> or <text:span text:style-name="T6">actual parameter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1">Result&gt; True</text:p>
      <text:p text:style-name="P21"/>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text:p>
      <text:p text:style-name="Text_20_body">Variables like num1 and num2 which are used in a function to accept values from calling code are called <text:span text:style-name="T6">formal parameters</text:span>. <text:s/><text:span text:style-name="T6">Formal parameter variables</text:span> are used inside a function to process the <text:span text:style-name="T6">values/actual parameters/arguments</text:span> that were placed into them by the calling code.</text:p>
      <text:p text:style-name="Text_20_body">The code on the <text:span text:style-name="T6">right side</text:span> of the <text:span text:style-name="T6">assignment operator</text:span> is <text:span text:style-name="T6">bound</text:span> to the function name "<text:span text:style-name="T6">addNums</text:span>" and it is executed each time <text:span text:style-name="T6">addNums()</text:span> is called. <text:s/>The following example shows the new <text:span text:style-name="T6">addNums()</text:span> function being called multiple times with different values being passed to it:</text:p>
      <text:p text:style-name="Preformatted_20_Text"/>
      <text:p text:style-name="Preformatted_20_Text">In&gt; addNums(2,3)</text:p>
      <text:p text:style-name="P21">Result&gt; 5</text:p>
      <text:p text:style-name="Preformatted_20_Text"/>
      <text:p text:style-name="Preformatted_20_Text">In&gt; addNums(4,5)</text:p>
      <text:p text:style-name="P21">Result&gt; 9</text:p>
      <text:p text:style-name="P21"/>
      <text:p text:style-name="Preformatted_20_Text">In&gt; addNums(9,1)</text:p>
      <text:p text:style-name="P21">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text:span text:style-name="T6">convention</text:span> in MathPiper for <text:span text:style-name="T9">user </text:span><text:soft-page-break/><text:span text:style-name="T9">defined function names to begin with a lower case letter to distinguish them from the functions that come with MathPiper</text:span><text:span text:style-name="T7">.</text:span></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 to assign a list of even integers to the variable "a":</text:p>
      <text:p text:style-name="P26"/>
      <text:p text:style-name="P39">%mathpiper</text:p>
      <text:p text:style-name="P26"/>
      <text:p text:style-name="P25"><text:span text:style-name="T24">evenIntegers</text:span><text:span text:style-name="T5">(</text:span>endInteger<text:span text:style-name="T5">)</text:span> <text:span text:style-name="T5">:=</text:span></text:p>
      <text:p text:style-name="P25">[</text:p>
      <text:p text:style-name="P25"><text:s text:c="4"/>resultList <text:span text:style-name="T5">:=</text:span> <text:span text:style-name="T5">{}</text:span>;</text:p>
      <text:p text:style-name="P25"/>
      <text:p text:style-name="P25"><text:s text:c="4"/>x <text:span text:style-name="T5">:=</text:span> <text:span text:style-name="T8">2</text:span>;</text:p>
      <text:p text:style-name="P25"><text:s text:c="4"/></text:p>
      <text:p text:style-name="P25"><text:s text:c="4"/><text:span text:style-name="T14">While</text:span><text:span text:style-name="T5">(</text:span>x <text:span text:style-name="T5">&lt;=</text:span> endInteger<text:span text:style-name="T5">)</text:span></text:p>
      <text:p text:style-name="P25"><text:s text:c="4"/>[</text:p>
      <text:p text:style-name="P25"><text:s text:c="8"/>resultList <text:span text:style-name="T5">:=</text:span> <text:span text:style-name="T14">Append</text:span><text:span text:style-name="T5">(</text:span>resultList, x<text:span text:style-name="T5">)</text:span>;</text:p>
      <text:p text:style-name="P25"/>
      <text:p text:style-name="P25"><text:s text:c="8"/>x <text:span text:style-name="T5">:=</text:span> x <text:span text:style-name="T5">+</text:span> <text:span text:style-name="T8">2</text:span>;</text:p>
      <text:p text:style-name="P25"><text:s text:c="4"/>];</text:p>
      <text:p text:style-name="P25"><text:s text:c="4"/></text:p>
      <text:p text:style-name="P25"><text:s text:c="4"/><text:span text:style-name="T23">/*</text:span></text:p>
      <text:p text:style-name="P41"><text:tab/>The result of the last expression which is executed in a function </text:p>
      <text:p text:style-name="P41"><text:tab/>is the result that the function returns to the caller. <text:s/>In this case,</text:p>
      <text:p text:style-name="P41"><text:tab/>resultList is purposely being executed last so that its contents are</text:p>
      <text:p text:style-name="P41"><text:tab/>returned to the caller.</text:p>
      <text:p text:style-name="P41"><text:s text:c="4"/>*/</text:p>
      <text:p text:style-name="P25"><text:s text:c="4"/>resultList;</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45">. <text:s text:c="2"/><text:span text:style-name="T19">%/output</text:span></text:p>
      <text:p text:style-name="P25">In&gt; a := evenIntegers(10)</text:p>
      <text:p text:style-name="P21">Result&gt; {2,4,6,8,10}</text:p>
      <text:p text:style-name="P21"/>
      <text:p text:style-name="P25">In&gt; Length(a)</text:p>
      <text:p text:style-name="P21">Result&gt; 5</text:p>
      <text:p text:style-name="Preformatted_20_Text"/>
      <text:p text:style-name="Text_20_body">The function <text:span text:style-name="T6">evenIntegers()</text:span> returns a list which contains all the even integers from 2 up through the value that was passed into it. <text:s/>The fold was first executed in order to define the <text:span text:style-name="T6">evenIntegers()</text:span> function and make it ready for use. <text:s/>The <text:span text:style-name="T6">evenIntegers()</text:span> function was then called from the MathPiper console and 10 was passed to it. <text:s/></text:p>
      <text:p text:style-name="Text_20_body"><text:soft-page-break/>After the function was finished executing, it returned a list of even integers as a result and this result was assigned to the variable 'a'. <text:s/>We then passed the list that was assigned to 'a' to the <text:span text:style-name="T6">Length()</text:span> function in order to determine its size.</text:p>
      <text:p text:style-name="Text_20_body"/>
      <text:h text:style-name="Heading_20_2" text:outline-level="2">Global Variables, Local Variables, &amp; Local()</text:h>
      <text:p text:style-name="Text_20_body">The new <text:span text:style-name="T6">evenIntegers()</text:span> function seems to work well, but there is a problem. <text:s/>The variables '<text:span text:style-name="T6">x</text:span>' and <text:span text:style-name="T6">resultList</text:span> were defined inside the function as <text:span text:style-name="T6">global variables</text:span> which means they are accessible from anywhere, including from within other functions, within other folds (as shown here):</text:p>
      <text:p text:style-name="P26"/>
      <text:p text:style-name="P39">%mathpiper</text:p>
      <text:p text:style-name="P26"/>
      <text:p text:style-name="P25"><text:span text:style-name="T14">Echo</text:span><text:span text:style-name="T5">(</text:span>x, <text:span text:style-name="T16">","</text:span>, resultList<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2 ,{2,4,6,8,10}</text:p>
      <text:p text:style-name="P44">. <text:s text:c="2"/><text:span text:style-name="T19">%/output</text:span></text:p>
      <text:p text:style-name="Text_20_body">and from within the MathPiper console:</text:p>
      <text:p text:style-name="Text_20_body"/>
      <text:p text:style-name="Preformatted_20_Text">In&gt; x</text:p>
      <text:p text:style-name="P21">Result&gt; 12</text:p>
      <text:p text:style-name="Preformatted_20_Text"/>
      <text:p text:style-name="Preformatted_20_Text">In&gt; resultList</text:p>
      <text:p text:style-name="P21">Result&gt; {2,4,6,8,10}</text:p>
      <text:p text:style-name="Preformatted_20_Text"/>
      <text:p text:style-name="Text_20_body"><text:span text:style-name="T9">Using global variables inside of functions is usually not a good idea</text:span>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problems.</text:p>
      <text:p text:style-name="Text_20_body">In order to prevent errors being caused by global variables having the same name, a function named <text:span text:style-name="T6">Local()</text:span> can be called inside of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text:span text:style-name="T6">evenIntegers()</text:span> function which uses <text:span text:style-name="T6">Local()</text:span> to make '<text:span text:style-name="T6">x</text:span><text:span text:style-name="T7">'</text:span> and <text:span text:style-name="T6">resultList</text:span> local variables:</text:p>
      <text:p text:style-name="P26"><text:soft-page-break/></text:p>
      <text:p text:style-name="P39">%mathpiper</text:p>
      <text:p text:style-name="P26"/>
      <text:p text:style-name="P41">/*</text:p>
      <text:p text:style-name="P41"><text:s/>This version of evenIntegers() uses Local() to make</text:p>
      <text:p text:style-name="P41"><text:s/>x and resultList local variables</text:p>
      <text:p text:style-name="P41">*/</text:p>
      <text:p text:style-name="P26"/>
      <text:p text:style-name="P25"><text:span text:style-name="T24">evenIntegers</text:span><text:span text:style-name="T5">(</text:span>endInteger<text:span text:style-name="T5">)</text:span> <text:span text:style-name="T5">:=</text:span></text:p>
      <text:p text:style-name="P25">[</text:p>
      <text:p text:style-name="P25"><text:s text:c="4"/><text:span text:style-name="T14">Local</text:span><text:span text:style-name="T5">(</text:span>x,resultList<text:span text:style-name="T5">)</text:span>;</text:p>
      <text:p text:style-name="P25"><text:s text:c="4"/></text:p>
      <text:p text:style-name="P25"><text:s text:c="4"/>resultList <text:span text:style-name="T5">:=</text:span> <text:span text:style-name="T5">{}</text:span>;</text:p>
      <text:p text:style-name="P25"/>
      <text:p text:style-name="P25"><text:s text:c="4"/>x <text:span text:style-name="T5">:=</text:span> <text:span text:style-name="T8">2</text:span>;</text:p>
      <text:p text:style-name="P25"><text:s text:c="4"/></text:p>
      <text:p text:style-name="P25"><text:s text:c="4"/><text:span text:style-name="T14">While</text:span><text:span text:style-name="T5">(</text:span>x <text:span text:style-name="T5">&lt;=</text:span> endInteger<text:span text:style-name="T5">)</text:span></text:p>
      <text:p text:style-name="P25"><text:s text:c="4"/>[</text:p>
      <text:p text:style-name="P25"><text:s text:c="8"/>resultList <text:span text:style-name="T5">:=</text:span> <text:span text:style-name="T14">Append</text:span><text:span text:style-name="T5">(</text:span>resultList, x<text:span text:style-name="T5">)</text:span>;</text:p>
      <text:p text:style-name="P25"/>
      <text:p text:style-name="P25"><text:s text:c="8"/>x <text:span text:style-name="T5">:=</text:span> x <text:span text:style-name="T5">+</text:span> <text:span text:style-name="T8">2</text:span>;</text:p>
      <text:p text:style-name="P25"><text:s text:c="4"/>];</text:p>
      <text:p text:style-name="P25"><text:s text:c="4"/></text:p>
      <text:p text:style-name="P25"><text:bookmark-start text:name="DDE_LINK45"/><text:s text:c="4"/><text:span text:style-name="T23">/*</text:span></text:p>
      <text:p text:style-name="P41"><text:tab/>The result of the last expression which is executed in a function </text:p>
      <text:p text:style-name="P41"><text:tab/>is the result that the function returns to the caller. <text:s/>In this case,</text:p>
      <text:p text:style-name="P41"><text:tab/>resultList is purposely being executed last so that its contents are</text:p>
      <text:p text:style-name="P41"><text:tab/>returned to the caller.</text:p>
      <text:p text:style-name="P41"><text:s text:c="4"/>*/<text:bookmark-end text:name="DDE_LINK45"/></text:p>
      <text:p text:style-name="P25"><text:s text:c="4"/>resultList;</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44">. <text:s text:c="2"/><text:span text:style-name="T19">%/output</text:span></text:p>
      <text:p text:style-name="P60">We can verify that '<text:span text:style-name="T6">x</text:span><text:span text:style-name="T7">'</text:span> and <text:span text:style-name="T6">resultList</text:span> are now local variables by first clearing them, calling <text:span text:style-name="T6">evenIntegers()</text:span>, and then seeing what '<text:span text:style-name="T6">x</text:span>' and <text:span text:style-name="T6">resultList</text:span> contain:</text:p>
      <text:p text:style-name="Preformatted_20_Text"/>
      <text:p text:style-name="Preformatted_20_Text">In&gt; Clear(x, resultList)</text:p>
      <text:p text:style-name="P21">Result&gt; True</text:p>
      <text:p text:style-name="Preformatted_20_Text"/>
      <text:p text:style-name="Preformatted_20_Text">In&gt; evenIntegers(10)</text:p>
      <text:p text:style-name="P21">Result&gt; {2,4,6,8,10}</text:p>
      <text:p text:style-name="Preformatted_20_Text"/>
      <text:p text:style-name="Preformatted_20_Text">In&gt; x</text:p>
      <text:p text:style-name="P21">Result&gt; x</text:p>
      <text:p text:style-name="Preformatted_20_Text"><text:soft-page-break/></text:p>
      <text:p text:style-name="Preformatted_20_Text">In&gt; resultList</text:p>
      <text:p text:style-name="P21">Result&gt; resultList</text:p>
      <text:h text:style-name="Heading_20_2" text:outline-level="2">Exercises</text:h>
      <text:p text:style-name="Text_20_body">For the following exercises, create a new MathRider worksheet file called <text:span text:style-name="T6">book_1_section_18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8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reate a function called <text:span text:style-name="T6">tenOddIntegers()</text:span> which returns a list which contains 10 random odd integers between 1 and 99 inclusive.</text:p>
      <text:h text:style-name="Heading_20_3" text:outline-level="3">Exercise 2</text:h>
      <text:p text:style-name="Preformatted_20_Text">Create a function called <text:span text:style-name="T6">convertStringToList(string)</text:span> which takes a string as a parameter and returns a list which contains all of the characters in the string. <text:s/>Here is an example of how the function should work:</text:p>
      <text:p text:style-name="Preformatted_20_Text"/>
      <text:p text:style-name="Preformatted_20_Text">In&gt; convertStringToList("Hello friend!")</text:p>
      <text:p text:style-name="P21">Result&gt; {"H","e","l","l","o"," ","f","r","i","e","n","d","!"}</text:p>
      <text:p text:style-name="Preformatted_20_Text"/>
      <text:p text:style-name="Preformatted_20_Text">In&gt; convertStringToList("Computer Algebra System")</text:p>
      <text:p text:style-name="P21">Result&gt; {"C","o","m","p","u","t","e","r"," ","A","l","g","e","b","r","a"," ","S","y","s","t","e","m"}</text:p>
      <text:p text:style-name="Preformatted_20_Text"/>
      <text:p text:style-name="Text_20_body">Hint: Remember, a string can be broken down into individual characters by using an index value inside of brackets [] like this:</text:p>
      <text:p text:style-name="Preformatted_20_Text"/>
      <text:p text:style-name="Preformatted_20_Text"><text:soft-page-break/>In&gt; string := "Hello"</text:p>
      <text:p text:style-name="Preformatted_20_Text">Result: "Hello"</text:p>
      <text:p text:style-name="Preformatted_20_Text"/>
      <text:p text:style-name="Preformatted_20_Text">In&gt; string[1]</text:p>
      <text:p text:style-name="Preformatted_20_Text">Result: "H"</text:p>
      <text:p text:style-name="Preformatted_20_Text"/>
      <text:p text:style-name="Preformatted_20_Text">In&gt; string[2]</text:p>
      <text:p text:style-name="Preformatted_20_Text">Result: "e"</text:p>
      <text:p text:style-name="Preformatted_20_Text"/>
      <text:p text:style-name="Preformatted_20_Text">In&gt; string[3]</text:p>
      <text:p text:style-name="Preformatted_20_Text">Result: "l"</text:p>
      <text:p text:style-name="Preformatted_20_Text"/>
      <text:p text:style-name="Preformatted_20_Text">In&gt; string[4]</text:p>
      <text:p text:style-name="Preformatted_20_Text">Result: "l"</text:p>
      <text:p text:style-name="Preformatted_20_Text"/>
      <text:p text:style-name="Preformatted_20_Text">In&gt; string[5]</text:p>
      <text:p text:style-name="Preformatted_20_Text">Result: "o"</text:p>
      <text:p text:style-name="Preformatted_20_Text"/>
      <text:p text:style-name="Text_20_body">Your function should use this indexing technique inside of a loop to append each of these characters to a list.</text:p>
      <text:h text:style-name="Heading_20_1" text:outline-level="1">Miscellaneous topics</text:h>
      <text:h text:style-name="Heading_20_2" text:outline-level="2">Incrementing And Decrementing Variables With The ++ And -- Operators</text:h>
      <text:p text:style-name="Text_20_body">Up until this point we have been adding 1 to a variable with code in the form of <text:span text:style-name="T6">x := x + 1</text:span> and subtracting 1 from a variable with code in the form of <text:span text:style-name="T6">x := x - 1</text:span>. <text:s/>Another name for <text:span text:style-name="T6">adding</text:span> 1 to a variable is <text:span text:style-name="T6">incrementing</text:span> it and <text:span text:style-name="T6">decrementing</text:span> a variable means to <text:span text:style-name="T6">subtract</text:span> 1 from it. <text:s/>Now that you have had some experience with these longer forms, it is time to show you shorter versions of them.</text:p>
      <text:h text:style-name="Heading_20_3" text:outline-level="3">Incrementing Variables With The ++ Operator</text:h>
      <text:p text:style-name="Text_20_body">The number 1 can be added to a variable by simply placing the ++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2</text:p>
      <text:p text:style-name="Preformatted_20_Text"/>
      <text:p text:style-name="Text_20_body">Here is a program that uses the <text:span text:style-name="T6">++</text:span> operator to increment a loop index variable:</text:p>
      <text:p text:style-name="P39"/>
      <text:p text:style-name="P39">%mathpiper</text:p>
      <text:p text:style-name="Preformatted_20_Text"/>
      <text:p text:style-name="P25">index <text:span text:style-name="T32">:=</text:span> <text:span text:style-name="T8">1</text:span>;</text:p>
      <text:p text:style-name="Preformatted_20_Text"/>
      <text:p text:style-name="P25"><text:span text:style-name="T30">While</text:span><text:span text:style-name="T5">(</text:span><text:span text:style-name="T33">index</text:span> <text:span text:style-name="T5">&lt;=</text:span> <text:span text:style-name="T8">10</text:span><text:span text:style-name="T5">)</text:span></text:p>
      <text:p text:style-name="P25">[</text:p>
      <text:p text:style-name="P25"><text:s text:c="4"/><text:span text:style-name="T14">Echo</text:span><text:span text:style-name="T5">(</text:span><text:span text:style-name="T7">index</text:span><text:span text:style-name="T5">)</text:span>;</text:p>
      <text:p text:style-name="P25"><text:s text:c="4"/></text:p>
      <text:p text:style-name="P25"><text:s text:c="4"/><text:span text:style-name="T7">index</text:span><text:span text:style-name="T5">++</text:span>; <text:span text:style-name="T23">//The ++ operator increments the index variable.</text:span></text:p>
      <text:p text:style-name="P25">];</text:p>
      <text:p text:style-name="Preformatted_20_Text"/>
      <text:p text:style-name="P39">%/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oft-page-break/><text:s text:c="6"/>2 </text:p>
      <text:p text:style-name="P25"><text:s text:c="6"/>3 </text:p>
      <text:p text:style-name="P25"><text:s text:c="6"/>4 </text:p>
      <text:p text:style-name="P25"><text:s text:c="6"/>5 </text:p>
      <text:p text:style-name="P25"><text:s text:c="6"/>6 </text:p>
      <text:p text:style-name="P25"><text:s text:c="6"/>7 </text:p>
      <text:p text:style-name="P25"><text:s text:c="6"/>8 </text:p>
      <text:p text:style-name="P25"><text:s text:c="6"/>9 </text:p>
      <text:p text:style-name="P25"><text:s text:c="6"/>10</text:p>
      <text:p text:style-name="P44">. <text:s text:c="2"/><text:span text:style-name="T19">%/output</text:span></text:p>
      <text:h text:style-name="Heading_20_3" text:outline-level="3">Decrementing Variables With The -- Operator</text:h>
      <text:p text:style-name="Text_20_body">The number 1 can be subtracted from a variable by simply placing the <text:span text:style-name="T6">--</text:span>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0</text:p>
      <text:p text:style-name="Preformatted_20_Text"/>
      <text:p text:style-name="Text_20_body">Here is a program that uses the <text:span text:style-name="T6">--</text:span> operator to decrement a loop index variable:</text:p>
      <text:p text:style-name="P39"/>
      <text:p text:style-name="P39">%mathpiper</text:p>
      <text:p text:style-name="Preformatted_20_Text"/>
      <text:p text:style-name="P25">index <text:span text:style-name="T32">:=</text:span> <text:span text:style-name="T8">10</text:span>;</text:p>
      <text:p text:style-name="Preformatted_20_Text"/>
      <text:p text:style-name="P25"><text:span text:style-name="T30">While</text:span><text:span text:style-name="T5">(</text:span><text:span text:style-name="T7">index</text:span> <text:span text:style-name="T5">&gt;=</text:span> <text:span text:style-name="T8">1</text:span><text:span text:style-name="T5">)</text:span></text:p>
      <text:p text:style-name="P25">[</text:p>
      <text:p text:style-name="P25"><text:s text:c="4"/><text:span text:style-name="T14">Echo</text:span><text:span text:style-name="T5">(</text:span><text:span text:style-name="T7">index</text:span><text:span text:style-name="T5">)</text:span>;</text:p>
      <text:p text:style-name="P25"><text:s text:c="4"/></text:p>
      <text:p text:style-name="P25"><text:s text:c="4"/>index<text:span text:style-name="T5">--</text:span>; <text:span text:style-name="T23">//The -- operator decrements the index variable.</text:span></text:p>
      <text:p text:style-name="P25">];</text:p>
      <text:p text:style-name="Preformatted_20_Text"/>
      <text:p text:style-name="P39">%/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0 </text:p>
      <text:p text:style-name="P25"><text:s text:c="6"/>9 </text:p>
      <text:p text:style-name="P25"><text:s text:c="6"/>8 </text:p>
      <text:p text:style-name="P25"><text:s text:c="6"/>7 </text:p>
      <text:p text:style-name="P25"><text:soft-page-break/><text:s text:c="6"/>6 </text:p>
      <text:p text:style-name="P25"><text:s text:c="6"/>5 </text:p>
      <text:p text:style-name="P25"><text:s text:c="6"/>4 </text:p>
      <text:p text:style-name="P25"><text:s text:c="6"/>3 </text:p>
      <text:p text:style-name="P25"><text:s text:c="6"/>2 </text:p>
      <text:p text:style-name="P25"><text:s text:c="6"/>1</text:p>
      <text:p text:style-name="P51">. <text:s text:c="2"/>%/output</text:p>
      <text:h text:style-name="Heading_20_3" text:outline-level="3">The Break() Function</text:h>
      <text:p text:style-name="Text_20_body">The <text:span text:style-name="T6">Break()</text:span> function is used to end a loop early and here is its calling format:</text:p>
      <text:p text:style-name="Text_20_body"/>
      <table:table table:name="Table41" table:style-name="Table41">
        <table:table-column table:style-name="Table41.A"/>
        <table:table-row>
          <table:table-cell table:style-name="Table41.A1" office:value-type="string">
            <text:p text:style-name="P43">Break()</text:p>
          </table:table-cell>
        </table:table-row>
      </table:table>
      <text:p text:style-name="Text_20_body"/>
      <text:p text:style-name="Text_20_body">The following program has a While loop which is configured to loop 10 times. <text:s/>However, when the loop counter variable <text:span text:style-name="T6">index</text:span> reaches 5, the Break() function is called and this causes the loop to end early:</text:p>
      <text:p text:style-name="P39"/>
      <text:p text:style-name="P39">%mathpiper</text:p>
      <text:p text:style-name="P25"><text:s/></text:p>
      <text:p text:style-name="P25">index <text:span text:style-name="T32">:=</text:span> <text:span text:style-name="T8">1</text:span>;</text:p>
      <text:p text:style-name="P25"><text:s/></text:p>
      <text:p text:style-name="P25"><text:span text:style-name="T30">While</text:span><text:span text:style-name="T5">(</text:span><text:span text:style-name="T33">index</text:span> <text:span text:style-name="T5">&lt;=</text:span> <text:span text:style-name="T8">10</text:span><text:span text:style-name="T5">)</text:span></text:p>
      <text:p text:style-name="P25">[</text:p>
      <text:p text:style-name="P25"><text:s text:c="4"/><text:span text:style-name="T14">Echo</text:span><text:span text:style-name="T5">(</text:span><text:span text:style-name="T7">index</text:span><text:span text:style-name="T5">)</text:span>;</text:p>
      <text:p text:style-name="P25"><text:s/></text:p>
      <text:p text:style-name="P25"><text:s text:c="4"/><text:span text:style-name="T30">If</text:span><text:span text:style-name="T5">(</text:span><text:span text:style-name="T7">index</text:span> <text:span text:style-name="T5">=</text:span> <text:span text:style-name="T8">5</text:span>, <text:span text:style-name="T24">Break</text:span><text:span text:style-name="T5">())</text:span>;</text:p>
      <text:p text:style-name="P25"><text:s/></text:p>
      <text:p text:style-name="P25"><text:s text:c="4"/>index<text:span text:style-name="T5">++</text:span>;</text:p>
      <text:p text:style-name="P25">];</text:p>
      <text:p text:style-name="P25"><text:s/></text:p>
      <text:p text:style-name="P39">%/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 text:c="6"/>3 </text:p>
      <text:p text:style-name="P25"><text:s text:c="6"/>4 </text:p>
      <text:p text:style-name="P25"><text:s text:c="6"/>5</text:p>
      <text:p text:style-name="P44">. <text:s text:c="2"/><text:span text:style-name="T19">%/output</text:span></text:p>
      <text:p text:style-name="Text_20_body">When a Break() function is used to end a loop, it is called "<text:span text:style-name="T6">breaking out</text:span>" of the <text:soft-page-break/>loop. <text:s/>Notice that only the numbers 1-5 are printed in this program.</text:p>
      <text:h text:style-name="Heading_20_3" text:outline-level="3">The Continue() Function</text:h>
      <text:p text:style-name="Text_20_body">The <text:span text:style-name="T6">Continue()</text:span> function is similar to the Break() function, except that instead of ending the loop, it simply causes it to <text:span text:style-name="T6">skip the remainder of the loop for the current loop iteration</text:span>. <text:s/>Here is the Continue() function's calling format:</text:p>
      <text:p text:style-name="Text_20_body"/>
      <table:table table:name="Table42" table:style-name="Table42">
        <table:table-column table:style-name="Table42.A"/>
        <table:table-row>
          <table:table-cell table:style-name="Table42.A1" office:value-type="string">
            <text:p text:style-name="P43">Continue()</text:p>
          </table:table-cell>
        </table:table-row>
      </table:table>
      <text:p text:style-name="Text_20_body"/>
      <text:p text:style-name="Text_20_body">The following program uses a While loop which is configured to print the integers from 0 to 8. <text:s/>However, the Continue() function is used to skip the execution of the Echo() function when the loop indexing variable <text:span text:style-name="T6">index</text:span> is equal to 5:</text:p>
      <text:p text:style-name="P39"/>
      <text:p text:style-name="P39">%mathpiper</text:p>
      <text:p text:style-name="P25"><text:s/></text:p>
      <text:p text:style-name="P25">index <text:span text:style-name="T32">:=</text:span> <text:span text:style-name="T8">0</text:span>;</text:p>
      <text:p text:style-name="P25"><text:s/></text:p>
      <text:p text:style-name="P25"><text:span text:style-name="T30">While</text:span><text:span text:style-name="T5">(</text:span><text:span text:style-name="T7">index</text:span> <text:span text:style-name="T5">&lt;</text:span> <text:span text:style-name="T8">8</text:span><text:span text:style-name="T5">)</text:span></text:p>
      <text:p text:style-name="P25">[</text:p>
      <text:p text:style-name="P25"><text:s text:c="4"/>index<text:span text:style-name="T5">++</text:span>;</text:p>
      <text:p text:style-name="P25"><text:s/></text:p>
      <text:p text:style-name="P25"><text:s text:c="4"/><text:span text:style-name="T30">If</text:span><text:span text:style-name="T5">(</text:span><text:span text:style-name="T7">index</text:span> <text:span text:style-name="T5">=</text:span> <text:span text:style-name="T8">5</text:span>, <text:span text:style-name="T24">Continue</text:span><text:span text:style-name="T5">())</text:span>;</text:p>
      <text:p text:style-name="P25"><text:s/></text:p>
      <text:p text:style-name="P25"><text:s text:c="4"/><text:span text:style-name="T14">Echo</text:span><text:span text:style-name="T5">(</text:span><text:span text:style-name="T7">index</text:span><text:span text:style-name="T5">)</text:span>;</text:p>
      <text:p text:style-name="P25">];</text:p>
      <text:p text:style-name="Preformatted_20_Text"/>
      <text:p text:style-name="P39">%/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4"><text:s text:c="6"/>1 </text:p>
      <text:p text:style-name="P24"><text:s text:c="6"/>2 </text:p>
      <text:p text:style-name="P24"><text:s text:c="6"/>3 </text:p>
      <text:p text:style-name="P24"><text:s text:c="6"/>4 </text:p>
      <text:p text:style-name="P31"><text:s text:c="6"/>6 </text:p>
      <text:p text:style-name="P31"><text:s text:c="6"/>7 </text:p>
      <text:p text:style-name="P31"><text:s text:c="6"/>8</text:p>
      <text:p text:style-name="P44">. <text:s text:c="2"/><text:span text:style-name="T19">%/output</text:span></text:p>
      <text:p text:style-name="Text_20_body">Notice that the number 5 is not printed when this program is executed.</text:p>
      <text:h text:style-name="Heading_20_3" text:outline-level="3"><text:soft-page-break/>The Repeat() Function</text:h>
      <text:p text:style-name="Text_20_body">The <text:span text:style-name="T6">Repeat()</text:span> function is a looping function which is similar to While() and <text:s/>ForEach(), but it is simpler than these two. <text:s/>Here are the two calling formats for Repeat():</text:p>
      <text:p text:style-name="P65"/>
      <table:table table:name="Table40" table:style-name="Table40">
        <table:table-column table:style-name="Table40.A"/>
        <table:table-row>
          <table:table-cell table:style-name="Table40.A1" office:value-type="string">
            <text:p text:style-name="Preformatted_20_Text">Repeat(count) body</text:p>
            <text:p text:style-name="P43">Repeat() body</text:p>
          </table:table-cell>
        </table:table-row>
      </table:table>
      <text:p text:style-name="P65"/>
      <text:p text:style-name="P60">The first version of Repeat() simply takes an integer argument which indicates how many times it should loop. <text:s/>The following program shows how to use Repeat() to print 4 copies of the word "Hello":</text:p>
      <text:p text:style-name="P65"/>
      <text:p text:style-name="P39">%mathpiper</text:p>
      <text:p text:style-name="P25"><text:s/></text:p>
      <text:p text:style-name="P25"><text:span text:style-name="T24">Repeat</text:span><text:span text:style-name="T5">(</text:span><text:span text:style-name="T8">4</text:span><text:span text:style-name="T5">)</text:span></text:p>
      <text:p text:style-name="P25">[</text:p>
      <text:p text:style-name="P25"><text:s text:c="4"/><text:span text:style-name="T14">Echo</text:span><text:span text:style-name="T5">(</text:span><text:span text:style-name="T16">"Hello"</text:span><text:span text:style-name="T5">)</text:span>;</text:p>
      <text:p text:style-name="P25">];</text:p>
      <text:p text:style-name="P25"><text:s/></text:p>
      <text:p text:style-name="P39">%/mathpiper</text:p>
      <text:p text:style-name="Preformatted_20_Text"/>
      <text:p text:style-name="P25"><text:s text:c="4"/><text:span text:style-name="T19">%output,preserve="false"</text:span></text:p>
      <text:p text:style-name="P25"><text:s text:c="6"/><text:span text:style-name="T19">Result:</text:span> 4</text:p>
      <text:p text:style-name="P25"><text:s text:c="6"/></text:p>
      <text:p text:style-name="P25"><text:s text:c="6"/><text:span text:style-name="T26">Side Effects:</text:span></text:p>
      <text:p text:style-name="P25"><text:s text:c="6"/>Hello</text:p>
      <text:p text:style-name="P25"><text:s text:c="6"/>Hello</text:p>
      <text:p text:style-name="P25"><text:s text:c="6"/>Hello</text:p>
      <text:p text:style-name="P25"><text:s text:c="6"/>Hello</text:p>
      <text:p text:style-name="P48">. <text:s text:c="2"/>%/output</text:p>
      <text:p text:style-name="P60">The second version of Repeat() does not take any arguments and it is designed to run as an <text:span text:style-name="T6">infinite loop</text:span>. <text:s/>The Break() function is then used to make the Repeat() function stop looping. <text:s/>The following program would print the loop indexing variable <text:span text:style-name="T6">index</text:span> forever, but the Break() function is used to stop the loop after <text:span text:style-name="T6">3</text:span> iterations:</text:p>
      <text:p text:style-name="P60"/>
      <text:p text:style-name="P39">%mathpiper</text:p>
      <text:p text:style-name="P25"><text:s/></text:p>
      <text:p text:style-name="P25">index <text:span text:style-name="T32">:=</text:span> <text:span text:style-name="T8">1</text:span>;</text:p>
      <text:p text:style-name="P25"><text:s/></text:p>
      <text:p text:style-name="P25">loopCount <text:span text:style-name="T32">:=</text:span> <text:span text:style-name="T24">Repeat</text:span><text:span text:style-name="T5">()</text:span></text:p>
      <text:p text:style-name="P25">[</text:p>
      <text:p text:style-name="P25"><text:soft-page-break/><text:s text:c="4"/><text:span text:style-name="T14">Echo</text:span><text:span text:style-name="T5">(index)</text:span>;</text:p>
      <text:p text:style-name="P25"><text:s/></text:p>
      <text:p text:style-name="P25"><text:s text:c="4"/><text:span text:style-name="T30">If</text:span><text:span text:style-name="T5">(index</text:span> <text:span text:style-name="T5">=</text:span> <text:span text:style-name="T8">3</text:span>, <text:span text:style-name="T24">Break</text:span><text:span text:style-name="T5">())</text:span>;</text:p>
      <text:p text:style-name="P25"><text:s/></text:p>
      <text:p text:style-name="P25"><text:s text:c="4"/>index <text:span text:style-name="T32">:=</text:span> index <text:span text:style-name="T5">+</text:span> <text:span text:style-name="T8">1</text:span>;</text:p>
      <text:p text:style-name="P25">];</text:p>
      <text:p text:style-name="P25"><text:s/></text:p>
      <text:p text:style-name="P25"><text:span text:style-name="T14">Echo</text:span><text:span text:style-name="T5">(</text:span><text:span text:style-name="T16">"Loop count: "</text:span>, loopCount<text:span text:style-name="T5">)</text:span>;</text:p>
      <text:p text:style-name="P25"><text:s/></text:p>
      <text:p text:style-name="P39">%/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 text:c="6"/>3 </text:p>
      <text:p text:style-name="P25"><text:s text:c="6"/>Loop count: 2</text:p>
      <text:p text:style-name="P48">. <text:s text:c="2"/>%/output</text:p>
      <text:p text:style-name="Text_20_body"><text:span text:style-name="T10">Notice that Repeat() returns the number of times it actually looped as a result and that this information is assigned to the variable </text:span><text:span text:style-name="T11">loopCount</text:span><text:span text:style-name="T10">.</text:span></text:p>
      <text:h text:style-name="P89" text:outline-level="3">The EchoTime() Function</text:h>
      <text:p text:style-name="Text_20_body"><text:span text:style-name="T10">Computers are extremely fast, but they still take time to execute programs. <text:s/>Sometimes it is important to determine how long it takes to evaluate a given expression in order to do things like determine if a section of code need to run quicker than it currently is or determine if one piece of code is slower than another. <text:s/>The EchoTime() function is a bodied function which is used to </text:span><text:span text:style-name="T11">time how long a section of code takes to run</text:span><text:span text:style-name="T10"> and here is its calling format:</text:span></text:p>
      <text:p text:style-name="P60"/>
      <table:table table:name="Table43" table:style-name="Table43">
        <table:table-column table:style-name="Table43.A"/>
        <table:table-row>
          <table:table-cell table:style-name="Table43.A1" office:value-type="string">
            <text:p text:style-name="P43">EchoTime()expression</text:p>
          </table:table-cell>
        </table:table-row>
      </table:table>
      <text:p text:style-name="P25"/>
      <text:p text:style-name="P60">The following examples use EchoTime() to determine how long it takes to add the numbers 2 and 3 together and how long it takes to factor 1234567:</text:p>
      <text:p text:style-name="P25"/>
      <text:p text:style-name="P25">In&gt; EchoTime() 2 + 3</text:p>
      <text:p text:style-name="P21">Result: 5</text:p>
      <text:p text:style-name="P38">Side Effects:</text:p>
      <text:p text:style-name="P38">0.000080946 seconds taken.</text:p>
      <text:p text:style-name="P60"/>
      <text:p text:style-name="P25">In&gt; EchoTime() Factor(1234567)</text:p>
      <text:p text:style-name="P21">Result: 127*9721</text:p>
      <text:p text:style-name="P38"><text:soft-page-break/>Side Effects:</text:p>
      <text:p text:style-name="P38">0.395028773 seconds taken.</text:p>
      <text:p text:style-name="P25"/>
      <text:p text:style-name="P60">In the following program, a ForEach loop is used to have the Factor() function factor all the numbers in a list. <text:s/>The EchoTime() function is used to determine how long it takes to do all the factoring:</text:p>
      <text:p text:style-name="P29"/>
      <text:p text:style-name="P39">%mathpiper</text:p>
      <text:p text:style-name="P25"><text:s/></text:p>
      <text:p text:style-name="P25"><text:span text:style-name="T24">EchoTime</text:span><text:span text:style-name="T5">()</text:span> <text:span text:style-name="T14">ForEach</text:span><text:span text:style-name="T5">(</text:span>number, <text:span text:style-name="T5">{</text:span><text:span text:style-name="T8">100</text:span>,<text:span text:style-name="T8">54</text:span>,<text:span text:style-name="T8">65</text:span>,<text:span text:style-name="T8">67</text:span>,<text:span text:style-name="T8">344</text:span>,<text:span text:style-name="T8">98</text:span>,<text:span text:style-name="T8">454</text:span><text:span text:style-name="T5">})</text:span></text:p>
      <text:p text:style-name="P25">[</text:p>
      <text:p text:style-name="Preformatted_20_Text"/>
      <text:p text:style-name="P25"><text:s text:c="4"/><text:span text:style-name="T14">Echo</text:span><text:span text:style-name="T5">(</text:span>number, <text:span text:style-name="T16">" - "</text:span>, <text:span text:style-name="T14">Factor</text:span><text:span text:style-name="T5">(</text:span>number<text:span text:style-name="T5">))</text:span>;</text:p>
      <text:p text:style-name="P25">];</text:p>
      <text:p text:style-name="P25"><text:s/></text:p>
      <text:p text:style-name="P39">%/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00 <text:s/>- 2^2*5^2 </text:p>
      <text:p text:style-name="P25"><text:s text:c="6"/>54 <text:s/>- 2*3^3 </text:p>
      <text:p text:style-name="P25"><text:s text:c="6"/>65 <text:s/>- 5*13 </text:p>
      <text:p text:style-name="P25"><text:s text:c="6"/>67 <text:s/>- 67 </text:p>
      <text:p text:style-name="P25"><text:s text:c="6"/>344 <text:s/>- 2^3*43 </text:p>
      <text:p text:style-name="P25"><text:s text:c="6"/>98 <text:s/>- 2*7^2 </text:p>
      <text:p text:style-name="P25"><text:s text:c="6"/>454 <text:s/>- 2*227 </text:p>
      <text:p text:style-name="P25"><text:s text:c="6"/>0.262678978 seconds taken.</text:p>
      <text:p text:style-name="P44"><text:span text:style-name="T10">. <text:s text:c="2"/></text:span><text:span text:style-name="T19">%/output</text:span></text:p>
      <text:p text:style-name="P60">Finally, the following program show how to time a code block which prints the numbers from 1 to 100:</text:p>
      <text:p text:style-name="P60"/>
      <text:p text:style-name="P39">%mathpiper</text:p>
      <text:p text:style-name="P25"><text:s/></text:p>
      <text:p text:style-name="P25"><text:span text:style-name="T24">EchoTime</text:span><text:span text:style-name="T5">()</text:span> </text:p>
      <text:p text:style-name="P25">[</text:p>
      <text:p text:style-name="P25"><text:s text:c="4"/>index <text:span text:style-name="T32">:=</text:span> <text:span text:style-name="T8">1</text:span>;</text:p>
      <text:p text:style-name="P25"><text:s text:c="4"/></text:p>
      <text:p text:style-name="P25"><text:s text:c="4"/><text:span text:style-name="T30">While</text:span><text:span text:style-name="T5">(</text:span>index <text:span text:style-name="T5">&lt;=</text:span> <text:span text:style-name="T8">100</text:span><text:span text:style-name="T5">)</text:span></text:p>
      <text:p text:style-name="P25"><text:s text:c="4"/>[</text:p>
      <text:p text:style-name="P25"><text:s text:c="8"/><text:span text:style-name="T30">Write</text:span><text:span text:style-name="T5">(</text:span>index,,<text:span text:style-name="T5">)</text:span>;</text:p>
      <text:p text:style-name="P25"><text:s text:c="8"/></text:p>
      <text:p text:style-name="P25"><text:s text:c="8"/><text:span text:style-name="T30">If</text:span><text:span text:style-name="T5">(</text:span>index <text:span text:style-name="T5">%</text:span> <text:span text:style-name="T8">10</text:span> <text:span text:style-name="T5">=</text:span> <text:span text:style-name="T8">0</text:span>, <text:span text:style-name="T14">NewLine</text:span><text:span text:style-name="T5">())</text:span>;</text:p>
      <text:p text:style-name="P25"><text:s text:c="8"/></text:p>
      <text:p text:style-name="P25"><text:s text:c="8"/>index<text:span text:style-name="T5">++</text:span>;</text:p>
      <text:p text:style-name="P25"><text:s text:c="4"/>];</text:p>
      <text:p text:style-name="P25"><text:soft-page-break/><text:s text:c="4"/></text:p>
      <text:p text:style-name="P25"><text:s text:c="4"/><text:span text:style-name="T14">NewLine</text:span><text:span text:style-name="T5">()</text:span>;</text:p>
      <text:p text:style-name="P25">];</text:p>
      <text:p text:style-name="Preformatted_20_Text"/>
      <text:p text:style-name="P39">%/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2,3,4,5,6,7,8,9,10,</text:p>
      <text:p text:style-name="P25"><text:s text:c="6"/>11,12,13,14,15,16,17,18,19,20,</text:p>
      <text:p text:style-name="P25"><text:s text:c="6"/>21,22,23,24,25,26,27,28,29,30,</text:p>
      <text:p text:style-name="P25"><text:s text:c="6"/>31,32,33,34,35,36,37,38,39,40,</text:p>
      <text:p text:style-name="P25"><text:s text:c="6"/>41,42,43,44,45,46,47,48,49,50,</text:p>
      <text:p text:style-name="P25"><text:s text:c="6"/>51,52,53,54,55,56,57,58,59,60,</text:p>
      <text:p text:style-name="P25"><text:s text:c="6"/>61,62,63,64,65,66,67,68,69,70,</text:p>
      <text:p text:style-name="P25"><text:s text:c="6"/>71,72,73,74,75,76,77,78,79,80,</text:p>
      <text:p text:style-name="P25"><text:s text:c="6"/>81,82,83,84,85,86,87,88,89,90,</text:p>
      <text:p text:style-name="P25"><text:s text:c="6"/>91,92,93,94,95,96,97,98,99,100,</text:p>
      <text:p text:style-name="P25"><text:s text:c="6"/></text:p>
      <text:p text:style-name="P25"><text:s text:c="6"/>0.055418423 seconds taken.</text:p>
      <text:p text:style-name="P48">. <text:s text:c="2"/>%/output</text:p>
      <text:h text:style-name="Heading_20_2" text:outline-level="2">Exercises</text:h>
      <text:p text:style-name="Text_20_body">For the following exercises, create a new MathRider worksheet file called <text:span text:style-name="T6">book_1_section_1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text:soft-page-break/>Exercise 1</text:h>
      <text:p text:style-name="Preformatted_20_Text">Create a program which uses a While loop to display the numbers from 1 to 50. <text:s/>Use the ++ operator to increment the loop index variable.</text:p>
      <text:h text:style-name="Heading_20_3" text:outline-level="3">Exercise 2</text:h>
      <text:p text:style-name="Preformatted_20_Text">Create a program which uses a While loop to display the numbers from 1 to 50 in reverse order. <text:s/>Use the -- operator to decrement the loop index variable.</text:p>
      <text:h text:style-name="Heading_20_3" text:outline-level="3">Exercise 3</text:h>
      <text:p text:style-name="Preformatted_20_Text">Create a program which uses a Continue() function to cause a While loop which is configured to print the numbers from 1 to 100 to skip printing the number 72.</text:p>
      <text:h text:style-name="Heading_20_3" text:outline-level="3">Exercise 4</text:h>
      <text:p text:style-name="Preformatted_20_Text">Create a program which uses the version of the Repeat() function which takes an integer as an argument and the : string concatenation operator to print the following:</text:p>
      <text:p text:style-name="Preformatted_20_Text"/>
      <text:p text:style-name="Preformatted_20_Text">Hello</text:p>
      <text:p text:style-name="Preformatted_20_Text">HelloHello</text:p>
      <text:p text:style-name="Preformatted_20_Text">HelloHelloHello</text:p>
      <text:p text:style-name="Preformatted_20_Text">HelloHelloHelloHello</text:p>
      <text:p text:style-name="Preformatted_20_Text">HelloHelloHelloHelloHello</text:p>
      <text:p text:style-name="Preformatted_20_Text"/>
      <text:p text:style-name="Preformatted_20_Text">Hint: </text:p>
      <text:p text:style-name="Preformatted_20_Text"/>
      <text:p text:style-name="Preformatted_20_Text">In&gt; string := "Hi"</text:p>
      <text:p text:style-name="Preformatted_20_Text">Result: "Hi"</text:p>
      <text:p text:style-name="Preformatted_20_Text"/>
      <text:p text:style-name="Preformatted_20_Text">In&gt; string := string : "Hi"</text:p>
      <text:p text:style-name="Preformatted_20_Text">Result: "HiHi"</text:p>
      <text:h text:style-name="Heading_20_3" text:outline-level="3">Exercise 5</text:h>
      <text:p text:style-name="Preformatted_20_Text">In the last example in the EchoTime() section, what operator is being used to format the output into lines of 10 numbers and how is this operator doing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3v - <text:date style:data-style-name="N37" text:date-value="2009-09-22T16:49:04">09/22/09</text:date><text:tab/>Introduction To Programming<text:tab/><text:page-number text:select-page="current">2</text:page-number>/<text:page-count>140</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9-22T16:49:03</dc:date>
    <meta:editing-cycles>468</meta:editing-cycles>
    <meta:editing-duration>PT248H26M34S</meta:editing-duration>
    <meta:document-statistic meta:table-count="43" meta:image-count="1" meta:object-count="17" meta:page-count="140" meta:paragraph-count="3125" meta:word-count="29917" meta:character-count="182445"/>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3/content.xml><?xml version="1.0" encoding="utf-8"?>
<!DOCTYPE math  PUBLIC '-//OpenOffice.org//DTD Modified W3C MathML 1.01//EN'  'math.dtd'>
<math:math xmlns:math="http://www.w3.org/1998/Math/MathML">
  <math:semantics>
    <math:msqrt>
      <math:mrow>
        <math:mo math:stretchy="false">(</math:mo>
        <math:mn>8</math:mn>
        <math:mo math:stretchy="false">)</math:mo>
      </math:mrow>
    </math:msqrt>
    <math:annotation math:encoding="StarMath 5.0">sqrt(8)</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